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Output" table:style-name="ta1">
        <table:shapes>
          <draw:frame draw:z-index="0" draw:style-name="gr1" draw:text-style-name="P1" svg:width="437.3pt" svg:height="236.38pt" svg:x="956.47pt" svg:y="17.38pt">
            <loext:p draw:notify-on-update-of-ranges="QuadOutput.A1:QuadOutput.A1000 QuadOutput.B1:QuadOutput.B1000 QuadOutput.A1:QuadOutput.A1000 QuadOutput.C1:QuadOutput.C1000 QuadOutput.A1:QuadOutput.A1000 QuadOutput.D1:QuadOutput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1.82pt" svg:y="258.09pt">
            <loext:p draw:notify-on-update-of-ranges="QuadOutput.A1:QuadOutput.A1000 QuadOutput.E1:QuadOutput.E1000 QuadOutput.A1:QuadOutput.A1000 QuadOutput.F1:QuadOutput.F1000 QuadOutput.A1:QuadOutput.A1000 QuadOutput.G1:QuadOutput.G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4.5pt" svg:y="15.68pt">
            <loext:p draw:notify-on-update-of-ranges="QuadOutput.A1:QuadOutput.A1000 QuadOutput.H1:QuadOutput.H1000 QuadOutput.A1:QuadOutput.A1000 QuadOutput.I1:QuadOutput.I1000 QuadOutput.A1:QuadOutput.A1000 QuadOutput.J1:QuadOutput.J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6pt" svg:x="497.85pt" svg:y="260.93pt">
            <loext:p draw:notify-on-update-of-ranges="QuadOutput.A1:QuadOutput.A44 QuadOutput.K1:QuadOutput.K44 QuadOutput.A1:QuadOutput.A44 QuadOutput.L1:QuadOutput.L44 QuadOutput.A1:QuadOutput.A44 QuadOutput.M1:QuadOutput.M44 QuadOutput.A1:QuadOutput.A44 QuadOutput.N1:QuadOutput.N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15" calcext:value-type="float">
            <text:p>0.15</text:p>
          </table:table-cell>
          <table:table-cell office:value-type="float" office:value="-2.61" calcext:value-type="float">
            <text:p>-2.61</text:p>
          </table:table-cell>
          <table:table-cell office:value-type="float" office:value="-0.78" calcext:value-type="float">
            <text:p>-0.78</text:p>
          </table:table-cell>
          <table:table-cell office:value-type="float" office:value="0.04" calcext:value-type="float">
            <text:p>0.04</text:p>
          </table:table-cell>
          <table:table-cell office:value-type="float" office:value="-0.68" calcext:value-type="float">
            <text:p>-0.68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16" calcext:value-type="float">
            <text:p>0.16</text:p>
          </table:table-cell>
          <table:table-cell office:value-type="float" office:value="-2.66" calcext:value-type="float">
            <text:p>-2.66</text:p>
          </table:table-cell>
          <table:table-cell office:value-type="float" office:value="-0.79" calcext:value-type="float">
            <text:p>-0.79</text:p>
          </table:table-cell>
          <table:table-cell office:value-type="float" office:value="0.04" calcext:value-type="float">
            <text:p>0.04</text:p>
          </table:table-cell>
          <table:table-cell office:value-type="float" office:value="-0.69" calcext:value-type="float">
            <text:p>-0.69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16" calcext:value-type="float">
            <text:p>0.16</text:p>
          </table:table-cell>
          <table:table-cell office:value-type="float" office:value="-2.71" calcext:value-type="float">
            <text:p>-2.71</text:p>
          </table:table-cell>
          <table:table-cell office:value-type="float" office:value="-0.81" calcext:value-type="float">
            <text:p>-0.81</text:p>
          </table:table-cell>
          <table:table-cell office:value-type="float" office:value="0.04" calcext:value-type="float">
            <text:p>0.04</text:p>
          </table:table-cell>
          <table:table-cell office:value-type="float" office:value="-0.69" calcext:value-type="float">
            <text:p>-0.69</text:p>
          </table:table-cell>
          <table:table-cell office:value-type="float" office:value="-0.21" calcext:value-type="float">
            <text:p>-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6" calcext:value-type="float">
            <text:p>0.16</text:p>
          </table:table-cell>
          <table:table-cell office:value-type="float" office:value="-2.77" calcext:value-type="float">
            <text:p>-2.77</text:p>
          </table:table-cell>
          <table:table-cell office:value-type="float" office:value="-0.82" calcext:value-type="float">
            <text:p>-0.82</text:p>
          </table:table-cell>
          <table:table-cell office:value-type="float" office:value="0.04" calcext:value-type="float">
            <text:p>0.04</text:p>
          </table:table-cell>
          <table:table-cell office:value-type="float" office:value="-0.7" calcext:value-type="float">
            <text:p>-0.7</text:p>
          </table:table-cell>
          <table:table-cell office:value-type="float" office:value="-0.21" calcext:value-type="float">
            <text:p>-0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17" calcext:value-type="float">
            <text:p>0.17</text:p>
          </table:table-cell>
          <table:table-cell office:value-type="float" office:value="-2.82" calcext:value-type="float">
            <text:p>-2.82</text:p>
          </table:table-cell>
          <table:table-cell office:value-type="float" office:value="-0.84" calcext:value-type="float">
            <text:p>-0.84</text:p>
          </table:table-cell>
          <table:table-cell office:value-type="float" office:value="0.04" calcext:value-type="float">
            <text:p>0.04</text:p>
          </table:table-cell>
          <table:table-cell office:value-type="float" office:value="-0.7" calcext:value-type="float">
            <text:p>-0.7</text:p>
          </table:table-cell>
          <table:table-cell office:value-type="float" office:value="-0.21" calcext:value-type="float">
            <text:p>-0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17" calcext:value-type="float">
            <text:p>0.17</text:p>
          </table:table-cell>
          <table:table-cell office:value-type="float" office:value="-2.88" calcext:value-type="float">
            <text:p>-2.88</text:p>
          </table:table-cell>
          <table:table-cell office:value-type="float" office:value="-0.86" calcext:value-type="float">
            <text:p>-0.86</text:p>
          </table:table-cell>
          <table:table-cell office:value-type="float" office:value="0.04" calcext:value-type="float">
            <text:p>0.04</text:p>
          </table:table-cell>
          <table:table-cell office:value-type="float" office:value="-0.71" calcext:value-type="float">
            <text:p>-0.71</text:p>
          </table:table-cell>
          <table:table-cell office:value-type="float" office:value="-0.22" calcext:value-type="float">
            <text:p>-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17" calcext:value-type="float">
            <text:p>0.17</text:p>
          </table:table-cell>
          <table:table-cell office:value-type="float" office:value="-2.93" calcext:value-type="float">
            <text:p>-2.93</text:p>
          </table:table-cell>
          <table:table-cell office:value-type="float" office:value="-0.87" calcext:value-type="float">
            <text:p>-0.87</text:p>
          </table:table-cell>
          <table:table-cell office:value-type="float" office:value="0.04" calcext:value-type="float">
            <text:p>0.04</text:p>
          </table:table-cell>
          <table:table-cell office:value-type="float" office:value="-0.72" calcext:value-type="float">
            <text:p>-0.72</text:p>
          </table:table-cell>
          <table:table-cell office:value-type="float" office:value="-0.22" calcext:value-type="float">
            <text:p>-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18" calcext:value-type="float">
            <text:p>0.18</text:p>
          </table:table-cell>
          <table:table-cell office:value-type="float" office:value="-2.99" calcext:value-type="float">
            <text:p>-2.99</text:p>
          </table:table-cell>
          <table:table-cell office:value-type="float" office:value="-0.89" calcext:value-type="float">
            <text:p>-0.89</text:p>
          </table:table-cell>
          <table:table-cell office:value-type="float" office:value="0.04" calcext:value-type="float">
            <text:p>0.04</text:p>
          </table:table-cell>
          <table:table-cell office:value-type="float" office:value="-0.72" calcext:value-type="float">
            <text:p>-0.72</text:p>
          </table:table-cell>
          <table:table-cell office:value-type="float" office:value="-0.22" calcext:value-type="float">
            <text:p>-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18" calcext:value-type="float">
            <text:p>0.18</text:p>
          </table:table-cell>
          <table:table-cell office:value-type="float" office:value="-3.04" calcext:value-type="float">
            <text:p>-3.04</text:p>
          </table:table-cell>
          <table:table-cell office:value-type="float" office:value="-0.91" calcext:value-type="float">
            <text:p>-0.91</text:p>
          </table:table-cell>
          <table:table-cell office:value-type="float" office:value="0.04" calcext:value-type="float">
            <text:p>0.04</text:p>
          </table:table-cell>
          <table:table-cell office:value-type="float" office:value="-0.73" calcext:value-type="float">
            <text:p>-0.73</text:p>
          </table:table-cell>
          <table:table-cell office:value-type="float" office:value="-0.22" calcext:value-type="float">
            <text:p>-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18" calcext:value-type="float">
            <text:p>0.18</text:p>
          </table:table-cell>
          <table:table-cell office:value-type="float" office:value="-3.1" calcext:value-type="float">
            <text:p>-3.1</text:p>
          </table:table-cell>
          <table:table-cell office:value-type="float" office:value="-0.93" calcext:value-type="float">
            <text:p>-0.93</text:p>
          </table:table-cell>
          <table:table-cell office:value-type="float" office:value="0.04" calcext:value-type="float">
            <text:p>0.04</text:p>
          </table:table-cell>
          <table:table-cell office:value-type="float" office:value="-0.74" calcext:value-type="float">
            <text:p>-0.74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19" calcext:value-type="float">
            <text:p>0.19</text:p>
          </table:table-cell>
          <table:table-cell office:value-type="float" office:value="-3.16" calcext:value-type="float">
            <text:p>-3.16</text:p>
          </table:table-cell>
          <table:table-cell office:value-type="float" office:value="-0.94" calcext:value-type="float">
            <text:p>-0.94</text:p>
          </table:table-cell>
          <table:table-cell office:value-type="float" office:value="0.05" calcext:value-type="float">
            <text:p>0.05</text:p>
          </table:table-cell>
          <table:table-cell office:value-type="float" office:value="-0.74" calcext:value-type="float">
            <text:p>-0.74</text:p>
          </table:table-cell>
          <table:table-cell office:value-type="float" office:value="-0.23" calcext:value-type="float">
            <text:p>-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19" calcext:value-type="float">
            <text:p>0.19</text:p>
          </table:table-cell>
          <table:table-cell office:value-type="float" office:value="-3.21" calcext:value-type="float">
            <text:p>-3.21</text:p>
          </table:table-cell>
          <table:table-cell office:value-type="float" office:value="-0.96" calcext:value-type="float">
            <text:p>-0.96</text:p>
          </table:table-cell>
          <table:table-cell office:value-type="float" office:value="0.05" calcext:value-type="float">
            <text:p>0.0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4" calcext:value-type="float">
            <text:p>-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19" calcext:value-type="float">
            <text:p>0.19</text:p>
          </table:table-cell>
          <table:table-cell office:value-type="float" office:value="-3.27" calcext:value-type="float">
            <text:p>-3.27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4" calcext:value-type="float">
            <text:p>-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2" calcext:value-type="float">
            <text:p>0.2</text:p>
          </table:table-cell>
          <table:table-cell office:value-type="float" office:value="-3.33" calcext:value-type="float">
            <text:p>-3.33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-0.76" calcext:value-type="float">
            <text:p>-0.76</text:p>
          </table:table-cell>
          <table:table-cell office:value-type="float" office:value="-0.24" calcext:value-type="float">
            <text:p>-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2" calcext:value-type="float">
            <text:p>0.2</text:p>
          </table:table-cell>
          <table:table-cell office:value-type="float" office:value="-3.39" calcext:value-type="float">
            <text:p>-3.39</text:p>
          </table:table-cell>
          <table:table-cell office:value-type="float" office:value="-1.02" calcext:value-type="float">
            <text:p>-1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76" calcext:value-type="float">
            <text:p>-0.76</text:p>
          </table:table-cell>
          <table:table-cell office:value-type="float" office:value="-0.25" calcext:value-type="float">
            <text:p>-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2" calcext:value-type="float">
            <text:p>0.2</text:p>
          </table:table-cell>
          <table:table-cell office:value-type="float" office:value="-3.45" calcext:value-type="float">
            <text:p>-3.45</text:p>
          </table:table-cell>
          <table:table-cell office:value-type="float" office:value="-1.04" calcext:value-type="float">
            <text:p>-1.04</text:p>
          </table:table-cell>
          <table:table-cell office:value-type="float" office:value="0.04" calcext:value-type="float">
            <text:p>0.04</text:p>
          </table:table-cell>
          <table:table-cell office:value-type="float" office:value="-0.77" calcext:value-type="float">
            <text:p>-0.77</text:p>
          </table:table-cell>
          <table:table-cell office:value-type="float" office:value="-0.25" calcext:value-type="float">
            <text:p>-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21" calcext:value-type="float">
            <text:p>0.21</text:p>
          </table:table-cell>
          <table:table-cell office:value-type="float" office:value="-3.51" calcext:value-type="float">
            <text:p>-3.51</text:p>
          </table:table-cell>
          <table:table-cell office:value-type="float" office:value="-1.06" calcext:value-type="float">
            <text:p>-1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78" calcext:value-type="float">
            <text:p>-0.78</text:p>
          </table:table-cell>
          <table:table-cell office:value-type="float" office:value="-0.25" calcext:value-type="float">
            <text:p>-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21" calcext:value-type="float">
            <text:p>0.21</text:p>
          </table:table-cell>
          <table:table-cell office:value-type="float" office:value="-3.57" calcext:value-type="float">
            <text:p>-3.57</text:p>
          </table:table-cell>
          <table:table-cell office:value-type="float" office:value="-1.08" calcext:value-type="float">
            <text:p>-1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78" calcext:value-type="float">
            <text:p>-0.78</text:p>
          </table:table-cell>
          <table:table-cell office:value-type="float" office:value="-0.26" calcext:value-type="float">
            <text:p>-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21" calcext:value-type="float">
            <text:p>0.21</text:p>
          </table:table-cell>
          <table:table-cell office:value-type="float" office:value="-3.63" calcext:value-type="float">
            <text:p>-3.63</text:p>
          </table:table-cell>
          <table:table-cell office:value-type="float" office:value="-1.1" calcext:value-type="float">
            <text:p>-1.1</text:p>
          </table:table-cell>
          <table:table-cell office:value-type="float" office:value="0.05" calcext:value-type="float">
            <text:p>0.05</text:p>
          </table:table-cell>
          <table:table-cell office:value-type="float" office:value="-0.79" calcext:value-type="float">
            <text:p>-0.79</text:p>
          </table:table-cell>
          <table:table-cell office:value-type="float" office:value="-0.26" calcext:value-type="float">
            <text:p>-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21" calcext:value-type="float">
            <text:p>0.21</text:p>
          </table:table-cell>
          <table:table-cell office:value-type="float" office:value="-3.69" calcext:value-type="float">
            <text:p>-3.69</text:p>
          </table:table-cell>
          <table:table-cell office:value-type="float" office:value="-1.12" calcext:value-type="float">
            <text:p>-1.12</text:p>
          </table:table-cell>
          <table:table-cell office:value-type="float" office:value="0.05" calcext:value-type="float">
            <text:p>0.05</text:p>
          </table:table-cell>
          <table:table-cell office:value-type="float" office:value="-0.79" calcext:value-type="float">
            <text:p>-0.79</text:p>
          </table:table-cell>
          <table:table-cell office:value-type="float" office:value="-0.26" calcext:value-type="float">
            <text:p>-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22" calcext:value-type="float">
            <text:p>0.22</text:p>
          </table:table-cell>
          <table:table-cell office:value-type="float" office:value="-3.75" calcext:value-type="float">
            <text:p>-3.75</text:p>
          </table:table-cell>
          <table:table-cell office:value-type="float" office:value="-1.14" calcext:value-type="float">
            <text:p>-1.14</text:p>
          </table:table-cell>
          <table:table-cell office:value-type="float" office:value="0.05" calcext:value-type="float">
            <text:p>0.05</text:p>
          </table:table-cell>
          <table:table-cell office:value-type="float" office:value="-0.8" calcext:value-type="float">
            <text:p>-0.8</text:p>
          </table:table-cell>
          <table:table-cell office:value-type="float" office:value="-0.26" calcext:value-type="float">
            <text:p>-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22" calcext:value-type="float">
            <text:p>0.22</text:p>
          </table:table-cell>
          <table:table-cell office:value-type="float" office:value="-3.81" calcext:value-type="float">
            <text:p>-3.81</text:p>
          </table:table-cell>
          <table:table-cell office:value-type="float" office:value="-1.16" calcext:value-type="float">
            <text:p>-1.16</text:p>
          </table:table-cell>
          <table:table-cell office:value-type="float" office:value="0.05" calcext:value-type="float">
            <text:p>0.05</text:p>
          </table:table-cell>
          <table:table-cell office:value-type="float" office:value="-0.8" calcext:value-type="float">
            <text:p>-0.8</text:p>
          </table:table-cell>
          <table:table-cell office:value-type="float" office:value="-0.27" calcext:value-type="float">
            <text:p>-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22" calcext:value-type="float">
            <text:p>0.22</text:p>
          </table:table-cell>
          <table:table-cell office:value-type="float" office:value="-3.88" calcext:value-type="float">
            <text:p>-3.8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5" calcext:value-type="float">
            <text:p>0.05</text:p>
          </table:table-cell>
          <table:table-cell office:value-type="float" office:value="-0.81" calcext:value-type="float">
            <text:p>-0.81</text:p>
          </table:table-cell>
          <table:table-cell office:value-type="float" office:value="-0.27" calcext:value-type="float">
            <text:p>-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22" calcext:value-type="float">
            <text:p>0.22</text:p>
          </table:table-cell>
          <table:table-cell office:value-type="float" office:value="-3.94" calcext:value-type="float">
            <text:p>-3.94</text:p>
          </table:table-cell>
          <table:table-cell office:value-type="float" office:value="-1.2" calcext:value-type="float">
            <text:p>-1.2</text:p>
          </table:table-cell>
          <table:table-cell office:value-type="float" office:value="0.05" calcext:value-type="float">
            <text:p>0.05</text:p>
          </table:table-cell>
          <table:table-cell office:value-type="float" office:value="-0.82" calcext:value-type="float">
            <text:p>-0.82</text:p>
          </table:table-cell>
          <table:table-cell office:value-type="float" office:value="-0.27" calcext:value-type="float">
            <text:p>-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23" calcext:value-type="float">
            <text:p>0.23</text:p>
          </table:table-cell>
          <table:table-cell office:value-type="float" office:value="-4" calcext:value-type="float">
            <text:p>-4</text:p>
          </table:table-cell>
          <table:table-cell office:value-type="float" office:value="-1.22" calcext:value-type="float">
            <text:p>-1.22</text:p>
          </table:table-cell>
          <table:table-cell office:value-type="float" office:value="0.05" calcext:value-type="float">
            <text:p>0.05</text:p>
          </table:table-cell>
          <table:table-cell office:value-type="float" office:value="-0.82" calcext:value-type="float">
            <text:p>-0.82</text:p>
          </table:table-cell>
          <table:table-cell office:value-type="float" office:value="-0.27" calcext:value-type="float">
            <text:p>-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23" calcext:value-type="float">
            <text:p>0.23</text:p>
          </table:table-cell>
          <table:table-cell office:value-type="float" office:value="-4.07" calcext:value-type="float">
            <text:p>-4.07</text:p>
          </table:table-cell>
          <table:table-cell office:value-type="float" office:value="-1.24" calcext:value-type="float">
            <text:p>-1.24</text:p>
          </table:table-cell>
          <table:table-cell office:value-type="float" office:value="0.05" calcext:value-type="float">
            <text:p>0.05</text:p>
          </table:table-cell>
          <table:table-cell office:value-type="float" office:value="-0.83" calcext:value-type="float">
            <text:p>-0.83</text:p>
          </table:table-cell>
          <table:table-cell office:value-type="float" office:value="-0.28" calcext:value-type="float">
            <text:p>-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23" calcext:value-type="float">
            <text:p>0.23</text:p>
          </table:table-cell>
          <table:table-cell office:value-type="float" office:value="-4.13" calcext:value-type="float">
            <text:p>-4.13</text:p>
          </table:table-cell>
          <table:table-cell office:value-type="float" office:value="-1.26" calcext:value-type="float">
            <text:p>-1.26</text:p>
          </table:table-cell>
          <table:table-cell office:value-type="float" office:value="0.05" calcext:value-type="float">
            <text:p>0.05</text:p>
          </table:table-cell>
          <table:table-cell office:value-type="float" office:value="-0.83" calcext:value-type="float">
            <text:p>-0.83</text:p>
          </table:table-cell>
          <table:table-cell office:value-type="float" office:value="-0.28" calcext:value-type="float">
            <text:p>-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23" calcext:value-type="float">
            <text:p>0.23</text:p>
          </table:table-cell>
          <table:table-cell office:value-type="float" office:value="-4.19" calcext:value-type="float">
            <text:p>-4.19</text:p>
          </table:table-cell>
          <table:table-cell office:value-type="float" office:value="-1.29" calcext:value-type="float">
            <text:p>-1.29</text:p>
          </table:table-cell>
          <table:table-cell office:value-type="float" office:value="0.05" calcext:value-type="float">
            <text:p>0.05</text:p>
          </table:table-cell>
          <table:table-cell office:value-type="float" office:value="-0.84" calcext:value-type="float">
            <text:p>-0.84</text:p>
          </table:table-cell>
          <table:table-cell office:value-type="float" office:value="-0.28" calcext:value-type="float">
            <text:p>-0.2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0.24" calcext:value-type="float">
            <text:p>0.24</text:p>
          </table:table-cell>
          <table:table-cell office:value-type="float" office:value="-4.26" calcext:value-type="float">
            <text:p>-4.26</text:p>
          </table:table-cell>
          <table:table-cell office:value-type="float" office:value="-1.31" calcext:value-type="float">
            <text:p>-1.31</text:p>
          </table:table-cell>
          <table:table-cell office:value-type="float" office:value="0.05" calcext:value-type="float">
            <text:p>0.05</text:p>
          </table:table-cell>
          <table:table-cell office:value-type="float" office:value="-0.84" calcext:value-type="float">
            <text:p>-0.84</text:p>
          </table:table-cell>
          <table:table-cell office:value-type="float" office:value="-0.29" calcext:value-type="float">
            <text:p>-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.24" calcext:value-type="float">
            <text:p>0.24</text:p>
          </table:table-cell>
          <table:table-cell office:value-type="float" office:value="-4.33" calcext:value-type="float">
            <text:p>-4.33</text:p>
          </table:table-cell>
          <table:table-cell office:value-type="float" office:value="-1.33" calcext:value-type="float">
            <text:p>-1.33</text:p>
          </table:table-cell>
          <table:table-cell office:value-type="float" office:value="0.05" calcext:value-type="float">
            <text:p>0.05</text:p>
          </table:table-cell>
          <table:table-cell office:value-type="float" office:value="-0.85" calcext:value-type="float">
            <text:p>-0.85</text:p>
          </table:table-cell>
          <table:table-cell office:value-type="float" office:value="-0.29" calcext:value-type="float">
            <text:p>-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24" calcext:value-type="float">
            <text:p>0.24</text:p>
          </table:table-cell>
          <table:table-cell office:value-type="float" office:value="-4.39" calcext:value-type="float">
            <text:p>-4.39</text:p>
          </table:table-cell>
          <table:table-cell office:value-type="float" office:value="-1.35" calcext:value-type="float">
            <text:p>-1.35</text:p>
          </table:table-cell>
          <table:table-cell office:value-type="float" office:value="0.06" calcext:value-type="float">
            <text:p>0.06</text:p>
          </table:table-cell>
          <table:table-cell office:value-type="float" office:value="-0.85" calcext:value-type="float">
            <text:p>-0.85</text:p>
          </table:table-cell>
          <table:table-cell office:value-type="float" office:value="-0.29" calcext:value-type="float">
            <text:p>-0.2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24" calcext:value-type="float">
            <text:p>0.24</text:p>
          </table:table-cell>
          <table:table-cell office:value-type="float" office:value="-4.46" calcext:value-type="float">
            <text:p>-4.46</text:p>
          </table:table-cell>
          <table:table-cell office:value-type="float" office:value="-1.37" calcext:value-type="float">
            <text:p>-1.37</text:p>
          </table:table-cell>
          <table:table-cell office:value-type="float" office:value="0.06" calcext:value-type="float">
            <text:p>0.06</text:p>
          </table:table-cell>
          <table:table-cell office:value-type="float" office:value="-0.86" calcext:value-type="float">
            <text:p>-0.86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24" calcext:value-type="float">
            <text:p>0.24</text:p>
          </table:table-cell>
          <table:table-cell office:value-type="float" office:value="-4.52" calcext:value-type="float">
            <text:p>-4.52</text:p>
          </table:table-cell>
          <table:table-cell office:value-type="float" office:value="-1.4" calcext:value-type="float">
            <text:p>-1.4</text:p>
          </table:table-cell>
          <table:table-cell office:value-type="float" office:value="0.06" calcext:value-type="float">
            <text:p>0.06</text:p>
          </table:table-cell>
          <table:table-cell office:value-type="float" office:value="-0.86" calcext:value-type="float">
            <text:p>-0.86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25" calcext:value-type="float">
            <text:p>0.25</text:p>
          </table:table-cell>
          <table:table-cell office:value-type="float" office:value="-4.59" calcext:value-type="float">
            <text:p>-4.59</text:p>
          </table:table-cell>
          <table:table-cell office:value-type="float" office:value="-1.42" calcext:value-type="float">
            <text:p>-1.42</text:p>
          </table:table-cell>
          <table:table-cell office:value-type="float" office:value="0.06" calcext:value-type="float">
            <text:p>0.06</text:p>
          </table:table-cell>
          <table:table-cell office:value-type="float" office:value="-0.87" calcext:value-type="float">
            <text:p>-0.87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25" calcext:value-type="float">
            <text:p>0.25</text:p>
          </table:table-cell>
          <table:table-cell office:value-type="float" office:value="-4.66" calcext:value-type="float">
            <text:p>-4.66</text:p>
          </table:table-cell>
          <table:table-cell office:value-type="float" office:value="-1.44" calcext:value-type="float">
            <text:p>-1.44</text:p>
          </table:table-cell>
          <table:table-cell office:value-type="float" office:value="0.06" calcext:value-type="float">
            <text:p>0.06</text:p>
          </table:table-cell>
          <table:table-cell office:value-type="float" office:value="-0.87" calcext:value-type="float">
            <text:p>-0.87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25" calcext:value-type="float">
            <text:p>0.25</text:p>
          </table:table-cell>
          <table:table-cell office:value-type="float" office:value="-4.72" calcext:value-type="float">
            <text:p>-4.72</text:p>
          </table:table-cell>
          <table:table-cell office:value-type="float" office:value="-1.47" calcext:value-type="float">
            <text:p>-1.47</text:p>
          </table:table-cell>
          <table:table-cell office:value-type="float" office:value="0.06" calcext:value-type="float">
            <text:p>0.06</text:p>
          </table:table-cell>
          <table:table-cell office:value-type="float" office:value="-0.88" calcext:value-type="float">
            <text:p>-0.88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25" calcext:value-type="float">
            <text:p>0.25</text:p>
          </table:table-cell>
          <table:table-cell office:value-type="float" office:value="-4.79" calcext:value-type="float">
            <text:p>-4.79</text:p>
          </table:table-cell>
          <table:table-cell office:value-type="float" office:value="-1.49" calcext:value-type="float">
            <text:p>-1.49</text:p>
          </table:table-cell>
          <table:table-cell office:value-type="float" office:value="0.06" calcext:value-type="float">
            <text:p>0.06</text:p>
          </table:table-cell>
          <table:table-cell office:value-type="float" office:value="-0.88" calcext:value-type="float">
            <text:p>-0.88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25" calcext:value-type="float">
            <text:p>0.25</text:p>
          </table:table-cell>
          <table:table-cell office:value-type="float" office:value="-4.86" calcext:value-type="float">
            <text:p>-4.86</text:p>
          </table:table-cell>
          <table:table-cell office:value-type="float" office:value="-1.52" calcext:value-type="float">
            <text:p>-1.52</text:p>
          </table:table-cell>
          <table:table-cell office:value-type="float" office:value="0.06" calcext:value-type="float">
            <text:p>0.0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0.25" calcext:value-type="float">
            <text:p>0.25</text:p>
          </table:table-cell>
          <table:table-cell office:value-type="float" office:value="-4.93" calcext:value-type="float">
            <text:p>-4.93</text:p>
          </table:table-cell>
          <table:table-cell office:value-type="float" office:value="-1.54" calcext:value-type="float">
            <text:p>-1.54</text:p>
          </table:table-cell>
          <table:table-cell office:value-type="float" office:value="0.06" calcext:value-type="float">
            <text:p>0.0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25" calcext:value-type="float">
            <text:p>0.25</text:p>
          </table:table-cell>
          <table:table-cell office:value-type="float" office:value="-5" calcext:value-type="float">
            <text:p>-5</text:p>
          </table:table-cell>
          <table:table-cell office:value-type="float" office:value="-1.56" calcext:value-type="float">
            <text:p>-1.56</text:p>
          </table:table-cell>
          <table:table-cell office:value-type="float" office:value="0.06" calcext:value-type="float">
            <text:p>0.06</text:p>
          </table:table-cell>
          <table:table-cell office:value-type="float" office:value="-0.9" calcext:value-type="float">
            <text:p>-0.9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25" calcext:value-type="float">
            <text:p>0.25</text:p>
          </table:table-cell>
          <table:table-cell office:value-type="float" office:value="-5.07" calcext:value-type="float">
            <text:p>-5.07</text:p>
          </table:table-cell>
          <table:table-cell office:value-type="float" office:value="-1.59" calcext:value-type="float">
            <text:p>-1.59</text:p>
          </table:table-cell>
          <table:table-cell office:value-type="float" office:value="0.06" calcext:value-type="float">
            <text:p>0.06</text:p>
          </table:table-cell>
          <table:table-cell office:value-type="float" office:value="-0.9" calcext:value-type="float">
            <text:p>-0.9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25" calcext:value-type="float">
            <text:p>0.25</text:p>
          </table:table-cell>
          <table:table-cell office:value-type="float" office:value="-5.14" calcext:value-type="float">
            <text:p>-5.14</text:p>
          </table:table-cell>
          <table:table-cell office:value-type="float" office:value="-1.61" calcext:value-type="float">
            <text:p>-1.61</text:p>
          </table:table-cell>
          <table:table-cell office:value-type="float" office:value="0.06" calcext:value-type="float">
            <text:p>0.06</text:p>
          </table:table-cell>
          <table:table-cell office:value-type="float" office:value="-0.91" calcext:value-type="float">
            <text:p>-0.91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0.25" calcext:value-type="float">
            <text:p>0.25</text:p>
          </table:table-cell>
          <table:table-cell office:value-type="float" office:value="-5.21" calcext:value-type="float">
            <text:p>-5.21</text:p>
          </table:table-cell>
          <table:table-cell office:value-type="float" office:value="-1.64" calcext:value-type="float">
            <text:p>-1.64</text:p>
          </table:table-cell>
          <table:table-cell office:value-type="float" office:value="0.06" calcext:value-type="float">
            <text:p>0.06</text:p>
          </table:table-cell>
          <table:table-cell office:value-type="float" office:value="-0.92" calcext:value-type="float">
            <text:p>-0.92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0.25" calcext:value-type="float">
            <text:p>0.25</text:p>
          </table:table-cell>
          <table:table-cell office:value-type="float" office:value="-5.28" calcext:value-type="float">
            <text:p>-5.28</text:p>
          </table:table-cell>
          <table:table-cell office:value-type="float" office:value="-1.66" calcext:value-type="float">
            <text:p>-1.66</text:p>
          </table:table-cell>
          <table:table-cell office:value-type="float" office:value="0.06" calcext:value-type="float">
            <text:p>0.06</text:p>
          </table:table-cell>
          <table:table-cell office:value-type="float" office:value="-0.92" calcext:value-type="float">
            <text:p>-0.92</text:p>
          </table:table-cell>
          <table:table-cell office:value-type="float" office:value="-0.33" calcext:value-type="float">
            <text:p>-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25" calcext:value-type="float">
            <text:p>0.25</text:p>
          </table:table-cell>
          <table:table-cell office:value-type="float" office:value="-5.35" calcext:value-type="float">
            <text:p>-5.35</text:p>
          </table:table-cell>
          <table:table-cell office:value-type="float" office:value="-1.69" calcext:value-type="float">
            <text:p>-1.69</text:p>
          </table:table-cell>
          <table:table-cell office:value-type="float" office:value="0.06" calcext:value-type="float">
            <text:p>0.06</text:p>
          </table:table-cell>
          <table:table-cell office:value-type="float" office:value="-0.93" calcext:value-type="float">
            <text:p>-0.93</text:p>
          </table:table-cell>
          <table:table-cell office:value-type="float" office:value="-0.33" calcext:value-type="float">
            <text:p>-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25" calcext:value-type="float">
            <text:p>0.25</text:p>
          </table:table-cell>
          <table:table-cell office:value-type="float" office:value="-5.42" calcext:value-type="float">
            <text:p>-5.42</text:p>
          </table:table-cell>
          <table:table-cell office:value-type="float" office:value="-1.71" calcext:value-type="float">
            <text:p>-1.71</text:p>
          </table:table-cell>
          <table:table-cell office:value-type="float" office:value="0.06" calcext:value-type="float">
            <text:p>0.06</text:p>
          </table:table-cell>
          <table:table-cell office:value-type="float" office:value="-0.93" calcext:value-type="float">
            <text:p>-0.93</text:p>
          </table:table-cell>
          <table:table-cell office:value-type="float" office:value="-0.33" calcext:value-type="float">
            <text:p>-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25" calcext:value-type="float">
            <text:p>0.25</text:p>
          </table:table-cell>
          <table:table-cell office:value-type="float" office:value="-5.49" calcext:value-type="float">
            <text:p>-5.49</text:p>
          </table:table-cell>
          <table:table-cell office:value-type="float" office:value="-1.74" calcext:value-type="float">
            <text:p>-1.74</text:p>
          </table:table-cell>
          <table:table-cell office:value-type="float" office:value="0.06" calcext:value-type="float">
            <text:p>0.06</text:p>
          </table:table-cell>
          <table:table-cell office:value-type="float" office:value="-0.94" calcext:value-type="float">
            <text:p>-0.94</text:p>
          </table:table-cell>
          <table:table-cell office:value-type="float" office:value="-0.33" calcext:value-type="float">
            <text:p>-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25" calcext:value-type="float">
            <text:p>0.25</text:p>
          </table:table-cell>
          <table:table-cell office:value-type="float" office:value="-5.57" calcext:value-type="float">
            <text:p>-5.57</text:p>
          </table:table-cell>
          <table:table-cell office:value-type="float" office:value="-1.76" calcext:value-type="float">
            <text:p>-1.76</text:p>
          </table:table-cell>
          <table:table-cell office:value-type="float" office:value="0.06" calcext:value-type="float">
            <text:p>0.06</text:p>
          </table:table-cell>
          <table:table-cell office:value-type="float" office:value="-0.94" calcext:value-type="float">
            <text:p>-0.94</text:p>
          </table:table-cell>
          <table:table-cell office:value-type="float" office:value="-0.33" calcext:value-type="float">
            <text:p>-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25" calcext:value-type="float">
            <text:p>0.25</text:p>
          </table:table-cell>
          <table:table-cell office:value-type="float" office:value="-5.64" calcext:value-type="float">
            <text:p>-5.64</text:p>
          </table:table-cell>
          <table:table-cell office:value-type="float" office:value="-1.79" calcext:value-type="float">
            <text:p>-1.79</text:p>
          </table:table-cell>
          <table:table-cell office:value-type="float" office:value="0.06" calcext:value-type="float">
            <text:p>0.06</text:p>
          </table:table-cell>
          <table:table-cell office:value-type="float" office:value="-0.95" calcext:value-type="float">
            <text:p>-0.95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25" calcext:value-type="float">
            <text:p>0.25</text:p>
          </table:table-cell>
          <table:table-cell office:value-type="float" office:value="-5.71" calcext:value-type="float">
            <text:p>-5.71</text:p>
          </table:table-cell>
          <table:table-cell office:value-type="float" office:value="-1.82" calcext:value-type="float">
            <text:p>-1.82</text:p>
          </table:table-cell>
          <table:table-cell office:value-type="float" office:value="0.06" calcext:value-type="float">
            <text:p>0.06</text:p>
          </table:table-cell>
          <table:table-cell office:value-type="float" office:value="-0.95" calcext:value-type="float">
            <text:p>-0.95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25" calcext:value-type="float">
            <text:p>0.25</text:p>
          </table:table-cell>
          <table:table-cell office:value-type="float" office:value="-5.79" calcext:value-type="float">
            <text:p>-5.79</text:p>
          </table:table-cell>
          <table:table-cell office:value-type="float" office:value="-1.84" calcext:value-type="float">
            <text:p>-1.84</text:p>
          </table:table-cell>
          <table:table-cell office:value-type="float" office:value="0.07" calcext:value-type="float">
            <text:p>0.07</text:p>
          </table:table-cell>
          <table:table-cell office:value-type="float" office:value="-0.96" calcext:value-type="float">
            <text:p>-0.96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25" calcext:value-type="float">
            <text:p>0.25</text:p>
          </table:table-cell>
          <table:table-cell office:value-type="float" office:value="-5.86" calcext:value-type="float">
            <text:p>-5.86</text:p>
          </table:table-cell>
          <table:table-cell office:value-type="float" office:value="-1.87" calcext:value-type="float">
            <text:p>-1.87</text:p>
          </table:table-cell>
          <table:table-cell office:value-type="float" office:value="0.06" calcext:value-type="float">
            <text:p>0.06</text:p>
          </table:table-cell>
          <table:table-cell office:value-type="float" office:value="-0.97" calcext:value-type="float">
            <text:p>-0.97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25" calcext:value-type="float">
            <text:p>0.25</text:p>
          </table:table-cell>
          <table:table-cell office:value-type="float" office:value="-5.94" calcext:value-type="float">
            <text:p>-5.94</text:p>
          </table:table-cell>
          <table:table-cell office:value-type="float" office:value="-1.9" calcext:value-type="float">
            <text:p>-1.9</text:p>
          </table:table-cell>
          <table:table-cell office:value-type="float" office:value="0.06" calcext:value-type="float">
            <text:p>0.06</text:p>
          </table:table-cell>
          <table:table-cell office:value-type="float" office:value="-0.97" calcext:value-type="float">
            <text:p>-0.97</text:p>
          </table:table-cell>
          <table:table-cell office:value-type="float" office:value="-0.35" calcext:value-type="float">
            <text:p>-0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25" calcext:value-type="float">
            <text:p>0.25</text:p>
          </table:table-cell>
          <table:table-cell office:value-type="float" office:value="-6.01" calcext:value-type="float">
            <text:p>-6.01</text:p>
          </table:table-cell>
          <table:table-cell office:value-type="float" office:value="-1.92" calcext:value-type="float">
            <text:p>-1.92</text:p>
          </table:table-cell>
          <table:table-cell office:value-type="float" office:value="0.07" calcext:value-type="float">
            <text:p>0.07</text:p>
          </table:table-cell>
          <table:table-cell office:value-type="float" office:value="-0.98" calcext:value-type="float">
            <text:p>-0.98</text:p>
          </table:table-cell>
          <table:table-cell office:value-type="float" office:value="-0.35" calcext:value-type="float">
            <text:p>-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25" calcext:value-type="float">
            <text:p>0.25</text:p>
          </table:table-cell>
          <table:table-cell office:value-type="float" office:value="-6.09" calcext:value-type="float">
            <text:p>-6.09</text:p>
          </table:table-cell>
          <table:table-cell office:value-type="float" office:value="-1.95" calcext:value-type="float">
            <text:p>-1.95</text:p>
          </table:table-cell>
          <table:table-cell office:value-type="float" office:value="0.07" calcext:value-type="float">
            <text:p>0.07</text:p>
          </table:table-cell>
          <table:table-cell office:value-type="float" office:value="-0.98" calcext:value-type="float">
            <text:p>-0.98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24" calcext:value-type="float">
            <text:p>0.24</text:p>
          </table:table-cell>
          <table:table-cell office:value-type="float" office:value="-6.16" calcext:value-type="float">
            <text:p>-6.16</text:p>
          </table:table-cell>
          <table:table-cell office:value-type="float" office:value="-1.98" calcext:value-type="float">
            <text:p>-1.98</text:p>
          </table:table-cell>
          <table:table-cell office:value-type="float" office:value="0.07" calcext:value-type="float">
            <text:p>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24" calcext:value-type="float">
            <text:p>0.24</text:p>
          </table:table-cell>
          <table:table-cell office:value-type="float" office:value="-6.24" calcext:value-type="float">
            <text:p>-6.24</text:p>
          </table:table-cell>
          <table:table-cell office:value-type="float" office:value="-2.01" calcext:value-type="float">
            <text:p>-2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99" calcext:value-type="float">
            <text:p>-0.99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24" calcext:value-type="float">
            <text:p>0.24</text:p>
          </table:table-cell>
          <table:table-cell office:value-type="float" office:value="-6.31" calcext:value-type="float">
            <text:p>-6.31</text:p>
          </table:table-cell>
          <table:table-cell office:value-type="float" office:value="-2.03" calcext:value-type="float">
            <text:p>-2.03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37" calcext:value-type="float">
            <text:p>-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24" calcext:value-type="float">
            <text:p>0.24</text:p>
          </table:table-cell>
          <table:table-cell office:value-type="float" office:value="-6.39" calcext:value-type="float">
            <text:p>-6.39</text:p>
          </table:table-cell>
          <table:table-cell office:value-type="float" office:value="-2.06" calcext:value-type="float">
            <text:p>-2.06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-0.37" calcext:value-type="float">
            <text:p>-0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23" calcext:value-type="float">
            <text:p>0.23</text:p>
          </table:table-cell>
          <table:table-cell office:value-type="float" office:value="-6.47" calcext:value-type="float">
            <text:p>-6.47</text:p>
          </table:table-cell>
          <table:table-cell office:value-type="float" office:value="-2.09" calcext:value-type="float">
            <text:p>-2.09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7" calcext:value-type="float">
            <text:p>-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23" calcext:value-type="float">
            <text:p>0.23</text:p>
          </table:table-cell>
          <table:table-cell office:value-type="float" office:value="-6.55" calcext:value-type="float">
            <text:p>-6.55</text:p>
          </table:table-cell>
          <table:table-cell office:value-type="float" office:value="-2.12" calcext:value-type="float">
            <text:p>-2.12</text:p>
          </table:table-cell>
          <table:table-cell office:value-type="float" office:value="0.07" calcext:value-type="float">
            <text:p>0.07</text:p>
          </table:table-cell>
          <table:table-cell office:value-type="float" office:value="-1.01" calcext:value-type="float">
            <text:p>-1.01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23" calcext:value-type="float">
            <text:p>0.23</text:p>
          </table:table-cell>
          <table:table-cell office:value-type="float" office:value="-6.62" calcext:value-type="float">
            <text:p>-6.62</text:p>
          </table:table-cell>
          <table:table-cell office:value-type="float" office:value="-2.15" calcext:value-type="float">
            <text:p>-2.15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22" calcext:value-type="float">
            <text:p>0.22</text:p>
          </table:table-cell>
          <table:table-cell office:value-type="float" office:value="-6.7" calcext:value-type="float">
            <text:p>-6.7</text:p>
          </table:table-cell>
          <table:table-cell office:value-type="float" office:value="-2.18" calcext:value-type="float">
            <text:p>-2.18</text:p>
          </table:table-cell>
          <table:table-cell office:value-type="float" office:value="0.07" calcext:value-type="float">
            <text:p>0.07</text:p>
          </table:table-cell>
          <table:table-cell office:value-type="float" office:value="-1.02" calcext:value-type="float">
            <text:p>-1.02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22" calcext:value-type="float">
            <text:p>0.22</text:p>
          </table:table-cell>
          <table:table-cell office:value-type="float" office:value="-6.78" calcext:value-type="float">
            <text:p>-6.78</text:p>
          </table:table-cell>
          <table:table-cell office:value-type="float" office:value="-2.21" calcext:value-type="float">
            <text:p>-2.21</text:p>
          </table:table-cell>
          <table:table-cell office:value-type="float" office:value="0.07" calcext:value-type="float">
            <text:p>0.07</text:p>
          </table:table-cell>
          <table:table-cell office:value-type="float" office:value="-1.03" calcext:value-type="float">
            <text:p>-1.03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22" calcext:value-type="float">
            <text:p>0.22</text:p>
          </table:table-cell>
          <table:table-cell office:value-type="float" office:value="-6.86" calcext:value-type="float">
            <text:p>-6.86</text:p>
          </table:table-cell>
          <table:table-cell office:value-type="float" office:value="-2.24" calcext:value-type="float">
            <text:p>-2.24</text:p>
          </table:table-cell>
          <table:table-cell office:value-type="float" office:value="0.07" calcext:value-type="float">
            <text:p>0.07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21" calcext:value-type="float">
            <text:p>0.21</text:p>
          </table:table-cell>
          <table:table-cell office:value-type="float" office:value="-6.94" calcext:value-type="float">
            <text:p>-6.94</text:p>
          </table:table-cell>
          <table:table-cell office:value-type="float" office:value="-2.27" calcext:value-type="float">
            <text:p>-2.27</text:p>
          </table:table-cell>
          <table:table-cell office:value-type="float" office:value="0.07" calcext:value-type="float">
            <text:p>0.07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21" calcext:value-type="float">
            <text:p>0.21</text:p>
          </table:table-cell>
          <table:table-cell office:value-type="float" office:value="-7.02" calcext:value-type="float">
            <text:p>-7.02</text:p>
          </table:table-cell>
          <table:table-cell office:value-type="float" office:value="-2.3" calcext:value-type="float">
            <text:p>-2.3</text:p>
          </table:table-cell>
          <table:table-cell office:value-type="float" office:value="0.07" calcext:value-type="float">
            <text:p>0.07</text:p>
          </table:table-cell>
          <table:table-cell office:value-type="float" office:value="-1.05" calcext:value-type="float">
            <text:p>-1.05</text:p>
          </table:table-cell>
          <table:table-cell office:value-type="float" office:value="-0.4" calcext:value-type="float">
            <text:p>-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2" calcext:value-type="float">
            <text:p>0.2</text:p>
          </table:table-cell>
          <table:table-cell office:value-type="float" office:value="-7.1" calcext:value-type="float">
            <text:p>-7.1</text:p>
          </table:table-cell>
          <table:table-cell office:value-type="float" office:value="-2.33" calcext:value-type="float">
            <text:p>-2.33</text:p>
          </table:table-cell>
          <table:table-cell office:value-type="float" office:value="0.07" calcext:value-type="float">
            <text:p>0.07</text:p>
          </table:table-cell>
          <table:table-cell office:value-type="float" office:value="-1.05" calcext:value-type="float">
            <text:p>-1.05</text:p>
          </table:table-cell>
          <table:table-cell office:value-type="float" office:value="-0.4" calcext:value-type="float">
            <text:p>-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2" calcext:value-type="float">
            <text:p>0.2</text:p>
          </table:table-cell>
          <table:table-cell office:value-type="float" office:value="-7.18" calcext:value-type="float">
            <text:p>-7.18</text:p>
          </table:table-cell>
          <table:table-cell office:value-type="float" office:value="-2.36" calcext:value-type="float">
            <text:p>-2.36</text:p>
          </table:table-cell>
          <table:table-cell office:value-type="float" office:value="0.07" calcext:value-type="float">
            <text:p>0.07</text:p>
          </table:table-cell>
          <table:table-cell office:value-type="float" office:value="-1.05" calcext:value-type="float">
            <text:p>-1.05</text:p>
          </table:table-cell>
          <table:table-cell office:value-type="float" office:value="-0.4" calcext:value-type="float">
            <text:p>-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0.19" calcext:value-type="float">
            <text:p>0.19</text:p>
          </table:table-cell>
          <table:table-cell office:value-type="float" office:value="-7.26" calcext:value-type="float">
            <text:p>-7.26</text:p>
          </table:table-cell>
          <table:table-cell office:value-type="float" office:value="-2.39" calcext:value-type="float">
            <text:p>-2.39</text:p>
          </table:table-cell>
          <table:table-cell office:value-type="float" office:value="0.07" calcext:value-type="float">
            <text:p>0.07</text:p>
          </table:table-cell>
          <table:table-cell office:value-type="float" office:value="-1.06" calcext:value-type="float">
            <text:p>-1.06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18" calcext:value-type="float">
            <text:p>0.18</text:p>
          </table:table-cell>
          <table:table-cell office:value-type="float" office:value="-7.34" calcext:value-type="float">
            <text:p>-7.34</text:p>
          </table:table-cell>
          <table:table-cell office:value-type="float" office:value="-2.42" calcext:value-type="float">
            <text:p>-2.42</text:p>
          </table:table-cell>
          <table:table-cell office:value-type="float" office:value="0.07" calcext:value-type="float">
            <text:p>0.07</text:p>
          </table:table-cell>
          <table:table-cell office:value-type="float" office:value="-1.07" calcext:value-type="float">
            <text:p>-1.07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18" calcext:value-type="float">
            <text:p>0.18</text:p>
          </table:table-cell>
          <table:table-cell office:value-type="float" office:value="-7.42" calcext:value-type="float">
            <text:p>-7.42</text:p>
          </table:table-cell>
          <table:table-cell office:value-type="float" office:value="-2.46" calcext:value-type="float">
            <text:p>-2.46</text:p>
          </table:table-cell>
          <table:table-cell office:value-type="float" office:value="0.07" calcext:value-type="float">
            <text:p>0.07</text:p>
          </table:table-cell>
          <table:table-cell office:value-type="float" office:value="-1.07" calcext:value-type="float">
            <text:p>-1.07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17" calcext:value-type="float">
            <text:p>0.17</text:p>
          </table:table-cell>
          <table:table-cell office:value-type="float" office:value="-7.51" calcext:value-type="float">
            <text:p>-7.51</text:p>
          </table:table-cell>
          <table:table-cell office:value-type="float" office:value="-2.49" calcext:value-type="float">
            <text:p>-2.49</text:p>
          </table:table-cell>
          <table:table-cell office:value-type="float" office:value="0.07" calcext:value-type="float">
            <text:p>0.07</text:p>
          </table:table-cell>
          <table:table-cell office:value-type="float" office:value="-1.07" calcext:value-type="float">
            <text:p>-1.07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17" calcext:value-type="float">
            <text:p>0.17</text:p>
          </table:table-cell>
          <table:table-cell office:value-type="float" office:value="-7.59" calcext:value-type="float">
            <text:p>-7.59</text:p>
          </table:table-cell>
          <table:table-cell office:value-type="float" office:value="-2.52" calcext:value-type="float">
            <text:p>-2.52</text:p>
          </table:table-cell>
          <table:table-cell office:value-type="float" office:value="0.07" calcext:value-type="float">
            <text:p>0.07</text:p>
          </table:table-cell>
          <table:table-cell office:value-type="float" office:value="-1.08" calcext:value-type="float">
            <text:p>-1.08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6" calcext:value-type="float">
            <text:p>0.16</text:p>
          </table:table-cell>
          <table:table-cell office:value-type="float" office:value="-7.67" calcext:value-type="float">
            <text:p>-7.67</text:p>
          </table:table-cell>
          <table:table-cell office:value-type="float" office:value="-2.55" calcext:value-type="float">
            <text:p>-2.55</text:p>
          </table:table-cell>
          <table:table-cell office:value-type="float" office:value="0.07" calcext:value-type="float">
            <text:p>0.07</text:p>
          </table:table-cell>
          <table:table-cell office:value-type="float" office:value="-1.09" calcext:value-type="float">
            <text:p>-1.09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15" calcext:value-type="float">
            <text:p>0.15</text:p>
          </table:table-cell>
          <table:table-cell office:value-type="float" office:value="-7.75" calcext:value-type="float">
            <text:p>-7.75</text:p>
          </table:table-cell>
          <table:table-cell office:value-type="float" office:value="-2.59" calcext:value-type="float">
            <text:p>-2.59</text:p>
          </table:table-cell>
          <table:table-cell office:value-type="float" office:value="0.08" calcext:value-type="float">
            <text:p>0.08</text:p>
          </table:table-cell>
          <table:table-cell office:value-type="float" office:value="-1.09" calcext:value-type="float">
            <text:p>-1.09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14" calcext:value-type="float">
            <text:p>0.14</text:p>
          </table:table-cell>
          <table:table-cell office:value-type="float" office:value="-7.84" calcext:value-type="float">
            <text:p>-7.84</text:p>
          </table:table-cell>
          <table:table-cell office:value-type="float" office:value="-2.62" calcext:value-type="float">
            <text:p>-2.62</text:p>
          </table:table-cell>
          <table:table-cell office:value-type="float" office:value="0.08" calcext:value-type="float">
            <text:p>0.08</text:p>
          </table:table-cell>
          <table:table-cell office:value-type="float" office:value="-1.09" calcext:value-type="float">
            <text:p>-1.09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13" calcext:value-type="float">
            <text:p>0.13</text:p>
          </table:table-cell>
          <table:table-cell office:value-type="float" office:value="-7.92" calcext:value-type="float">
            <text:p>-7.92</text:p>
          </table:table-cell>
          <table:table-cell office:value-type="float" office:value="-2.65" calcext:value-type="float">
            <text:p>-2.65</text:p>
          </table:table-cell>
          <table:table-cell office:value-type="float" office:value="0.08" calcext:value-type="float">
            <text:p>0.08</text:p>
          </table:table-cell>
          <table:table-cell office:value-type="float" office:value="-1.1" calcext:value-type="float">
            <text:p>-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13" calcext:value-type="float">
            <text:p>0.13</text:p>
          </table:table-cell>
          <table:table-cell office:value-type="float" office:value="-8.01" calcext:value-type="float">
            <text:p>-8.01</text:p>
          </table:table-cell>
          <table:table-cell office:value-type="float" office:value="-2.69" calcext:value-type="float">
            <text:p>-2.69</text:p>
          </table:table-cell>
          <table:table-cell office:value-type="float" office:value="0.08" calcext:value-type="float">
            <text:p>0.08</text:p>
          </table:table-cell>
          <table:table-cell office:value-type="float" office:value="-1.11" calcext:value-type="float">
            <text:p>-1.1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12" calcext:value-type="float">
            <text:p>0.12</text:p>
          </table:table-cell>
          <table:table-cell office:value-type="float" office:value="-8.09" calcext:value-type="float">
            <text:p>-8.09</text:p>
          </table:table-cell>
          <table:table-cell office:value-type="float" office:value="-2.72" calcext:value-type="float">
            <text:p>-2.72</text:p>
          </table:table-cell>
          <table:table-cell office:value-type="float" office:value="0.08" calcext:value-type="float">
            <text:p>0.08</text:p>
          </table:table-cell>
          <table:table-cell office:value-type="float" office:value="-1.11" calcext:value-type="float">
            <text:p>-1.11</text:p>
          </table:table-cell>
          <table:table-cell office:value-type="float" office:value="-0.44" calcext:value-type="float">
            <text:p>-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11" calcext:value-type="float">
            <text:p>0.11</text:p>
          </table:table-cell>
          <table:table-cell office:value-type="float" office:value="-8.17" calcext:value-type="float">
            <text:p>-8.17</text:p>
          </table:table-cell>
          <table:table-cell office:value-type="float" office:value="-2.75" calcext:value-type="float">
            <text:p>-2.75</text:p>
          </table:table-cell>
          <table:table-cell office:value-type="float" office:value="0.08" calcext:value-type="float">
            <text:p>0.08</text:p>
          </table:table-cell>
          <table:table-cell office:value-type="float" office:value="-1.12" calcext:value-type="float">
            <text:p>-1.12</text:p>
          </table:table-cell>
          <table:table-cell office:value-type="float" office:value="-0.44" calcext:value-type="float">
            <text:p>-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1" calcext:value-type="float">
            <text:p>0.1</text:p>
          </table:table-cell>
          <table:table-cell office:value-type="float" office:value="-8.26" calcext:value-type="float">
            <text:p>-8.26</text:p>
          </table:table-cell>
          <table:table-cell office:value-type="float" office:value="-2.79" calcext:value-type="float">
            <text:p>-2.79</text:p>
          </table:table-cell>
          <table:table-cell office:value-type="float" office:value="0.08" calcext:value-type="float">
            <text:p>0.08</text:p>
          </table:table-cell>
          <table:table-cell office:value-type="float" office:value="-1.12" calcext:value-type="float">
            <text:p>-1.12</text:p>
          </table:table-cell>
          <table:table-cell office:value-type="float" office:value="-0.44" calcext:value-type="float">
            <text:p>-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09" calcext:value-type="float">
            <text:p>0.09</text:p>
          </table:table-cell>
          <table:table-cell office:value-type="float" office:value="-8.34" calcext:value-type="float">
            <text:p>-8.34</text:p>
          </table:table-cell>
          <table:table-cell office:value-type="float" office:value="-2.82" calcext:value-type="float">
            <text:p>-2.82</text:p>
          </table:table-cell>
          <table:table-cell office:value-type="float" office:value="0.08" calcext:value-type="float">
            <text:p>0.08</text:p>
          </table:table-cell>
          <table:table-cell office:value-type="float" office:value="-1.13" calcext:value-type="float">
            <text:p>-1.13</text:p>
          </table:table-cell>
          <table:table-cell office:value-type="float" office:value="-0.45" calcext:value-type="float">
            <text:p>-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08" calcext:value-type="float">
            <text:p>0.08</text:p>
          </table:table-cell>
          <table:table-cell office:value-type="float" office:value="-8.43" calcext:value-type="float">
            <text:p>-8.43</text:p>
          </table:table-cell>
          <table:table-cell office:value-type="float" office:value="-2.86" calcext:value-type="float">
            <text:p>-2.86</text:p>
          </table:table-cell>
          <table:table-cell office:value-type="float" office:value="0.08" calcext:value-type="float">
            <text:p>0.08</text:p>
          </table:table-cell>
          <table:table-cell office:value-type="float" office:value="-1.13" calcext:value-type="float">
            <text:p>-1.13</text:p>
          </table:table-cell>
          <table:table-cell office:value-type="float" office:value="-0.45" calcext:value-type="float">
            <text:p>-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07" calcext:value-type="float">
            <text:p>0.07</text:p>
          </table:table-cell>
          <table:table-cell office:value-type="float" office:value="-8.52" calcext:value-type="float">
            <text:p>-8.52</text:p>
          </table:table-cell>
          <table:table-cell office:value-type="float" office:value="-2.89" calcext:value-type="float">
            <text:p>-2.89</text:p>
          </table:table-cell>
          <table:table-cell office:value-type="float" office:value="0.08" calcext:value-type="float">
            <text:p>0.08</text:p>
          </table:table-cell>
          <table:table-cell office:value-type="float" office:value="-1.14" calcext:value-type="float">
            <text:p>-1.14</text:p>
          </table:table-cell>
          <table:table-cell office:value-type="float" office:value="-0.45" calcext:value-type="float">
            <text:p>-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0.06" calcext:value-type="float">
            <text:p>0.06</text:p>
          </table:table-cell>
          <table:table-cell office:value-type="float" office:value="-8.6" calcext:value-type="float">
            <text:p>-8.6</text:p>
          </table:table-cell>
          <table:table-cell office:value-type="float" office:value="-2.93" calcext:value-type="float">
            <text:p>-2.93</text:p>
          </table:table-cell>
          <table:table-cell office:value-type="float" office:value="0.08" calcext:value-type="float">
            <text:p>0.08</text:p>
          </table:table-cell>
          <table:table-cell office:value-type="float" office:value="-1.14" calcext:value-type="float">
            <text:p>-1.14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05" calcext:value-type="float">
            <text:p>0.05</text:p>
          </table:table-cell>
          <table:table-cell office:value-type="float" office:value="-8.69" calcext:value-type="float">
            <text:p>-8.69</text:p>
          </table:table-cell>
          <table:table-cell office:value-type="float" office:value="-2.96" calcext:value-type="float">
            <text:p>-2.96</text:p>
          </table:table-cell>
          <table:table-cell office:value-type="float" office:value="0.08" calcext:value-type="float">
            <text:p>0.08</text:p>
          </table:table-cell>
          <table:table-cell office:value-type="float" office:value="-1.15" calcext:value-type="float">
            <text:p>-1.15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4" calcext:value-type="float">
            <text:p>0.04</text:p>
          </table:table-cell>
          <table:table-cell office:value-type="float" office:value="-8.78" calcext:value-type="float">
            <text:p>-8.78</text:p>
          </table:table-cell>
          <table:table-cell office:value-type="float" office:value="-3" calcext:value-type="float">
            <text:p>-3</text:p>
          </table:table-cell>
          <table:table-cell office:value-type="float" office:value="0.08" calcext:value-type="float">
            <text:p>0.08</text:p>
          </table:table-cell>
          <table:table-cell office:value-type="float" office:value="-1.16" calcext:value-type="float">
            <text:p>-1.16</text:p>
          </table:table-cell>
          <table:table-cell office:value-type="float" office:value="-0.46" calcext:value-type="float">
            <text:p>-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02" calcext:value-type="float">
            <text:p>0.02</text:p>
          </table:table-cell>
          <table:table-cell office:value-type="float" office:value="-8.87" calcext:value-type="float">
            <text:p>-8.87</text:p>
          </table:table-cell>
          <table:table-cell office:value-type="float" office:value="-3.03" calcext:value-type="float">
            <text:p>-3.03</text:p>
          </table:table-cell>
          <table:table-cell office:value-type="float" office:value="0.08" calcext:value-type="float">
            <text:p>0.08</text:p>
          </table:table-cell>
          <table:table-cell office:value-type="float" office:value="-1.16" calcext:value-type="float">
            <text:p>-1.16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01" calcext:value-type="float">
            <text:p>0.01</text:p>
          </table:table-cell>
          <table:table-cell office:value-type="float" office:value="-8.96" calcext:value-type="float">
            <text:p>-8.96</text:p>
          </table:table-cell>
          <table:table-cell office:value-type="float" office:value="-3.07" calcext:value-type="float">
            <text:p>-3.07</text:p>
          </table:table-cell>
          <table:table-cell office:value-type="float" office:value="0.09" calcext:value-type="float">
            <text:p>0.09</text:p>
          </table:table-cell>
          <table:table-cell office:value-type="float" office:value="-1.17" calcext:value-type="float">
            <text:p>-1.17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  <table:table-cell office:value-type="float" office:value="-9.04" calcext:value-type="float">
            <text:p>-9.04</text:p>
          </table:table-cell>
          <table:table-cell office:value-type="float" office:value="-3.11" calcext:value-type="float">
            <text:p>-3.11</text:p>
          </table:table-cell>
          <table:table-cell office:value-type="float" office:value="0.09" calcext:value-type="float">
            <text:p>0.09</text:p>
          </table:table-cell>
          <table:table-cell office:value-type="float" office:value="-1.17" calcext:value-type="float">
            <text:p>-1.17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-0.01" calcext:value-type="float">
            <text:p>-0.01</text:p>
          </table:table-cell>
          <table:table-cell office:value-type="float" office:value="-9.13" calcext:value-type="float">
            <text:p>-9.13</text:p>
          </table:table-cell>
          <table:table-cell office:value-type="float" office:value="-3.14" calcext:value-type="float">
            <text:p>-3.14</text:p>
          </table:table-cell>
          <table:table-cell office:value-type="float" office:value="0.09" calcext:value-type="float">
            <text:p>0.09</text:p>
          </table:table-cell>
          <table:table-cell office:value-type="float" office:value="-1.18" calcext:value-type="float">
            <text:p>-1.18</text:p>
          </table:table-cell>
          <table:table-cell office:value-type="float" office:value="-0.48" calcext:value-type="float">
            <text:p>-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-0.03" calcext:value-type="float">
            <text:p>-0.03</text:p>
          </table:table-cell>
          <table:table-cell office:value-type="float" office:value="-9.22" calcext:value-type="float">
            <text:p>-9.22</text:p>
          </table:table-cell>
          <table:table-cell office:value-type="float" office:value="-3.18" calcext:value-type="float">
            <text:p>-3.18</text:p>
          </table:table-cell>
          <table:table-cell office:value-type="float" office:value="0.09" calcext:value-type="float">
            <text:p>0.09</text:p>
          </table:table-cell>
          <table:table-cell office:value-type="float" office:value="-1.18" calcext:value-type="float">
            <text:p>-1.18</text:p>
          </table:table-cell>
          <table:table-cell office:value-type="float" office:value="-0.48" calcext:value-type="float">
            <text:p>-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9.31" calcext:value-type="float">
            <text:p>-9.31</text:p>
          </table:table-cell>
          <table:table-cell office:value-type="float" office:value="-3.22" calcext:value-type="float">
            <text:p>-3.22</text:p>
          </table:table-cell>
          <table:table-cell office:value-type="float" office:value="0.09" calcext:value-type="float">
            <text:p>0.09</text:p>
          </table:table-cell>
          <table:table-cell office:value-type="float" office:value="-1.19" calcext:value-type="float">
            <text:p>-1.19</text:p>
          </table:table-cell>
          <table:table-cell office:value-type="float" office:value="-0.48" calcext:value-type="float">
            <text:p>-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9.4" calcext:value-type="float">
            <text:p>-9.4</text:p>
          </table:table-cell>
          <table:table-cell office:value-type="float" office:value="-3.26" calcext:value-type="float">
            <text:p>-3.26</text:p>
          </table:table-cell>
          <table:table-cell office:value-type="float" office:value="0.09" calcext:value-type="float">
            <text:p>0.09</text:p>
          </table:table-cell>
          <table:table-cell office:value-type="float" office:value="-1.19" calcext:value-type="float">
            <text:p>-1.19</text:p>
          </table:table-cell>
          <table:table-cell office:value-type="float" office:value="-0.49" calcext:value-type="float">
            <text:p>-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-0.07" calcext:value-type="float">
            <text:p>-0.07</text:p>
          </table:table-cell>
          <table:table-cell office:value-type="float" office:value="-9.49" calcext:value-type="float">
            <text:p>-9.49</text:p>
          </table:table-cell>
          <table:table-cell office:value-type="float" office:value="-3.29" calcext:value-type="float">
            <text:p>-3.29</text:p>
          </table:table-cell>
          <table:table-cell office:value-type="float" office:value="0.09" calcext:value-type="float">
            <text:p>0.09</text:p>
          </table:table-cell>
          <table:table-cell office:value-type="float" office:value="-1.2" calcext:value-type="float">
            <text:p>-1.2</text:p>
          </table:table-cell>
          <table:table-cell office:value-type="float" office:value="-0.49" calcext:value-type="float">
            <text:p>-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0.08" calcext:value-type="float">
            <text:p>-0.08</text:p>
          </table:table-cell>
          <table:table-cell office:value-type="float" office:value="-9.59" calcext:value-type="float">
            <text:p>-9.59</text:p>
          </table:table-cell>
          <table:table-cell office:value-type="float" office:value="-3.33" calcext:value-type="float">
            <text:p>-3.33</text:p>
          </table:table-cell>
          <table:table-cell office:value-type="float" office:value="0.09" calcext:value-type="float">
            <text:p>0.09</text:p>
          </table:table-cell>
          <table:table-cell office:value-type="float" office:value="-1.2" calcext:value-type="float">
            <text:p>-1.2</text:p>
          </table:table-cell>
          <table:table-cell office:value-type="float" office:value="-0.49" calcext:value-type="float">
            <text:p>-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-0.1" calcext:value-type="float">
            <text:p>-0.1</text:p>
          </table:table-cell>
          <table:table-cell office:value-type="float" office:value="-9.68" calcext:value-type="float">
            <text:p>-9.68</text:p>
          </table:table-cell>
          <table:table-cell office:value-type="float" office:value="-3.37" calcext:value-type="float">
            <text:p>-3.37</text:p>
          </table:table-cell>
          <table:table-cell office:value-type="float" office:value="0.09" calcext:value-type="float">
            <text:p>0.09</text:p>
          </table:table-cell>
          <table:table-cell office:value-type="float" office:value="-1.21" calcext:value-type="float">
            <text:p>-1.21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11" calcext:value-type="float">
            <text:p>-0.11</text:p>
          </table:table-cell>
          <table:table-cell office:value-type="float" office:value="-9.77" calcext:value-type="float">
            <text:p>-9.77</text:p>
          </table:table-cell>
          <table:table-cell office:value-type="float" office:value="-3.41" calcext:value-type="float">
            <text:p>-3.41</text:p>
          </table:table-cell>
          <table:table-cell office:value-type="float" office:value="0.09" calcext:value-type="float">
            <text:p>0.09</text:p>
          </table:table-cell>
          <table:table-cell office:value-type="float" office:value="-1.21" calcext:value-type="float">
            <text:p>-1.21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-0.13" calcext:value-type="float">
            <text:p>-0.13</text:p>
          </table:table-cell>
          <table:table-cell office:value-type="float" office:value="-9.86" calcext:value-type="float">
            <text:p>-9.86</text:p>
          </table:table-cell>
          <table:table-cell office:value-type="float" office:value="-3.45" calcext:value-type="float">
            <text:p>-3.45</text:p>
          </table:table-cell>
          <table:table-cell office:value-type="float" office:value="0.09" calcext:value-type="float">
            <text:p>0.09</text:p>
          </table:table-cell>
          <table:table-cell office:value-type="float" office:value="-1.22" calcext:value-type="float">
            <text:p>-1.22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0.15" calcext:value-type="float">
            <text:p>-0.15</text:p>
          </table:table-cell>
          <table:table-cell office:value-type="float" office:value="-9.95" calcext:value-type="float">
            <text:p>-9.95</text:p>
          </table:table-cell>
          <table:table-cell office:value-type="float" office:value="-3.49" calcext:value-type="float">
            <text:p>-3.49</text:p>
          </table:table-cell>
          <table:table-cell office:value-type="float" office:value="0.09" calcext:value-type="float">
            <text:p>0.09</text:p>
          </table:table-cell>
          <table:table-cell office:value-type="float" office:value="-1.22" calcext:value-type="float">
            <text:p>-1.22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0.16" calcext:value-type="float">
            <text:p>-0.16</text:p>
          </table:table-cell>
          <table:table-cell office:value-type="float" office:value="-10.05" calcext:value-type="float">
            <text:p>-10.05</text:p>
          </table:table-cell>
          <table:table-cell office:value-type="float" office:value="-3.53" calcext:value-type="float">
            <text:p>-3.53</text:p>
          </table:table-cell>
          <table:table-cell office:value-type="float" office:value="0.09" calcext:value-type="float">
            <text:p>0.09</text:p>
          </table:table-cell>
          <table:table-cell office:value-type="float" office:value="-1.23" calcext:value-type="float">
            <text:p>-1.23</text:p>
          </table:table-cell>
          <table:table-cell office:value-type="float" office:value="-0.51" calcext:value-type="float">
            <text:p>-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-0.18" calcext:value-type="float">
            <text:p>-0.18</text:p>
          </table:table-cell>
          <table:table-cell office:value-type="float" office:value="-10.14" calcext:value-type="float">
            <text:p>-10.14</text:p>
          </table:table-cell>
          <table:table-cell office:value-type="float" office:value="-3.57" calcext:value-type="float">
            <text:p>-3.57</text:p>
          </table:table-cell>
          <table:table-cell office:value-type="float" office:value="0.09" calcext:value-type="float">
            <text:p>0.09</text:p>
          </table:table-cell>
          <table:table-cell office:value-type="float" office:value="-1.24" calcext:value-type="float">
            <text:p>-1.24</text:p>
          </table:table-cell>
          <table:table-cell office:value-type="float" office:value="-0.51" calcext:value-type="float">
            <text:p>-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-0.2" calcext:value-type="float">
            <text:p>-0.2</text:p>
          </table:table-cell>
          <table:table-cell office:value-type="float" office:value="-10.23" calcext:value-type="float">
            <text:p>-10.23</text:p>
          </table:table-cell>
          <table:table-cell office:value-type="float" office:value="-3.61" calcext:value-type="float">
            <text:p>-3.61</text:p>
          </table:table-cell>
          <table:table-cell office:value-type="float" office:value="0.09" calcext:value-type="float">
            <text:p>0.09</text:p>
          </table:table-cell>
          <table:table-cell office:value-type="float" office:value="-1.24" calcext:value-type="float">
            <text:p>-1.24</text:p>
          </table:table-cell>
          <table:table-cell office:value-type="float" office:value="-0.51" calcext:value-type="float">
            <text:p>-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-0.22" calcext:value-type="float">
            <text:p>-0.22</text:p>
          </table:table-cell>
          <table:table-cell office:value-type="float" office:value="-10.33" calcext:value-type="float">
            <text:p>-10.33</text:p>
          </table:table-cell>
          <table:table-cell office:value-type="float" office:value="-3.65" calcext:value-type="float">
            <text:p>-3.65</text:p>
          </table:table-cell>
          <table:table-cell office:value-type="float" office:value="0.09" calcext:value-type="float">
            <text:p>0.09</text:p>
          </table:table-cell>
          <table:table-cell office:value-type="float" office:value="-1.24" calcext:value-type="float">
            <text:p>-1.24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4" calcext:value-type="float">
            <text:p>-0.24</text:p>
          </table:table-cell>
          <table:table-cell office:value-type="float" office:value="-10.42" calcext:value-type="float">
            <text:p>-10.42</text:p>
          </table:table-cell>
          <table:table-cell office:value-type="float" office:value="-3.69" calcext:value-type="float">
            <text:p>-3.69</text:p>
          </table:table-cell>
          <table:table-cell office:value-type="float" office:value="0.09" calcext:value-type="float">
            <text:p>0.0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-0.26" calcext:value-type="float">
            <text:p>-0.26</text:p>
          </table:table-cell>
          <table:table-cell office:value-type="float" office:value="-10.52" calcext:value-type="float">
            <text:p>-10.52</text:p>
          </table:table-cell>
          <table:table-cell office:value-type="float" office:value="-3.73" calcext:value-type="float">
            <text:p>-3.73</text:p>
          </table:table-cell>
          <table:table-cell office:value-type="float" office:value="0.1" calcext:value-type="float">
            <text:p>0.1</text:p>
          </table:table-cell>
          <table:table-cell office:value-type="float" office:value="-1.25" calcext:value-type="float">
            <text:p>-1.25</text:p>
          </table:table-cell>
          <table:table-cell office:value-type="float" office:value="-0.53" calcext:value-type="float">
            <text:p>-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0.28" calcext:value-type="float">
            <text:p>-0.28</text:p>
          </table:table-cell>
          <table:table-cell office:value-type="float" office:value="-10.61" calcext:value-type="float">
            <text:p>-10.61</text:p>
          </table:table-cell>
          <table:table-cell office:value-type="float" office:value="-3.77" calcext:value-type="float">
            <text:p>-3.77</text:p>
          </table:table-cell>
          <table:table-cell office:value-type="float" office:value="0.1" calcext:value-type="float">
            <text:p>0.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53" calcext:value-type="float">
            <text:p>-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-0.3" calcext:value-type="float">
            <text:p>-0.3</text:p>
          </table:table-cell>
          <table:table-cell office:value-type="float" office:value="-10.7" calcext:value-type="float">
            <text:p>-10.7</text:p>
          </table:table-cell>
          <table:table-cell office:value-type="float" office:value="-3.81" calcext:value-type="float">
            <text:p>-3.81</text:p>
          </table:table-cell>
          <table:table-cell office:value-type="float" office:value="0.1" calcext:value-type="float">
            <text:p>0.1</text:p>
          </table:table-cell>
          <table:table-cell office:value-type="float" office:value="-1.26" calcext:value-type="float">
            <text:p>-1.26</text:p>
          </table:table-cell>
          <table:table-cell office:value-type="float" office:value="-0.53" calcext:value-type="float">
            <text:p>-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-0.32" calcext:value-type="float">
            <text:p>-0.32</text:p>
          </table:table-cell>
          <table:table-cell office:value-type="float" office:value="-10.8" calcext:value-type="float">
            <text:p>-10.8</text:p>
          </table:table-cell>
          <table:table-cell office:value-type="float" office:value="-3.85" calcext:value-type="float">
            <text:p>-3.85</text:p>
          </table:table-cell>
          <table:table-cell office:value-type="float" office:value="0.1" calcext:value-type="float">
            <text:p>0.1</text:p>
          </table:table-cell>
          <table:table-cell office:value-type="float" office:value="-1.27" calcext:value-type="float">
            <text:p>-1.27</text:p>
          </table:table-cell>
          <table:table-cell office:value-type="float" office:value="-0.53" calcext:value-type="float">
            <text:p>-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0.34" calcext:value-type="float">
            <text:p>-0.34</text:p>
          </table:table-cell>
          <table:table-cell office:value-type="float" office:value="-10.9" calcext:value-type="float">
            <text:p>-10.9</text:p>
          </table:table-cell>
          <table:table-cell office:value-type="float" office:value="-3.89" calcext:value-type="float">
            <text:p>-3.89</text:p>
          </table:table-cell>
          <table:table-cell office:value-type="float" office:value="0.1" calcext:value-type="float">
            <text:p>0.1</text:p>
          </table:table-cell>
          <table:table-cell office:value-type="float" office:value="-1.28" calcext:value-type="float">
            <text:p>-1.28</text:p>
          </table:table-cell>
          <table:table-cell office:value-type="float" office:value="-0.54" calcext:value-type="float">
            <text:p>-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-0.36" calcext:value-type="float">
            <text:p>-0.36</text:p>
          </table:table-cell>
          <table:table-cell office:value-type="float" office:value="-10.99" calcext:value-type="float">
            <text:p>-10.99</text:p>
          </table:table-cell>
          <table:table-cell office:value-type="float" office:value="-3.93" calcext:value-type="float">
            <text:p>-3.93</text:p>
          </table:table-cell>
          <table:table-cell office:value-type="float" office:value="0.1" calcext:value-type="float">
            <text:p>0.1</text:p>
          </table:table-cell>
          <table:table-cell office:value-type="float" office:value="-1.28" calcext:value-type="float">
            <text:p>-1.28</text:p>
          </table:table-cell>
          <table:table-cell office:value-type="float" office:value="-0.54" calcext:value-type="float">
            <text:p>-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-0.38" calcext:value-type="float">
            <text:p>-0.38</text:p>
          </table:table-cell>
          <table:table-cell office:value-type="float" office:value="-11.09" calcext:value-type="float">
            <text:p>-11.09</text:p>
          </table:table-cell>
          <table:table-cell office:value-type="float" office:value="-3.97" calcext:value-type="float">
            <text:p>-3.97</text:p>
          </table:table-cell>
          <table:table-cell office:value-type="float" office:value="0.1" calcext:value-type="float">
            <text:p>0.1</text:p>
          </table:table-cell>
          <table:table-cell office:value-type="float" office:value="-1.29" calcext:value-type="float">
            <text:p>-1.29</text:p>
          </table:table-cell>
          <table:table-cell office:value-type="float" office:value="-0.54" calcext:value-type="float">
            <text:p>-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-0.41" calcext:value-type="float">
            <text:p>-0.41</text:p>
          </table:table-cell>
          <table:table-cell office:value-type="float" office:value="-11.19" calcext:value-type="float">
            <text:p>-11.19</text:p>
          </table:table-cell>
          <table:table-cell office:value-type="float" office:value="-4.02" calcext:value-type="float">
            <text:p>-4.02</text:p>
          </table:table-cell>
          <table:table-cell office:value-type="float" office:value="0.1" calcext:value-type="float">
            <text:p>0.1</text:p>
          </table:table-cell>
          <table:table-cell office:value-type="float" office:value="-1.29" calcext:value-type="float">
            <text:p>-1.29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-0.43" calcext:value-type="float">
            <text:p>-0.43</text:p>
          </table:table-cell>
          <table:table-cell office:value-type="float" office:value="-11.28" calcext:value-type="float">
            <text:p>-11.28</text:p>
          </table:table-cell>
          <table:table-cell office:value-type="float" office:value="-4.06" calcext:value-type="float">
            <text:p>-4.06</text:p>
          </table:table-cell>
          <table:table-cell office:value-type="float" office:value="0.1" calcext:value-type="float">
            <text:p>0.1</text:p>
          </table:table-cell>
          <table:table-cell office:value-type="float" office:value="-1.3" calcext:value-type="float">
            <text:p>-1.3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-0.45" calcext:value-type="float">
            <text:p>-0.4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4.1" calcext:value-type="float">
            <text:p>-4.1</text:p>
          </table:table-cell>
          <table:table-cell office:value-type="float" office:value="0.09" calcext:value-type="float">
            <text:p>0.09</text:p>
          </table:table-cell>
          <table:table-cell office:value-type="float" office:value="-1.3" calcext:value-type="float">
            <text:p>-1.3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-0.48" calcext:value-type="float">
            <text:p>-0.48</text:p>
          </table:table-cell>
          <table:table-cell office:value-type="float" office:value="-11.48" calcext:value-type="float">
            <text:p>-11.48</text:p>
          </table:table-cell>
          <table:table-cell office:value-type="float" office:value="-4.14" calcext:value-type="float">
            <text:p>-4.14</text:p>
          </table:table-cell>
          <table:table-cell office:value-type="float" office:value="0.09" calcext:value-type="float">
            <text:p>0.09</text:p>
          </table:table-cell>
          <table:table-cell office:value-type="float" office:value="-1.31" calcext:value-type="float">
            <text:p>-1.31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-0.5" calcext:value-type="float">
            <text:p>-0.5</text:p>
          </table:table-cell>
          <table:table-cell office:value-type="float" office:value="-11.58" calcext:value-type="float">
            <text:p>-11.58</text:p>
          </table:table-cell>
          <table:table-cell office:value-type="float" office:value="-4.19" calcext:value-type="float">
            <text:p>-4.19</text:p>
          </table:table-cell>
          <table:table-cell office:value-type="float" office:value="0.09" calcext:value-type="float">
            <text:p>0.09</text:p>
          </table:table-cell>
          <table:table-cell office:value-type="float" office:value="-1.32" calcext:value-type="float">
            <text:p>-1.32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-0.53" calcext:value-type="float">
            <text:p>-0.53</text:p>
          </table:table-cell>
          <table:table-cell office:value-type="float" office:value="-11.68" calcext:value-type="float">
            <text:p>-11.68</text:p>
          </table:table-cell>
          <table:table-cell office:value-type="float" office:value="-4.23" calcext:value-type="float">
            <text:p>-4.23</text:p>
          </table:table-cell>
          <table:table-cell office:value-type="float" office:value="0.1" calcext:value-type="float">
            <text:p>0.1</text:p>
          </table:table-cell>
          <table:table-cell office:value-type="float" office:value="-1.32" calcext:value-type="float">
            <text:p>-1.32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-0.56" calcext:value-type="float">
            <text:p>-0.56</text:p>
          </table:table-cell>
          <table:table-cell office:value-type="float" office:value="-11.78" calcext:value-type="float">
            <text:p>-11.78</text:p>
          </table:table-cell>
          <table:table-cell office:value-type="float" office:value="-4.27" calcext:value-type="float">
            <text:p>-4.27</text:p>
          </table:table-cell>
          <table:table-cell office:value-type="float" office:value="0.1" calcext:value-type="float">
            <text:p>0.1</text:p>
          </table:table-cell>
          <table:table-cell office:value-type="float" office:value="-1.33" calcext:value-type="float">
            <text:p>-1.33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-0.58" calcext:value-type="float">
            <text:p>-0.58</text:p>
          </table:table-cell>
          <table:table-cell office:value-type="float" office:value="-11.88" calcext:value-type="float">
            <text:p>-11.88</text:p>
          </table:table-cell>
          <table:table-cell office:value-type="float" office:value="-4.32" calcext:value-type="float">
            <text:p>-4.32</text:p>
          </table:table-cell>
          <table:table-cell office:value-type="float" office:value="0.1" calcext:value-type="float">
            <text:p>0.1</text:p>
          </table:table-cell>
          <table:table-cell office:value-type="float" office:value="-1.33" calcext:value-type="float">
            <text:p>-1.33</text:p>
          </table:table-cell>
          <table:table-cell office:value-type="float" office:value="-0.56" calcext:value-type="float">
            <text:p>-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-0.61" calcext:value-type="float">
            <text:p>-0.61</text:p>
          </table:table-cell>
          <table:table-cell office:value-type="float" office:value="-11.98" calcext:value-type="float">
            <text:p>-11.98</text:p>
          </table:table-cell>
          <table:table-cell office:value-type="float" office:value="-4.36" calcext:value-type="float">
            <text:p>-4.36</text:p>
          </table:table-cell>
          <table:table-cell office:value-type="float" office:value="0.09" calcext:value-type="float">
            <text:p>0.09</text:p>
          </table:table-cell>
          <table:table-cell office:value-type="float" office:value="-1.34" calcext:value-type="float">
            <text:p>-1.34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-0.64" calcext:value-type="float">
            <text:p>-0.64</text:p>
          </table:table-cell>
          <table:table-cell office:value-type="float" office:value="-12.08" calcext:value-type="float">
            <text:p>-12.08</text:p>
          </table:table-cell>
          <table:table-cell office:value-type="float" office:value="-4.41" calcext:value-type="float">
            <text:p>-4.41</text:p>
          </table:table-cell>
          <table:table-cell office:value-type="float" office:value="0.09" calcext:value-type="float">
            <text:p>0.09</text:p>
          </table:table-cell>
          <table:table-cell office:value-type="float" office:value="-1.34" calcext:value-type="float">
            <text:p>-1.34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-0.67" calcext:value-type="float">
            <text:p>-0.67</text:p>
          </table:table-cell>
          <table:table-cell office:value-type="float" office:value="-12.18" calcext:value-type="float">
            <text:p>-12.18</text:p>
          </table:table-cell>
          <table:table-cell office:value-type="float" office:value="-4.45" calcext:value-type="float">
            <text:p>-4.45</text:p>
          </table:table-cell>
          <table:table-cell office:value-type="float" office:value="0.09" calcext:value-type="float">
            <text:p>0.09</text:p>
          </table:table-cell>
          <table:table-cell office:value-type="float" office:value="-1.35" calcext:value-type="float">
            <text:p>-1.35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-0.69" calcext:value-type="float">
            <text:p>-0.69</text:p>
          </table:table-cell>
          <table:table-cell office:value-type="float" office:value="-12.28" calcext:value-type="float">
            <text:p>-12.28</text:p>
          </table:table-cell>
          <table:table-cell office:value-type="float" office:value="-4.49" calcext:value-type="float">
            <text:p>-4.49</text:p>
          </table:table-cell>
          <table:table-cell office:value-type="float" office:value="0.1" calcext:value-type="float">
            <text:p>0.1</text:p>
          </table:table-cell>
          <table:table-cell office:value-type="float" office:value="-1.35" calcext:value-type="float">
            <text:p>-1.35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-0.72" calcext:value-type="float">
            <text:p>-0.72</text:p>
          </table:table-cell>
          <table:table-cell office:value-type="float" office:value="-12.38" calcext:value-type="float">
            <text:p>-12.38</text:p>
          </table:table-cell>
          <table:table-cell office:value-type="float" office:value="-4.54" calcext:value-type="float">
            <text:p>-4.54</text:p>
          </table:table-cell>
          <table:table-cell office:value-type="float" office:value="0.1" calcext:value-type="float">
            <text:p>0.1</text:p>
          </table:table-cell>
          <table:table-cell office:value-type="float" office:value="-1.36" calcext:value-type="float">
            <text:p>-1.36</text:p>
          </table:table-cell>
          <table:table-cell office:value-type="float" office:value="-0.58" calcext:value-type="float">
            <text:p>-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-0.75" calcext:value-type="float">
            <text:p>-0.75</text:p>
          </table:table-cell>
          <table:table-cell office:value-type="float" office:value="-12.48" calcext:value-type="float">
            <text:p>-12.48</text:p>
          </table:table-cell>
          <table:table-cell office:value-type="float" office:value="-4.58" calcext:value-type="float">
            <text:p>-4.58</text:p>
          </table:table-cell>
          <table:table-cell office:value-type="float" office:value="0.1" calcext:value-type="float">
            <text:p>0.1</text:p>
          </table:table-cell>
          <table:table-cell office:value-type="float" office:value="-1.36" calcext:value-type="float">
            <text:p>-1.36</text:p>
          </table:table-cell>
          <table:table-cell office:value-type="float" office:value="-0.58" calcext:value-type="float">
            <text:p>-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-0.79" calcext:value-type="float">
            <text:p>-0.79</text:p>
          </table:table-cell>
          <table:table-cell office:value-type="float" office:value="-12.58" calcext:value-type="float">
            <text:p>-12.58</text:p>
          </table:table-cell>
          <table:table-cell office:value-type="float" office:value="-4.63" calcext:value-type="float">
            <text:p>-4.63</text:p>
          </table:table-cell>
          <table:table-cell office:value-type="float" office:value="0.1" calcext:value-type="float">
            <text:p>0.1</text:p>
          </table:table-cell>
          <table:table-cell office:value-type="float" office:value="-1.37" calcext:value-type="float">
            <text:p>-1.37</text:p>
          </table:table-cell>
          <table:table-cell office:value-type="float" office:value="-0.58" calcext:value-type="float">
            <text:p>-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0.82" calcext:value-type="float">
            <text:p>-0.82</text:p>
          </table:table-cell>
          <table:table-cell office:value-type="float" office:value="-12.69" calcext:value-type="float">
            <text:p>-12.69</text:p>
          </table:table-cell>
          <table:table-cell office:value-type="float" office:value="-4.67" calcext:value-type="float">
            <text:p>-4.67</text:p>
          </table:table-cell>
          <table:table-cell office:value-type="float" office:value="0.1" calcext:value-type="float">
            <text:p>0.1</text:p>
          </table:table-cell>
          <table:table-cell office:value-type="float" office:value="-1.37" calcext:value-type="float">
            <text:p>-1.37</text:p>
          </table:table-cell>
          <table:table-cell office:value-type="float" office:value="-0.58" calcext:value-type="float">
            <text:p>-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-0.85" calcext:value-type="float">
            <text:p>-0.85</text:p>
          </table:table-cell>
          <table:table-cell office:value-type="float" office:value="-12.79" calcext:value-type="float">
            <text:p>-12.79</text:p>
          </table:table-cell>
          <table:table-cell office:value-type="float" office:value="-4.72" calcext:value-type="float">
            <text:p>-4.72</text:p>
          </table:table-cell>
          <table:table-cell office:value-type="float" office:value="0.1" calcext:value-type="float">
            <text:p>0.1</text:p>
          </table:table-cell>
          <table:table-cell office:value-type="float" office:value="-1.38" calcext:value-type="float">
            <text:p>-1.38</text:p>
          </table:table-cell>
          <table:table-cell office:value-type="float" office:value="-0.59" calcext:value-type="float">
            <text:p>-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-0.88" calcext:value-type="float">
            <text:p>-0.88</text:p>
          </table:table-cell>
          <table:table-cell office:value-type="float" office:value="-12.89" calcext:value-type="float">
            <text:p>-12.89</text:p>
          </table:table-cell>
          <table:table-cell office:value-type="float" office:value="-4.76" calcext:value-type="float">
            <text:p>-4.76</text:p>
          </table:table-cell>
          <table:table-cell office:value-type="float" office:value="0.1" calcext:value-type="float">
            <text:p>0.1</text:p>
          </table:table-cell>
          <table:table-cell office:value-type="float" office:value="-1.38" calcext:value-type="float">
            <text:p>-1.38</text:p>
          </table:table-cell>
          <table:table-cell office:value-type="float" office:value="-0.59" calcext:value-type="float">
            <text:p>-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-0.91" calcext:value-type="float">
            <text:p>-0.91</text:p>
          </table:table-cell>
          <table:table-cell office:value-type="float" office:value="-13" calcext:value-type="float">
            <text:p>-13</text:p>
          </table:table-cell>
          <table:table-cell office:value-type="float" office:value="-4.81" calcext:value-type="float">
            <text:p>-4.81</text:p>
          </table:table-cell>
          <table:table-cell office:value-type="float" office:value="0.1" calcext:value-type="float">
            <text:p>0.1</text:p>
          </table:table-cell>
          <table:table-cell office:value-type="float" office:value="-1.39" calcext:value-type="float">
            <text:p>-1.39</text:p>
          </table:table-cell>
          <table:table-cell office:value-type="float" office:value="-0.59" calcext:value-type="float">
            <text:p>-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-0.95" calcext:value-type="float">
            <text:p>-0.95</text:p>
          </table:table-cell>
          <table:table-cell office:value-type="float" office:value="-13.1" calcext:value-type="float">
            <text:p>-13.1</text:p>
          </table:table-cell>
          <table:table-cell office:value-type="float" office:value="-4.85" calcext:value-type="float">
            <text:p>-4.85</text:p>
          </table:table-cell>
          <table:table-cell office:value-type="float" office:value="0.1" calcext:value-type="float">
            <text:p>0.1</text:p>
          </table:table-cell>
          <table:table-cell office:value-type="float" office:value="-1.4" calcext:value-type="float">
            <text:p>-1.4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-0.98" calcext:value-type="float">
            <text:p>-0.98</text:p>
          </table:table-cell>
          <table:table-cell office:value-type="float" office:value="-13.21" calcext:value-type="float">
            <text:p>-13.21</text:p>
          </table:table-cell>
          <table:table-cell office:value-type="float" office:value="-4.9" calcext:value-type="float">
            <text:p>-4.9</text:p>
          </table:table-cell>
          <table:table-cell office:value-type="float" office:value="0.1" calcext:value-type="float">
            <text:p>0.1</text:p>
          </table:table-cell>
          <table:table-cell office:value-type="float" office:value="-1.4" calcext:value-type="float">
            <text:p>-1.4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-1.02" calcext:value-type="float">
            <text:p>-1.02</text:p>
          </table:table-cell>
          <table:table-cell office:value-type="float" office:value="-13.31" calcext:value-type="float">
            <text:p>-13.31</text:p>
          </table:table-cell>
          <table:table-cell office:value-type="float" office:value="-4.95" calcext:value-type="float">
            <text:p>-4.95</text:p>
          </table:table-cell>
          <table:table-cell office:value-type="float" office:value="0.1" calcext:value-type="float">
            <text:p>0.1</text:p>
          </table:table-cell>
          <table:table-cell office:value-type="float" office:value="-1.41" calcext:value-type="float">
            <text:p>-1.41</text:p>
          </table:table-cell>
          <table:table-cell office:value-type="float" office:value="-0.6" calcext:value-type="float">
            <text:p>-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-1.05" calcext:value-type="float">
            <text:p>-1.05</text:p>
          </table:table-cell>
          <table:table-cell office:value-type="float" office:value="-13.42" calcext:value-type="float">
            <text:p>-13.42</text:p>
          </table:table-cell>
          <table:table-cell office:value-type="float" office:value="-4.99" calcext:value-type="float">
            <text:p>-4.99</text:p>
          </table:table-cell>
          <table:table-cell office:value-type="float" office:value="0.1" calcext:value-type="float">
            <text:p>0.1</text:p>
          </table:table-cell>
          <table:table-cell office:value-type="float" office:value="-1.41" calcext:value-type="float">
            <text:p>-1.41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1.09" calcext:value-type="float">
            <text:p>-1.09</text:p>
          </table:table-cell>
          <table:table-cell office:value-type="float" office:value="-13.52" calcext:value-type="float">
            <text:p>-13.52</text:p>
          </table:table-cell>
          <table:table-cell office:value-type="float" office:value="-5.04" calcext:value-type="float">
            <text:p>-5.04</text:p>
          </table:table-cell>
          <table:table-cell office:value-type="float" office:value="0.1" calcext:value-type="float">
            <text:p>0.1</text:p>
          </table:table-cell>
          <table:table-cell office:value-type="float" office:value="-1.42" calcext:value-type="float">
            <text:p>-1.42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1.13" calcext:value-type="float">
            <text:p>-1.13</text:p>
          </table:table-cell>
          <table:table-cell office:value-type="float" office:value="-13.63" calcext:value-type="float">
            <text:p>-13.63</text:p>
          </table:table-cell>
          <table:table-cell office:value-type="float" office:value="-5.09" calcext:value-type="float">
            <text:p>-5.09</text:p>
          </table:table-cell>
          <table:table-cell office:value-type="float" office:value="0.1" calcext:value-type="float">
            <text:p>0.1</text:p>
          </table:table-cell>
          <table:table-cell office:value-type="float" office:value="-1.43" calcext:value-type="float">
            <text:p>-1.43</text:p>
          </table:table-cell>
          <table:table-cell office:value-type="float" office:value="-0.61" calcext:value-type="float">
            <text:p>-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1.16" calcext:value-type="float">
            <text:p>-1.16</text:p>
          </table:table-cell>
          <table:table-cell office:value-type="float" office:value="-13.74" calcext:value-type="float">
            <text:p>-13.74</text:p>
          </table:table-cell>
          <table:table-cell office:value-type="float" office:value="-5.14" calcext:value-type="float">
            <text:p>-5.14</text:p>
          </table:table-cell>
          <table:table-cell office:value-type="float" office:value="0.1" calcext:value-type="float">
            <text:p>0.1</text:p>
          </table:table-cell>
          <table:table-cell office:value-type="float" office:value="-1.43" calcext:value-type="float">
            <text:p>-1.43</text:p>
          </table:table-cell>
          <table:table-cell office:value-type="float" office:value="-0.62" calcext:value-type="float">
            <text:p>-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-1.2" calcext:value-type="float">
            <text:p>-1.2</text:p>
          </table:table-cell>
          <table:table-cell office:value-type="float" office:value="-13.84" calcext:value-type="float">
            <text:p>-13.84</text:p>
          </table:table-cell>
          <table:table-cell office:value-type="float" office:value="-5.19" calcext:value-type="float">
            <text:p>-5.19</text:p>
          </table:table-cell>
          <table:table-cell office:value-type="float" office:value="0.1" calcext:value-type="float">
            <text:p>0.1</text:p>
          </table:table-cell>
          <table:table-cell office:value-type="float" office:value="-1.44" calcext:value-type="float">
            <text:p>-1.44</text:p>
          </table:table-cell>
          <table:table-cell office:value-type="float" office:value="-0.62" calcext:value-type="float">
            <text:p>-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-1.24" calcext:value-type="float">
            <text:p>-1.24</text:p>
          </table:table-cell>
          <table:table-cell office:value-type="float" office:value="-13.95" calcext:value-type="float">
            <text:p>-13.95</text:p>
          </table:table-cell>
          <table:table-cell office:value-type="float" office:value="-5.23" calcext:value-type="float">
            <text:p>-5.23</text:p>
          </table:table-cell>
          <table:table-cell office:value-type="float" office:value="0.1" calcext:value-type="float">
            <text:p>0.1</text:p>
          </table:table-cell>
          <table:table-cell office:value-type="float" office:value="-1.44" calcext:value-type="float">
            <text:p>-1.44</text:p>
          </table:table-cell>
          <table:table-cell office:value-type="float" office:value="-0.62" calcext:value-type="float">
            <text:p>-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-1.28" calcext:value-type="float">
            <text:p>-1.28</text:p>
          </table:table-cell>
          <table:table-cell office:value-type="float" office:value="-14.06" calcext:value-type="float">
            <text:p>-14.06</text:p>
          </table:table-cell>
          <table:table-cell office:value-type="float" office:value="-5.28" calcext:value-type="float">
            <text:p>-5.28</text:p>
          </table:table-cell>
          <table:table-cell office:value-type="float" office:value="0.1" calcext:value-type="float">
            <text:p>0.1</text:p>
          </table:table-cell>
          <table:table-cell office:value-type="float" office:value="-1.45" calcext:value-type="float">
            <text:p>-1.45</text:p>
          </table:table-cell>
          <table:table-cell office:value-type="float" office:value="-0.62" calcext:value-type="float">
            <text:p>-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-1.32" calcext:value-type="float">
            <text:p>-1.32</text:p>
          </table:table-cell>
          <table:table-cell office:value-type="float" office:value="-14.16" calcext:value-type="float">
            <text:p>-14.16</text:p>
          </table:table-cell>
          <table:table-cell office:value-type="float" office:value="-5.33" calcext:value-type="float">
            <text:p>-5.33</text:p>
          </table:table-cell>
          <table:table-cell office:value-type="float" office:value="0.1" calcext:value-type="float">
            <text:p>0.1</text:p>
          </table:table-cell>
          <table:table-cell office:value-type="float" office:value="-1.45" calcext:value-type="float">
            <text:p>-1.45</text:p>
          </table:table-cell>
          <table:table-cell office:value-type="float" office:value="-0.62" calcext:value-type="float">
            <text:p>-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-1.36" calcext:value-type="float">
            <text:p>-1.36</text:p>
          </table:table-cell>
          <table:table-cell office:value-type="float" office:value="-14.27" calcext:value-type="float">
            <text:p>-14.27</text:p>
          </table:table-cell>
          <table:table-cell office:value-type="float" office:value="-5.38" calcext:value-type="float">
            <text:p>-5.38</text:p>
          </table:table-cell>
          <table:table-cell office:value-type="float" office:value="0.11" calcext:value-type="float">
            <text:p>0.11</text:p>
          </table:table-cell>
          <table:table-cell office:value-type="float" office:value="-1.46" calcext:value-type="float">
            <text:p>-1.46</text:p>
          </table:table-cell>
          <table:table-cell office:value-type="float" office:value="-0.63" calcext:value-type="float">
            <text:p>-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-1.4" calcext:value-type="float">
            <text:p>-1.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5.43" calcext:value-type="float">
            <text:p>-5.43</text:p>
          </table:table-cell>
          <table:table-cell office:value-type="float" office:value="0.11" calcext:value-type="float">
            <text:p>0.11</text:p>
          </table:table-cell>
          <table:table-cell office:value-type="float" office:value="-1.46" calcext:value-type="float">
            <text:p>-1.46</text:p>
          </table:table-cell>
          <table:table-cell office:value-type="float" office:value="-0.63" calcext:value-type="float">
            <text:p>-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-1.44" calcext:value-type="float">
            <text:p>-1.44</text:p>
          </table:table-cell>
          <table:table-cell office:value-type="float" office:value="-14.49" calcext:value-type="float">
            <text:p>-14.49</text:p>
          </table:table-cell>
          <table:table-cell office:value-type="float" office:value="-5.48" calcext:value-type="float">
            <text:p>-5.48</text:p>
          </table:table-cell>
          <table:table-cell office:value-type="float" office:value="0.11" calcext:value-type="float">
            <text:p>0.11</text:p>
          </table:table-cell>
          <table:table-cell office:value-type="float" office:value="-1.47" calcext:value-type="float">
            <text:p>-1.47</text:p>
          </table:table-cell>
          <table:table-cell office:value-type="float" office:value="-0.63" calcext:value-type="float">
            <text:p>-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-1.48" calcext:value-type="float">
            <text:p>-1.48</text:p>
          </table:table-cell>
          <table:table-cell office:value-type="float" office:value="-14.6" calcext:value-type="float">
            <text:p>-14.6</text:p>
          </table:table-cell>
          <table:table-cell office:value-type="float" office:value="-5.53" calcext:value-type="float">
            <text:p>-5.53</text:p>
          </table:table-cell>
          <table:table-cell office:value-type="float" office:value="0.11" calcext:value-type="float">
            <text:p>0.11</text:p>
          </table:table-cell>
          <table:table-cell office:value-type="float" office:value="-1.47" calcext:value-type="float">
            <text:p>-1.47</text:p>
          </table:table-cell>
          <table:table-cell office:value-type="float" office:value="-0.64" calcext:value-type="float">
            <text:p>-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-1.52" calcext:value-type="float">
            <text:p>-1.52</text:p>
          </table:table-cell>
          <table:table-cell office:value-type="float" office:value="-14.71" calcext:value-type="float">
            <text:p>-14.71</text:p>
          </table:table-cell>
          <table:table-cell office:value-type="float" office:value="-5.58" calcext:value-type="float">
            <text:p>-5.58</text:p>
          </table:table-cell>
          <table:table-cell office:value-type="float" office:value="0.11" calcext:value-type="float">
            <text:p>0.11</text:p>
          </table:table-cell>
          <table:table-cell office:value-type="float" office:value="-1.48" calcext:value-type="float">
            <text:p>-1.48</text:p>
          </table:table-cell>
          <table:table-cell office:value-type="float" office:value="-0.64" calcext:value-type="float">
            <text:p>-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-1.57" calcext:value-type="float">
            <text:p>-1.57</text:p>
          </table:table-cell>
          <table:table-cell office:value-type="float" office:value="-14.82" calcext:value-type="float">
            <text:p>-14.82</text:p>
          </table:table-cell>
          <table:table-cell office:value-type="float" office:value="-5.63" calcext:value-type="float">
            <text:p>-5.63</text:p>
          </table:table-cell>
          <table:table-cell office:value-type="float" office:value="0.11" calcext:value-type="float">
            <text:p>0.11</text:p>
          </table:table-cell>
          <table:table-cell office:value-type="float" office:value="-1.48" calcext:value-type="float">
            <text:p>-1.48</text:p>
          </table:table-cell>
          <table:table-cell office:value-type="float" office:value="-0.65" calcext:value-type="float">
            <text:p>-0.6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41" calcext:value-type="float">
            <text:p>15.41</text:p>
          </table:table-cell>
          <table:table-cell office:value-type="float" office:value="-1.61" calcext:value-type="float">
            <text:p>-1.61</text:p>
          </table:table-cell>
          <table:table-cell office:value-type="float" office:value="-14.93" calcext:value-type="float">
            <text:p>-14.93</text:p>
          </table:table-cell>
          <table:table-cell office:value-type="float" office:value="-5.68" calcext:value-type="float">
            <text:p>-5.68</text:p>
          </table:table-cell>
          <table:table-cell office:value-type="float" office:value="0.11" calcext:value-type="float">
            <text:p>0.11</text:p>
          </table:table-cell>
          <table:table-cell office:value-type="float" office:value="-1.49" calcext:value-type="float">
            <text:p>-1.49</text:p>
          </table:table-cell>
          <table:table-cell office:value-type="float" office:value="-0.65" calcext:value-type="float">
            <text:p>-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-1.66" calcext:value-type="float">
            <text:p>-1.66</text:p>
          </table:table-cell>
          <table:table-cell office:value-type="float" office:value="-15.04" calcext:value-type="float">
            <text:p>-15.04</text:p>
          </table:table-cell>
          <table:table-cell office:value-type="float" office:value="-5.73" calcext:value-type="float">
            <text:p>-5.73</text:p>
          </table:table-cell>
          <table:table-cell office:value-type="float" office:value="0.11" calcext:value-type="float">
            <text:p>0.11</text:p>
          </table:table-cell>
          <table:table-cell office:value-type="float" office:value="-1.49" calcext:value-type="float">
            <text:p>-1.49</text:p>
          </table:table-cell>
          <table:table-cell office:value-type="float" office:value="-0.65" calcext:value-type="float">
            <text:p>-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-1.7" calcext:value-type="float">
            <text:p>-1.7</text:p>
          </table:table-cell>
          <table:table-cell office:value-type="float" office:value="-15.16" calcext:value-type="float">
            <text:p>-15.16</text:p>
          </table:table-cell>
          <table:table-cell office:value-type="float" office:value="-5.78" calcext:value-type="float">
            <text:p>-5.78</text:p>
          </table:table-cell>
          <table:table-cell office:value-type="float" office:value="0.11" calcext:value-type="float">
            <text:p>0.11</text:p>
          </table:table-cell>
          <table:table-cell office:value-type="float" office:value="-1.5" calcext:value-type="float">
            <text:p>-1.5</text:p>
          </table:table-cell>
          <table:table-cell office:value-type="float" office:value="-0.66" calcext:value-type="float">
            <text:p>-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1.75" calcext:value-type="float">
            <text:p>-1.75</text:p>
          </table:table-cell>
          <table:table-cell office:value-type="float" office:value="-15.27" calcext:value-type="float">
            <text:p>-15.27</text:p>
          </table:table-cell>
          <table:table-cell office:value-type="float" office:value="-5.83" calcext:value-type="float">
            <text:p>-5.83</text:p>
          </table:table-cell>
          <table:table-cell office:value-type="float" office:value="0.11" calcext:value-type="float">
            <text:p>0.11</text:p>
          </table:table-cell>
          <table:table-cell office:value-type="float" office:value="-1.5" calcext:value-type="float">
            <text:p>-1.5</text:p>
          </table:table-cell>
          <table:table-cell office:value-type="float" office:value="-0.66" calcext:value-type="float">
            <text:p>-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-1.79" calcext:value-type="float">
            <text:p>-1.79</text:p>
          </table:table-cell>
          <table:table-cell office:value-type="float" office:value="-15.38" calcext:value-type="float">
            <text:p>-15.38</text:p>
          </table:table-cell>
          <table:table-cell office:value-type="float" office:value="-5.88" calcext:value-type="float">
            <text:p>-5.88</text:p>
          </table:table-cell>
          <table:table-cell office:value-type="float" office:value="0.11" calcext:value-type="float">
            <text:p>0.11</text:p>
          </table:table-cell>
          <table:table-cell office:value-type="float" office:value="-1.51" calcext:value-type="float">
            <text:p>-1.51</text:p>
          </table:table-cell>
          <table:table-cell office:value-type="float" office:value="-0.66" calcext:value-type="float">
            <text:p>-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-1.84" calcext:value-type="float">
            <text:p>-1.84</text:p>
          </table:table-cell>
          <table:table-cell office:value-type="float" office:value="-15.49" calcext:value-type="float">
            <text:p>-15.49</text:p>
          </table:table-cell>
          <table:table-cell office:value-type="float" office:value="-5.93" calcext:value-type="float">
            <text:p>-5.93</text:p>
          </table:table-cell>
          <table:table-cell office:value-type="float" office:value="0.11" calcext:value-type="float">
            <text:p>0.11</text:p>
          </table:table-cell>
          <table:table-cell office:value-type="float" office:value="-1.51" calcext:value-type="float">
            <text:p>-1.51</text:p>
          </table:table-cell>
          <table:table-cell office:value-type="float" office:value="-0.67" calcext:value-type="float">
            <text:p>-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-1.89" calcext:value-type="float">
            <text:p>-1.89</text:p>
          </table:table-cell>
          <table:table-cell office:value-type="float" office:value="-15.61" calcext:value-type="float">
            <text:p>-15.61</text:p>
          </table:table-cell>
          <table:table-cell office:value-type="float" office:value="-5.99" calcext:value-type="float">
            <text:p>-5.99</text:p>
          </table:table-cell>
          <table:table-cell office:value-type="float" office:value="0.11" calcext:value-type="float">
            <text:p>0.11</text:p>
          </table:table-cell>
          <table:table-cell office:value-type="float" office:value="-1.52" calcext:value-type="float">
            <text:p>-1.52</text:p>
          </table:table-cell>
          <table:table-cell office:value-type="float" office:value="-0.67" calcext:value-type="float">
            <text:p>-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-1.94" calcext:value-type="float">
            <text:p>-1.94</text:p>
          </table:table-cell>
          <table:table-cell office:value-type="float" office:value="-15.72" calcext:value-type="float">
            <text:p>-15.72</text:p>
          </table:table-cell>
          <table:table-cell office:value-type="float" office:value="-6.04" calcext:value-type="float">
            <text:p>-6.04</text:p>
          </table:table-cell>
          <table:table-cell office:value-type="float" office:value="0.11" calcext:value-type="float">
            <text:p>0.11</text:p>
          </table:table-cell>
          <table:table-cell office:value-type="float" office:value="-1.52" calcext:value-type="float">
            <text:p>-1.52</text:p>
          </table:table-cell>
          <table:table-cell office:value-type="float" office:value="-0.67" calcext:value-type="float">
            <text:p>-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-1.99" calcext:value-type="float">
            <text:p>-1.99</text:p>
          </table:table-cell>
          <table:table-cell office:value-type="float" office:value="-15.83" calcext:value-type="float">
            <text:p>-15.83</text:p>
          </table:table-cell>
          <table:table-cell office:value-type="float" office:value="-6.09" calcext:value-type="float">
            <text:p>-6.09</text:p>
          </table:table-cell>
          <table:table-cell office:value-type="float" office:value="0.11" calcext:value-type="float">
            <text:p>0.11</text:p>
          </table:table-cell>
          <table:table-cell office:value-type="float" office:value="-1.53" calcext:value-type="float">
            <text:p>-1.53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2.04" calcext:value-type="float">
            <text:p>-2.04</text:p>
          </table:table-cell>
          <table:table-cell office:value-type="float" office:value="-15.94" calcext:value-type="float">
            <text:p>-15.94</text:p>
          </table:table-cell>
          <table:table-cell office:value-type="float" office:value="-6.14" calcext:value-type="float">
            <text:p>-6.14</text:p>
          </table:table-cell>
          <table:table-cell office:value-type="float" office:value="0.11" calcext:value-type="float">
            <text:p>0.11</text:p>
          </table:table-cell>
          <table:table-cell office:value-type="float" office:value="-1.53" calcext:value-type="float">
            <text:p>-1.53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-2.09" calcext:value-type="float">
            <text:p>-2.09</text:p>
          </table:table-cell>
          <table:table-cell office:value-type="float" office:value="-16.06" calcext:value-type="float">
            <text:p>-16.06</text:p>
          </table:table-cell>
          <table:table-cell office:value-type="float" office:value="-6.2" calcext:value-type="float">
            <text:p>-6.2</text:p>
          </table:table-cell>
          <table:table-cell office:value-type="float" office:value="0.11" calcext:value-type="float">
            <text:p>0.11</text:p>
          </table:table-cell>
          <table:table-cell office:value-type="float" office:value="-1.54" calcext:value-type="float">
            <text:p>-1.5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-2.14" calcext:value-type="float">
            <text:p>-2.14</text:p>
          </table:table-cell>
          <table:table-cell office:value-type="float" office:value="-16.17" calcext:value-type="float">
            <text:p>-16.17</text:p>
          </table:table-cell>
          <table:table-cell office:value-type="float" office:value="-6.25" calcext:value-type="float">
            <text:p>-6.25</text:p>
          </table:table-cell>
          <table:table-cell office:value-type="float" office:value="0.12" calcext:value-type="float">
            <text:p>0.12</text:p>
          </table:table-cell>
          <table:table-cell office:value-type="float" office:value="-1.54" calcext:value-type="float">
            <text:p>-1.5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-2.19" calcext:value-type="float">
            <text:p>-2.19</text:p>
          </table:table-cell>
          <table:table-cell office:value-type="float" office:value="-16.29" calcext:value-type="float">
            <text:p>-16.29</text:p>
          </table:table-cell>
          <table:table-cell office:value-type="float" office:value="-6.3" calcext:value-type="float">
            <text:p>-6.3</text:p>
          </table:table-cell>
          <table:table-cell office:value-type="float" office:value="0.12" calcext:value-type="float">
            <text:p>0.12</text:p>
          </table:table-cell>
          <table:table-cell office:value-type="float" office:value="-1.55" calcext:value-type="float">
            <text:p>-1.55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-2.25" calcext:value-type="float">
            <text:p>-2.25</text:p>
          </table:table-cell>
          <table:table-cell office:value-type="float" office:value="-16.4" calcext:value-type="float">
            <text:p>-16.4</text:p>
          </table:table-cell>
          <table:table-cell office:value-type="float" office:value="-6.36" calcext:value-type="float">
            <text:p>-6.36</text:p>
          </table:table-cell>
          <table:table-cell office:value-type="float" office:value="0.12" calcext:value-type="float">
            <text:p>0.12</text:p>
          </table:table-cell>
          <table:table-cell office:value-type="float" office:value="-1.55" calcext:value-type="float">
            <text:p>-1.55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-2.3" calcext:value-type="float">
            <text:p>-2.3</text:p>
          </table:table-cell>
          <table:table-cell office:value-type="float" office:value="-16.52" calcext:value-type="float">
            <text:p>-16.52</text:p>
          </table:table-cell>
          <table:table-cell office:value-type="float" office:value="-6.41" calcext:value-type="float">
            <text:p>-6.41</text:p>
          </table:table-cell>
          <table:table-cell office:value-type="float" office:value="0.12" calcext:value-type="float">
            <text:p>0.12</text:p>
          </table:table-cell>
          <table:table-cell office:value-type="float" office:value="-1.56" calcext:value-type="float">
            <text:p>-1.56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-2.35" calcext:value-type="float">
            <text:p>-2.35</text:p>
          </table:table-cell>
          <table:table-cell office:value-type="float" office:value="-16.63" calcext:value-type="float">
            <text:p>-16.63</text:p>
          </table:table-cell>
          <table:table-cell office:value-type="float" office:value="-6.47" calcext:value-type="float">
            <text:p>-6.47</text:p>
          </table:table-cell>
          <table:table-cell office:value-type="float" office:value="0.12" calcext:value-type="float">
            <text:p>0.12</text:p>
          </table:table-cell>
          <table:table-cell office:value-type="float" office:value="-1.56" calcext:value-type="float">
            <text:p>-1.56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-2.41" calcext:value-type="float">
            <text:p>-2.41</text:p>
          </table:table-cell>
          <table:table-cell office:value-type="float" office:value="-16.75" calcext:value-type="float">
            <text:p>-16.75</text:p>
          </table:table-cell>
          <table:table-cell office:value-type="float" office:value="-6.52" calcext:value-type="float">
            <text:p>-6.52</text:p>
          </table:table-cell>
          <table:table-cell office:value-type="float" office:value="0.12" calcext:value-type="float">
            <text:p>0.12</text:p>
          </table:table-cell>
          <table:table-cell office:value-type="float" office:value="-1.57" calcext:value-type="float">
            <text:p>-1.57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-2.46" calcext:value-type="float">
            <text:p>-2.46</text:p>
          </table:table-cell>
          <table:table-cell office:value-type="float" office:value="-16.87" calcext:value-type="float">
            <text:p>-16.87</text:p>
          </table:table-cell>
          <table:table-cell office:value-type="float" office:value="-6.58" calcext:value-type="float">
            <text:p>-6.58</text:p>
          </table:table-cell>
          <table:table-cell office:value-type="float" office:value="0.12" calcext:value-type="float">
            <text:p>0.12</text:p>
          </table:table-cell>
          <table:table-cell office:value-type="float" office:value="-1.57" calcext:value-type="float">
            <text:p>-1.57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2.52" calcext:value-type="float">
            <text:p>-2.52</text:p>
          </table:table-cell>
          <table:table-cell office:value-type="float" office:value="-16.98" calcext:value-type="float">
            <text:p>-16.98</text:p>
          </table:table-cell>
          <table:table-cell office:value-type="float" office:value="-6.63" calcext:value-type="float">
            <text:p>-6.63</text:p>
          </table:table-cell>
          <table:table-cell office:value-type="float" office:value="0.12" calcext:value-type="float">
            <text:p>0.12</text:p>
          </table:table-cell>
          <table:table-cell office:value-type="float" office:value="-1.58" calcext:value-type="float">
            <text:p>-1.58</text:p>
          </table:table-cell>
          <table:table-cell office:value-type="float" office:value="-0.71" calcext:value-type="float">
            <text:p>-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-2.58" calcext:value-type="float">
            <text:p>-2.58</text:p>
          </table:table-cell>
          <table:table-cell office:value-type="float" office:value="-17.1" calcext:value-type="float">
            <text:p>-17.1</text:p>
          </table:table-cell>
          <table:table-cell office:value-type="float" office:value="-6.69" calcext:value-type="float">
            <text:p>-6.69</text:p>
          </table:table-cell>
          <table:table-cell office:value-type="float" office:value="0.12" calcext:value-type="float">
            <text:p>0.12</text:p>
          </table:table-cell>
          <table:table-cell office:value-type="float" office:value="-1.58" calcext:value-type="float">
            <text:p>-1.58</text:p>
          </table:table-cell>
          <table:table-cell office:value-type="float" office:value="-0.71" calcext:value-type="float">
            <text:p>-0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2.64" calcext:value-type="float">
            <text:p>-2.64</text:p>
          </table:table-cell>
          <table:table-cell office:value-type="float" office:value="-17.22" calcext:value-type="float">
            <text:p>-17.22</text:p>
          </table:table-cell>
          <table:table-cell office:value-type="float" office:value="-6.74" calcext:value-type="float">
            <text:p>-6.74</text:p>
          </table:table-cell>
          <table:table-cell office:value-type="float" office:value="0.12" calcext:value-type="float">
            <text:p>0.12</text:p>
          </table:table-cell>
          <table:table-cell office:value-type="float" office:value="-1.59" calcext:value-type="float">
            <text:p>-1.59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-2.7" calcext:value-type="float">
            <text:p>-2.7</text:p>
          </table:table-cell>
          <table:table-cell office:value-type="float" office:value="-17.33" calcext:value-type="float">
            <text:p>-17.33</text:p>
          </table:table-cell>
          <table:table-cell office:value-type="float" office:value="-6.8" calcext:value-type="float">
            <text:p>-6.8</text:p>
          </table:table-cell>
          <table:table-cell office:value-type="float" office:value="0.12" calcext:value-type="float">
            <text:p>0.12</text:p>
          </table:table-cell>
          <table:table-cell office:value-type="float" office:value="-1.59" calcext:value-type="float">
            <text:p>-1.59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-2.75" calcext:value-type="float">
            <text:p>-2.75</text:p>
          </table:table-cell>
          <table:table-cell office:value-type="float" office:value="-17.45" calcext:value-type="float">
            <text:p>-17.45</text:p>
          </table:table-cell>
          <table:table-cell office:value-type="float" office:value="-6.85" calcext:value-type="float">
            <text:p>-6.85</text:p>
          </table:table-cell>
          <table:table-cell office:value-type="float" office:value="0.12" calcext:value-type="float">
            <text:p>0.12</text:p>
          </table:table-cell>
          <table:table-cell office:value-type="float" office:value="-1.6" calcext:value-type="float">
            <text:p>-1.6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2.82" calcext:value-type="float">
            <text:p>-2.82</text:p>
          </table:table-cell>
          <table:table-cell office:value-type="float" office:value="-17.57" calcext:value-type="float">
            <text:p>-17.57</text:p>
          </table:table-cell>
          <table:table-cell office:value-type="float" office:value="-6.91" calcext:value-type="float">
            <text:p>-6.91</text:p>
          </table:table-cell>
          <table:table-cell office:value-type="float" office:value="0.12" calcext:value-type="float">
            <text:p>0.12</text:p>
          </table:table-cell>
          <table:table-cell office:value-type="float" office:value="-1.6" calcext:value-type="float">
            <text:p>-1.6</text:p>
          </table:table-cell>
          <table:table-cell office:value-type="float" office:value="-0.73" calcext:value-type="float">
            <text:p>-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-2.88" calcext:value-type="float">
            <text:p>-2.88</text:p>
          </table:table-cell>
          <table:table-cell office:value-type="float" office:value="-17.69" calcext:value-type="float">
            <text:p>-17.69</text:p>
          </table:table-cell>
          <table:table-cell office:value-type="float" office:value="-6.97" calcext:value-type="float">
            <text:p>-6.97</text:p>
          </table:table-cell>
          <table:table-cell office:value-type="float" office:value="0.12" calcext:value-type="float">
            <text:p>0.12</text:p>
          </table:table-cell>
          <table:table-cell office:value-type="float" office:value="-1.61" calcext:value-type="float">
            <text:p>-1.61</text:p>
          </table:table-cell>
          <table:table-cell office:value-type="float" office:value="-0.73" calcext:value-type="float">
            <text:p>-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-2.94" calcext:value-type="float">
            <text:p>-2.94</text:p>
          </table:table-cell>
          <table:table-cell office:value-type="float" office:value="-17.81" calcext:value-type="float">
            <text:p>-17.81</text:p>
          </table:table-cell>
          <table:table-cell office:value-type="float" office:value="-7.02" calcext:value-type="float">
            <text:p>-7.02</text:p>
          </table:table-cell>
          <table:table-cell office:value-type="float" office:value="0.12" calcext:value-type="float">
            <text:p>0.12</text:p>
          </table:table-cell>
          <table:table-cell office:value-type="float" office:value="-1.61" calcext:value-type="float">
            <text:p>-1.61</text:p>
          </table:table-cell>
          <table:table-cell office:value-type="float" office:value="-0.73" calcext:value-type="float">
            <text:p>-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-3" calcext:value-type="float">
            <text:p>-3</text:p>
          </table:table-cell>
          <table:table-cell office:value-type="float" office:value="-17.93" calcext:value-type="float">
            <text:p>-17.93</text:p>
          </table:table-cell>
          <table:table-cell office:value-type="float" office:value="-7.08" calcext:value-type="float">
            <text:p>-7.08</text:p>
          </table:table-cell>
          <table:table-cell office:value-type="float" office:value="0.12" calcext:value-type="float">
            <text:p>0.12</text:p>
          </table:table-cell>
          <table:table-cell office:value-type="float" office:value="-1.62" calcext:value-type="float">
            <text:p>-1.62</text:p>
          </table:table-cell>
          <table:table-cell office:value-type="float" office:value="-0.73" calcext:value-type="float">
            <text:p>-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3.06" calcext:value-type="float">
            <text:p>-3.06</text:p>
          </table:table-cell>
          <table:table-cell office:value-type="float" office:value="-18.05" calcext:value-type="float">
            <text:p>-18.05</text:p>
          </table:table-cell>
          <table:table-cell office:value-type="float" office:value="-7.14" calcext:value-type="float">
            <text:p>-7.14</text:p>
          </table:table-cell>
          <table:table-cell office:value-type="float" office:value="0.12" calcext:value-type="float">
            <text:p>0.12</text:p>
          </table:table-cell>
          <table:table-cell office:value-type="float" office:value="-1.62" calcext:value-type="float">
            <text:p>-1.62</text:p>
          </table:table-cell>
          <table:table-cell office:value-type="float" office:value="-0.74" calcext:value-type="float">
            <text:p>-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-3.13" calcext:value-type="float">
            <text:p>-3.13</text:p>
          </table:table-cell>
          <table:table-cell office:value-type="float" office:value="-18.17" calcext:value-type="float">
            <text:p>-18.17</text:p>
          </table:table-cell>
          <table:table-cell office:value-type="float" office:value="-7.19" calcext:value-type="float">
            <text:p>-7.19</text:p>
          </table:table-cell>
          <table:table-cell office:value-type="float" office:value="0.12" calcext:value-type="float">
            <text:p>0.12</text:p>
          </table:table-cell>
          <table:table-cell office:value-type="float" office:value="-1.63" calcext:value-type="float">
            <text:p>-1.63</text:p>
          </table:table-cell>
          <table:table-cell office:value-type="float" office:value="-0.74" calcext:value-type="float">
            <text:p>-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-3.19" calcext:value-type="float">
            <text:p>-3.19</text:p>
          </table:table-cell>
          <table:table-cell office:value-type="float" office:value="-18.29" calcext:value-type="float">
            <text:p>-18.29</text:p>
          </table:table-cell>
          <table:table-cell office:value-type="float" office:value="-7.25" calcext:value-type="float">
            <text:p>-7.25</text:p>
          </table:table-cell>
          <table:table-cell office:value-type="float" office:value="0.12" calcext:value-type="float">
            <text:p>0.12</text:p>
          </table:table-cell>
          <table:table-cell office:value-type="float" office:value="-1.63" calcext:value-type="float">
            <text:p>-1.63</text:p>
          </table:table-cell>
          <table:table-cell office:value-type="float" office:value="-0.74" calcext:value-type="float">
            <text:p>-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-3.26" calcext:value-type="float">
            <text:p>-3.26</text:p>
          </table:table-cell>
          <table:table-cell office:value-type="float" office:value="-18.41" calcext:value-type="float">
            <text:p>-18.41</text:p>
          </table:table-cell>
          <table:table-cell office:value-type="float" office:value="-7.31" calcext:value-type="float">
            <text:p>-7.31</text:p>
          </table:table-cell>
          <table:table-cell office:value-type="float" office:value="0.12" calcext:value-type="float">
            <text:p>0.12</text:p>
          </table:table-cell>
          <table:table-cell office:value-type="float" office:value="-1.64" calcext:value-type="float">
            <text:p>-1.64</text:p>
          </table:table-cell>
          <table:table-cell office:value-type="float" office:value="-0.75" calcext:value-type="float">
            <text:p>-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-3.33" calcext:value-type="float">
            <text:p>-3.33</text:p>
          </table:table-cell>
          <table:table-cell office:value-type="float" office:value="-18.53" calcext:value-type="float">
            <text:p>-18.53</text:p>
          </table:table-cell>
          <table:table-cell office:value-type="float" office:value="-7.37" calcext:value-type="float">
            <text:p>-7.37</text:p>
          </table:table-cell>
          <table:table-cell office:value-type="float" office:value="0.12" calcext:value-type="float">
            <text:p>0.12</text:p>
          </table:table-cell>
          <table:table-cell office:value-type="float" office:value="-1.64" calcext:value-type="float">
            <text:p>-1.64</text:p>
          </table:table-cell>
          <table:table-cell office:value-type="float" office:value="-0.74" calcext:value-type="float">
            <text:p>-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-3.39" calcext:value-type="float">
            <text:p>-3.39</text:p>
          </table:table-cell>
          <table:table-cell office:value-type="float" office:value="-18.65" calcext:value-type="float">
            <text:p>-18.65</text:p>
          </table:table-cell>
          <table:table-cell office:value-type="float" office:value="-7.43" calcext:value-type="float">
            <text:p>-7.43</text:p>
          </table:table-cell>
          <table:table-cell office:value-type="float" office:value="0.12" calcext:value-type="float">
            <text:p>0.12</text:p>
          </table:table-cell>
          <table:table-cell office:value-type="float" office:value="-1.65" calcext:value-type="float">
            <text:p>-1.65</text:p>
          </table:table-cell>
          <table:table-cell office:value-type="float" office:value="-0.75" calcext:value-type="float">
            <text:p>-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-3.46" calcext:value-type="float">
            <text:p>-3.46</text:p>
          </table:table-cell>
          <table:table-cell office:value-type="float" office:value="-18.77" calcext:value-type="float">
            <text:p>-18.77</text:p>
          </table:table-cell>
          <table:table-cell office:value-type="float" office:value="-7.48" calcext:value-type="float">
            <text:p>-7.48</text:p>
          </table:table-cell>
          <table:table-cell office:value-type="float" office:value="0.12" calcext:value-type="float">
            <text:p>0.12</text:p>
          </table:table-cell>
          <table:table-cell office:value-type="float" office:value="-1.65" calcext:value-type="float">
            <text:p>-1.65</text:p>
          </table:table-cell>
          <table:table-cell office:value-type="float" office:value="-0.75" calcext:value-type="float">
            <text:p>-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-3.53" calcext:value-type="float">
            <text:p>-3.53</text:p>
          </table:table-cell>
          <table:table-cell office:value-type="float" office:value="-18.89" calcext:value-type="float">
            <text:p>-18.89</text:p>
          </table:table-cell>
          <table:table-cell office:value-type="float" office:value="-7.54" calcext:value-type="float">
            <text:p>-7.54</text:p>
          </table:table-cell>
          <table:table-cell office:value-type="float" office:value="0.12" calcext:value-type="float">
            <text:p>0.12</text:p>
          </table:table-cell>
          <table:table-cell office:value-type="float" office:value="-1.66" calcext:value-type="float">
            <text:p>-1.66</text:p>
          </table:table-cell>
          <table:table-cell office:value-type="float" office:value="-0.75" calcext:value-type="float">
            <text:p>-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-3.6" calcext:value-type="float">
            <text:p>-3.6</text:p>
          </table:table-cell>
          <table:table-cell office:value-type="float" office:value="-19.02" calcext:value-type="float">
            <text:p>-19.02</text:p>
          </table:table-cell>
          <table:table-cell office:value-type="float" office:value="-7.6" calcext:value-type="float">
            <text:p>-7.6</text:p>
          </table:table-cell>
          <table:table-cell office:value-type="float" office:value="0.12" calcext:value-type="float">
            <text:p>0.12</text:p>
          </table:table-cell>
          <table:table-cell office:value-type="float" office:value="-1.67" calcext:value-type="float">
            <text:p>-1.67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-3.67" calcext:value-type="float">
            <text:p>-3.67</text:p>
          </table:table-cell>
          <table:table-cell office:value-type="float" office:value="-19.14" calcext:value-type="float">
            <text:p>-19.14</text:p>
          </table:table-cell>
          <table:table-cell office:value-type="float" office:value="-7.66" calcext:value-type="float">
            <text:p>-7.66</text:p>
          </table:table-cell>
          <table:table-cell office:value-type="float" office:value="0.12" calcext:value-type="float">
            <text:p>0.12</text:p>
          </table:table-cell>
          <table:table-cell office:value-type="float" office:value="-1.67" calcext:value-type="float">
            <text:p>-1.67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-3.74" calcext:value-type="float">
            <text:p>-3.74</text:p>
          </table:table-cell>
          <table:table-cell office:value-type="float" office:value="-19.26" calcext:value-type="float">
            <text:p>-19.26</text:p>
          </table:table-cell>
          <table:table-cell office:value-type="float" office:value="-7.72" calcext:value-type="float">
            <text:p>-7.72</text:p>
          </table:table-cell>
          <table:table-cell office:value-type="float" office:value="0.12" calcext:value-type="float">
            <text:p>0.12</text:p>
          </table:table-cell>
          <table:table-cell office:value-type="float" office:value="-1.67" calcext:value-type="float">
            <text:p>-1.67</text:p>
          </table:table-cell>
          <table:table-cell office:value-type="float" office:value="-0.77" calcext:value-type="float">
            <text:p>-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-3.82" calcext:value-type="float">
            <text:p>-3.82</text:p>
          </table:table-cell>
          <table:table-cell office:value-type="float" office:value="-19.38" calcext:value-type="float">
            <text:p>-19.38</text:p>
          </table:table-cell>
          <table:table-cell office:value-type="float" office:value="-7.78" calcext:value-type="float">
            <text:p>-7.78</text:p>
          </table:table-cell>
          <table:table-cell office:value-type="float" office:value="0.12" calcext:value-type="float">
            <text:p>0.12</text:p>
          </table:table-cell>
          <table:table-cell office:value-type="float" office:value="-1.68" calcext:value-type="float">
            <text:p>-1.68</text:p>
          </table:table-cell>
          <table:table-cell office:value-type="float" office:value="-0.77" calcext:value-type="float">
            <text:p>-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-3.89" calcext:value-type="float">
            <text:p>-3.89</text:p>
          </table:table-cell>
          <table:table-cell office:value-type="float" office:value="-19.51" calcext:value-type="float">
            <text:p>-19.51</text:p>
          </table:table-cell>
          <table:table-cell office:value-type="float" office:value="-7.84" calcext:value-type="float">
            <text:p>-7.84</text:p>
          </table:table-cell>
          <table:table-cell office:value-type="float" office:value="0.13" calcext:value-type="float">
            <text:p>0.13</text:p>
          </table:table-cell>
          <table:table-cell office:value-type="float" office:value="-1.69" calcext:value-type="float">
            <text:p>-1.69</text:p>
          </table:table-cell>
          <table:table-cell office:value-type="float" office:value="-0.77" calcext:value-type="float">
            <text:p>-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3.96" calcext:value-type="float">
            <text:p>-3.96</text:p>
          </table:table-cell>
          <table:table-cell office:value-type="float" office:value="-19.63" calcext:value-type="float">
            <text:p>-19.63</text:p>
          </table:table-cell>
          <table:table-cell office:value-type="float" office:value="-7.9" calcext:value-type="float">
            <text:p>-7.9</text:p>
          </table:table-cell>
          <table:table-cell office:value-type="float" office:value="0.13" calcext:value-type="float">
            <text:p>0.13</text:p>
          </table:table-cell>
          <table:table-cell office:value-type="float" office:value="-1.69" calcext:value-type="float">
            <text:p>-1.69</text:p>
          </table:table-cell>
          <table:table-cell office:value-type="float" office:value="-0.77" calcext:value-type="float">
            <text:p>-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-4.04" calcext:value-type="float">
            <text:p>-4.04</text:p>
          </table:table-cell>
          <table:table-cell office:value-type="float" office:value="-19.76" calcext:value-type="float">
            <text:p>-19.76</text:p>
          </table:table-cell>
          <table:table-cell office:value-type="float" office:value="-7.96" calcext:value-type="float">
            <text:p>-7.96</text:p>
          </table:table-cell>
          <table:table-cell office:value-type="float" office:value="0.12" calcext:value-type="float">
            <text:p>0.12</text:p>
          </table:table-cell>
          <table:table-cell office:value-type="float" office:value="-1.7" calcext:value-type="float">
            <text:p>-1.7</text:p>
          </table:table-cell>
          <table:table-cell office:value-type="float" office:value="-0.78" calcext:value-type="float">
            <text:p>-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-4.11" calcext:value-type="float">
            <text:p>-4.11</text:p>
          </table:table-cell>
          <table:table-cell office:value-type="float" office:value="-19.88" calcext:value-type="float">
            <text:p>-19.88</text:p>
          </table:table-cell>
          <table:table-cell office:value-type="float" office:value="-8.02" calcext:value-type="float">
            <text:p>-8.02</text:p>
          </table:table-cell>
          <table:table-cell office:value-type="float" office:value="0.12" calcext:value-type="float">
            <text:p>0.12</text:p>
          </table:table-cell>
          <table:table-cell office:value-type="float" office:value="-1.7" calcext:value-type="float">
            <text:p>-1.7</text:p>
          </table:table-cell>
          <table:table-cell office:value-type="float" office:value="-0.78" calcext:value-type="float">
            <text:p>-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-4.19" calcext:value-type="float">
            <text:p>-4.19</text:p>
          </table:table-cell>
          <table:table-cell office:value-type="float" office:value="-20.01" calcext:value-type="float">
            <text:p>-20.01</text:p>
          </table:table-cell>
          <table:table-cell office:value-type="float" office:value="-8.08" calcext:value-type="float">
            <text:p>-8.08</text:p>
          </table:table-cell>
          <table:table-cell office:value-type="float" office:value="0.13" calcext:value-type="float">
            <text:p>0.13</text:p>
          </table:table-cell>
          <table:table-cell office:value-type="float" office:value="-1.71" calcext:value-type="float">
            <text:p>-1.71</text:p>
          </table:table-cell>
          <table:table-cell office:value-type="float" office:value="-0.79" calcext:value-type="float">
            <text:p>-0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-4.27" calcext:value-type="float">
            <text:p>-4.27</text:p>
          </table:table-cell>
          <table:table-cell office:value-type="float" office:value="-20.13" calcext:value-type="float">
            <text:p>-20.13</text:p>
          </table:table-cell>
          <table:table-cell office:value-type="float" office:value="-8.15" calcext:value-type="float">
            <text:p>-8.15</text:p>
          </table:table-cell>
          <table:table-cell office:value-type="float" office:value="0.13" calcext:value-type="float">
            <text:p>0.13</text:p>
          </table:table-cell>
          <table:table-cell office:value-type="float" office:value="-1.71" calcext:value-type="float">
            <text:p>-1.71</text:p>
          </table:table-cell>
          <table:table-cell office:value-type="float" office:value="-0.79" calcext:value-type="float">
            <text:p>-0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-4.35" calcext:value-type="float">
            <text:p>-4.35</text:p>
          </table:table-cell>
          <table:table-cell office:value-type="float" office:value="-20.26" calcext:value-type="float">
            <text:p>-20.26</text:p>
          </table:table-cell>
          <table:table-cell office:value-type="float" office:value="-8.21" calcext:value-type="float">
            <text:p>-8.21</text:p>
          </table:table-cell>
          <table:table-cell office:value-type="float" office:value="0.13" calcext:value-type="float">
            <text:p>0.13</text:p>
          </table:table-cell>
          <table:table-cell office:value-type="float" office:value="-1.72" calcext:value-type="float">
            <text:p>-1.72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97" calcext:value-type="float">
            <text:p>18.97</text:p>
          </table:table-cell>
          <table:table-cell office:value-type="float" office:value="-4.43" calcext:value-type="float">
            <text:p>-4.43</text:p>
          </table:table-cell>
          <table:table-cell office:value-type="float" office:value="-20.39" calcext:value-type="float">
            <text:p>-20.39</text:p>
          </table:table-cell>
          <table:table-cell office:value-type="float" office:value="-8.27" calcext:value-type="float">
            <text:p>-8.27</text:p>
          </table:table-cell>
          <table:table-cell office:value-type="float" office:value="0.13" calcext:value-type="float">
            <text:p>0.13</text:p>
          </table:table-cell>
          <table:table-cell office:value-type="float" office:value="-1.72" calcext:value-type="float">
            <text:p>-1.72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-4.51" calcext:value-type="float">
            <text:p>-4.51</text:p>
          </table:table-cell>
          <table:table-cell office:value-type="float" office:value="-20.51" calcext:value-type="float">
            <text:p>-20.51</text:p>
          </table:table-cell>
          <table:table-cell office:value-type="float" office:value="-8.33" calcext:value-type="float">
            <text:p>-8.33</text:p>
          </table:table-cell>
          <table:table-cell office:value-type="float" office:value="0.13" calcext:value-type="float">
            <text:p>0.13</text:p>
          </table:table-cell>
          <table:table-cell office:value-type="float" office:value="-1.73" calcext:value-type="float">
            <text:p>-1.73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-4.59" calcext:value-type="float">
            <text:p>-4.59</text:p>
          </table:table-cell>
          <table:table-cell office:value-type="float" office:value="-20.64" calcext:value-type="float">
            <text:p>-20.64</text:p>
          </table:table-cell>
          <table:table-cell office:value-type="float" office:value="-8.4" calcext:value-type="float">
            <text:p>-8.4</text:p>
          </table:table-cell>
          <table:table-cell office:value-type="float" office:value="0.13" calcext:value-type="float">
            <text:p>0.13</text:p>
          </table:table-cell>
          <table:table-cell office:value-type="float" office:value="-1.73" calcext:value-type="float">
            <text:p>-1.73</text:p>
          </table:table-cell>
          <table:table-cell office:value-type="float" office:value="-0.81" calcext:value-type="float">
            <text:p>-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4.67" calcext:value-type="float">
            <text:p>-4.67</text:p>
          </table:table-cell>
          <table:table-cell office:value-type="float" office:value="-20.77" calcext:value-type="float">
            <text:p>-20.77</text:p>
          </table:table-cell>
          <table:table-cell office:value-type="float" office:value="-8.46" calcext:value-type="float">
            <text:p>-8.46</text:p>
          </table:table-cell>
          <table:table-cell office:value-type="float" office:value="0.13" calcext:value-type="float">
            <text:p>0.13</text:p>
          </table:table-cell>
          <table:table-cell office:value-type="float" office:value="-1.74" calcext:value-type="float">
            <text:p>-1.74</text:p>
          </table:table-cell>
          <table:table-cell office:value-type="float" office:value="-0.81" calcext:value-type="float">
            <text:p>-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-4.75" calcext:value-type="float">
            <text:p>-4.75</text:p>
          </table:table-cell>
          <table:table-cell office:value-type="float" office:value="-20.9" calcext:value-type="float">
            <text:p>-20.9</text:p>
          </table:table-cell>
          <table:table-cell office:value-type="float" office:value="-8.52" calcext:value-type="float">
            <text:p>-8.52</text:p>
          </table:table-cell>
          <table:table-cell office:value-type="float" office:value="0.13" calcext:value-type="float">
            <text:p>0.13</text:p>
          </table:table-cell>
          <table:table-cell office:value-type="float" office:value="-1.75" calcext:value-type="float">
            <text:p>-1.75</text:p>
          </table:table-cell>
          <table:table-cell office:value-type="float" office:value="-0.82" calcext:value-type="float">
            <text:p>-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-4.84" calcext:value-type="float">
            <text:p>-4.84</text:p>
          </table:table-cell>
          <table:table-cell office:value-type="float" office:value="-21.02" calcext:value-type="float">
            <text:p>-21.02</text:p>
          </table:table-cell>
          <table:table-cell office:value-type="float" office:value="-8.59" calcext:value-type="float">
            <text:p>-8.59</text:p>
          </table:table-cell>
          <table:table-cell office:value-type="float" office:value="0.13" calcext:value-type="float">
            <text:p>0.13</text:p>
          </table:table-cell>
          <table:table-cell office:value-type="float" office:value="-1.75" calcext:value-type="float">
            <text:p>-1.75</text:p>
          </table:table-cell>
          <table:table-cell office:value-type="float" office:value="-0.82" calcext:value-type="float">
            <text:p>-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-4.92" calcext:value-type="float">
            <text:p>-4.92</text:p>
          </table:table-cell>
          <table:table-cell office:value-type="float" office:value="-21.15" calcext:value-type="float">
            <text:p>-21.15</text:p>
          </table:table-cell>
          <table:table-cell office:value-type="float" office:value="-8.65" calcext:value-type="float">
            <text:p>-8.65</text:p>
          </table:table-cell>
          <table:table-cell office:value-type="float" office:value="0.13" calcext:value-type="float">
            <text:p>0.13</text:p>
          </table:table-cell>
          <table:table-cell office:value-type="float" office:value="-1.76" calcext:value-type="float">
            <text:p>-1.76</text:p>
          </table:table-cell>
          <table:table-cell office:value-type="float" office:value="-0.82" calcext:value-type="float">
            <text:p>-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-5.01" calcext:value-type="float">
            <text:p>-5.01</text:p>
          </table:table-cell>
          <table:table-cell office:value-type="float" office:value="-21.28" calcext:value-type="float">
            <text:p>-21.28</text:p>
          </table:table-cell>
          <table:table-cell office:value-type="float" office:value="-8.71" calcext:value-type="float">
            <text:p>-8.71</text:p>
          </table:table-cell>
          <table:table-cell office:value-type="float" office:value="0.13" calcext:value-type="float">
            <text:p>0.13</text:p>
          </table:table-cell>
          <table:table-cell office:value-type="float" office:value="-1.76" calcext:value-type="float">
            <text:p>-1.76</text:p>
          </table:table-cell>
          <table:table-cell office:value-type="float" office:value="-0.83" calcext:value-type="float">
            <text:p>-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-5.09" calcext:value-type="float">
            <text:p>-5.09</text:p>
          </table:table-cell>
          <table:table-cell office:value-type="float" office:value="-21.41" calcext:value-type="float">
            <text:p>-21.41</text:p>
          </table:table-cell>
          <table:table-cell office:value-type="float" office:value="-8.78" calcext:value-type="float">
            <text:p>-8.78</text:p>
          </table:table-cell>
          <table:table-cell office:value-type="float" office:value="0.13" calcext:value-type="float">
            <text:p>0.13</text:p>
          </table:table-cell>
          <table:table-cell office:value-type="float" office:value="-1.77" calcext:value-type="float">
            <text:p>-1.77</text:p>
          </table:table-cell>
          <table:table-cell office:value-type="float" office:value="-0.83" calcext:value-type="float">
            <text:p>-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-5.18" calcext:value-type="float">
            <text:p>-5.18</text:p>
          </table:table-cell>
          <table:table-cell office:value-type="float" office:value="-21.54" calcext:value-type="float">
            <text:p>-21.54</text:p>
          </table:table-cell>
          <table:table-cell office:value-type="float" office:value="-8.85" calcext:value-type="float">
            <text:p>-8.85</text:p>
          </table:table-cell>
          <table:table-cell office:value-type="float" office:value="0.13" calcext:value-type="float">
            <text:p>0.13</text:p>
          </table:table-cell>
          <table:table-cell office:value-type="float" office:value="-1.78" calcext:value-type="float">
            <text:p>-1.78</text:p>
          </table:table-cell>
          <table:table-cell office:value-type="float" office:value="-0.83" calcext:value-type="float">
            <text:p>-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-5.27" calcext:value-type="float">
            <text:p>-5.27</text:p>
          </table:table-cell>
          <table:table-cell office:value-type="float" office:value="-21.67" calcext:value-type="float">
            <text:p>-21.67</text:p>
          </table:table-cell>
          <table:table-cell office:value-type="float" office:value="-8.91" calcext:value-type="float">
            <text:p>-8.91</text:p>
          </table:table-cell>
          <table:table-cell office:value-type="float" office:value="0.13" calcext:value-type="float">
            <text:p>0.13</text:p>
          </table:table-cell>
          <table:table-cell office:value-type="float" office:value="-1.78" calcext:value-type="float">
            <text:p>-1.78</text:p>
          </table:table-cell>
          <table:table-cell office:value-type="float" office:value="-0.84" calcext:value-type="float">
            <text:p>-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-5.36" calcext:value-type="float">
            <text:p>-5.36</text:p>
          </table:table-cell>
          <table:table-cell office:value-type="float" office:value="-21.8" calcext:value-type="float">
            <text:p>-21.8</text:p>
          </table:table-cell>
          <table:table-cell office:value-type="float" office:value="-8.98" calcext:value-type="float">
            <text:p>-8.98</text:p>
          </table:table-cell>
          <table:table-cell office:value-type="float" office:value="0.13" calcext:value-type="float">
            <text:p>0.13</text:p>
          </table:table-cell>
          <table:table-cell office:value-type="float" office:value="-1.79" calcext:value-type="float">
            <text:p>-1.79</text:p>
          </table:table-cell>
          <table:table-cell office:value-type="float" office:value="-0.84" calcext:value-type="float">
            <text:p>-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-5.45" calcext:value-type="float">
            <text:p>-5.45</text:p>
          </table:table-cell>
          <table:table-cell office:value-type="float" office:value="-21.93" calcext:value-type="float">
            <text:p>-21.93</text:p>
          </table:table-cell>
          <table:table-cell office:value-type="float" office:value="-9.04" calcext:value-type="float">
            <text:p>-9.04</text:p>
          </table:table-cell>
          <table:table-cell office:value-type="float" office:value="0.13" calcext:value-type="float">
            <text:p>0.13</text:p>
          </table:table-cell>
          <table:table-cell office:value-type="float" office:value="-1.79" calcext:value-type="float">
            <text:p>-1.79</text:p>
          </table:table-cell>
          <table:table-cell office:value-type="float" office:value="-0.85" calcext:value-type="float">
            <text:p>-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-5.54" calcext:value-type="float">
            <text:p>-5.54</text:p>
          </table:table-cell>
          <table:table-cell office:value-type="float" office:value="-22.06" calcext:value-type="float">
            <text:p>-22.06</text:p>
          </table:table-cell>
          <table:table-cell office:value-type="float" office:value="-9.11" calcext:value-type="float">
            <text:p>-9.11</text:p>
          </table:table-cell>
          <table:table-cell office:value-type="float" office:value="0.13" calcext:value-type="float">
            <text:p>0.13</text:p>
          </table:table-cell>
          <table:table-cell office:value-type="float" office:value="-1.79" calcext:value-type="float">
            <text:p>-1.79</text:p>
          </table:table-cell>
          <table:table-cell office:value-type="float" office:value="-0.85" calcext:value-type="float">
            <text:p>-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-5.63" calcext:value-type="float">
            <text:p>-5.63</text:p>
          </table:table-cell>
          <table:table-cell office:value-type="float" office:value="-22.19" calcext:value-type="float">
            <text:p>-22.19</text:p>
          </table:table-cell>
          <table:table-cell office:value-type="float" office:value="-9.17" calcext:value-type="float">
            <text:p>-9.17</text:p>
          </table:table-cell>
          <table:table-cell office:value-type="float" office:value="0.13" calcext:value-type="float">
            <text:p>0.13</text:p>
          </table:table-cell>
          <table:table-cell office:value-type="float" office:value="-1.8" calcext:value-type="float">
            <text:p>-1.8</text:p>
          </table:table-cell>
          <table:table-cell office:value-type="float" office:value="-0.86" calcext:value-type="float">
            <text:p>-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-5.72" calcext:value-type="float">
            <text:p>-5.72</text:p>
          </table:table-cell>
          <table:table-cell office:value-type="float" office:value="-22.33" calcext:value-type="float">
            <text:p>-22.33</text:p>
          </table:table-cell>
          <table:table-cell office:value-type="float" office:value="-9.24" calcext:value-type="float">
            <text:p>-9.24</text:p>
          </table:table-cell>
          <table:table-cell office:value-type="float" office:value="0.13" calcext:value-type="float">
            <text:p>0.13</text:p>
          </table:table-cell>
          <table:table-cell office:value-type="float" office:value="-1.8" calcext:value-type="float">
            <text:p>-1.8</text:p>
          </table:table-cell>
          <table:table-cell office:value-type="float" office:value="-0.86" calcext:value-type="float">
            <text:p>-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-5.82" calcext:value-type="float">
            <text:p>-5.82</text:p>
          </table:table-cell>
          <table:table-cell office:value-type="float" office:value="-22.46" calcext:value-type="float">
            <text:p>-22.46</text:p>
          </table:table-cell>
          <table:table-cell office:value-type="float" office:value="-9.31" calcext:value-type="float">
            <text:p>-9.31</text:p>
          </table:table-cell>
          <table:table-cell office:value-type="float" office:value="0.13" calcext:value-type="float">
            <text:p>0.13</text:p>
          </table:table-cell>
          <table:table-cell office:value-type="float" office:value="-1.81" calcext:value-type="float">
            <text:p>-1.81</text:p>
          </table:table-cell>
          <table:table-cell office:value-type="float" office:value="-0.86" calcext:value-type="float">
            <text:p>-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-5.91" calcext:value-type="float">
            <text:p>-5.91</text:p>
          </table:table-cell>
          <table:table-cell office:value-type="float" office:value="-22.59" calcext:value-type="float">
            <text:p>-22.59</text:p>
          </table:table-cell>
          <table:table-cell office:value-type="float" office:value="-9.38" calcext:value-type="float">
            <text:p>-9.38</text:p>
          </table:table-cell>
          <table:table-cell office:value-type="float" office:value="0.14" calcext:value-type="float">
            <text:p>0.14</text:p>
          </table:table-cell>
          <table:table-cell office:value-type="float" office:value="-1.81" calcext:value-type="float">
            <text:p>-1.81</text:p>
          </table:table-cell>
          <table:table-cell office:value-type="float" office:value="-0.86" calcext:value-type="float">
            <text:p>-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-6.01" calcext:value-type="float">
            <text:p>-6.01</text:p>
          </table:table-cell>
          <table:table-cell office:value-type="float" office:value="-22.72" calcext:value-type="float">
            <text:p>-22.72</text:p>
          </table:table-cell>
          <table:table-cell office:value-type="float" office:value="-9.44" calcext:value-type="float">
            <text:p>-9.44</text:p>
          </table:table-cell>
          <table:table-cell office:value-type="float" office:value="0.14" calcext:value-type="float">
            <text:p>0.14</text:p>
          </table:table-cell>
          <table:table-cell office:value-type="float" office:value="-1.82" calcext:value-type="float">
            <text:p>-1.82</text:p>
          </table:table-cell>
          <table:table-cell office:value-type="float" office:value="-0.86" calcext:value-type="float">
            <text:p>-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-6.1" calcext:value-type="float">
            <text:p>-6.1</text:p>
          </table:table-cell>
          <table:table-cell office:value-type="float" office:value="-22.85" calcext:value-type="float">
            <text:p>-22.85</text:p>
          </table:table-cell>
          <table:table-cell office:value-type="float" office:value="-9.51" calcext:value-type="float">
            <text:p>-9.51</text:p>
          </table:table-cell>
          <table:table-cell office:value-type="float" office:value="0.14" calcext:value-type="float">
            <text:p>0.14</text:p>
          </table:table-cell>
          <table:table-cell office:value-type="float" office:value="-1.83" calcext:value-type="float">
            <text:p>-1.83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-6.2" calcext:value-type="float">
            <text:p>-6.2</text:p>
          </table:table-cell>
          <table:table-cell office:value-type="float" office:value="-22.99" calcext:value-type="float">
            <text:p>-22.99</text:p>
          </table:table-cell>
          <table:table-cell office:value-type="float" office:value="-9.58" calcext:value-type="float">
            <text:p>-9.58</text:p>
          </table:table-cell>
          <table:table-cell office:value-type="float" office:value="0.14" calcext:value-type="float">
            <text:p>0.14</text:p>
          </table:table-cell>
          <table:table-cell office:value-type="float" office:value="-1.83" calcext:value-type="float">
            <text:p>-1.83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-6.3" calcext:value-type="float">
            <text:p>-6.3</text:p>
          </table:table-cell>
          <table:table-cell office:value-type="float" office:value="-23.12" calcext:value-type="float">
            <text:p>-23.12</text:p>
          </table:table-cell>
          <table:table-cell office:value-type="float" office:value="-9.65" calcext:value-type="float">
            <text:p>-9.65</text:p>
          </table:table-cell>
          <table:table-cell office:value-type="float" office:value="0.14" calcext:value-type="float">
            <text:p>0.14</text:p>
          </table:table-cell>
          <table:table-cell office:value-type="float" office:value="-1.84" calcext:value-type="float">
            <text:p>-1.84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-6.4" calcext:value-type="float">
            <text:p>-6.4</text:p>
          </table:table-cell>
          <table:table-cell office:value-type="float" office:value="-23.26" calcext:value-type="float">
            <text:p>-23.26</text:p>
          </table:table-cell>
          <table:table-cell office:value-type="float" office:value="-9.71" calcext:value-type="float">
            <text:p>-9.71</text:p>
          </table:table-cell>
          <table:table-cell office:value-type="float" office:value="0.14" calcext:value-type="float">
            <text:p>0.14</text:p>
          </table:table-cell>
          <table:table-cell office:value-type="float" office:value="-1.84" calcext:value-type="float">
            <text:p>-1.84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-6.5" calcext:value-type="float">
            <text:p>-6.5</text:p>
          </table:table-cell>
          <table:table-cell office:value-type="float" office:value="-23.39" calcext:value-type="float">
            <text:p>-23.39</text:p>
          </table:table-cell>
          <table:table-cell office:value-type="float" office:value="-9.78" calcext:value-type="float">
            <text:p>-9.78</text:p>
          </table:table-cell>
          <table:table-cell office:value-type="float" office:value="0.14" calcext:value-type="float">
            <text:p>0.14</text:p>
          </table:table-cell>
          <table:table-cell office:value-type="float" office:value="-1.85" calcext:value-type="float">
            <text:p>-1.85</text:p>
          </table:table-cell>
          <table:table-cell office:value-type="float" office:value="-0.88" calcext:value-type="float">
            <text:p>-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-6.6" calcext:value-type="float">
            <text:p>-6.6</text:p>
          </table:table-cell>
          <table:table-cell office:value-type="float" office:value="-23.53" calcext:value-type="float">
            <text:p>-23.53</text:p>
          </table:table-cell>
          <table:table-cell office:value-type="float" office:value="-9.85" calcext:value-type="float">
            <text:p>-9.85</text:p>
          </table:table-cell>
          <table:table-cell office:value-type="float" office:value="0.14" calcext:value-type="float">
            <text:p>0.14</text:p>
          </table:table-cell>
          <table:table-cell office:value-type="float" office:value="-1.85" calcext:value-type="float">
            <text:p>-1.85</text:p>
          </table:table-cell>
          <table:table-cell office:value-type="float" office:value="-0.88" calcext:value-type="float">
            <text:p>-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6.7" calcext:value-type="float">
            <text:p>-6.7</text:p>
          </table:table-cell>
          <table:table-cell office:value-type="float" office:value="-23.66" calcext:value-type="float">
            <text:p>-23.66</text:p>
          </table:table-cell>
          <table:table-cell office:value-type="float" office:value="-9.92" calcext:value-type="float">
            <text:p>-9.92</text:p>
          </table:table-cell>
          <table:table-cell office:value-type="float" office:value="0.15" calcext:value-type="float">
            <text:p>0.15</text:p>
          </table:table-cell>
          <table:table-cell office:value-type="float" office:value="-1.86" calcext:value-type="float">
            <text:p>-1.86</text:p>
          </table:table-cell>
          <table:table-cell office:value-type="float" office:value="-0.89" calcext:value-type="float">
            <text:p>-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-6.8" calcext:value-type="float">
            <text:p>-6.8</text:p>
          </table:table-cell>
          <table:table-cell office:value-type="float" office:value="-23.8" calcext:value-type="float">
            <text:p>-23.8</text:p>
          </table:table-cell>
          <table:table-cell office:value-type="float" office:value="-9.99" calcext:value-type="float">
            <text:p>-9.99</text:p>
          </table:table-cell>
          <table:table-cell office:value-type="float" office:value="0.15" calcext:value-type="float">
            <text:p>0.15</text:p>
          </table:table-cell>
          <table:table-cell office:value-type="float" office:value="-1.86" calcext:value-type="float">
            <text:p>-1.86</text:p>
          </table:table-cell>
          <table:table-cell office:value-type="float" office:value="-0.89" calcext:value-type="float">
            <text:p>-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-6.91" calcext:value-type="float">
            <text:p>-6.91</text:p>
          </table:table-cell>
          <table:table-cell office:value-type="float" office:value="-23.93" calcext:value-type="float">
            <text:p>-23.93</text:p>
          </table:table-cell>
          <table:table-cell office:value-type="float" office:value="-10.06" calcext:value-type="float">
            <text:p>-10.06</text:p>
          </table:table-cell>
          <table:table-cell office:value-type="float" office:value="0.15" calcext:value-type="float">
            <text:p>0.15</text:p>
          </table:table-cell>
          <table:table-cell office:value-type="float" office:value="-1.87" calcext:value-type="float">
            <text:p>-1.87</text:p>
          </table:table-cell>
          <table:table-cell office:value-type="float" office:value="-0.89" calcext:value-type="float">
            <text:p>-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13" calcext:value-type="float">
            <text:p>21.13</text:p>
          </table:table-cell>
          <table:table-cell office:value-type="float" office:value="-7.01" calcext:value-type="float">
            <text:p>-7.01</text:p>
          </table:table-cell>
          <table:table-cell office:value-type="float" office:value="-24.07" calcext:value-type="float">
            <text:p>-24.07</text:p>
          </table:table-cell>
          <table:table-cell office:value-type="float" office:value="-10.13" calcext:value-type="float">
            <text:p>-10.13</text:p>
          </table:table-cell>
          <table:table-cell office:value-type="float" office:value="0.15" calcext:value-type="float">
            <text:p>0.15</text:p>
          </table:table-cell>
          <table:table-cell office:value-type="float" office:value="-1.88" calcext:value-type="float">
            <text:p>-1.88</text:p>
          </table:table-cell>
          <table:table-cell office:value-type="float" office:value="-0.9" calcext:value-type="float">
            <text:p>-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-7.12" calcext:value-type="float">
            <text:p>-7.12</text:p>
          </table:table-cell>
          <table:table-cell office:value-type="float" office:value="-24.21" calcext:value-type="float">
            <text:p>-24.21</text:p>
          </table:table-cell>
          <table:table-cell office:value-type="float" office:value="-10.2" calcext:value-type="float">
            <text:p>-10.2</text:p>
          </table:table-cell>
          <table:table-cell office:value-type="float" office:value="0.15" calcext:value-type="float">
            <text:p>0.15</text:p>
          </table:table-cell>
          <table:table-cell office:value-type="float" office:value="-1.88" calcext:value-type="float">
            <text:p>-1.88</text:p>
          </table:table-cell>
          <table:table-cell office:value-type="float" office:value="-0.91" calcext:value-type="float">
            <text:p>-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29" calcext:value-type="float">
            <text:p>21.29</text:p>
          </table:table-cell>
          <table:table-cell office:value-type="float" office:value="-7.22" calcext:value-type="float">
            <text:p>-7.22</text:p>
          </table:table-cell>
          <table:table-cell office:value-type="float" office:value="-24.34" calcext:value-type="float">
            <text:p>-24.34</text:p>
          </table:table-cell>
          <table:table-cell office:value-type="float" office:value="-10.27" calcext:value-type="float">
            <text:p>-10.27</text:p>
          </table:table-cell>
          <table:table-cell office:value-type="float" office:value="0.15" calcext:value-type="float">
            <text:p>0.15</text:p>
          </table:table-cell>
          <table:table-cell office:value-type="float" office:value="-1.89" calcext:value-type="float">
            <text:p>-1.89</text:p>
          </table:table-cell>
          <table:table-cell office:value-type="float" office:value="-0.91" calcext:value-type="float">
            <text:p>-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-7.33" calcext:value-type="float">
            <text:p>-7.33</text:p>
          </table:table-cell>
          <table:table-cell office:value-type="float" office:value="-24.48" calcext:value-type="float">
            <text:p>-24.48</text:p>
          </table:table-cell>
          <table:table-cell office:value-type="float" office:value="-10.34" calcext:value-type="float">
            <text:p>-10.34</text:p>
          </table:table-cell>
          <table:table-cell office:value-type="float" office:value="0.15" calcext:value-type="float">
            <text:p>0.15</text:p>
          </table:table-cell>
          <table:table-cell office:value-type="float" office:value="-1.89" calcext:value-type="float">
            <text:p>-1.89</text:p>
          </table:table-cell>
          <table:table-cell office:value-type="float" office:value="-0.91" calcext:value-type="float">
            <text:p>-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-7.44" calcext:value-type="float">
            <text:p>-7.44</text:p>
          </table:table-cell>
          <table:table-cell office:value-type="float" office:value="-24.62" calcext:value-type="float">
            <text:p>-24.62</text:p>
          </table:table-cell>
          <table:table-cell office:value-type="float" office:value="-10.41" calcext:value-type="float">
            <text:p>-10.4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-0.92" calcext:value-type="float">
            <text:p>-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-7.55" calcext:value-type="float">
            <text:p>-7.55</text:p>
          </table:table-cell>
          <table:table-cell office:value-type="float" office:value="-24.76" calcext:value-type="float">
            <text:p>-24.76</text:p>
          </table:table-cell>
          <table:table-cell office:value-type="float" office:value="-10.49" calcext:value-type="float">
            <text:p>-10.49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-0.92" calcext:value-type="float">
            <text:p>-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7.66" calcext:value-type="float">
            <text:p>-7.66</text:p>
          </table:table-cell>
          <table:table-cell office:value-type="float" office:value="-24.9" calcext:value-type="float">
            <text:p>-24.9</text:p>
          </table:table-cell>
          <table:table-cell office:value-type="float" office:value="-10.56" calcext:value-type="float">
            <text:p>-10.56</text:p>
          </table:table-cell>
          <table:table-cell office:value-type="float" office:value="0.15" calcext:value-type="float">
            <text:p>0.15</text:p>
          </table:table-cell>
          <table:table-cell office:value-type="float" office:value="-1.91" calcext:value-type="float">
            <text:p>-1.91</text:p>
          </table:table-cell>
          <table:table-cell office:value-type="float" office:value="-0.93" calcext:value-type="float">
            <text:p>-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-7.77" calcext:value-type="float">
            <text:p>-7.77</text:p>
          </table:table-cell>
          <table:table-cell office:value-type="float" office:value="-25.04" calcext:value-type="float">
            <text:p>-25.04</text:p>
          </table:table-cell>
          <table:table-cell office:value-type="float" office:value="-10.63" calcext:value-type="float">
            <text:p>-10.63</text:p>
          </table:table-cell>
          <table:table-cell office:value-type="float" office:value="0.15" calcext:value-type="float">
            <text:p>0.15</text:p>
          </table:table-cell>
          <table:table-cell office:value-type="float" office:value="-1.91" calcext:value-type="float">
            <text:p>-1.91</text:p>
          </table:table-cell>
          <table:table-cell office:value-type="float" office:value="-0.93" calcext:value-type="float">
            <text:p>-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-7.88" calcext:value-type="float">
            <text:p>-7.88</text:p>
          </table:table-cell>
          <table:table-cell office:value-type="float" office:value="-25.18" calcext:value-type="float">
            <text:p>-25.18</text:p>
          </table:table-cell>
          <table:table-cell office:value-type="float" office:value="-10.7" calcext:value-type="float">
            <text:p>-10.7</text:p>
          </table:table-cell>
          <table:table-cell office:value-type="float" office:value="0.15" calcext:value-type="float">
            <text:p>0.15</text:p>
          </table:table-cell>
          <table:table-cell office:value-type="float" office:value="-1.92" calcext:value-type="float">
            <text:p>-1.92</text:p>
          </table:table-cell>
          <table:table-cell office:value-type="float" office:value="-0.93" calcext:value-type="float">
            <text:p>-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83" calcext:value-type="float">
            <text:p>21.83</text:p>
          </table:table-cell>
          <table:table-cell office:value-type="float" office:value="-8" calcext:value-type="float">
            <text:p>-8</text:p>
          </table:table-cell>
          <table:table-cell office:value-type="float" office:value="-25.32" calcext:value-type="float">
            <text:p>-25.32</text:p>
          </table:table-cell>
          <table:table-cell office:value-type="float" office:value="-10.78" calcext:value-type="float">
            <text:p>-10.78</text:p>
          </table:table-cell>
          <table:table-cell office:value-type="float" office:value="0.15" calcext:value-type="float">
            <text:p>0.15</text:p>
          </table:table-cell>
          <table:table-cell office:value-type="float" office:value="-1.93" calcext:value-type="float">
            <text:p>-1.93</text:p>
          </table:table-cell>
          <table:table-cell office:value-type="float" office:value="-0.93" calcext:value-type="float">
            <text:p>-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-8.11" calcext:value-type="float">
            <text:p>-8.11</text:p>
          </table:table-cell>
          <table:table-cell office:value-type="float" office:value="-25.46" calcext:value-type="float">
            <text:p>-25.46</text:p>
          </table:table-cell>
          <table:table-cell office:value-type="float" office:value="-10.85" calcext:value-type="float">
            <text:p>-10.85</text:p>
          </table:table-cell>
          <table:table-cell office:value-type="float" office:value="0.15" calcext:value-type="float">
            <text:p>0.15</text:p>
          </table:table-cell>
          <table:table-cell office:value-type="float" office:value="-1.93" calcext:value-type="float">
            <text:p>-1.93</text:p>
          </table:table-cell>
          <table:table-cell office:value-type="float" office:value="-0.94" calcext:value-type="float">
            <text:p>-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99" calcext:value-type="float">
            <text:p>21.99</text:p>
          </table:table-cell>
          <table:table-cell office:value-type="float" office:value="-8.23" calcext:value-type="float">
            <text:p>-8.23</text:p>
          </table:table-cell>
          <table:table-cell office:value-type="float" office:value="-25.6" calcext:value-type="float">
            <text:p>-25.6</text:p>
          </table:table-cell>
          <table:table-cell office:value-type="float" office:value="-10.92" calcext:value-type="float">
            <text:p>-10.92</text:p>
          </table:table-cell>
          <table:table-cell office:value-type="float" office:value="0.15" calcext:value-type="float">
            <text:p>0.15</text:p>
          </table:table-cell>
          <table:table-cell office:value-type="float" office:value="-1.94" calcext:value-type="float">
            <text:p>-1.94</text:p>
          </table:table-cell>
          <table:table-cell office:value-type="float" office:value="-0.94" calcext:value-type="float">
            <text:p>-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-8.35" calcext:value-type="float">
            <text:p>-8.35</text:p>
          </table:table-cell>
          <table:table-cell office:value-type="float" office:value="-25.74" calcext:value-type="float">
            <text:p>-25.74</text:p>
          </table:table-cell>
          <table:table-cell office:value-type="float" office:value="-11" calcext:value-type="float">
            <text:p>-11</text:p>
          </table:table-cell>
          <table:table-cell office:value-type="float" office:value="0.16" calcext:value-type="float">
            <text:p>0.16</text:p>
          </table:table-cell>
          <table:table-cell office:value-type="float" office:value="-1.95" calcext:value-type="float">
            <text:p>-1.95</text:p>
          </table:table-cell>
          <table:table-cell office:value-type="float" office:value="-0.94" calcext:value-type="float">
            <text:p>-0.9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-8.46" calcext:value-type="float">
            <text:p>-8.46</text:p>
          </table:table-cell>
          <table:table-cell office:value-type="float" office:value="-25.88" calcext:value-type="float">
            <text:p>-25.88</text:p>
          </table:table-cell>
          <table:table-cell office:value-type="float" office:value="-11.07" calcext:value-type="float">
            <text:p>-11.07</text:p>
          </table:table-cell>
          <table:table-cell office:value-type="float" office:value="0.16" calcext:value-type="float">
            <text:p>0.16</text:p>
          </table:table-cell>
          <table:table-cell office:value-type="float" office:value="-1.95" calcext:value-type="float">
            <text:p>-1.95</text:p>
          </table:table-cell>
          <table:table-cell office:value-type="float" office:value="-0.94" calcext:value-type="float">
            <text:p>-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-8.58" calcext:value-type="float">
            <text:p>-8.58</text:p>
          </table:table-cell>
          <table:table-cell office:value-type="float" office:value="-26.03" calcext:value-type="float">
            <text:p>-26.03</text:p>
          </table:table-cell>
          <table:table-cell office:value-type="float" office:value="-11.15" calcext:value-type="float">
            <text:p>-11.15</text:p>
          </table:table-cell>
          <table:table-cell office:value-type="float" office:value="0.16" calcext:value-type="float">
            <text:p>0.16</text:p>
          </table:table-cell>
          <table:table-cell office:value-type="float" office:value="-1.96" calcext:value-type="float">
            <text:p>-1.96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8.7" calcext:value-type="float">
            <text:p>-8.7</text:p>
          </table:table-cell>
          <table:table-cell office:value-type="float" office:value="-26.17" calcext:value-type="float">
            <text:p>-26.17</text:p>
          </table:table-cell>
          <table:table-cell office:value-type="float" office:value="-11.22" calcext:value-type="float">
            <text:p>-11.22</text:p>
          </table:table-cell>
          <table:table-cell office:value-type="float" office:value="0.16" calcext:value-type="float">
            <text:p>0.16</text:p>
          </table:table-cell>
          <table:table-cell office:value-type="float" office:value="-1.97" calcext:value-type="float">
            <text:p>-1.97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-8.82" calcext:value-type="float">
            <text:p>-8.82</text:p>
          </table:table-cell>
          <table:table-cell office:value-type="float" office:value="-26.31" calcext:value-type="float">
            <text:p>-26.31</text:p>
          </table:table-cell>
          <table:table-cell office:value-type="float" office:value="-11.3" calcext:value-type="float">
            <text:p>-11.3</text:p>
          </table:table-cell>
          <table:table-cell office:value-type="float" office:value="0.16" calcext:value-type="float">
            <text:p>0.16</text:p>
          </table:table-cell>
          <table:table-cell office:value-type="float" office:value="-1.97" calcext:value-type="float">
            <text:p>-1.97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-8.94" calcext:value-type="float">
            <text:p>-8.94</text:p>
          </table:table-cell>
          <table:table-cell office:value-type="float" office:value="-26.45" calcext:value-type="float">
            <text:p>-26.45</text:p>
          </table:table-cell>
          <table:table-cell office:value-type="float" office:value="-11.37" calcext:value-type="float">
            <text:p>-11.37</text:p>
          </table:table-cell>
          <table:table-cell office:value-type="float" office:value="0.16" calcext:value-type="float">
            <text:p>0.16</text:p>
          </table:table-cell>
          <table:table-cell office:value-type="float" office:value="-1.98" calcext:value-type="float">
            <text:p>-1.98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-9.06" calcext:value-type="float">
            <text:p>-9.06</text:p>
          </table:table-cell>
          <table:table-cell office:value-type="float" office:value="-26.6" calcext:value-type="float">
            <text:p>-26.6</text:p>
          </table:table-cell>
          <table:table-cell office:value-type="float" office:value="-11.44" calcext:value-type="float">
            <text:p>-11.44</text:p>
          </table:table-cell>
          <table:table-cell office:value-type="float" office:value="0.16" calcext:value-type="float">
            <text:p>0.16</text:p>
          </table:table-cell>
          <table:table-cell office:value-type="float" office:value="-1.98" calcext:value-type="float">
            <text:p>-1.98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-9.19" calcext:value-type="float">
            <text:p>-9.19</text:p>
          </table:table-cell>
          <table:table-cell office:value-type="float" office:value="-26.74" calcext:value-type="float">
            <text:p>-26.74</text:p>
          </table:table-cell>
          <table:table-cell office:value-type="float" office:value="-11.52" calcext:value-type="float">
            <text:p>-11.52</text:p>
          </table:table-cell>
          <table:table-cell office:value-type="float" office:value="0.16" calcext:value-type="float">
            <text:p>0.16</text:p>
          </table:table-cell>
          <table:table-cell office:value-type="float" office:value="-1.99" calcext:value-type="float">
            <text:p>-1.99</text:p>
          </table:table-cell>
          <table:table-cell office:value-type="float" office:value="-0.96" calcext:value-type="float">
            <text:p>-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-9.31" calcext:value-type="float">
            <text:p>-9.31</text:p>
          </table:table-cell>
          <table:table-cell office:value-type="float" office:value="-26.88" calcext:value-type="float">
            <text:p>-26.88</text:p>
          </table:table-cell>
          <table:table-cell office:value-type="float" office:value="-11.59" calcext:value-type="float">
            <text:p>-11.59</text:p>
          </table:table-cell>
          <table:table-cell office:value-type="float" office:value="0.16" calcext:value-type="float">
            <text:p>0.16</text:p>
          </table:table-cell>
          <table:table-cell office:value-type="float" office:value="-1.99" calcext:value-type="float">
            <text:p>-1.99</text:p>
          </table:table-cell>
          <table:table-cell office:value-type="float" office:value="-0.96" calcext:value-type="float">
            <text:p>-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-9.44" calcext:value-type="float">
            <text:p>-9.44</text:p>
          </table:table-cell>
          <table:table-cell office:value-type="float" office:value="-27.03" calcext:value-type="float">
            <text:p>-27.03</text:p>
          </table:table-cell>
          <table:table-cell office:value-type="float" office:value="-11.67" calcext:value-type="float">
            <text:p>-11.67</text:p>
          </table:table-cell>
          <table:table-cell office:value-type="float" office:value="0.16" calcext:value-type="float">
            <text:p>0.16</text:p>
          </table:table-cell>
          <table:table-cell office:value-type="float" office:value="-2" calcext:value-type="float">
            <text:p>-2</text:p>
          </table:table-cell>
          <table:table-cell office:value-type="float" office:value="-0.96" calcext:value-type="float">
            <text:p>-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-9.57" calcext:value-type="float">
            <text:p>-9.57</text:p>
          </table:table-cell>
          <table:table-cell office:value-type="float" office:value="-27.18" calcext:value-type="float">
            <text:p>-27.18</text:p>
          </table:table-cell>
          <table:table-cell office:value-type="float" office:value="-11.75" calcext:value-type="float">
            <text:p>-11.75</text:p>
          </table:table-cell>
          <table:table-cell office:value-type="float" office:value="0.16" calcext:value-type="float">
            <text:p>0.16</text:p>
          </table:table-cell>
          <table:table-cell office:value-type="float" office:value="-2" calcext:value-type="float">
            <text:p>-2</text:p>
          </table:table-cell>
          <table:table-cell office:value-type="float" office:value="-0.96" calcext:value-type="float">
            <text:p>-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-9.7" calcext:value-type="float">
            <text:p>-9.7</text:p>
          </table:table-cell>
          <table:table-cell office:value-type="float" office:value="-27.32" calcext:value-type="float">
            <text:p>-27.32</text:p>
          </table:table-cell>
          <table:table-cell office:value-type="float" office:value="-11.82" calcext:value-type="float">
            <text:p>-11.82</text:p>
          </table:table-cell>
          <table:table-cell office:value-type="float" office:value="0.16" calcext:value-type="float">
            <text:p>0.16</text:p>
          </table:table-cell>
          <table:table-cell office:value-type="float" office:value="-2.01" calcext:value-type="float">
            <text:p>-2.01</text:p>
          </table:table-cell>
          <table:table-cell office:value-type="float" office:value="-0.96" calcext:value-type="float">
            <text:p>-0.9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-9.82" calcext:value-type="float">
            <text:p>-9.82</text:p>
          </table:table-cell>
          <table:table-cell office:value-type="float" office:value="-27.47" calcext:value-type="float">
            <text:p>-27.47</text:p>
          </table:table-cell>
          <table:table-cell office:value-type="float" office:value="-11.9" calcext:value-type="float">
            <text:p>-11.9</text:p>
          </table:table-cell>
          <table:table-cell office:value-type="float" office:value="0.16" calcext:value-type="float">
            <text:p>0.16</text:p>
          </table:table-cell>
          <table:table-cell office:value-type="float" office:value="-2.01" calcext:value-type="float">
            <text:p>-2.01</text:p>
          </table:table-cell>
          <table:table-cell office:value-type="float" office:value="-0.97" calcext:value-type="float">
            <text:p>-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-9.96" calcext:value-type="float">
            <text:p>-9.96</text:p>
          </table:table-cell>
          <table:table-cell office:value-type="float" office:value="-27.61" calcext:value-type="float">
            <text:p>-27.61</text:p>
          </table:table-cell>
          <table:table-cell office:value-type="float" office:value="-11.97" calcext:value-type="float">
            <text:p>-11.97</text:p>
          </table:table-cell>
          <table:table-cell office:value-type="float" office:value="0.16" calcext:value-type="float">
            <text:p>0.16</text:p>
          </table:table-cell>
          <table:table-cell office:value-type="float" office:value="-2.02" calcext:value-type="float">
            <text:p>-2.02</text:p>
          </table:table-cell>
          <table:table-cell office:value-type="float" office:value="-0.97" calcext:value-type="float">
            <text:p>-0.9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-10.09" calcext:value-type="float">
            <text:p>-10.09</text:p>
          </table:table-cell>
          <table:table-cell office:value-type="float" office:value="-27.76" calcext:value-type="float">
            <text:p>-27.76</text:p>
          </table:table-cell>
          <table:table-cell office:value-type="float" office:value="-12.05" calcext:value-type="float">
            <text:p>-12.05</text:p>
          </table:table-cell>
          <table:table-cell office:value-type="float" office:value="0.16" calcext:value-type="float">
            <text:p>0.16</text:p>
          </table:table-cell>
          <table:table-cell office:value-type="float" office:value="-2.03" calcext:value-type="float">
            <text:p>-2.03</text:p>
          </table:table-cell>
          <table:table-cell office:value-type="float" office:value="-0.97" calcext:value-type="float">
            <text:p>-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23" calcext:value-type="float">
            <text:p>23.23</text:p>
          </table:table-cell>
          <table:table-cell office:value-type="float" office:value="-10.22" calcext:value-type="float">
            <text:p>-10.22</text:p>
          </table:table-cell>
          <table:table-cell office:value-type="float" office:value="-27.91" calcext:value-type="float">
            <text:p>-27.91</text:p>
          </table:table-cell>
          <table:table-cell office:value-type="float" office:value="-12.13" calcext:value-type="float">
            <text:p>-12.13</text:p>
          </table:table-cell>
          <table:table-cell office:value-type="float" office:value="0.16" calcext:value-type="float">
            <text:p>0.16</text:p>
          </table:table-cell>
          <table:table-cell office:value-type="float" office:value="-2.03" calcext:value-type="float">
            <text:p>-2.03</text:p>
          </table:table-cell>
          <table:table-cell office:value-type="float" office:value="-0.98" calcext:value-type="float">
            <text:p>-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10.35" calcext:value-type="float">
            <text:p>-10.35</text:p>
          </table:table-cell>
          <table:table-cell office:value-type="float" office:value="-28.05" calcext:value-type="float">
            <text:p>-28.05</text:p>
          </table:table-cell>
          <table:table-cell office:value-type="float" office:value="-12.2" calcext:value-type="float">
            <text:p>-12.2</text:p>
          </table:table-cell>
          <table:table-cell office:value-type="float" office:value="0.16" calcext:value-type="float">
            <text:p>0.16</text:p>
          </table:table-cell>
          <table:table-cell office:value-type="float" office:value="-2.04" calcext:value-type="float">
            <text:p>-2.04</text:p>
          </table:table-cell>
          <table:table-cell office:value-type="float" office:value="-0.98" calcext:value-type="float">
            <text:p>-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-10.49" calcext:value-type="float">
            <text:p>-10.49</text:p>
          </table:table-cell>
          <table:table-cell office:value-type="float" office:value="-28.2" calcext:value-type="float">
            <text:p>-28.2</text:p>
          </table:table-cell>
          <table:table-cell office:value-type="float" office:value="-12.28" calcext:value-type="float">
            <text:p>-12.28</text:p>
          </table:table-cell>
          <table:table-cell office:value-type="float" office:value="0.16" calcext:value-type="float">
            <text:p>0.16</text:p>
          </table:table-cell>
          <table:table-cell office:value-type="float" office:value="-2.04" calcext:value-type="float">
            <text:p>-2.04</text:p>
          </table:table-cell>
          <table:table-cell office:value-type="float" office:value="-0.98" calcext:value-type="float">
            <text:p>-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-10.62" calcext:value-type="float">
            <text:p>-10.62</text:p>
          </table:table-cell>
          <table:table-cell office:value-type="float" office:value="-28.35" calcext:value-type="float">
            <text:p>-28.35</text:p>
          </table:table-cell>
          <table:table-cell office:value-type="float" office:value="-12.36" calcext:value-type="float">
            <text:p>-12.36</text:p>
          </table:table-cell>
          <table:table-cell office:value-type="float" office:value="0.16" calcext:value-type="float">
            <text:p>0.16</text:p>
          </table:table-cell>
          <table:table-cell office:value-type="float" office:value="-2.05" calcext:value-type="float">
            <text:p>-2.05</text:p>
          </table:table-cell>
          <table:table-cell office:value-type="float" office:value="-0.99" calcext:value-type="float">
            <text:p>-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-10.76" calcext:value-type="float">
            <text:p>-10.76</text:p>
          </table:table-cell>
          <table:table-cell office:value-type="float" office:value="-28.5" calcext:value-type="float">
            <text:p>-28.5</text:p>
          </table:table-cell>
          <table:table-cell office:value-type="float" office:value="-12.43" calcext:value-type="float">
            <text:p>-12.43</text:p>
          </table:table-cell>
          <table:table-cell office:value-type="float" office:value="0.16" calcext:value-type="float">
            <text:p>0.1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99" calcext:value-type="float">
            <text:p>-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-10.9" calcext:value-type="float">
            <text:p>-10.9</text:p>
          </table:table-cell>
          <table:table-cell office:value-type="float" office:value="-28.65" calcext:value-type="float">
            <text:p>-28.65</text:p>
          </table:table-cell>
          <table:table-cell office:value-type="float" office:value="-12.51" calcext:value-type="float">
            <text:p>-12.51</text:p>
          </table:table-cell>
          <table:table-cell office:value-type="float" office:value="0.17" calcext:value-type="float">
            <text:p>0.17</text:p>
          </table:table-cell>
          <table:table-cell office:value-type="float" office:value="-2.06" calcext:value-type="float">
            <text:p>-2.06</text:p>
          </table:table-cell>
          <table:table-cell office:value-type="float" office:value="-0.99" calcext:value-type="float">
            <text:p>-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69" calcext:value-type="float">
            <text:p>23.69</text:p>
          </table:table-cell>
          <table:table-cell office:value-type="float" office:value="-11.04" calcext:value-type="float">
            <text:p>-11.04</text:p>
          </table:table-cell>
          <table:table-cell office:value-type="float" office:value="-28.8" calcext:value-type="float">
            <text:p>-28.8</text:p>
          </table:table-cell>
          <table:table-cell office:value-type="float" office:value="-12.59" calcext:value-type="float">
            <text:p>-12.59</text:p>
          </table:table-cell>
          <table:table-cell office:value-type="float" office:value="0.17" calcext:value-type="float">
            <text:p>0.17</text:p>
          </table:table-cell>
          <table:table-cell office:value-type="float" office:value="-2.07" calcext:value-type="float">
            <text:p>-2.07</text:p>
          </table:table-cell>
          <table:table-cell office:value-type="float" office:value="-0.99" calcext:value-type="float">
            <text:p>-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-11.18" calcext:value-type="float">
            <text:p>-11.18</text:p>
          </table:table-cell>
          <table:table-cell office:value-type="float" office:value="-28.95" calcext:value-type="float">
            <text:p>-28.95</text:p>
          </table:table-cell>
          <table:table-cell office:value-type="float" office:value="-12.67" calcext:value-type="float">
            <text:p>-12.67</text:p>
          </table:table-cell>
          <table:table-cell office:value-type="float" office:value="0.17" calcext:value-type="float">
            <text:p>0.17</text:p>
          </table:table-cell>
          <table:table-cell office:value-type="float" office:value="-2.07" calcext:value-type="float">
            <text:p>-2.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-11.32" calcext:value-type="float">
            <text:p>-11.32</text:p>
          </table:table-cell>
          <table:table-cell office:value-type="float" office:value="-29.1" calcext:value-type="float">
            <text:p>-29.1</text:p>
          </table:table-cell>
          <table:table-cell office:value-type="float" office:value="-12.75" calcext:value-type="float">
            <text:p>-12.75</text:p>
          </table:table-cell>
          <table:table-cell office:value-type="float" office:value="0.17" calcext:value-type="float">
            <text:p>0.17</text:p>
          </table:table-cell>
          <table:table-cell office:value-type="float" office:value="-2.08" calcext:value-type="float">
            <text:p>-2.0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-11.46" calcext:value-type="float">
            <text:p>-11.46</text:p>
          </table:table-cell>
          <table:table-cell office:value-type="float" office:value="-29.25" calcext:value-type="float">
            <text:p>-29.25</text:p>
          </table:table-cell>
          <table:table-cell office:value-type="float" office:value="-12.83" calcext:value-type="float">
            <text:p>-12.83</text:p>
          </table:table-cell>
          <table:table-cell office:value-type="float" office:value="0.17" calcext:value-type="float">
            <text:p>0.17</text:p>
          </table:table-cell>
          <table:table-cell office:value-type="float" office:value="-2.09" calcext:value-type="float">
            <text:p>-2.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.6" calcext:value-type="float">
            <text:p>-11.6</text:p>
          </table:table-cell>
          <table:table-cell office:value-type="float" office:value="-29.4" calcext:value-type="float">
            <text:p>-29.4</text:p>
          </table:table-cell>
          <table:table-cell office:value-type="float" office:value="-12.9" calcext:value-type="float">
            <text:p>-12.9</text:p>
          </table:table-cell>
          <table:table-cell office:value-type="float" office:value="0.17" calcext:value-type="float">
            <text:p>0.17</text:p>
          </table:table-cell>
          <table:table-cell office:value-type="float" office:value="-2.09" calcext:value-type="float">
            <text:p>-2.09</text:p>
          </table:table-cell>
          <table:table-cell office:value-type="float" office:value="-1.01" calcext:value-type="float">
            <text:p>-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-11.75" calcext:value-type="float">
            <text:p>-11.75</text:p>
          </table:table-cell>
          <table:table-cell office:value-type="float" office:value="-29.55" calcext:value-type="float">
            <text:p>-29.55</text:p>
          </table:table-cell>
          <table:table-cell office:value-type="float" office:value="-12.98" calcext:value-type="float">
            <text:p>-12.98</text:p>
          </table:table-cell>
          <table:table-cell office:value-type="float" office:value="0.17" calcext:value-type="float">
            <text:p>0.17</text:p>
          </table:table-cell>
          <table:table-cell office:value-type="float" office:value="-2.1" calcext:value-type="float">
            <text:p>-2.1</text:p>
          </table:table-cell>
          <table:table-cell office:value-type="float" office:value="-1.01" calcext:value-type="float">
            <text:p>-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-11.89" calcext:value-type="float">
            <text:p>-11.89</text:p>
          </table:table-cell>
          <table:table-cell office:value-type="float" office:value="-29.7" calcext:value-type="float">
            <text:p>-29.7</text:p>
          </table:table-cell>
          <table:table-cell office:value-type="float" office:value="-13.06" calcext:value-type="float">
            <text:p>-13.06</text:p>
          </table:table-cell>
          <table:table-cell office:value-type="float" office:value="0.17" calcext:value-type="float">
            <text:p>0.17</text:p>
          </table:table-cell>
          <table:table-cell office:value-type="float" office:value="-2.1" calcext:value-type="float">
            <text:p>-2.1</text:p>
          </table:table-cell>
          <table:table-cell office:value-type="float" office:value="-1.01" calcext:value-type="float">
            <text:p>-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3" calcext:value-type="float">
            <text:p>24.23</text:p>
          </table:table-cell>
          <table:table-cell office:value-type="float" office:value="-12.04" calcext:value-type="float">
            <text:p>-12.04</text:p>
          </table:table-cell>
          <table:table-cell office:value-type="float" office:value="-29.86" calcext:value-type="float">
            <text:p>-29.86</text:p>
          </table:table-cell>
          <table:table-cell office:value-type="float" office:value="-13.14" calcext:value-type="float">
            <text:p>-13.14</text:p>
          </table:table-cell>
          <table:table-cell office:value-type="float" office:value="0.17" calcext:value-type="float">
            <text:p>0.17</text:p>
          </table:table-cell>
          <table:table-cell office:value-type="float" office:value="-2.11" calcext:value-type="float">
            <text:p>-2.11</text:p>
          </table:table-cell>
          <table:table-cell office:value-type="float" office:value="-1.01" calcext:value-type="float">
            <text:p>-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-12.19" calcext:value-type="float">
            <text:p>-12.19</text:p>
          </table:table-cell>
          <table:table-cell office:value-type="float" office:value="-30.01" calcext:value-type="float">
            <text:p>-30.01</text:p>
          </table:table-cell>
          <table:table-cell office:value-type="float" office:value="-13.22" calcext:value-type="float">
            <text:p>-13.22</text:p>
          </table:table-cell>
          <table:table-cell office:value-type="float" office:value="0.17" calcext:value-type="float">
            <text:p>0.17</text:p>
          </table:table-cell>
          <table:table-cell office:value-type="float" office:value="-2.11" calcext:value-type="float">
            <text:p>-2.11</text:p>
          </table:table-cell>
          <table:table-cell office:value-type="float" office:value="-1.02" calcext:value-type="float">
            <text:p>-1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9" calcext:value-type="float">
            <text:p>24.39</text:p>
          </table:table-cell>
          <table:table-cell office:value-type="float" office:value="-12.34" calcext:value-type="float">
            <text:p>-12.34</text:p>
          </table:table-cell>
          <table:table-cell office:value-type="float" office:value="-30.16" calcext:value-type="float">
            <text:p>-30.16</text:p>
          </table:table-cell>
          <table:table-cell office:value-type="float" office:value="-13.3" calcext:value-type="float">
            <text:p>-13.3</text:p>
          </table:table-cell>
          <table:table-cell office:value-type="float" office:value="0.17" calcext:value-type="float">
            <text:p>0.17</text:p>
          </table:table-cell>
          <table:table-cell office:value-type="float" office:value="-2.12" calcext:value-type="float">
            <text:p>-2.12</text:p>
          </table:table-cell>
          <table:table-cell office:value-type="float" office:value="-1.02" calcext:value-type="float">
            <text:p>-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-12.49" calcext:value-type="float">
            <text:p>-12.49</text:p>
          </table:table-cell>
          <table:table-cell office:value-type="float" office:value="-30.31" calcext:value-type="float">
            <text:p>-30.31</text:p>
          </table:table-cell>
          <table:table-cell office:value-type="float" office:value="-13.38" calcext:value-type="float">
            <text:p>-13.38</text:p>
          </table:table-cell>
          <table:table-cell office:value-type="float" office:value="0.17" calcext:value-type="float">
            <text:p>0.17</text:p>
          </table:table-cell>
          <table:table-cell office:value-type="float" office:value="-2.12" calcext:value-type="float">
            <text:p>-2.12</text:p>
          </table:table-cell>
          <table:table-cell office:value-type="float" office:value="-1.02" calcext:value-type="float">
            <text:p>-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-12.64" calcext:value-type="float">
            <text:p>-12.64</text:p>
          </table:table-cell>
          <table:table-cell office:value-type="float" office:value="-30.47" calcext:value-type="float">
            <text:p>-30.47</text:p>
          </table:table-cell>
          <table:table-cell office:value-type="float" office:value="-13.46" calcext:value-type="float">
            <text:p>-13.46</text:p>
          </table:table-cell>
          <table:table-cell office:value-type="float" office:value="0.17" calcext:value-type="float">
            <text:p>0.17</text:p>
          </table:table-cell>
          <table:table-cell office:value-type="float" office:value="-2.13" calcext:value-type="float">
            <text:p>-2.13</text:p>
          </table:table-cell>
          <table:table-cell office:value-type="float" office:value="-1.02" calcext:value-type="float">
            <text:p>-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-12.79" calcext:value-type="float">
            <text:p>-12.79</text:p>
          </table:table-cell>
          <table:table-cell office:value-type="float" office:value="-30.62" calcext:value-type="float">
            <text:p>-30.62</text:p>
          </table:table-cell>
          <table:table-cell office:value-type="float" office:value="-13.54" calcext:value-type="float">
            <text:p>-13.54</text:p>
          </table:table-cell>
          <table:table-cell office:value-type="float" office:value="0.18" calcext:value-type="float">
            <text:p>0.18</text:p>
          </table:table-cell>
          <table:table-cell office:value-type="float" office:value="-2.14" calcext:value-type="float">
            <text:p>-2.14</text:p>
          </table:table-cell>
          <table:table-cell office:value-type="float" office:value="-1.03" calcext:value-type="float">
            <text:p>-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-12.95" calcext:value-type="float">
            <text:p>-12.95</text:p>
          </table:table-cell>
          <table:table-cell office:value-type="float" office:value="-30.77" calcext:value-type="float">
            <text:p>-30.77</text:p>
          </table:table-cell>
          <table:table-cell office:value-type="float" office:value="-13.63" calcext:value-type="float">
            <text:p>-13.63</text:p>
          </table:table-cell>
          <table:table-cell office:value-type="float" office:value="0.18" calcext:value-type="float">
            <text:p>0.18</text:p>
          </table:table-cell>
          <table:table-cell office:value-type="float" office:value="-2.14" calcext:value-type="float">
            <text:p>-2.14</text:p>
          </table:table-cell>
          <table:table-cell office:value-type="float" office:value="-1.03" calcext:value-type="float">
            <text:p>-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-13.1" calcext:value-type="float">
            <text:p>-13.1</text:p>
          </table:table-cell>
          <table:table-cell office:value-type="float" office:value="-30.93" calcext:value-type="float">
            <text:p>-30.93</text:p>
          </table:table-cell>
          <table:table-cell office:value-type="float" office:value="-13.71" calcext:value-type="float">
            <text:p>-13.71</text:p>
          </table:table-cell>
          <table:table-cell office:value-type="float" office:value="0.18" calcext:value-type="float">
            <text:p>0.18</text:p>
          </table:table-cell>
          <table:table-cell office:value-type="float" office:value="-2.15" calcext:value-type="float">
            <text:p>-2.15</text:p>
          </table:table-cell>
          <table:table-cell office:value-type="float" office:value="-1.04" calcext:value-type="float">
            <text:p>-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-13.26" calcext:value-type="float">
            <text:p>-13.26</text:p>
          </table:table-cell>
          <table:table-cell office:value-type="float" office:value="-31.08" calcext:value-type="float">
            <text:p>-31.08</text:p>
          </table:table-cell>
          <table:table-cell office:value-type="float" office:value="-13.79" calcext:value-type="float">
            <text:p>-13.79</text:p>
          </table:table-cell>
          <table:table-cell office:value-type="float" office:value="0.18" calcext:value-type="float">
            <text:p>0.18</text:p>
          </table:table-cell>
          <table:table-cell office:value-type="float" office:value="-2.15" calcext:value-type="float">
            <text:p>-2.15</text:p>
          </table:table-cell>
          <table:table-cell office:value-type="float" office:value="-1.04" calcext:value-type="float">
            <text:p>-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-13.42" calcext:value-type="float">
            <text:p>-13.42</text:p>
          </table:table-cell>
          <table:table-cell office:value-type="float" office:value="-31.24" calcext:value-type="float">
            <text:p>-31.24</text:p>
          </table:table-cell>
          <table:table-cell office:value-type="float" office:value="-13.87" calcext:value-type="float">
            <text:p>-13.87</text:p>
          </table:table-cell>
          <table:table-cell office:value-type="float" office:value="0.18" calcext:value-type="float">
            <text:p>0.18</text:p>
          </table:table-cell>
          <table:table-cell office:value-type="float" office:value="-2.16" calcext:value-type="float">
            <text:p>-2.16</text:p>
          </table:table-cell>
          <table:table-cell office:value-type="float" office:value="-1.04" calcext:value-type="float">
            <text:p>-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-13.57" calcext:value-type="float">
            <text:p>-13.57</text:p>
          </table:table-cell>
          <table:table-cell office:value-type="float" office:value="-31.4" calcext:value-type="float">
            <text:p>-31.4</text:p>
          </table:table-cell>
          <table:table-cell office:value-type="float" office:value="-13.95" calcext:value-type="float">
            <text:p>-13.95</text:p>
          </table:table-cell>
          <table:table-cell office:value-type="float" office:value="0.18" calcext:value-type="float">
            <text:p>0.18</text:p>
          </table:table-cell>
          <table:table-cell office:value-type="float" office:value="-2.16" calcext:value-type="float">
            <text:p>-2.16</text:p>
          </table:table-cell>
          <table:table-cell office:value-type="float" office:value="-1.05" calcext:value-type="float">
            <text:p>-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9" calcext:value-type="float">
            <text:p>25.09</text:p>
          </table:table-cell>
          <table:table-cell office:value-type="float" office:value="-13.74" calcext:value-type="float">
            <text:p>-13.74</text:p>
          </table:table-cell>
          <table:table-cell office:value-type="float" office:value="-31.55" calcext:value-type="float">
            <text:p>-31.55</text:p>
          </table:table-cell>
          <table:table-cell office:value-type="float" office:value="-14.04" calcext:value-type="float">
            <text:p>-14.04</text:p>
          </table:table-cell>
          <table:table-cell office:value-type="float" office:value="0.18" calcext:value-type="float">
            <text:p>0.18</text:p>
          </table:table-cell>
          <table:table-cell office:value-type="float" office:value="-2.17" calcext:value-type="float">
            <text:p>-2.17</text:p>
          </table:table-cell>
          <table:table-cell office:value-type="float" office:value="-1.05" calcext:value-type="float">
            <text:p>-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-13.9" calcext:value-type="float">
            <text:p>-13.9</text:p>
          </table:table-cell>
          <table:table-cell office:value-type="float" office:value="-31.71" calcext:value-type="float">
            <text:p>-31.71</text:p>
          </table:table-cell>
          <table:table-cell office:value-type="float" office:value="-14.12" calcext:value-type="float">
            <text:p>-14.12</text:p>
          </table:table-cell>
          <table:table-cell office:value-type="float" office:value="0.18" calcext:value-type="float">
            <text:p>0.18</text:p>
          </table:table-cell>
          <table:table-cell office:value-type="float" office:value="-2.17" calcext:value-type="float">
            <text:p>-2.17</text:p>
          </table:table-cell>
          <table:table-cell office:value-type="float" office:value="-1.05" calcext:value-type="float">
            <text:p>-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-14.06" calcext:value-type="float">
            <text:p>-14.06</text:p>
          </table:table-cell>
          <table:table-cell office:value-type="float" office:value="-31.87" calcext:value-type="float">
            <text:p>-31.87</text:p>
          </table:table-cell>
          <table:table-cell office:value-type="float" office:value="-14.2" calcext:value-type="float">
            <text:p>-14.2</text:p>
          </table:table-cell>
          <table:table-cell office:value-type="float" office:value="0.18" calcext:value-type="float">
            <text:p>0.18</text:p>
          </table:table-cell>
          <table:table-cell office:value-type="float" office:value="-2.18" calcext:value-type="float">
            <text:p>-2.18</text:p>
          </table:table-cell>
          <table:table-cell office:value-type="float" office:value="-1.05" calcext:value-type="float">
            <text:p>-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-14.22" calcext:value-type="float">
            <text:p>-14.22</text:p>
          </table:table-cell>
          <table:table-cell office:value-type="float" office:value="-32.02" calcext:value-type="float">
            <text:p>-32.02</text:p>
          </table:table-cell>
          <table:table-cell office:value-type="float" office:value="-14.28" calcext:value-type="float">
            <text:p>-14.28</text:p>
          </table:table-cell>
          <table:table-cell office:value-type="float" office:value="0.18" calcext:value-type="float">
            <text:p>0.18</text:p>
          </table:table-cell>
          <table:table-cell office:value-type="float" office:value="-2.19" calcext:value-type="float">
            <text:p>-2.19</text:p>
          </table:table-cell>
          <table:table-cell office:value-type="float" office:value="-1.06" calcext:value-type="float">
            <text:p>-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-14.39" calcext:value-type="float">
            <text:p>-14.39</text:p>
          </table:table-cell>
          <table:table-cell office:value-type="float" office:value="-32.18" calcext:value-type="float">
            <text:p>-32.18</text:p>
          </table:table-cell>
          <table:table-cell office:value-type="float" office:value="-14.37" calcext:value-type="float">
            <text:p>-14.37</text:p>
          </table:table-cell>
          <table:table-cell office:value-type="float" office:value="0.18" calcext:value-type="float">
            <text:p>0.18</text:p>
          </table:table-cell>
          <table:table-cell office:value-type="float" office:value="-2.19" calcext:value-type="float">
            <text:p>-2.19</text:p>
          </table:table-cell>
          <table:table-cell office:value-type="float" office:value="-1.06" calcext:value-type="float">
            <text:p>-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-14.55" calcext:value-type="float">
            <text:p>-14.55</text:p>
          </table:table-cell>
          <table:table-cell office:value-type="float" office:value="-32.33" calcext:value-type="float">
            <text:p>-32.33</text:p>
          </table:table-cell>
          <table:table-cell office:value-type="float" office:value="-14.45" calcext:value-type="float">
            <text:p>-14.45</text:p>
          </table:table-cell>
          <table:table-cell office:value-type="float" office:value="0.18" calcext:value-type="float">
            <text:p>0.18</text:p>
          </table:table-cell>
          <table:table-cell office:value-type="float" office:value="-2.2" calcext:value-type="float">
            <text:p>-2.2</text:p>
          </table:table-cell>
          <table:table-cell office:value-type="float" office:value="-1.06" calcext:value-type="float">
            <text:p>-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-14.72" calcext:value-type="float">
            <text:p>-14.72</text:p>
          </table:table-cell>
          <table:table-cell office:value-type="float" office:value="-32.49" calcext:value-type="float">
            <text:p>-32.49</text:p>
          </table:table-cell>
          <table:table-cell office:value-type="float" office:value="-14.53" calcext:value-type="float">
            <text:p>-14.53</text:p>
          </table:table-cell>
          <table:table-cell office:value-type="float" office:value="0.18" calcext:value-type="float">
            <text:p>0.18</text:p>
          </table:table-cell>
          <table:table-cell office:value-type="float" office:value="-2.2" calcext:value-type="float">
            <text:p>-2.2</text:p>
          </table:table-cell>
          <table:table-cell office:value-type="float" office:value="-1.07" calcext:value-type="float">
            <text:p>-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63" calcext:value-type="float">
            <text:p>25.63</text:p>
          </table:table-cell>
          <table:table-cell office:value-type="float" office:value="-14.89" calcext:value-type="float">
            <text:p>-14.89</text:p>
          </table:table-cell>
          <table:table-cell office:value-type="float" office:value="-32.65" calcext:value-type="float">
            <text:p>-32.65</text:p>
          </table:table-cell>
          <table:table-cell office:value-type="float" office:value="-14.62" calcext:value-type="float">
            <text:p>-14.62</text:p>
          </table:table-cell>
          <table:table-cell office:value-type="float" office:value="0.18" calcext:value-type="float">
            <text:p>0.18</text:p>
          </table:table-cell>
          <table:table-cell office:value-type="float" office:value="-2.21" calcext:value-type="float">
            <text:p>-2.21</text:p>
          </table:table-cell>
          <table:table-cell office:value-type="float" office:value="-1.07" calcext:value-type="float">
            <text:p>-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-15.06" calcext:value-type="float">
            <text:p>-15.06</text:p>
          </table:table-cell>
          <table:table-cell office:value-type="float" office:value="-32.81" calcext:value-type="float">
            <text:p>-32.81</text:p>
          </table:table-cell>
          <table:table-cell office:value-type="float" office:value="-14.7" calcext:value-type="float">
            <text:p>-14.7</text:p>
          </table:table-cell>
          <table:table-cell office:value-type="float" office:value="0.18" calcext:value-type="float">
            <text:p>0.18</text:p>
          </table:table-cell>
          <table:table-cell office:value-type="float" office:value="-2.21" calcext:value-type="float">
            <text:p>-2.21</text:p>
          </table:table-cell>
          <table:table-cell office:value-type="float" office:value="-1.07" calcext:value-type="float">
            <text:p>-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-15.23" calcext:value-type="float">
            <text:p>-15.23</text:p>
          </table:table-cell>
          <table:table-cell office:value-type="float" office:value="-32.97" calcext:value-type="float">
            <text:p>-32.97</text:p>
          </table:table-cell>
          <table:table-cell office:value-type="float" office:value="-14.79" calcext:value-type="float">
            <text:p>-14.79</text:p>
          </table:table-cell>
          <table:table-cell office:value-type="float" office:value="0.18" calcext:value-type="float">
            <text:p>0.18</text:p>
          </table:table-cell>
          <table:table-cell office:value-type="float" office:value="-2.22" calcext:value-type="float">
            <text:p>-2.22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-15.4" calcext:value-type="float">
            <text:p>-15.4</text:p>
          </table:table-cell>
          <table:table-cell office:value-type="float" office:value="-33.13" calcext:value-type="float">
            <text:p>-33.13</text:p>
          </table:table-cell>
          <table:table-cell office:value-type="float" office:value="-14.87" calcext:value-type="float">
            <text:p>-14.87</text:p>
          </table:table-cell>
          <table:table-cell office:value-type="float" office:value="0.19" calcext:value-type="float">
            <text:p>0.19</text:p>
          </table:table-cell>
          <table:table-cell office:value-type="float" office:value="-2.22" calcext:value-type="float">
            <text:p>-2.22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-15.57" calcext:value-type="float">
            <text:p>-15.57</text:p>
          </table:table-cell>
          <table:table-cell office:value-type="float" office:value="-33.29" calcext:value-type="float">
            <text:p>-33.29</text:p>
          </table:table-cell>
          <table:table-cell office:value-type="float" office:value="-14.96" calcext:value-type="float">
            <text:p>-14.96</text:p>
          </table:table-cell>
          <table:table-cell office:value-type="float" office:value="0.19" calcext:value-type="float">
            <text:p>0.19</text:p>
          </table:table-cell>
          <table:table-cell office:value-type="float" office:value="-2.23" calcext:value-type="float">
            <text:p>-2.23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-15.75" calcext:value-type="float">
            <text:p>-15.75</text:p>
          </table:table-cell>
          <table:table-cell office:value-type="float" office:value="-33.45" calcext:value-type="float">
            <text:p>-33.45</text:p>
          </table:table-cell>
          <table:table-cell office:value-type="float" office:value="-15.04" calcext:value-type="float">
            <text:p>-15.04</text:p>
          </table:table-cell>
          <table:table-cell office:value-type="float" office:value="0.19" calcext:value-type="float">
            <text:p>0.19</text:p>
          </table:table-cell>
          <table:table-cell office:value-type="float" office:value="-2.23" calcext:value-type="float">
            <text:p>-2.23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9" calcext:value-type="float">
            <text:p>26.09</text:p>
          </table:table-cell>
          <table:table-cell office:value-type="float" office:value="-15.92" calcext:value-type="float">
            <text:p>-15.92</text:p>
          </table:table-cell>
          <table:table-cell office:value-type="float" office:value="-33.61" calcext:value-type="float">
            <text:p>-33.61</text:p>
          </table:table-cell>
          <table:table-cell office:value-type="float" office:value="-15.13" calcext:value-type="float">
            <text:p>-15.13</text:p>
          </table:table-cell>
          <table:table-cell office:value-type="float" office:value="0.19" calcext:value-type="float">
            <text:p>0.19</text:p>
          </table:table-cell>
          <table:table-cell office:value-type="float" office:value="-2.24" calcext:value-type="float">
            <text:p>-2.24</text:p>
          </table:table-cell>
          <table:table-cell office:value-type="float" office:value="-1.09" calcext:value-type="float">
            <text:p>-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-16.1" calcext:value-type="float">
            <text:p>-16.1</text:p>
          </table:table-cell>
          <table:table-cell office:value-type="float" office:value="-33.77" calcext:value-type="float">
            <text:p>-33.77</text:p>
          </table:table-cell>
          <table:table-cell office:value-type="float" office:value="-15.21" calcext:value-type="float">
            <text:p>-15.21</text:p>
          </table:table-cell>
          <table:table-cell office:value-type="float" office:value="0.19" calcext:value-type="float">
            <text:p>0.19</text:p>
          </table:table-cell>
          <table:table-cell office:value-type="float" office:value="-2.25" calcext:value-type="float">
            <text:p>-2.25</text:p>
          </table:table-cell>
          <table:table-cell office:value-type="float" office:value="-1.09" calcext:value-type="float">
            <text:p>-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-16.28" calcext:value-type="float">
            <text:p>-16.28</text:p>
          </table:table-cell>
          <table:table-cell office:value-type="float" office:value="-33.94" calcext:value-type="float">
            <text:p>-33.94</text:p>
          </table:table-cell>
          <table:table-cell office:value-type="float" office:value="-15.3" calcext:value-type="float">
            <text:p>-15.3</text:p>
          </table:table-cell>
          <table:table-cell office:value-type="float" office:value="0.19" calcext:value-type="float">
            <text:p>0.19</text:p>
          </table:table-cell>
          <table:table-cell office:value-type="float" office:value="-2.25" calcext:value-type="float">
            <text:p>-2.25</text:p>
          </table:table-cell>
          <table:table-cell office:value-type="float" office:value="-1.09" calcext:value-type="float">
            <text:p>-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-16.46" calcext:value-type="float">
            <text:p>-16.46</text:p>
          </table:table-cell>
          <table:table-cell office:value-type="float" office:value="-34.1" calcext:value-type="float">
            <text:p>-34.1</text:p>
          </table:table-cell>
          <table:table-cell office:value-type="float" office:value="-15.39" calcext:value-type="float">
            <text:p>-15.39</text:p>
          </table:table-cell>
          <table:table-cell office:value-type="float" office:value="0.19" calcext:value-type="float">
            <text:p>0.19</text:p>
          </table:table-cell>
          <table:table-cell office:value-type="float" office:value="-2.26" calcext:value-type="float">
            <text:p>-2.26</text:p>
          </table:table-cell>
          <table:table-cell office:value-type="float" office:value="-1.09" calcext:value-type="float">
            <text:p>-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34.26" calcext:value-type="float">
            <text:p>-34.26</text:p>
          </table:table-cell>
          <table:table-cell office:value-type="float" office:value="-15.47" calcext:value-type="float">
            <text:p>-15.47</text:p>
          </table:table-cell>
          <table:table-cell office:value-type="float" office:value="0.19" calcext:value-type="float">
            <text:p>0.19</text:p>
          </table:table-cell>
          <table:table-cell office:value-type="float" office:value="-2.27" calcext:value-type="float">
            <text:p>-2.27</text:p>
          </table:table-cell>
          <table:table-cell office:value-type="float" office:value="-1.1" calcext:value-type="float">
            <text:p>-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-16.82" calcext:value-type="float">
            <text:p>-16.82</text:p>
          </table:table-cell>
          <table:table-cell office:value-type="float" office:value="-34.42" calcext:value-type="float">
            <text:p>-34.42</text:p>
          </table:table-cell>
          <table:table-cell office:value-type="float" office:value="-15.56" calcext:value-type="float">
            <text:p>-15.56</text:p>
          </table:table-cell>
          <table:table-cell office:value-type="float" office:value="0.19" calcext:value-type="float">
            <text:p>0.19</text:p>
          </table:table-cell>
          <table:table-cell office:value-type="float" office:value="-2.27" calcext:value-type="float">
            <text:p>-2.27</text:p>
          </table:table-cell>
          <table:table-cell office:value-type="float" office:value="-1.1" calcext:value-type="float">
            <text:p>-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-17" calcext:value-type="float">
            <text:p>-17</text:p>
          </table:table-cell>
          <table:table-cell office:value-type="float" office:value="-34.59" calcext:value-type="float">
            <text:p>-34.59</text:p>
          </table:table-cell>
          <table:table-cell office:value-type="float" office:value="-15.65" calcext:value-type="float">
            <text:p>-15.65</text:p>
          </table:table-cell>
          <table:table-cell office:value-type="float" office:value="0.19" calcext:value-type="float">
            <text:p>0.19</text:p>
          </table:table-cell>
          <table:table-cell office:value-type="float" office:value="-2.27" calcext:value-type="float">
            <text:p>-2.27</text:p>
          </table:table-cell>
          <table:table-cell office:value-type="float" office:value="-1.1" calcext:value-type="float">
            <text:p>-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-17.19" calcext:value-type="float">
            <text:p>-17.19</text:p>
          </table:table-cell>
          <table:table-cell office:value-type="float" office:value="-34.75" calcext:value-type="float">
            <text:p>-34.75</text:p>
          </table:table-cell>
          <table:table-cell office:value-type="float" office:value="-15.73" calcext:value-type="float">
            <text:p>-15.73</text:p>
          </table:table-cell>
          <table:table-cell office:value-type="float" office:value="0.19" calcext:value-type="float">
            <text:p>0.19</text:p>
          </table:table-cell>
          <table:table-cell office:value-type="float" office:value="-2.28" calcext:value-type="float">
            <text:p>-2.28</text:p>
          </table:table-cell>
          <table:table-cell office:value-type="float" office:value="-1.1" calcext:value-type="float">
            <text:p>-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-17.37" calcext:value-type="float">
            <text:p>-17.37</text:p>
          </table:table-cell>
          <table:table-cell office:value-type="float" office:value="-34.91" calcext:value-type="float">
            <text:p>-34.91</text:p>
          </table:table-cell>
          <table:table-cell office:value-type="float" office:value="-15.82" calcext:value-type="float">
            <text:p>-15.82</text:p>
          </table:table-cell>
          <table:table-cell office:value-type="float" office:value="0.19" calcext:value-type="float">
            <text:p>0.19</text:p>
          </table:table-cell>
          <table:table-cell office:value-type="float" office:value="-2.29" calcext:value-type="float">
            <text:p>-2.29</text:p>
          </table:table-cell>
          <table:table-cell office:value-type="float" office:value="-1.11" calcext:value-type="float">
            <text:p>-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-17.56" calcext:value-type="float">
            <text:p>-17.56</text:p>
          </table:table-cell>
          <table:table-cell office:value-type="float" office:value="-35.08" calcext:value-type="float">
            <text:p>-35.08</text:p>
          </table:table-cell>
          <table:table-cell office:value-type="float" office:value="-15.91" calcext:value-type="float">
            <text:p>-15.91</text:p>
          </table:table-cell>
          <table:table-cell office:value-type="float" office:value="0.19" calcext:value-type="float">
            <text:p>0.19</text:p>
          </table:table-cell>
          <table:table-cell office:value-type="float" office:value="-2.29" calcext:value-type="float">
            <text:p>-2.29</text:p>
          </table:table-cell>
          <table:table-cell office:value-type="float" office:value="-1.11" calcext:value-type="float">
            <text:p>-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-17.75" calcext:value-type="float">
            <text:p>-17.75</text:p>
          </table:table-cell>
          <table:table-cell office:value-type="float" office:value="-35.24" calcext:value-type="float">
            <text:p>-35.24</text:p>
          </table:table-cell>
          <table:table-cell office:value-type="float" office:value="-16" calcext:value-type="float">
            <text:p>-16</text:p>
          </table:table-cell>
          <table:table-cell office:value-type="float" office:value="0.19" calcext:value-type="float">
            <text:p>0.19</text:p>
          </table:table-cell>
          <table:table-cell office:value-type="float" office:value="-2.3" calcext:value-type="float">
            <text:p>-2.3</text:p>
          </table:table-cell>
          <table:table-cell office:value-type="float" office:value="-1.11" calcext:value-type="float">
            <text:p>-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-17.94" calcext:value-type="float">
            <text:p>-17.94</text:p>
          </table:table-cell>
          <table:table-cell office:value-type="float" office:value="-35.41" calcext:value-type="float">
            <text:p>-35.41</text:p>
          </table:table-cell>
          <table:table-cell office:value-type="float" office:value="-16.08" calcext:value-type="float">
            <text:p>-16.08</text:p>
          </table:table-cell>
          <table:table-cell office:value-type="float" office:value="0.19" calcext:value-type="float">
            <text:p>0.19</text:p>
          </table:table-cell>
          <table:table-cell office:value-type="float" office:value="-2.31" calcext:value-type="float">
            <text:p>-2.31</text:p>
          </table:table-cell>
          <table:table-cell office:value-type="float" office:value="-1.11" calcext:value-type="float">
            <text:p>-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-18.13" calcext:value-type="float">
            <text:p>-18.13</text:p>
          </table:table-cell>
          <table:table-cell office:value-type="float" office:value="-35.57" calcext:value-type="float">
            <text:p>-35.57</text:p>
          </table:table-cell>
          <table:table-cell office:value-type="float" office:value="-16.17" calcext:value-type="float">
            <text:p>-16.17</text:p>
          </table:table-cell>
          <table:table-cell office:value-type="float" office:value="0.19" calcext:value-type="float">
            <text:p>0.19</text:p>
          </table:table-cell>
          <table:table-cell office:value-type="float" office:value="-2.31" calcext:value-type="float">
            <text:p>-2.31</text:p>
          </table:table-cell>
          <table:table-cell office:value-type="float" office:value="-1.11" calcext:value-type="float">
            <text:p>-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-18.32" calcext:value-type="float">
            <text:p>-18.32</text:p>
          </table:table-cell>
          <table:table-cell office:value-type="float" office:value="-35.73" calcext:value-type="float">
            <text:p>-35.73</text:p>
          </table:table-cell>
          <table:table-cell office:value-type="float" office:value="-16.26" calcext:value-type="float">
            <text:p>-16.26</text:p>
          </table:table-cell>
          <table:table-cell office:value-type="float" office:value="0.2" calcext:value-type="float">
            <text:p>0.2</text:p>
          </table:table-cell>
          <table:table-cell office:value-type="float" office:value="-2.31" calcext:value-type="float">
            <text:p>-2.31</text:p>
          </table:table-cell>
          <table:table-cell office:value-type="float" office:value="-1.12" calcext:value-type="float">
            <text:p>-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-18.51" calcext:value-type="float">
            <text:p>-18.51</text:p>
          </table:table-cell>
          <table:table-cell office:value-type="float" office:value="-35.9" calcext:value-type="float">
            <text:p>-35.9</text:p>
          </table:table-cell>
          <table:table-cell office:value-type="float" office:value="-16.34" calcext:value-type="float">
            <text:p>-16.34</text:p>
          </table:table-cell>
          <table:table-cell office:value-type="float" office:value="0.2" calcext:value-type="float">
            <text:p>0.2</text:p>
          </table:table-cell>
          <table:table-cell office:value-type="float" office:value="-2.32" calcext:value-type="float">
            <text:p>-2.32</text:p>
          </table:table-cell>
          <table:table-cell office:value-type="float" office:value="-1.12" calcext:value-type="float">
            <text:p>-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-18.7" calcext:value-type="float">
            <text:p>-18.7</text:p>
          </table:table-cell>
          <table:table-cell office:value-type="float" office:value="-36.07" calcext:value-type="float">
            <text:p>-36.07</text:p>
          </table:table-cell>
          <table:table-cell office:value-type="float" office:value="-16.43" calcext:value-type="float">
            <text:p>-16.43</text:p>
          </table:table-cell>
          <table:table-cell office:value-type="float" office:value="0.2" calcext:value-type="float">
            <text:p>0.2</text:p>
          </table:table-cell>
          <table:table-cell office:value-type="float" office:value="-2.32" calcext:value-type="float">
            <text:p>-2.32</text:p>
          </table:table-cell>
          <table:table-cell office:value-type="float" office:value="-1.12" calcext:value-type="float">
            <text:p>-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-18.9" calcext:value-type="float">
            <text:p>-18.9</text:p>
          </table:table-cell>
          <table:table-cell office:value-type="float" office:value="-36.23" calcext:value-type="float">
            <text:p>-36.23</text:p>
          </table:table-cell>
          <table:table-cell office:value-type="float" office:value="-16.52" calcext:value-type="float">
            <text:p>-16.52</text:p>
          </table:table-cell>
          <table:table-cell office:value-type="float" office:value="0.2" calcext:value-type="float">
            <text:p>0.2</text:p>
          </table:table-cell>
          <table:table-cell office:value-type="float" office:value="-2.33" calcext:value-type="float">
            <text:p>-2.33</text:p>
          </table:table-cell>
          <table:table-cell office:value-type="float" office:value="-1.13" calcext:value-type="float">
            <text:p>-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-19.1" calcext:value-type="float">
            <text:p>-19.1</text:p>
          </table:table-cell>
          <table:table-cell office:value-type="float" office:value="-36.4" calcext:value-type="float">
            <text:p>-36.4</text:p>
          </table:table-cell>
          <table:table-cell office:value-type="float" office:value="-16.61" calcext:value-type="float">
            <text:p>-16.61</text:p>
          </table:table-cell>
          <table:table-cell office:value-type="float" office:value="0.2" calcext:value-type="float">
            <text:p>0.2</text:p>
          </table:table-cell>
          <table:table-cell office:value-type="float" office:value="-2.34" calcext:value-type="float">
            <text:p>-2.34</text:p>
          </table:table-cell>
          <table:table-cell office:value-type="float" office:value="-1.13" calcext:value-type="float">
            <text:p>-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-19.3" calcext:value-type="float">
            <text:p>-19.3</text:p>
          </table:table-cell>
          <table:table-cell office:value-type="float" office:value="-36.57" calcext:value-type="float">
            <text:p>-36.57</text:p>
          </table:table-cell>
          <table:table-cell office:value-type="float" office:value="-16.7" calcext:value-type="float">
            <text:p>-16.7</text:p>
          </table:table-cell>
          <table:table-cell office:value-type="float" office:value="0.2" calcext:value-type="float">
            <text:p>0.2</text:p>
          </table:table-cell>
          <table:table-cell office:value-type="float" office:value="-2.34" calcext:value-type="float">
            <text:p>-2.34</text:p>
          </table:table-cell>
          <table:table-cell office:value-type="float" office:value="-1.13" calcext:value-type="float">
            <text:p>-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-19.5" calcext:value-type="float">
            <text:p>-19.5</text:p>
          </table:table-cell>
          <table:table-cell office:value-type="float" office:value="-36.74" calcext:value-type="float">
            <text:p>-36.74</text:p>
          </table:table-cell>
          <table:table-cell office:value-type="float" office:value="-16.79" calcext:value-type="float">
            <text:p>-16.79</text:p>
          </table:table-cell>
          <table:table-cell office:value-type="float" office:value="0.2" calcext:value-type="float">
            <text:p>0.2</text:p>
          </table:table-cell>
          <table:table-cell office:value-type="float" office:value="-2.35" calcext:value-type="float">
            <text:p>-2.35</text:p>
          </table:table-cell>
          <table:table-cell office:value-type="float" office:value="-1.13" calcext:value-type="float">
            <text:p>-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-19.7" calcext:value-type="float">
            <text:p>-19.7</text:p>
          </table:table-cell>
          <table:table-cell office:value-type="float" office:value="-36.91" calcext:value-type="float">
            <text:p>-36.91</text:p>
          </table:table-cell>
          <table:table-cell office:value-type="float" office:value="-16.88" calcext:value-type="float">
            <text:p>-16.88</text:p>
          </table:table-cell>
          <table:table-cell office:value-type="float" office:value="0.2" calcext:value-type="float">
            <text:p>0.2</text:p>
          </table:table-cell>
          <table:table-cell office:value-type="float" office:value="-2.35" calcext:value-type="float">
            <text:p>-2.35</text:p>
          </table:table-cell>
          <table:table-cell office:value-type="float" office:value="-1.14" calcext:value-type="float">
            <text:p>-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-19.9" calcext:value-type="float">
            <text:p>-19.9</text:p>
          </table:table-cell>
          <table:table-cell office:value-type="float" office:value="-37.07" calcext:value-type="float">
            <text:p>-37.07</text:p>
          </table:table-cell>
          <table:table-cell office:value-type="float" office:value="-16.97" calcext:value-type="float">
            <text:p>-16.97</text:p>
          </table:table-cell>
          <table:table-cell office:value-type="float" office:value="0.2" calcext:value-type="float">
            <text:p>0.2</text:p>
          </table:table-cell>
          <table:table-cell office:value-type="float" office:value="-2.36" calcext:value-type="float">
            <text:p>-2.36</text:p>
          </table:table-cell>
          <table:table-cell office:value-type="float" office:value="-1.14" calcext:value-type="float">
            <text:p>-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9" calcext:value-type="float">
            <text:p>27.79</text:p>
          </table:table-cell>
          <table:table-cell office:value-type="float" office:value="-20.1" calcext:value-type="float">
            <text:p>-20.1</text:p>
          </table:table-cell>
          <table:table-cell office:value-type="float" office:value="-37.24" calcext:value-type="float">
            <text:p>-37.24</text:p>
          </table:table-cell>
          <table:table-cell office:value-type="float" office:value="-17.06" calcext:value-type="float">
            <text:p>-17.06</text:p>
          </table:table-cell>
          <table:table-cell office:value-type="float" office:value="0.2" calcext:value-type="float">
            <text:p>0.2</text:p>
          </table:table-cell>
          <table:table-cell office:value-type="float" office:value="-2.36" calcext:value-type="float">
            <text:p>-2.36</text:p>
          </table:table-cell>
          <table:table-cell office:value-type="float" office:value="-1.14" calcext:value-type="float">
            <text:p>-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-20.31" calcext:value-type="float">
            <text:p>-20.31</text:p>
          </table:table-cell>
          <table:table-cell office:value-type="float" office:value="-37.41" calcext:value-type="float">
            <text:p>-37.41</text:p>
          </table:table-cell>
          <table:table-cell office:value-type="float" office:value="-17.15" calcext:value-type="float">
            <text:p>-17.15</text:p>
          </table:table-cell>
          <table:table-cell office:value-type="float" office:value="0.2" calcext:value-type="float">
            <text:p>0.2</text:p>
          </table:table-cell>
          <table:table-cell office:value-type="float" office:value="-2.37" calcext:value-type="float">
            <text:p>-2.37</text:p>
          </table:table-cell>
          <table:table-cell office:value-type="float" office:value="-1.14" calcext:value-type="float">
            <text:p>-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-20.52" calcext:value-type="float">
            <text:p>-20.52</text:p>
          </table:table-cell>
          <table:table-cell office:value-type="float" office:value="-37.58" calcext:value-type="float">
            <text:p>-37.58</text:p>
          </table:table-cell>
          <table:table-cell office:value-type="float" office:value="-17.24" calcext:value-type="float">
            <text:p>-17.24</text:p>
          </table:table-cell>
          <table:table-cell office:value-type="float" office:value="0.2" calcext:value-type="float">
            <text:p>0.2</text:p>
          </table:table-cell>
          <table:table-cell office:value-type="float" office:value="-2.38" calcext:value-type="float">
            <text:p>-2.38</text:p>
          </table:table-cell>
          <table:table-cell office:value-type="float" office:value="-1.14" calcext:value-type="float">
            <text:p>-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-20.72" calcext:value-type="float">
            <text:p>-20.72</text:p>
          </table:table-cell>
          <table:table-cell office:value-type="float" office:value="-37.75" calcext:value-type="float">
            <text:p>-37.75</text:p>
          </table:table-cell>
          <table:table-cell office:value-type="float" office:value="-17.33" calcext:value-type="float">
            <text:p>-17.33</text:p>
          </table:table-cell>
          <table:table-cell office:value-type="float" office:value="0.2" calcext:value-type="float">
            <text:p>0.2</text:p>
          </table:table-cell>
          <table:table-cell office:value-type="float" office:value="-2.38" calcext:value-type="float">
            <text:p>-2.38</text:p>
          </table:table-cell>
          <table:table-cell office:value-type="float" office:value="-1.14" calcext:value-type="float">
            <text:p>-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-20.93" calcext:value-type="float">
            <text:p>-20.93</text:p>
          </table:table-cell>
          <table:table-cell office:value-type="float" office:value="-37.92" calcext:value-type="float">
            <text:p>-37.92</text:p>
          </table:table-cell>
          <table:table-cell office:value-type="float" office:value="-17.42" calcext:value-type="float">
            <text:p>-17.42</text:p>
          </table:table-cell>
          <table:table-cell office:value-type="float" office:value="0.2" calcext:value-type="float">
            <text:p>0.2</text:p>
          </table:table-cell>
          <table:table-cell office:value-type="float" office:value="-2.39" calcext:value-type="float">
            <text:p>-2.39</text:p>
          </table:table-cell>
          <table:table-cell office:value-type="float" office:value="-1.15" calcext:value-type="float">
            <text:p>-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-21.15" calcext:value-type="float">
            <text:p>-21.15</text:p>
          </table:table-cell>
          <table:table-cell office:value-type="float" office:value="-38.09" calcext:value-type="float">
            <text:p>-38.09</text:p>
          </table:table-cell>
          <table:table-cell office:value-type="float" office:value="-17.51" calcext:value-type="float">
            <text:p>-17.51</text:p>
          </table:table-cell>
          <table:table-cell office:value-type="float" office:value="0.21" calcext:value-type="float">
            <text:p>0.21</text:p>
          </table:table-cell>
          <table:table-cell office:value-type="float" office:value="-2.39" calcext:value-type="float">
            <text:p>-2.39</text:p>
          </table:table-cell>
          <table:table-cell office:value-type="float" office:value="-1.15" calcext:value-type="float">
            <text:p>-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-21.36" calcext:value-type="float">
            <text:p>-21.36</text:p>
          </table:table-cell>
          <table:table-cell office:value-type="float" office:value="-38.26" calcext:value-type="float">
            <text:p>-38.26</text:p>
          </table:table-cell>
          <table:table-cell office:value-type="float" office:value="-17.6" calcext:value-type="float">
            <text:p>-17.6</text:p>
          </table:table-cell>
          <table:table-cell office:value-type="float" office:value="0.21" calcext:value-type="float">
            <text:p>0.21</text:p>
          </table:table-cell>
          <table:table-cell office:value-type="float" office:value="-2.4" calcext:value-type="float">
            <text:p>-2.4</text:p>
          </table:table-cell>
          <table:table-cell office:value-type="float" office:value="-1.15" calcext:value-type="float">
            <text:p>-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-21.57" calcext:value-type="float">
            <text:p>-21.57</text:p>
          </table:table-cell>
          <table:table-cell office:value-type="float" office:value="-38.44" calcext:value-type="float">
            <text:p>-38.44</text:p>
          </table:table-cell>
          <table:table-cell office:value-type="float" office:value="-17.7" calcext:value-type="float">
            <text:p>-17.7</text:p>
          </table:table-cell>
          <table:table-cell office:value-type="float" office:value="0.21" calcext:value-type="float">
            <text:p>0.21</text:p>
          </table:table-cell>
          <table:table-cell office:value-type="float" office:value="-2.4" calcext:value-type="float">
            <text:p>-2.4</text:p>
          </table:table-cell>
          <table:table-cell office:value-type="float" office:value="-1.15" calcext:value-type="float">
            <text:p>-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1" calcext:value-type="float">
            <text:p>28.41</text:p>
          </table:table-cell>
          <table:table-cell office:value-type="float" office:value="-21.78" calcext:value-type="float">
            <text:p>-21.78</text:p>
          </table:table-cell>
          <table:table-cell office:value-type="float" office:value="-38.6" calcext:value-type="float">
            <text:p>-38.6</text:p>
          </table:table-cell>
          <table:table-cell office:value-type="float" office:value="-17.79" calcext:value-type="float">
            <text:p>-17.79</text:p>
          </table:table-cell>
          <table:table-cell office:value-type="float" office:value="0.21" calcext:value-type="float">
            <text:p>0.21</text:p>
          </table:table-cell>
          <table:table-cell office:value-type="float" office:value="-2.41" calcext:value-type="float">
            <text:p>-2.41</text:p>
          </table:table-cell>
          <table:table-cell office:value-type="float" office:value="-1.16" calcext:value-type="float">
            <text:p>-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-22" calcext:value-type="float">
            <text:p>-22</text:p>
          </table:table-cell>
          <table:table-cell office:value-type="float" office:value="-38.78" calcext:value-type="float">
            <text:p>-38.78</text:p>
          </table:table-cell>
          <table:table-cell office:value-type="float" office:value="-17.88" calcext:value-type="float">
            <text:p>-17.88</text:p>
          </table:table-cell>
          <table:table-cell office:value-type="float" office:value="0.21" calcext:value-type="float">
            <text:p>0.21</text:p>
          </table:table-cell>
          <table:table-cell office:value-type="float" office:value="-2.41" calcext:value-type="float">
            <text:p>-2.41</text:p>
          </table:table-cell>
          <table:table-cell office:value-type="float" office:value="-1.17" calcext:value-type="float">
            <text:p>-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-22.22" calcext:value-type="float">
            <text:p>-22.22</text:p>
          </table:table-cell>
          <table:table-cell office:value-type="float" office:value="-38.95" calcext:value-type="float">
            <text:p>-38.95</text:p>
          </table:table-cell>
          <table:table-cell office:value-type="float" office:value="-17.97" calcext:value-type="float">
            <text:p>-17.97</text:p>
          </table:table-cell>
          <table:table-cell office:value-type="float" office:value="0.21" calcext:value-type="float">
            <text:p>0.21</text:p>
          </table:table-cell>
          <table:table-cell office:value-type="float" office:value="-2.42" calcext:value-type="float">
            <text:p>-2.42</text:p>
          </table:table-cell>
          <table:table-cell office:value-type="float" office:value="-1.17" calcext:value-type="float">
            <text:p>-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-22.44" calcext:value-type="float">
            <text:p>-22.44</text:p>
          </table:table-cell>
          <table:table-cell office:value-type="float" office:value="-39.12" calcext:value-type="float">
            <text:p>-39.12</text:p>
          </table:table-cell>
          <table:table-cell office:value-type="float" office:value="-18.06" calcext:value-type="float">
            <text:p>-18.06</text:p>
          </table:table-cell>
          <table:table-cell office:value-type="float" office:value="0.21" calcext:value-type="float">
            <text:p>0.21</text:p>
          </table:table-cell>
          <table:table-cell office:value-type="float" office:value="-2.42" calcext:value-type="float">
            <text:p>-2.42</text:p>
          </table:table-cell>
          <table:table-cell office:value-type="float" office:value="-1.17" calcext:value-type="float">
            <text:p>-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-22.65" calcext:value-type="float">
            <text:p>-22.65</text:p>
          </table:table-cell>
          <table:table-cell office:value-type="float" office:value="-39.3" calcext:value-type="float">
            <text:p>-39.3</text:p>
          </table:table-cell>
          <table:table-cell office:value-type="float" office:value="-18.16" calcext:value-type="float">
            <text:p>-18.16</text:p>
          </table:table-cell>
          <table:table-cell office:value-type="float" office:value="0.21" calcext:value-type="float">
            <text:p>0.21</text:p>
          </table:table-cell>
          <table:table-cell office:value-type="float" office:value="-2.43" calcext:value-type="float">
            <text:p>-2.43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22.88" calcext:value-type="float">
            <text:p>-22.88</text:p>
          </table:table-cell>
          <table:table-cell office:value-type="float" office:value="-39.47" calcext:value-type="float">
            <text:p>-39.47</text:p>
          </table:table-cell>
          <table:table-cell office:value-type="float" office:value="-18.25" calcext:value-type="float">
            <text:p>-18.25</text:p>
          </table:table-cell>
          <table:table-cell office:value-type="float" office:value="0.21" calcext:value-type="float">
            <text:p>0.21</text:p>
          </table:table-cell>
          <table:table-cell office:value-type="float" office:value="-2.43" calcext:value-type="float">
            <text:p>-2.43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-23.1" calcext:value-type="float">
            <text:p>-23.1</text:p>
          </table:table-cell>
          <table:table-cell office:value-type="float" office:value="-39.64" calcext:value-type="float">
            <text:p>-39.64</text:p>
          </table:table-cell>
          <table:table-cell office:value-type="float" office:value="-18.34" calcext:value-type="float">
            <text:p>-18.34</text:p>
          </table:table-cell>
          <table:table-cell office:value-type="float" office:value="0.21" calcext:value-type="float">
            <text:p>0.21</text:p>
          </table:table-cell>
          <table:table-cell office:value-type="float" office:value="-2.44" calcext:value-type="float">
            <text:p>-2.44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-23.33" calcext:value-type="float">
            <text:p>-23.33</text:p>
          </table:table-cell>
          <table:table-cell office:value-type="float" office:value="-39.82" calcext:value-type="float">
            <text:p>-39.82</text:p>
          </table:table-cell>
          <table:table-cell office:value-type="float" office:value="-18.44" calcext:value-type="float">
            <text:p>-18.44</text:p>
          </table:table-cell>
          <table:table-cell office:value-type="float" office:value="0.21" calcext:value-type="float">
            <text:p>0.21</text:p>
          </table:table-cell>
          <table:table-cell office:value-type="float" office:value="-2.44" calcext:value-type="float">
            <text:p>-2.44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-23.55" calcext:value-type="float">
            <text:p>-23.55</text:p>
          </table:table-cell>
          <table:table-cell office:value-type="float" office:value="-39.99" calcext:value-type="float">
            <text:p>-39.99</text:p>
          </table:table-cell>
          <table:table-cell office:value-type="float" office:value="-18.53" calcext:value-type="float">
            <text:p>-18.53</text:p>
          </table:table-cell>
          <table:table-cell office:value-type="float" office:value="0.21" calcext:value-type="float">
            <text:p>0.21</text:p>
          </table:table-cell>
          <table:table-cell office:value-type="float" office:value="-2.45" calcext:value-type="float">
            <text:p>-2.45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-23.78" calcext:value-type="float">
            <text:p>-23.78</text:p>
          </table:table-cell>
          <table:table-cell office:value-type="float" office:value="-40.17" calcext:value-type="float">
            <text:p>-40.17</text:p>
          </table:table-cell>
          <table:table-cell office:value-type="float" office:value="-18.62" calcext:value-type="float">
            <text:p>-18.62</text:p>
          </table:table-cell>
          <table:table-cell office:value-type="float" office:value="0.21" calcext:value-type="float">
            <text:p>0.21</text:p>
          </table:table-cell>
          <table:table-cell office:value-type="float" office:value="-2.45" calcext:value-type="float">
            <text:p>-2.45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-24" calcext:value-type="float">
            <text:p>-24</text:p>
          </table:table-cell>
          <table:table-cell office:value-type="float" office:value="-40.34" calcext:value-type="float">
            <text:p>-40.34</text:p>
          </table:table-cell>
          <table:table-cell office:value-type="float" office:value="-18.72" calcext:value-type="float">
            <text:p>-18.72</text:p>
          </table:table-cell>
          <table:table-cell office:value-type="float" office:value="0.21" calcext:value-type="float">
            <text:p>0.21</text:p>
          </table:table-cell>
          <table:table-cell office:value-type="float" office:value="-2.46" calcext:value-type="float">
            <text:p>-2.46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6" calcext:value-type="float">
            <text:p>29.26</text:p>
          </table:table-cell>
          <table:table-cell office:value-type="float" office:value="-24.23" calcext:value-type="float">
            <text:p>-24.23</text:p>
          </table:table-cell>
          <table:table-cell office:value-type="float" office:value="-40.52" calcext:value-type="float">
            <text:p>-40.52</text:p>
          </table:table-cell>
          <table:table-cell office:value-type="float" office:value="-18.81" calcext:value-type="float">
            <text:p>-18.81</text:p>
          </table:table-cell>
          <table:table-cell office:value-type="float" office:value="0.21" calcext:value-type="float">
            <text:p>0.21</text:p>
          </table:table-cell>
          <table:table-cell office:value-type="float" office:value="-2.46" calcext:value-type="float">
            <text:p>-2.46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-24.46" calcext:value-type="float">
            <text:p>-24.46</text:p>
          </table:table-cell>
          <table:table-cell office:value-type="float" office:value="-40.69" calcext:value-type="float">
            <text:p>-40.69</text:p>
          </table:table-cell>
          <table:table-cell office:value-type="float" office:value="-18.91" calcext:value-type="float">
            <text:p>-18.91</text:p>
          </table:table-cell>
          <table:table-cell office:value-type="float" office:value="0.21" calcext:value-type="float">
            <text:p>0.21</text:p>
          </table:table-cell>
          <table:table-cell office:value-type="float" office:value="-2.47" calcext:value-type="float">
            <text:p>-2.47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-24.7" calcext:value-type="float">
            <text:p>-24.7</text:p>
          </table:table-cell>
          <table:table-cell office:value-type="float" office:value="-40.87" calcext:value-type="float">
            <text:p>-40.87</text:p>
          </table:table-cell>
          <table:table-cell office:value-type="float" office:value="-19" calcext:value-type="float">
            <text:p>-19</text:p>
          </table:table-cell>
          <table:table-cell office:value-type="float" office:value="0.22" calcext:value-type="float">
            <text:p>0.22</text:p>
          </table:table-cell>
          <table:table-cell office:value-type="float" office:value="-2.48" calcext:value-type="float">
            <text:p>-2.48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9" calcext:value-type="float">
            <text:p>29.49</text:p>
          </table:table-cell>
          <table:table-cell office:value-type="float" office:value="-24.93" calcext:value-type="float">
            <text:p>-24.93</text:p>
          </table:table-cell>
          <table:table-cell office:value-type="float" office:value="-41.04" calcext:value-type="float">
            <text:p>-41.04</text:p>
          </table:table-cell>
          <table:table-cell office:value-type="float" office:value="-19.09" calcext:value-type="float">
            <text:p>-19.09</text:p>
          </table:table-cell>
          <table:table-cell office:value-type="float" office:value="0.22" calcext:value-type="float">
            <text:p>0.22</text:p>
          </table:table-cell>
          <table:table-cell office:value-type="float" office:value="-2.48" calcext:value-type="float">
            <text:p>-2.48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-25.17" calcext:value-type="float">
            <text:p>-25.17</text:p>
          </table:table-cell>
          <table:table-cell office:value-type="float" office:value="-41.22" calcext:value-type="float">
            <text:p>-41.22</text:p>
          </table:table-cell>
          <table:table-cell office:value-type="float" office:value="-19.19" calcext:value-type="float">
            <text:p>-19.19</text:p>
          </table:table-cell>
          <table:table-cell office:value-type="float" office:value="0.22" calcext:value-type="float">
            <text:p>0.22</text:p>
          </table:table-cell>
          <table:table-cell office:value-type="float" office:value="-2.49" calcext:value-type="float">
            <text:p>-2.49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-25.4" calcext:value-type="float">
            <text:p>-25.4</text:p>
          </table:table-cell>
          <table:table-cell office:value-type="float" office:value="-41.4" calcext:value-type="float">
            <text:p>-41.4</text:p>
          </table:table-cell>
          <table:table-cell office:value-type="float" office:value="-19.28" calcext:value-type="float">
            <text:p>-19.28</text:p>
          </table:table-cell>
          <table:table-cell office:value-type="float" office:value="0.22" calcext:value-type="float">
            <text:p>0.22</text:p>
          </table:table-cell>
          <table:table-cell office:value-type="float" office:value="-2.49" calcext:value-type="float">
            <text:p>-2.49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-25.64" calcext:value-type="float">
            <text:p>-25.64</text:p>
          </table:table-cell>
          <table:table-cell office:value-type="float" office:value="-41.58" calcext:value-type="float">
            <text:p>-41.58</text:p>
          </table:table-cell>
          <table:table-cell office:value-type="float" office:value="-19.38" calcext:value-type="float">
            <text:p>-19.38</text:p>
          </table:table-cell>
          <table:table-cell office:value-type="float" office:value="0.22" calcext:value-type="float">
            <text:p>0.22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41.75" calcext:value-type="float">
            <text:p>-41.75</text:p>
          </table:table-cell>
          <table:table-cell office:value-type="float" office:value="-19.47" calcext:value-type="float">
            <text:p>-19.47</text:p>
          </table:table-cell>
          <table:table-cell office:value-type="float" office:value="0.22" calcext:value-type="float">
            <text:p>0.22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-26.13" calcext:value-type="float">
            <text:p>-26.13</text:p>
          </table:table-cell>
          <table:table-cell office:value-type="float" office:value="-41.93" calcext:value-type="float">
            <text:p>-41.93</text:p>
          </table:table-cell>
          <table:table-cell office:value-type="float" office:value="-19.57" calcext:value-type="float">
            <text:p>-19.57</text:p>
          </table:table-cell>
          <table:table-cell office:value-type="float" office:value="0.22" calcext:value-type="float">
            <text:p>0.22</text:p>
          </table:table-cell>
          <table:table-cell office:value-type="float" office:value="-2.51" calcext:value-type="float">
            <text:p>-2.51</text:p>
          </table:table-cell>
          <table:table-cell office:value-type="float" office:value="-1.21" calcext:value-type="float">
            <text:p>-1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-26.37" calcext:value-type="float">
            <text:p>-26.37</text:p>
          </table:table-cell>
          <table:table-cell office:value-type="float" office:value="-42.11" calcext:value-type="float">
            <text:p>-42.11</text:p>
          </table:table-cell>
          <table:table-cell office:value-type="float" office:value="-19.67" calcext:value-type="float">
            <text:p>-19.67</text:p>
          </table:table-cell>
          <table:table-cell office:value-type="float" office:value="0.22" calcext:value-type="float">
            <text:p>0.22</text:p>
          </table:table-cell>
          <table:table-cell office:value-type="float" office:value="-2.52" calcext:value-type="float">
            <text:p>-2.52</text:p>
          </table:table-cell>
          <table:table-cell office:value-type="float" office:value="-1.21" calcext:value-type="float">
            <text:p>-1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-26.61" calcext:value-type="float">
            <text:p>-26.61</text:p>
          </table:table-cell>
          <table:table-cell office:value-type="float" office:value="-42.29" calcext:value-type="float">
            <text:p>-42.29</text:p>
          </table:table-cell>
          <table:table-cell office:value-type="float" office:value="-19.76" calcext:value-type="float">
            <text:p>-19.76</text:p>
          </table:table-cell>
          <table:table-cell office:value-type="float" office:value="0.22" calcext:value-type="float">
            <text:p>0.22</text:p>
          </table:table-cell>
          <table:table-cell office:value-type="float" office:value="-2.52" calcext:value-type="float">
            <text:p>-2.52</text:p>
          </table:table-cell>
          <table:table-cell office:value-type="float" office:value="-1.21" calcext:value-type="float">
            <text:p>-1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-26.86" calcext:value-type="float">
            <text:p>-26.86</text:p>
          </table:table-cell>
          <table:table-cell office:value-type="float" office:value="-42.47" calcext:value-type="float">
            <text:p>-42.47</text:p>
          </table:table-cell>
          <table:table-cell office:value-type="float" office:value="-19.86" calcext:value-type="float">
            <text:p>-19.86</text:p>
          </table:table-cell>
          <table:table-cell office:value-type="float" office:value="0.22" calcext:value-type="float">
            <text:p>0.22</text:p>
          </table:table-cell>
          <table:table-cell office:value-type="float" office:value="-2.53" calcext:value-type="float">
            <text:p>-2.53</text:p>
          </table:table-cell>
          <table:table-cell office:value-type="float" office:value="-1.22" calcext:value-type="float">
            <text:p>-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-27.11" calcext:value-type="float">
            <text:p>-27.11</text:p>
          </table:table-cell>
          <table:table-cell office:value-type="float" office:value="-42.65" calcext:value-type="float">
            <text:p>-42.65</text:p>
          </table:table-cell>
          <table:table-cell office:value-type="float" office:value="-19.96" calcext:value-type="float">
            <text:p>-19.96</text:p>
          </table:table-cell>
          <table:table-cell office:value-type="float" office:value="0.22" calcext:value-type="float">
            <text:p>0.22</text:p>
          </table:table-cell>
          <table:table-cell office:value-type="float" office:value="-2.53" calcext:value-type="float">
            <text:p>-2.53</text:p>
          </table:table-cell>
          <table:table-cell office:value-type="float" office:value="-1.22" calcext:value-type="float">
            <text:p>-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7" calcext:value-type="float">
            <text:p>30.27</text:p>
          </table:table-cell>
          <table:table-cell office:value-type="float" office:value="-27.35" calcext:value-type="float">
            <text:p>-27.35</text:p>
          </table:table-cell>
          <table:table-cell office:value-type="float" office:value="-42.83" calcext:value-type="float">
            <text:p>-42.83</text:p>
          </table:table-cell>
          <table:table-cell office:value-type="float" office:value="-20.05" calcext:value-type="float">
            <text:p>-20.05</text:p>
          </table:table-cell>
          <table:table-cell office:value-type="float" office:value="0.22" calcext:value-type="float">
            <text:p>0.22</text:p>
          </table:table-cell>
          <table:table-cell office:value-type="float" office:value="-2.54" calcext:value-type="float">
            <text:p>-2.54</text:p>
          </table:table-cell>
          <table:table-cell office:value-type="float" office:value="-1.22" calcext:value-type="float">
            <text:p>-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4" calcext:value-type="float">
            <text:p>30.34</text:p>
          </table:table-cell>
          <table:table-cell office:value-type="float" office:value="-27.6" calcext:value-type="float">
            <text:p>-27.6</text:p>
          </table:table-cell>
          <table:table-cell office:value-type="float" office:value="-43.01" calcext:value-type="float">
            <text:p>-43.01</text:p>
          </table:table-cell>
          <table:table-cell office:value-type="float" office:value="-20.15" calcext:value-type="float">
            <text:p>-20.15</text:p>
          </table:table-cell>
          <table:table-cell office:value-type="float" office:value="0.22" calcext:value-type="float">
            <text:p>0.22</text:p>
          </table:table-cell>
          <table:table-cell office:value-type="float" office:value="-2.55" calcext:value-type="float">
            <text:p>-2.55</text:p>
          </table:table-cell>
          <table:table-cell office:value-type="float" office:value="-1.22" calcext:value-type="float">
            <text:p>-1.2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2" calcext:value-type="float">
            <text:p>30.42</text:p>
          </table:table-cell>
          <table:table-cell office:value-type="float" office:value="-27.85" calcext:value-type="float">
            <text:p>-27.85</text:p>
          </table:table-cell>
          <table:table-cell office:value-type="float" office:value="-43.19" calcext:value-type="float">
            <text:p>-43.19</text:p>
          </table:table-cell>
          <table:table-cell office:value-type="float" office:value="-20.25" calcext:value-type="float">
            <text:p>-20.25</text:p>
          </table:table-cell>
          <table:table-cell office:value-type="float" office:value="0.22" calcext:value-type="float">
            <text:p>0.22</text:p>
          </table:table-cell>
          <table:table-cell office:value-type="float" office:value="-2.55" calcext:value-type="float">
            <text:p>-2.55</text:p>
          </table:table-cell>
          <table:table-cell office:value-type="float" office:value="-1.23" calcext:value-type="float">
            <text:p>-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-28.11" calcext:value-type="float">
            <text:p>-28.11</text:p>
          </table:table-cell>
          <table:table-cell office:value-type="float" office:value="-43.37" calcext:value-type="float">
            <text:p>-43.37</text:p>
          </table:table-cell>
          <table:table-cell office:value-type="float" office:value="-20.34" calcext:value-type="float">
            <text:p>-20.34</text:p>
          </table:table-cell>
          <table:table-cell office:value-type="float" office:value="0.22" calcext:value-type="float">
            <text:p>0.22</text:p>
          </table:table-cell>
          <table:table-cell office:value-type="float" office:value="-2.56" calcext:value-type="float">
            <text:p>-2.56</text:p>
          </table:table-cell>
          <table:table-cell office:value-type="float" office:value="-1.23" calcext:value-type="float">
            <text:p>-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8" calcext:value-type="float">
            <text:p>30.58</text:p>
          </table:table-cell>
          <table:table-cell office:value-type="float" office:value="-28.36" calcext:value-type="float">
            <text:p>-28.36</text:p>
          </table:table-cell>
          <table:table-cell office:value-type="float" office:value="-43.55" calcext:value-type="float">
            <text:p>-43.55</text:p>
          </table:table-cell>
          <table:table-cell office:value-type="float" office:value="-20.44" calcext:value-type="float">
            <text:p>-20.44</text:p>
          </table:table-cell>
          <table:table-cell office:value-type="float" office:value="0.22" calcext:value-type="float">
            <text:p>0.22</text:p>
          </table:table-cell>
          <table:table-cell office:value-type="float" office:value="-2.56" calcext:value-type="float">
            <text:p>-2.56</text:p>
          </table:table-cell>
          <table:table-cell office:value-type="float" office:value="-1.23" calcext:value-type="float">
            <text:p>-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-28.62" calcext:value-type="float">
            <text:p>-28.62</text:p>
          </table:table-cell>
          <table:table-cell office:value-type="float" office:value="-43.74" calcext:value-type="float">
            <text:p>-43.74</text:p>
          </table:table-cell>
          <table:table-cell office:value-type="float" office:value="-20.54" calcext:value-type="float">
            <text:p>-20.54</text:p>
          </table:table-cell>
          <table:table-cell office:value-type="float" office:value="0.22" calcext:value-type="float">
            <text:p>0.22</text:p>
          </table:table-cell>
          <table:table-cell office:value-type="float" office:value="-2.57" calcext:value-type="float">
            <text:p>-2.57</text:p>
          </table:table-cell>
          <table:table-cell office:value-type="float" office:value="-1.24" calcext:value-type="float">
            <text:p>-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3" calcext:value-type="float">
            <text:p>30.73</text:p>
          </table:table-cell>
          <table:table-cell office:value-type="float" office:value="-28.88" calcext:value-type="float">
            <text:p>-28.88</text:p>
          </table:table-cell>
          <table:table-cell office:value-type="float" office:value="-43.92" calcext:value-type="float">
            <text:p>-43.92</text:p>
          </table:table-cell>
          <table:table-cell office:value-type="float" office:value="-20.64" calcext:value-type="float">
            <text:p>-20.64</text:p>
          </table:table-cell>
          <table:table-cell office:value-type="float" office:value="0.23" calcext:value-type="float">
            <text:p>0.23</text:p>
          </table:table-cell>
          <table:table-cell office:value-type="float" office:value="-2.57" calcext:value-type="float">
            <text:p>-2.57</text:p>
          </table:table-cell>
          <table:table-cell office:value-type="float" office:value="-1.24" calcext:value-type="float">
            <text:p>-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1" calcext:value-type="float">
            <text:p>30.81</text:p>
          </table:table-cell>
          <table:table-cell office:value-type="float" office:value="-29.14" calcext:value-type="float">
            <text:p>-29.14</text:p>
          </table:table-cell>
          <table:table-cell office:value-type="float" office:value="-44.1" calcext:value-type="float">
            <text:p>-44.1</text:p>
          </table:table-cell>
          <table:table-cell office:value-type="float" office:value="-20.74" calcext:value-type="float">
            <text:p>-20.74</text:p>
          </table:table-cell>
          <table:table-cell office:value-type="float" office:value="0.23" calcext:value-type="float">
            <text:p>0.23</text:p>
          </table:table-cell>
          <table:table-cell office:value-type="float" office:value="-2.58" calcext:value-type="float">
            <text:p>-2.58</text:p>
          </table:table-cell>
          <table:table-cell office:value-type="float" office:value="-1.24" calcext:value-type="float">
            <text:p>-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-29.39" calcext:value-type="float">
            <text:p>-29.39</text:p>
          </table:table-cell>
          <table:table-cell office:value-type="float" office:value="-44.28" calcext:value-type="float">
            <text:p>-44.28</text:p>
          </table:table-cell>
          <table:table-cell office:value-type="float" office:value="-20.84" calcext:value-type="float">
            <text:p>-20.84</text:p>
          </table:table-cell>
          <table:table-cell office:value-type="float" office:value="0.23" calcext:value-type="float">
            <text:p>0.23</text:p>
          </table:table-cell>
          <table:table-cell office:value-type="float" office:value="-2.58" calcext:value-type="float">
            <text:p>-2.58</text:p>
          </table:table-cell>
          <table:table-cell office:value-type="float" office:value="-1.24" calcext:value-type="float">
            <text:p>-1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-29.65" calcext:value-type="float">
            <text:p>-29.65</text:p>
          </table:table-cell>
          <table:table-cell office:value-type="float" office:value="-44.47" calcext:value-type="float">
            <text:p>-44.47</text:p>
          </table:table-cell>
          <table:table-cell office:value-type="float" office:value="-20.93" calcext:value-type="float">
            <text:p>-20.93</text:p>
          </table:table-cell>
          <table:table-cell office:value-type="float" office:value="0.23" calcext:value-type="float">
            <text:p>0.23</text:p>
          </table:table-cell>
          <table:table-cell office:value-type="float" office:value="-2.59" calcext:value-type="float">
            <text:p>-2.59</text:p>
          </table:table-cell>
          <table:table-cell office:value-type="float" office:value="-1.24" calcext:value-type="float">
            <text:p>-1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-29.92" calcext:value-type="float">
            <text:p>-29.92</text:p>
          </table:table-cell>
          <table:table-cell office:value-type="float" office:value="-44.65" calcext:value-type="float">
            <text:p>-44.65</text:p>
          </table:table-cell>
          <table:table-cell office:value-type="float" office:value="-21.03" calcext:value-type="float">
            <text:p>-21.03</text:p>
          </table:table-cell>
          <table:table-cell office:value-type="float" office:value="0.23" calcext:value-type="float">
            <text:p>0.23</text:p>
          </table:table-cell>
          <table:table-cell office:value-type="float" office:value="-2.59" calcext:value-type="float">
            <text:p>-2.59</text:p>
          </table:table-cell>
          <table:table-cell office:value-type="float" office:value="-1.25" calcext:value-type="float">
            <text:p>-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2" calcext:value-type="float">
            <text:p>31.12</text:p>
          </table:table-cell>
          <table:table-cell office:value-type="float" office:value="-30.18" calcext:value-type="float">
            <text:p>-30.18</text:p>
          </table:table-cell>
          <table:table-cell office:value-type="float" office:value="-44.83" calcext:value-type="float">
            <text:p>-44.83</text:p>
          </table:table-cell>
          <table:table-cell office:value-type="float" office:value="-21.13" calcext:value-type="float">
            <text:p>-21.13</text:p>
          </table:table-cell>
          <table:table-cell office:value-type="float" office:value="0.23" calcext:value-type="float">
            <text:p>0.23</text:p>
          </table:table-cell>
          <table:table-cell office:value-type="float" office:value="-2.6" calcext:value-type="float">
            <text:p>-2.6</text:p>
          </table:table-cell>
          <table:table-cell office:value-type="float" office:value="-1.25" calcext:value-type="float">
            <text:p>-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-30.45" calcext:value-type="float">
            <text:p>-30.45</text:p>
          </table:table-cell>
          <table:table-cell office:value-type="float" office:value="-45.02" calcext:value-type="float">
            <text:p>-45.02</text:p>
          </table:table-cell>
          <table:table-cell office:value-type="float" office:value="-21.23" calcext:value-type="float">
            <text:p>-21.23</text:p>
          </table:table-cell>
          <table:table-cell office:value-type="float" office:value="0.23" calcext:value-type="float">
            <text:p>0.23</text:p>
          </table:table-cell>
          <table:table-cell office:value-type="float" office:value="-2.61" calcext:value-type="float">
            <text:p>-2.61</text:p>
          </table:table-cell>
          <table:table-cell office:value-type="float" office:value="-1.25" calcext:value-type="float">
            <text:p>-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7" calcext:value-type="float">
            <text:p>31.27</text:p>
          </table:table-cell>
          <table:table-cell office:value-type="float" office:value="-30.72" calcext:value-type="float">
            <text:p>-30.72</text:p>
          </table:table-cell>
          <table:table-cell office:value-type="float" office:value="-45.2" calcext:value-type="float">
            <text:p>-45.2</text:p>
          </table:table-cell>
          <table:table-cell office:value-type="float" office:value="-21.33" calcext:value-type="float">
            <text:p>-21.33</text:p>
          </table:table-cell>
          <table:table-cell office:value-type="float" office:value="0.23" calcext:value-type="float">
            <text:p>0.23</text:p>
          </table:table-cell>
          <table:table-cell office:value-type="float" office:value="-2.61" calcext:value-type="float">
            <text:p>-2.61</text:p>
          </table:table-cell>
          <table:table-cell office:value-type="float" office:value="-1.26" calcext:value-type="float">
            <text:p>-1.2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-30.99" calcext:value-type="float">
            <text:p>-30.99</text:p>
          </table:table-cell>
          <table:table-cell office:value-type="float" office:value="-45.39" calcext:value-type="float">
            <text:p>-45.39</text:p>
          </table:table-cell>
          <table:table-cell office:value-type="float" office:value="-21.43" calcext:value-type="float">
            <text:p>-21.43</text:p>
          </table:table-cell>
          <table:table-cell office:value-type="float" office:value="0.23" calcext:value-type="float">
            <text:p>0.23</text:p>
          </table:table-cell>
          <table:table-cell office:value-type="float" office:value="-2.62" calcext:value-type="float">
            <text:p>-2.62</text:p>
          </table:table-cell>
          <table:table-cell office:value-type="float" office:value="-1.26" calcext:value-type="float">
            <text:p>-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-31.25" calcext:value-type="float">
            <text:p>-31.25</text:p>
          </table:table-cell>
          <table:table-cell office:value-type="float" office:value="-45.57" calcext:value-type="float">
            <text:p>-45.57</text:p>
          </table:table-cell>
          <table:table-cell office:value-type="float" office:value="-21.53" calcext:value-type="float">
            <text:p>-21.53</text:p>
          </table:table-cell>
          <table:table-cell office:value-type="float" office:value="0.23" calcext:value-type="float">
            <text:p>0.23</text:p>
          </table:table-cell>
          <table:table-cell office:value-type="float" office:value="-2.62" calcext:value-type="float">
            <text:p>-2.62</text:p>
          </table:table-cell>
          <table:table-cell office:value-type="float" office:value="-1.26" calcext:value-type="float">
            <text:p>-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-31.53" calcext:value-type="float">
            <text:p>-31.53</text:p>
          </table:table-cell>
          <table:table-cell office:value-type="float" office:value="-45.76" calcext:value-type="float">
            <text:p>-45.76</text:p>
          </table:table-cell>
          <table:table-cell office:value-type="float" office:value="-21.63" calcext:value-type="float">
            <text:p>-21.63</text:p>
          </table:table-cell>
          <table:table-cell office:value-type="float" office:value="0.23" calcext:value-type="float">
            <text:p>0.23</text:p>
          </table:table-cell>
          <table:table-cell office:value-type="float" office:value="-2.63" calcext:value-type="float">
            <text:p>-2.63</text:p>
          </table:table-cell>
          <table:table-cell office:value-type="float" office:value="-1.26" calcext:value-type="float">
            <text:p>-1.2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8" calcext:value-type="float">
            <text:p>31.58</text:p>
          </table:table-cell>
          <table:table-cell office:value-type="float" office:value="-31.8" calcext:value-type="float">
            <text:p>-31.8</text:p>
          </table:table-cell>
          <table:table-cell office:value-type="float" office:value="-45.95" calcext:value-type="float">
            <text:p>-45.95</text:p>
          </table:table-cell>
          <table:table-cell office:value-type="float" office:value="-21.73" calcext:value-type="float">
            <text:p>-21.73</text:p>
          </table:table-cell>
          <table:table-cell office:value-type="float" office:value="0.23" calcext:value-type="float">
            <text:p>0.23</text:p>
          </table:table-cell>
          <table:table-cell office:value-type="float" office:value="-2.64" calcext:value-type="float">
            <text:p>-2.64</text:p>
          </table:table-cell>
          <table:table-cell office:value-type="float" office:value="-1.27" calcext:value-type="float">
            <text:p>-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6" calcext:value-type="float">
            <text:p>31.66</text:p>
          </table:table-cell>
          <table:table-cell office:value-type="float" office:value="-32.07" calcext:value-type="float">
            <text:p>-32.07</text:p>
          </table:table-cell>
          <table:table-cell office:value-type="float" office:value="-46.13" calcext:value-type="float">
            <text:p>-46.13</text:p>
          </table:table-cell>
          <table:table-cell office:value-type="float" office:value="-21.83" calcext:value-type="float">
            <text:p>-21.83</text:p>
          </table:table-cell>
          <table:table-cell office:value-type="float" office:value="0.23" calcext:value-type="float">
            <text:p>0.23</text:p>
          </table:table-cell>
          <table:table-cell office:value-type="float" office:value="-2.64" calcext:value-type="float">
            <text:p>-2.64</text:p>
          </table:table-cell>
          <table:table-cell office:value-type="float" office:value="-1.27" calcext:value-type="float">
            <text:p>-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3" calcext:value-type="float">
            <text:p>31.73</text:p>
          </table:table-cell>
          <table:table-cell office:value-type="float" office:value="-32.35" calcext:value-type="float">
            <text:p>-32.35</text:p>
          </table:table-cell>
          <table:table-cell office:value-type="float" office:value="-46.32" calcext:value-type="float">
            <text:p>-46.32</text:p>
          </table:table-cell>
          <table:table-cell office:value-type="float" office:value="-21.93" calcext:value-type="float">
            <text:p>-21.93</text:p>
          </table:table-cell>
          <table:table-cell office:value-type="float" office:value="0.23" calcext:value-type="float">
            <text:p>0.23</text:p>
          </table:table-cell>
          <table:table-cell office:value-type="float" office:value="-2.65" calcext:value-type="float">
            <text:p>-2.65</text:p>
          </table:table-cell>
          <table:table-cell office:value-type="float" office:value="-1.27" calcext:value-type="float">
            <text:p>-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1" calcext:value-type="float">
            <text:p>31.81</text:p>
          </table:table-cell>
          <table:table-cell office:value-type="float" office:value="-32.63" calcext:value-type="float">
            <text:p>-32.63</text:p>
          </table:table-cell>
          <table:table-cell office:value-type="float" office:value="-46.51" calcext:value-type="float">
            <text:p>-46.51</text:p>
          </table:table-cell>
          <table:table-cell office:value-type="float" office:value="-22.03" calcext:value-type="float">
            <text:p>-22.03</text:p>
          </table:table-cell>
          <table:table-cell office:value-type="float" office:value="0.23" calcext:value-type="float">
            <text:p>0.23</text:p>
          </table:table-cell>
          <table:table-cell office:value-type="float" office:value="-2.65" calcext:value-type="float">
            <text:p>-2.65</text:p>
          </table:table-cell>
          <table:table-cell office:value-type="float" office:value="-1.28" calcext:value-type="float">
            <text:p>-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-32.91" calcext:value-type="float">
            <text:p>-32.91</text:p>
          </table:table-cell>
          <table:table-cell office:value-type="float" office:value="-46.7" calcext:value-type="float">
            <text:p>-46.7</text:p>
          </table:table-cell>
          <table:table-cell office:value-type="float" office:value="-22.14" calcext:value-type="float">
            <text:p>-22.14</text:p>
          </table:table-cell>
          <table:table-cell office:value-type="float" office:value="0.23" calcext:value-type="float">
            <text:p>0.23</text:p>
          </table:table-cell>
          <table:table-cell office:value-type="float" office:value="-2.66" calcext:value-type="float">
            <text:p>-2.66</text:p>
          </table:table-cell>
          <table:table-cell office:value-type="float" office:value="-1.28" calcext:value-type="float">
            <text:p>-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7" calcext:value-type="float">
            <text:p>31.97</text:p>
          </table:table-cell>
          <table:table-cell office:value-type="float" office:value="-33.19" calcext:value-type="float">
            <text:p>-33.19</text:p>
          </table:table-cell>
          <table:table-cell office:value-type="float" office:value="-46.88" calcext:value-type="float">
            <text:p>-46.88</text:p>
          </table:table-cell>
          <table:table-cell office:value-type="float" office:value="-22.24" calcext:value-type="float">
            <text:p>-22.24</text:p>
          </table:table-cell>
          <table:table-cell office:value-type="float" office:value="0.24" calcext:value-type="float">
            <text:p>0.24</text:p>
          </table:table-cell>
          <table:table-cell office:value-type="float" office:value="-2.66" calcext:value-type="float">
            <text:p>-2.66</text:p>
          </table:table-cell>
          <table:table-cell office:value-type="float" office:value="-1.28" calcext:value-type="float">
            <text:p>-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-33.47" calcext:value-type="float">
            <text:p>-33.47</text:p>
          </table:table-cell>
          <table:table-cell office:value-type="float" office:value="-47.07" calcext:value-type="float">
            <text:p>-47.07</text:p>
          </table:table-cell>
          <table:table-cell office:value-type="float" office:value="-22.34" calcext:value-type="float">
            <text:p>-22.34</text:p>
          </table:table-cell>
          <table:table-cell office:value-type="float" office:value="0.24" calcext:value-type="float">
            <text:p>0.24</text:p>
          </table:table-cell>
          <table:table-cell office:value-type="float" office:value="-2.67" calcext:value-type="float">
            <text:p>-2.67</text:p>
          </table:table-cell>
          <table:table-cell office:value-type="float" office:value="-1.28" calcext:value-type="float">
            <text:p>-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-33.76" calcext:value-type="float">
            <text:p>-33.76</text:p>
          </table:table-cell>
          <table:table-cell office:value-type="float" office:value="-47.26" calcext:value-type="float">
            <text:p>-47.26</text:p>
          </table:table-cell>
          <table:table-cell office:value-type="float" office:value="-22.44" calcext:value-type="float">
            <text:p>-22.44</text:p>
          </table:table-cell>
          <table:table-cell office:value-type="float" office:value="0.24" calcext:value-type="float">
            <text:p>0.24</text:p>
          </table:table-cell>
          <table:table-cell office:value-type="float" office:value="-2.67" calcext:value-type="float">
            <text:p>-2.67</text:p>
          </table:table-cell>
          <table:table-cell office:value-type="float" office:value="-1.28" calcext:value-type="float">
            <text:p>-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-34.04" calcext:value-type="float">
            <text:p>-34.04</text:p>
          </table:table-cell>
          <table:table-cell office:value-type="float" office:value="-47.45" calcext:value-type="float">
            <text:p>-47.45</text:p>
          </table:table-cell>
          <table:table-cell office:value-type="float" office:value="-22.55" calcext:value-type="float">
            <text:p>-22.55</text:p>
          </table:table-cell>
          <table:table-cell office:value-type="float" office:value="0.24" calcext:value-type="float">
            <text:p>0.24</text:p>
          </table:table-cell>
          <table:table-cell office:value-type="float" office:value="-2.68" calcext:value-type="float">
            <text:p>-2.68</text:p>
          </table:table-cell>
          <table:table-cell office:value-type="float" office:value="-1.29" calcext:value-type="float">
            <text:p>-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-34.33" calcext:value-type="float">
            <text:p>-34.33</text:p>
          </table:table-cell>
          <table:table-cell office:value-type="float" office:value="-47.64" calcext:value-type="float">
            <text:p>-47.64</text:p>
          </table:table-cell>
          <table:table-cell office:value-type="float" office:value="-22.65" calcext:value-type="float">
            <text:p>-22.65</text:p>
          </table:table-cell>
          <table:table-cell office:value-type="float" office:value="0.24" calcext:value-type="float">
            <text:p>0.24</text:p>
          </table:table-cell>
          <table:table-cell office:value-type="float" office:value="-2.68" calcext:value-type="float">
            <text:p>-2.68</text:p>
          </table:table-cell>
          <table:table-cell office:value-type="float" office:value="-1.29" calcext:value-type="float">
            <text:p>-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-34.62" calcext:value-type="float">
            <text:p>-34.62</text:p>
          </table:table-cell>
          <table:table-cell office:value-type="float" office:value="-47.83" calcext:value-type="float">
            <text:p>-47.83</text:p>
          </table:table-cell>
          <table:table-cell office:value-type="float" office:value="-22.75" calcext:value-type="float">
            <text:p>-22.75</text:p>
          </table:table-cell>
          <table:table-cell office:value-type="float" office:value="0.24" calcext:value-type="float">
            <text:p>0.24</text:p>
          </table:table-cell>
          <table:table-cell office:value-type="float" office:value="-2.69" calcext:value-type="float">
            <text:p>-2.69</text:p>
          </table:table-cell>
          <table:table-cell office:value-type="float" office:value="-1.29" calcext:value-type="float">
            <text:p>-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3" calcext:value-type="float">
            <text:p>32.43</text:p>
          </table:table-cell>
          <table:table-cell office:value-type="float" office:value="-34.91" calcext:value-type="float">
            <text:p>-34.91</text:p>
          </table:table-cell>
          <table:table-cell office:value-type="float" office:value="-48.02" calcext:value-type="float">
            <text:p>-48.02</text:p>
          </table:table-cell>
          <table:table-cell office:value-type="float" office:value="-22.85" calcext:value-type="float">
            <text:p>-22.85</text:p>
          </table:table-cell>
          <table:table-cell office:value-type="float" office:value="0.24" calcext:value-type="float">
            <text:p>0.24</text:p>
          </table:table-cell>
          <table:table-cell office:value-type="float" office:value="-2.69" calcext:value-type="float">
            <text:p>-2.69</text:p>
          </table:table-cell>
          <table:table-cell office:value-type="float" office:value="-1.29" calcext:value-type="float">
            <text:p>-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1" calcext:value-type="float">
            <text:p>32.51</text:p>
          </table:table-cell>
          <table:table-cell office:value-type="float" office:value="-35.2" calcext:value-type="float">
            <text:p>-35.2</text:p>
          </table:table-cell>
          <table:table-cell office:value-type="float" office:value="-48.21" calcext:value-type="float">
            <text:p>-48.21</text:p>
          </table:table-cell>
          <table:table-cell office:value-type="float" office:value="-22.95" calcext:value-type="float">
            <text:p>-22.95</text:p>
          </table:table-cell>
          <table:table-cell office:value-type="float" office:value="0.24" calcext:value-type="float">
            <text:p>0.24</text:p>
          </table:table-cell>
          <table:table-cell office:value-type="float" office:value="-2.7" calcext:value-type="float">
            <text:p>-2.7</text:p>
          </table:table-cell>
          <table:table-cell office:value-type="float" office:value="-1.29" calcext:value-type="float">
            <text:p>-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8" calcext:value-type="float">
            <text:p>32.58</text:p>
          </table:table-cell>
          <table:table-cell office:value-type="float" office:value="-35.5" calcext:value-type="float">
            <text:p>-35.5</text:p>
          </table:table-cell>
          <table:table-cell office:value-type="float" office:value="-48.4" calcext:value-type="float">
            <text:p>-48.4</text:p>
          </table:table-cell>
          <table:table-cell office:value-type="float" office:value="-23.06" calcext:value-type="float">
            <text:p>-23.06</text:p>
          </table:table-cell>
          <table:table-cell office:value-type="float" office:value="0.24" calcext:value-type="float">
            <text:p>0.24</text:p>
          </table:table-cell>
          <table:table-cell office:value-type="float" office:value="-2.71" calcext:value-type="float">
            <text:p>-2.71</text:p>
          </table:table-cell>
          <table:table-cell office:value-type="float" office:value="-1.3" calcext:value-type="float">
            <text:p>-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6" calcext:value-type="float">
            <text:p>32.66</text:p>
          </table:table-cell>
          <table:table-cell office:value-type="float" office:value="-35.79" calcext:value-type="float">
            <text:p>-35.79</text:p>
          </table:table-cell>
          <table:table-cell office:value-type="float" office:value="-48.59" calcext:value-type="float">
            <text:p>-48.59</text:p>
          </table:table-cell>
          <table:table-cell office:value-type="float" office:value="-23.16" calcext:value-type="float">
            <text:p>-23.16</text:p>
          </table:table-cell>
          <table:table-cell office:value-type="float" office:value="0.24" calcext:value-type="float">
            <text:p>0.24</text:p>
          </table:table-cell>
          <table:table-cell office:value-type="float" office:value="-2.71" calcext:value-type="float">
            <text:p>-2.71</text:p>
          </table:table-cell>
          <table:table-cell office:value-type="float" office:value="-1.3" calcext:value-type="float">
            <text:p>-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-36.09" calcext:value-type="float">
            <text:p>-36.09</text:p>
          </table:table-cell>
          <table:table-cell office:value-type="float" office:value="-48.78" calcext:value-type="float">
            <text:p>-48.78</text:p>
          </table:table-cell>
          <table:table-cell office:value-type="float" office:value="-23.27" calcext:value-type="float">
            <text:p>-23.27</text:p>
          </table:table-cell>
          <table:table-cell office:value-type="float" office:value="0.24" calcext:value-type="float">
            <text:p>0.24</text:p>
          </table:table-cell>
          <table:table-cell office:value-type="float" office:value="-2.72" calcext:value-type="float">
            <text:p>-2.72</text:p>
          </table:table-cell>
          <table:table-cell office:value-type="float" office:value="-1.3" calcext:value-type="float">
            <text:p>-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2" calcext:value-type="float">
            <text:p>32.82</text:p>
          </table:table-cell>
          <table:table-cell office:value-type="float" office:value="-36.39" calcext:value-type="float">
            <text:p>-36.39</text:p>
          </table:table-cell>
          <table:table-cell office:value-type="float" office:value="-48.98" calcext:value-type="float">
            <text:p>-48.98</text:p>
          </table:table-cell>
          <table:table-cell office:value-type="float" office:value="-23.37" calcext:value-type="float">
            <text:p>-23.37</text:p>
          </table:table-cell>
          <table:table-cell office:value-type="float" office:value="0.24" calcext:value-type="float">
            <text:p>0.24</text:p>
          </table:table-cell>
          <table:table-cell office:value-type="float" office:value="-2.72" calcext:value-type="float">
            <text:p>-2.72</text:p>
          </table:table-cell>
          <table:table-cell office:value-type="float" office:value="-1.3" calcext:value-type="float">
            <text:p>-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9" calcext:value-type="float">
            <text:p>32.89</text:p>
          </table:table-cell>
          <table:table-cell office:value-type="float" office:value="-36.69" calcext:value-type="float">
            <text:p>-36.69</text:p>
          </table:table-cell>
          <table:table-cell office:value-type="float" office:value="-49.17" calcext:value-type="float">
            <text:p>-49.17</text:p>
          </table:table-cell>
          <table:table-cell office:value-type="float" office:value="-23.48" calcext:value-type="float">
            <text:p>-23.48</text:p>
          </table:table-cell>
          <table:table-cell office:value-type="float" office:value="0.24" calcext:value-type="float">
            <text:p>0.24</text:p>
          </table:table-cell>
          <table:table-cell office:value-type="float" office:value="-2.73" calcext:value-type="float">
            <text:p>-2.73</text:p>
          </table:table-cell>
          <table:table-cell office:value-type="float" office:value="-1.31" calcext:value-type="float">
            <text:p>-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7" calcext:value-type="float">
            <text:p>32.97</text:p>
          </table:table-cell>
          <table:table-cell office:value-type="float" office:value="-36.99" calcext:value-type="float">
            <text:p>-36.99</text:p>
          </table:table-cell>
          <table:table-cell office:value-type="float" office:value="-49.36" calcext:value-type="float">
            <text:p>-49.36</text:p>
          </table:table-cell>
          <table:table-cell office:value-type="float" office:value="-23.58" calcext:value-type="float">
            <text:p>-23.58</text:p>
          </table:table-cell>
          <table:table-cell office:value-type="float" office:value="0.24" calcext:value-type="float">
            <text:p>0.24</text:p>
          </table:table-cell>
          <table:table-cell office:value-type="float" office:value="-2.73" calcext:value-type="float">
            <text:p>-2.73</text:p>
          </table:table-cell>
          <table:table-cell office:value-type="float" office:value="-1.31" calcext:value-type="float">
            <text:p>-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-37.3" calcext:value-type="float">
            <text:p>-37.3</text:p>
          </table:table-cell>
          <table:table-cell office:value-type="float" office:value="-49.56" calcext:value-type="float">
            <text:p>-49.56</text:p>
          </table:table-cell>
          <table:table-cell office:value-type="float" office:value="-23.69" calcext:value-type="float">
            <text:p>-23.69</text:p>
          </table:table-cell>
          <table:table-cell office:value-type="float" office:value="0.24" calcext:value-type="float">
            <text:p>0.24</text:p>
          </table:table-cell>
          <table:table-cell office:value-type="float" office:value="-2.74" calcext:value-type="float">
            <text:p>-2.74</text:p>
          </table:table-cell>
          <table:table-cell office:value-type="float" office:value="-1.31" calcext:value-type="float">
            <text:p>-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3" calcext:value-type="float">
            <text:p>33.13</text:p>
          </table:table-cell>
          <table:table-cell office:value-type="float" office:value="-37.6" calcext:value-type="float">
            <text:p>-37.6</text:p>
          </table:table-cell>
          <table:table-cell office:value-type="float" office:value="-49.75" calcext:value-type="float">
            <text:p>-49.75</text:p>
          </table:table-cell>
          <table:table-cell office:value-type="float" office:value="-23.79" calcext:value-type="float">
            <text:p>-23.79</text:p>
          </table:table-cell>
          <table:table-cell office:value-type="float" office:value="0.24" calcext:value-type="float">
            <text:p>0.24</text:p>
          </table:table-cell>
          <table:table-cell office:value-type="float" office:value="-2.74" calcext:value-type="float">
            <text:p>-2.74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37.91" calcext:value-type="float">
            <text:p>-37.91</text:p>
          </table:table-cell>
          <table:table-cell office:value-type="float" office:value="-49.95" calcext:value-type="float">
            <text:p>-49.95</text:p>
          </table:table-cell>
          <table:table-cell office:value-type="float" office:value="-23.9" calcext:value-type="float">
            <text:p>-23.9</text:p>
          </table:table-cell>
          <table:table-cell office:value-type="float" office:value="0.25" calcext:value-type="float">
            <text:p>0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-38.22" calcext:value-type="float">
            <text:p>-38.22</text:p>
          </table:table-cell>
          <table:table-cell office:value-type="float" office:value="-50.14" calcext:value-type="float">
            <text:p>-50.14</text:p>
          </table:table-cell>
          <table:table-cell office:value-type="float" office:value="-24" calcext:value-type="float">
            <text:p>-24</text:p>
          </table:table-cell>
          <table:table-cell office:value-type="float" office:value="0.25" calcext:value-type="float">
            <text:p>0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-38.53" calcext:value-type="float">
            <text:p>-38.53</text:p>
          </table:table-cell>
          <table:table-cell office:value-type="float" office:value="-50.34" calcext:value-type="float">
            <text:p>-50.34</text:p>
          </table:table-cell>
          <table:table-cell office:value-type="float" office:value="-24.11" calcext:value-type="float">
            <text:p>-24.11</text:p>
          </table:table-cell>
          <table:table-cell office:value-type="float" office:value="0.24" calcext:value-type="float">
            <text:p>0.24</text:p>
          </table:table-cell>
          <table:table-cell office:value-type="float" office:value="-2.76" calcext:value-type="float">
            <text:p>-2.76</text:p>
          </table:table-cell>
          <table:table-cell office:value-type="float" office:value="-1.33" calcext:value-type="float">
            <text:p>-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-38.84" calcext:value-type="float">
            <text:p>-38.84</text:p>
          </table:table-cell>
          <table:table-cell office:value-type="float" office:value="-50.53" calcext:value-type="float">
            <text:p>-50.53</text:p>
          </table:table-cell>
          <table:table-cell office:value-type="float" office:value="-24.21" calcext:value-type="float">
            <text:p>-24.21</text:p>
          </table:table-cell>
          <table:table-cell office:value-type="float" office:value="0.24" calcext:value-type="float">
            <text:p>0.24</text:p>
          </table:table-cell>
          <table:table-cell office:value-type="float" office:value="-2.76" calcext:value-type="float">
            <text:p>-2.76</text:p>
          </table:table-cell>
          <table:table-cell office:value-type="float" office:value="-1.33" calcext:value-type="float">
            <text:p>-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1" calcext:value-type="float">
            <text:p>33.51</text:p>
          </table:table-cell>
          <table:table-cell office:value-type="float" office:value="-39.16" calcext:value-type="float">
            <text:p>-39.16</text:p>
          </table:table-cell>
          <table:table-cell office:value-type="float" office:value="-50.73" calcext:value-type="float">
            <text:p>-50.73</text:p>
          </table:table-cell>
          <table:table-cell office:value-type="float" office:value="-24.32" calcext:value-type="float">
            <text:p>-24.32</text:p>
          </table:table-cell>
          <table:table-cell office:value-type="float" office:value="0.24" calcext:value-type="float">
            <text:p>0.24</text:p>
          </table:table-cell>
          <table:table-cell office:value-type="float" office:value="-2.77" calcext:value-type="float">
            <text:p>-2.77</text:p>
          </table:table-cell>
          <table:table-cell office:value-type="float" office:value="-1.33" calcext:value-type="float">
            <text:p>-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-39.47" calcext:value-type="float">
            <text:p>-39.47</text:p>
          </table:table-cell>
          <table:table-cell office:value-type="float" office:value="-50.92" calcext:value-type="float">
            <text:p>-50.92</text:p>
          </table:table-cell>
          <table:table-cell office:value-type="float" office:value="-24.43" calcext:value-type="float">
            <text:p>-24.43</text:p>
          </table:table-cell>
          <table:table-cell office:value-type="float" office:value="0.24" calcext:value-type="float">
            <text:p>0.24</text:p>
          </table:table-cell>
          <table:table-cell office:value-type="float" office:value="-2.78" calcext:value-type="float">
            <text:p>-2.78</text:p>
          </table:table-cell>
          <table:table-cell office:value-type="float" office:value="-1.34" calcext:value-type="float">
            <text:p>-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7" calcext:value-type="float">
            <text:p>33.67</text:p>
          </table:table-cell>
          <table:table-cell office:value-type="float" office:value="-39.79" calcext:value-type="float">
            <text:p>-39.79</text:p>
          </table:table-cell>
          <table:table-cell office:value-type="float" office:value="-51.12" calcext:value-type="float">
            <text:p>-51.12</text:p>
          </table:table-cell>
          <table:table-cell office:value-type="float" office:value="-24.54" calcext:value-type="float">
            <text:p>-24.54</text:p>
          </table:table-cell>
          <table:table-cell office:value-type="float" office:value="0.25" calcext:value-type="float">
            <text:p>0.25</text:p>
          </table:table-cell>
          <table:table-cell office:value-type="float" office:value="-2.78" calcext:value-type="float">
            <text:p>-2.78</text:p>
          </table:table-cell>
          <table:table-cell office:value-type="float" office:value="-1.34" calcext:value-type="float">
            <text:p>-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-40.11" calcext:value-type="float">
            <text:p>-40.11</text:p>
          </table:table-cell>
          <table:table-cell office:value-type="float" office:value="-51.32" calcext:value-type="float">
            <text:p>-51.32</text:p>
          </table:table-cell>
          <table:table-cell office:value-type="float" office:value="-24.64" calcext:value-type="float">
            <text:p>-24.64</text:p>
          </table:table-cell>
          <table:table-cell office:value-type="float" office:value="0.25" calcext:value-type="float">
            <text:p>0.25</text:p>
          </table:table-cell>
          <table:table-cell office:value-type="float" office:value="-2.79" calcext:value-type="float">
            <text:p>-2.79</text:p>
          </table:table-cell>
          <table:table-cell office:value-type="float" office:value="-1.34" calcext:value-type="float">
            <text:p>-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3" calcext:value-type="float">
            <text:p>33.83</text:p>
          </table:table-cell>
          <table:table-cell office:value-type="float" office:value="-40.43" calcext:value-type="float">
            <text:p>-40.43</text:p>
          </table:table-cell>
          <table:table-cell office:value-type="float" office:value="-51.51" calcext:value-type="float">
            <text:p>-51.51</text:p>
          </table:table-cell>
          <table:table-cell office:value-type="float" office:value="-24.75" calcext:value-type="float">
            <text:p>-24.75</text:p>
          </table:table-cell>
          <table:table-cell office:value-type="float" office:value="0.25" calcext:value-type="float">
            <text:p>0.25</text:p>
          </table:table-cell>
          <table:table-cell office:value-type="float" office:value="-2.79" calcext:value-type="float">
            <text:p>-2.79</text:p>
          </table:table-cell>
          <table:table-cell office:value-type="float" office:value="-1.34" calcext:value-type="float">
            <text:p>-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-40.76" calcext:value-type="float">
            <text:p>-40.76</text:p>
          </table:table-cell>
          <table:table-cell office:value-type="float" office:value="-51.71" calcext:value-type="float">
            <text:p>-51.71</text:p>
          </table:table-cell>
          <table:table-cell office:value-type="float" office:value="-24.86" calcext:value-type="float">
            <text:p>-24.86</text:p>
          </table:table-cell>
          <table:table-cell office:value-type="float" office:value="0.25" calcext:value-type="float">
            <text:p>0.25</text:p>
          </table:table-cell>
          <table:table-cell office:value-type="float" office:value="-2.8" calcext:value-type="float">
            <text:p>-2.8</text:p>
          </table:table-cell>
          <table:table-cell office:value-type="float" office:value="-1.34" calcext:value-type="float">
            <text:p>-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8" calcext:value-type="float">
            <text:p>33.98</text:p>
          </table:table-cell>
          <table:table-cell office:value-type="float" office:value="-41.08" calcext:value-type="float">
            <text:p>-41.08</text:p>
          </table:table-cell>
          <table:table-cell office:value-type="float" office:value="-51.91" calcext:value-type="float">
            <text:p>-51.91</text:p>
          </table:table-cell>
          <table:table-cell office:value-type="float" office:value="-24.97" calcext:value-type="float">
            <text:p>-24.97</text:p>
          </table:table-cell>
          <table:table-cell office:value-type="float" office:value="0.25" calcext:value-type="float">
            <text:p>0.25</text:p>
          </table:table-cell>
          <table:table-cell office:value-type="float" office:value="-2.8" calcext:value-type="float">
            <text:p>-2.8</text:p>
          </table:table-cell>
          <table:table-cell office:value-type="float" office:value="-1.34" calcext:value-type="float">
            <text:p>-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6" calcext:value-type="float">
            <text:p>34.06</text:p>
          </table:table-cell>
          <table:table-cell office:value-type="float" office:value="-41.41" calcext:value-type="float">
            <text:p>-41.41</text:p>
          </table:table-cell>
          <table:table-cell office:value-type="float" office:value="-52.11" calcext:value-type="float">
            <text:p>-52.11</text:p>
          </table:table-cell>
          <table:table-cell office:value-type="float" office:value="-25.07" calcext:value-type="float">
            <text:p>-25.07</text:p>
          </table:table-cell>
          <table:table-cell office:value-type="float" office:value="0.25" calcext:value-type="float">
            <text:p>0.25</text:p>
          </table:table-cell>
          <table:table-cell office:value-type="float" office:value="-2.8" calcext:value-type="float">
            <text:p>-2.8</text:p>
          </table:table-cell>
          <table:table-cell office:value-type="float" office:value="-1.35" calcext:value-type="float">
            <text:p>-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-41.73" calcext:value-type="float">
            <text:p>-41.73</text:p>
          </table:table-cell>
          <table:table-cell office:value-type="float" office:value="-52.3" calcext:value-type="float">
            <text:p>-52.3</text:p>
          </table:table-cell>
          <table:table-cell office:value-type="float" office:value="-25.18" calcext:value-type="float">
            <text:p>-25.18</text:p>
          </table:table-cell>
          <table:table-cell office:value-type="float" office:value="0.25" calcext:value-type="float">
            <text:p>0.25</text:p>
          </table:table-cell>
          <table:table-cell office:value-type="float" office:value="-2.81" calcext:value-type="float">
            <text:p>-2.81</text:p>
          </table:table-cell>
          <table:table-cell office:value-type="float" office:value="-1.35" calcext:value-type="float">
            <text:p>-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1" calcext:value-type="float">
            <text:p>34.21</text:p>
          </table:table-cell>
          <table:table-cell office:value-type="float" office:value="-42.06" calcext:value-type="float">
            <text:p>-42.06</text:p>
          </table:table-cell>
          <table:table-cell office:value-type="float" office:value="-52.5" calcext:value-type="float">
            <text:p>-52.5</text:p>
          </table:table-cell>
          <table:table-cell office:value-type="float" office:value="-25.29" calcext:value-type="float">
            <text:p>-25.29</text:p>
          </table:table-cell>
          <table:table-cell office:value-type="float" office:value="0.25" calcext:value-type="float">
            <text:p>0.25</text:p>
          </table:table-cell>
          <table:table-cell office:value-type="float" office:value="-2.81" calcext:value-type="float">
            <text:p>-2.81</text:p>
          </table:table-cell>
          <table:table-cell office:value-type="float" office:value="-1.35" calcext:value-type="float">
            <text:p>-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-42.39" calcext:value-type="float">
            <text:p>-42.39</text:p>
          </table:table-cell>
          <table:table-cell office:value-type="float" office:value="-52.7" calcext:value-type="float">
            <text:p>-52.7</text:p>
          </table:table-cell>
          <table:table-cell office:value-type="float" office:value="-25.4" calcext:value-type="float">
            <text:p>-25.4</text:p>
          </table:table-cell>
          <table:table-cell office:value-type="float" office:value="0.25" calcext:value-type="float">
            <text:p>0.25</text:p>
          </table:table-cell>
          <table:table-cell office:value-type="float" office:value="-2.82" calcext:value-type="float">
            <text:p>-2.82</text:p>
          </table:table-cell>
          <table:table-cell office:value-type="float" office:value="-1.36" calcext:value-type="float">
            <text:p>-1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7" calcext:value-type="float">
            <text:p>34.37</text:p>
          </table:table-cell>
          <table:table-cell office:value-type="float" office:value="-42.72" calcext:value-type="float">
            <text:p>-42.72</text:p>
          </table:table-cell>
          <table:table-cell office:value-type="float" office:value="-52.9" calcext:value-type="float">
            <text:p>-52.9</text:p>
          </table:table-cell>
          <table:table-cell office:value-type="float" office:value="-25.51" calcext:value-type="float">
            <text:p>-25.51</text:p>
          </table:table-cell>
          <table:table-cell office:value-type="float" office:value="0.25" calcext:value-type="float">
            <text:p>0.25</text:p>
          </table:table-cell>
          <table:table-cell office:value-type="float" office:value="-2.83" calcext:value-type="float">
            <text:p>-2.83</text:p>
          </table:table-cell>
          <table:table-cell office:value-type="float" office:value="-1.36" calcext:value-type="float">
            <text:p>-1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-43.05" calcext:value-type="float">
            <text:p>-43.05</text:p>
          </table:table-cell>
          <table:table-cell office:value-type="float" office:value="-53.1" calcext:value-type="float">
            <text:p>-53.1</text:p>
          </table:table-cell>
          <table:table-cell office:value-type="float" office:value="-25.62" calcext:value-type="float">
            <text:p>-25.62</text:p>
          </table:table-cell>
          <table:table-cell office:value-type="float" office:value="0.26" calcext:value-type="float">
            <text:p>0.26</text:p>
          </table:table-cell>
          <table:table-cell office:value-type="float" office:value="-2.83" calcext:value-type="float">
            <text:p>-2.83</text:p>
          </table:table-cell>
          <table:table-cell office:value-type="float" office:value="-1.36" calcext:value-type="float">
            <text:p>-1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-43.39" calcext:value-type="float">
            <text:p>-43.39</text:p>
          </table:table-cell>
          <table:table-cell office:value-type="float" office:value="-53.3" calcext:value-type="float">
            <text:p>-53.3</text:p>
          </table:table-cell>
          <table:table-cell office:value-type="float" office:value="-25.73" calcext:value-type="float">
            <text:p>-25.73</text:p>
          </table:table-cell>
          <table:table-cell office:value-type="float" office:value="0.26" calcext:value-type="float">
            <text:p>0.26</text:p>
          </table:table-cell>
          <table:table-cell office:value-type="float" office:value="-2.84" calcext:value-type="float">
            <text:p>-2.84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43.72" calcext:value-type="float">
            <text:p>-43.72</text:p>
          </table:table-cell>
          <table:table-cell office:value-type="float" office:value="-53.49" calcext:value-type="float">
            <text:p>-53.49</text:p>
          </table:table-cell>
          <table:table-cell office:value-type="float" office:value="-25.83" calcext:value-type="float">
            <text:p>-25.83</text:p>
          </table:table-cell>
          <table:table-cell office:value-type="float" office:value="0.26" calcext:value-type="float">
            <text:p>0.26</text:p>
          </table:table-cell>
          <table:table-cell office:value-type="float" office:value="-2.84" calcext:value-type="float">
            <text:p>-2.84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-44.06" calcext:value-type="float">
            <text:p>-44.06</text:p>
          </table:table-cell>
          <table:table-cell office:value-type="float" office:value="-53.69" calcext:value-type="float">
            <text:p>-53.69</text:p>
          </table:table-cell>
          <table:table-cell office:value-type="float" office:value="-25.94" calcext:value-type="float">
            <text:p>-25.94</text:p>
          </table:table-cell>
          <table:table-cell office:value-type="float" office:value="0.26" calcext:value-type="float">
            <text:p>0.26</text:p>
          </table:table-cell>
          <table:table-cell office:value-type="float" office:value="-2.85" calcext:value-type="float">
            <text:p>-2.85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-44.4" calcext:value-type="float">
            <text:p>-44.4</text:p>
          </table:table-cell>
          <table:table-cell office:value-type="float" office:value="-53.89" calcext:value-type="float">
            <text:p>-53.89</text:p>
          </table:table-cell>
          <table:table-cell office:value-type="float" office:value="-26.05" calcext:value-type="float">
            <text:p>-26.05</text:p>
          </table:table-cell>
          <table:table-cell office:value-type="float" office:value="0.26" calcext:value-type="float">
            <text:p>0.26</text:p>
          </table:table-cell>
          <table:table-cell office:value-type="float" office:value="-2.85" calcext:value-type="float">
            <text:p>-2.85</text:p>
          </table:table-cell>
          <table:table-cell office:value-type="float" office:value="-1.38" calcext:value-type="float">
            <text:p>-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3" calcext:value-type="float">
            <text:p>34.83</text:p>
          </table:table-cell>
          <table:table-cell office:value-type="float" office:value="-44.74" calcext:value-type="float">
            <text:p>-44.74</text:p>
          </table:table-cell>
          <table:table-cell office:value-type="float" office:value="-54.09" calcext:value-type="float">
            <text:p>-54.09</text:p>
          </table:table-cell>
          <table:table-cell office:value-type="float" office:value="-26.16" calcext:value-type="float">
            <text:p>-26.16</text:p>
          </table:table-cell>
          <table:table-cell office:value-type="float" office:value="0.26" calcext:value-type="float">
            <text:p>0.26</text:p>
          </table:table-cell>
          <table:table-cell office:value-type="float" office:value="-2.86" calcext:value-type="float">
            <text:p>-2.86</text:p>
          </table:table-cell>
          <table:table-cell office:value-type="float" office:value="-1.38" calcext:value-type="float">
            <text:p>-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1" calcext:value-type="float">
            <text:p>34.91</text:p>
          </table:table-cell>
          <table:table-cell office:value-type="float" office:value="-45.08" calcext:value-type="float">
            <text:p>-45.08</text:p>
          </table:table-cell>
          <table:table-cell office:value-type="float" office:value="-54.3" calcext:value-type="float">
            <text:p>-54.3</text:p>
          </table:table-cell>
          <table:table-cell office:value-type="float" office:value="-26.28" calcext:value-type="float">
            <text:p>-26.28</text:p>
          </table:table-cell>
          <table:table-cell office:value-type="float" office:value="0.26" calcext:value-type="float">
            <text:p>0.26</text:p>
          </table:table-cell>
          <table:table-cell office:value-type="float" office:value="-2.86" calcext:value-type="float">
            <text:p>-2.86</text:p>
          </table:table-cell>
          <table:table-cell office:value-type="float" office:value="-1.38" calcext:value-type="float">
            <text:p>-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8" calcext:value-type="float">
            <text:p>34.98</text:p>
          </table:table-cell>
          <table:table-cell office:value-type="float" office:value="-45.43" calcext:value-type="float">
            <text:p>-45.43</text:p>
          </table:table-cell>
          <table:table-cell office:value-type="float" office:value="-54.5" calcext:value-type="float">
            <text:p>-54.5</text:p>
          </table:table-cell>
          <table:table-cell office:value-type="float" office:value="-26.39" calcext:value-type="float">
            <text:p>-26.39</text:p>
          </table:table-cell>
          <table:table-cell office:value-type="float" office:value="0.26" calcext:value-type="float">
            <text:p>0.26</text:p>
          </table:table-cell>
          <table:table-cell office:value-type="float" office:value="-2.87" calcext:value-type="float">
            <text:p>-2.87</text:p>
          </table:table-cell>
          <table:table-cell office:value-type="float" office:value="-1.38" calcext:value-type="float">
            <text:p>-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06" calcext:value-type="float">
            <text:p>35.06</text:p>
          </table:table-cell>
          <table:table-cell office:value-type="float" office:value="-45.77" calcext:value-type="float">
            <text:p>-45.77</text:p>
          </table:table-cell>
          <table:table-cell office:value-type="float" office:value="-54.7" calcext:value-type="float">
            <text:p>-54.7</text:p>
          </table:table-cell>
          <table:table-cell office:value-type="float" office:value="-26.5" calcext:value-type="float">
            <text:p>-26.5</text:p>
          </table:table-cell>
          <table:table-cell office:value-type="float" office:value="0.26" calcext:value-type="float">
            <text:p>0.26</text:p>
          </table:table-cell>
          <table:table-cell office:value-type="float" office:value="-2.87" calcext:value-type="float">
            <text:p>-2.87</text:p>
          </table:table-cell>
          <table:table-cell office:value-type="float" office:value="-1.39" calcext:value-type="float">
            <text:p>-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-46.13" calcext:value-type="float">
            <text:p>-46.13</text:p>
          </table:table-cell>
          <table:table-cell office:value-type="float" office:value="-54.9" calcext:value-type="float">
            <text:p>-54.9</text:p>
          </table:table-cell>
          <table:table-cell office:value-type="float" office:value="-26.61" calcext:value-type="float">
            <text:p>-26.61</text:p>
          </table:table-cell>
          <table:table-cell office:value-type="float" office:value="0.26" calcext:value-type="float">
            <text:p>0.26</text:p>
          </table:table-cell>
          <table:table-cell office:value-type="float" office:value="-2.88" calcext:value-type="float">
            <text:p>-2.88</text:p>
          </table:table-cell>
          <table:table-cell office:value-type="float" office:value="-1.39" calcext:value-type="float">
            <text:p>-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2" calcext:value-type="float">
            <text:p>35.22</text:p>
          </table:table-cell>
          <table:table-cell office:value-type="float" office:value="-46.47" calcext:value-type="float">
            <text:p>-46.47</text:p>
          </table:table-cell>
          <table:table-cell office:value-type="float" office:value="-55.1" calcext:value-type="float">
            <text:p>-55.1</text:p>
          </table:table-cell>
          <table:table-cell office:value-type="float" office:value="-26.72" calcext:value-type="float">
            <text:p>-26.72</text:p>
          </table:table-cell>
          <table:table-cell office:value-type="float" office:value="0.26" calcext:value-type="float">
            <text:p>0.26</text:p>
          </table:table-cell>
          <table:table-cell office:value-type="float" office:value="-2.88" calcext:value-type="float">
            <text:p>-2.88</text:p>
          </table:table-cell>
          <table:table-cell office:value-type="float" office:value="-1.39" calcext:value-type="float">
            <text:p>-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-46.83" calcext:value-type="float">
            <text:p>-46.83</text:p>
          </table:table-cell>
          <table:table-cell office:value-type="float" office:value="-55.31" calcext:value-type="float">
            <text:p>-55.31</text:p>
          </table:table-cell>
          <table:table-cell office:value-type="float" office:value="-26.83" calcext:value-type="float">
            <text:p>-26.83</text:p>
          </table:table-cell>
          <table:table-cell office:value-type="float" office:value="0.26" calcext:value-type="float">
            <text:p>0.26</text:p>
          </table:table-cell>
          <table:table-cell office:value-type="float" office:value="-2.89" calcext:value-type="float">
            <text:p>-2.89</text:p>
          </table:table-cell>
          <table:table-cell office:value-type="float" office:value="-1.4" calcext:value-type="float">
            <text:p>-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7" calcext:value-type="float">
            <text:p>35.37</text:p>
          </table:table-cell>
          <table:table-cell office:value-type="float" office:value="-47.18" calcext:value-type="float">
            <text:p>-47.18</text:p>
          </table:table-cell>
          <table:table-cell office:value-type="float" office:value="-55.51" calcext:value-type="float">
            <text:p>-55.51</text:p>
          </table:table-cell>
          <table:table-cell office:value-type="float" office:value="-26.95" calcext:value-type="float">
            <text:p>-26.95</text:p>
          </table:table-cell>
          <table:table-cell office:value-type="float" office:value="0.26" calcext:value-type="float">
            <text:p>0.26</text:p>
          </table:table-cell>
          <table:table-cell office:value-type="float" office:value="-2.89" calcext:value-type="float">
            <text:p>-2.89</text:p>
          </table:table-cell>
          <table:table-cell office:value-type="float" office:value="-1.4" calcext:value-type="float">
            <text:p>-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-47.54" calcext:value-type="float">
            <text:p>-47.54</text:p>
          </table:table-cell>
          <table:table-cell office:value-type="float" office:value="-55.72" calcext:value-type="float">
            <text:p>-55.72</text:p>
          </table:table-cell>
          <table:table-cell office:value-type="float" office:value="-27.06" calcext:value-type="float">
            <text:p>-27.06</text:p>
          </table:table-cell>
          <table:table-cell office:value-type="float" office:value="0.27" calcext:value-type="float">
            <text:p>0.27</text:p>
          </table:table-cell>
          <table:table-cell office:value-type="float" office:value="-2.9" calcext:value-type="float">
            <text:p>-2.9</text:p>
          </table:table-cell>
          <table:table-cell office:value-type="float" office:value="-1.41" calcext:value-type="float">
            <text:p>-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3" calcext:value-type="float">
            <text:p>35.53</text:p>
          </table:table-cell>
          <table:table-cell office:value-type="float" office:value="-47.89" calcext:value-type="float">
            <text:p>-47.89</text:p>
          </table:table-cell>
          <table:table-cell office:value-type="float" office:value="-55.92" calcext:value-type="float">
            <text:p>-55.92</text:p>
          </table:table-cell>
          <table:table-cell office:value-type="float" office:value="-27.17" calcext:value-type="float">
            <text:p>-27.17</text:p>
          </table:table-cell>
          <table:table-cell office:value-type="float" office:value="0.26" calcext:value-type="float">
            <text:p>0.26</text:p>
          </table:table-cell>
          <table:table-cell office:value-type="float" office:value="-2.9" calcext:value-type="float">
            <text:p>-2.9</text:p>
          </table:table-cell>
          <table:table-cell office:value-type="float" office:value="-1.41" calcext:value-type="float">
            <text:p>-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48.25" calcext:value-type="float">
            <text:p>-48.25</text:p>
          </table:table-cell>
          <table:table-cell office:value-type="float" office:value="-56.12" calcext:value-type="float">
            <text:p>-56.12</text:p>
          </table:table-cell>
          <table:table-cell office:value-type="float" office:value="-27.29" calcext:value-type="float">
            <text:p>-27.29</text:p>
          </table:table-cell>
          <table:table-cell office:value-type="float" office:value="0.27" calcext:value-type="float">
            <text:p>0.27</text:p>
          </table:table-cell>
          <table:table-cell office:value-type="float" office:value="-2.91" calcext:value-type="float">
            <text:p>-2.91</text:p>
          </table:table-cell>
          <table:table-cell office:value-type="float" office:value="-1.41" calcext:value-type="float">
            <text:p>-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-48.61" calcext:value-type="float">
            <text:p>-48.61</text:p>
          </table:table-cell>
          <table:table-cell office:value-type="float" office:value="-56.33" calcext:value-type="float">
            <text:p>-56.33</text:p>
          </table:table-cell>
          <table:table-cell office:value-type="float" office:value="-27.4" calcext:value-type="float">
            <text:p>-27.4</text:p>
          </table:table-cell>
          <table:table-cell office:value-type="float" office:value="0.27" calcext:value-type="float">
            <text:p>0.27</text:p>
          </table:table-cell>
          <table:table-cell office:value-type="float" office:value="-2.91" calcext:value-type="float">
            <text:p>-2.91</text:p>
          </table:table-cell>
          <table:table-cell office:value-type="float" office:value="-1.42" calcext:value-type="float">
            <text:p>-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-48.98" calcext:value-type="float">
            <text:p>-48.98</text:p>
          </table:table-cell>
          <table:table-cell office:value-type="float" office:value="-56.53" calcext:value-type="float">
            <text:p>-56.53</text:p>
          </table:table-cell>
          <table:table-cell office:value-type="float" office:value="-27.51" calcext:value-type="float">
            <text:p>-27.51</text:p>
          </table:table-cell>
          <table:table-cell office:value-type="float" office:value="0.27" calcext:value-type="float">
            <text:p>0.27</text:p>
          </table:table-cell>
          <table:table-cell office:value-type="float" office:value="-2.92" calcext:value-type="float">
            <text:p>-2.92</text:p>
          </table:table-cell>
          <table:table-cell office:value-type="float" office:value="-1.42" calcext:value-type="float">
            <text:p>-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-49.34" calcext:value-type="float">
            <text:p>-49.34</text:p>
          </table:table-cell>
          <table:table-cell office:value-type="float" office:value="-56.74" calcext:value-type="float">
            <text:p>-56.74</text:p>
          </table:table-cell>
          <table:table-cell office:value-type="float" office:value="-27.63" calcext:value-type="float">
            <text:p>-27.63</text:p>
          </table:table-cell>
          <table:table-cell office:value-type="float" office:value="0.27" calcext:value-type="float">
            <text:p>0.27</text:p>
          </table:table-cell>
          <table:table-cell office:value-type="float" office:value="-2.92" calcext:value-type="float">
            <text:p>-2.92</text:p>
          </table:table-cell>
          <table:table-cell office:value-type="float" office:value="-1.42" calcext:value-type="float">
            <text:p>-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1" calcext:value-type="float">
            <text:p>35.91</text:p>
          </table:table-cell>
          <table:table-cell office:value-type="float" office:value="-49.71" calcext:value-type="float">
            <text:p>-49.71</text:p>
          </table:table-cell>
          <table:table-cell office:value-type="float" office:value="-56.94" calcext:value-type="float">
            <text:p>-56.94</text:p>
          </table:table-cell>
          <table:table-cell office:value-type="float" office:value="-27.74" calcext:value-type="float">
            <text:p>-27.74</text:p>
          </table:table-cell>
          <table:table-cell office:value-type="float" office:value="0.27" calcext:value-type="float">
            <text:p>0.27</text:p>
          </table:table-cell>
          <table:table-cell office:value-type="float" office:value="-2.93" calcext:value-type="float">
            <text:p>-2.93</text:p>
          </table:table-cell>
          <table:table-cell office:value-type="float" office:value="-1.42" calcext:value-type="float">
            <text:p>-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9" calcext:value-type="float">
            <text:p>35.99</text:p>
          </table:table-cell>
          <table:table-cell office:value-type="float" office:value="-50.08" calcext:value-type="float">
            <text:p>-50.08</text:p>
          </table:table-cell>
          <table:table-cell office:value-type="float" office:value="-57.15" calcext:value-type="float">
            <text:p>-57.15</text:p>
          </table:table-cell>
          <table:table-cell office:value-type="float" office:value="-27.86" calcext:value-type="float">
            <text:p>-27.86</text:p>
          </table:table-cell>
          <table:table-cell office:value-type="float" office:value="0.27" calcext:value-type="float">
            <text:p>0.27</text:p>
          </table:table-cell>
          <table:table-cell office:value-type="float" office:value="-2.93" calcext:value-type="float">
            <text:p>-2.93</text:p>
          </table:table-cell>
          <table:table-cell office:value-type="float" office:value="-1.43" calcext:value-type="float">
            <text:p>-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7" calcext:value-type="float">
            <text:p>36.07</text:p>
          </table:table-cell>
          <table:table-cell office:value-type="float" office:value="-50.45" calcext:value-type="float">
            <text:p>-50.45</text:p>
          </table:table-cell>
          <table:table-cell office:value-type="float" office:value="-57.36" calcext:value-type="float">
            <text:p>-57.36</text:p>
          </table:table-cell>
          <table:table-cell office:value-type="float" office:value="-27.97" calcext:value-type="float">
            <text:p>-27.97</text:p>
          </table:table-cell>
          <table:table-cell office:value-type="float" office:value="0.27" calcext:value-type="float">
            <text:p>0.27</text:p>
          </table:table-cell>
          <table:table-cell office:value-type="float" office:value="-2.94" calcext:value-type="float">
            <text:p>-2.94</text:p>
          </table:table-cell>
          <table:table-cell office:value-type="float" office:value="-1.43" calcext:value-type="float">
            <text:p>-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-50.81" calcext:value-type="float">
            <text:p>-50.81</text:p>
          </table:table-cell>
          <table:table-cell office:value-type="float" office:value="-57.56" calcext:value-type="float">
            <text:p>-57.56</text:p>
          </table:table-cell>
          <table:table-cell office:value-type="float" office:value="-28.09" calcext:value-type="float">
            <text:p>-28.09</text:p>
          </table:table-cell>
          <table:table-cell office:value-type="float" office:value="0.27" calcext:value-type="float">
            <text:p>0.27</text:p>
          </table:table-cell>
          <table:table-cell office:value-type="float" office:value="-2.94" calcext:value-type="float">
            <text:p>-2.94</text:p>
          </table:table-cell>
          <table:table-cell office:value-type="float" office:value="-1.43" calcext:value-type="float">
            <text:p>-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2" calcext:value-type="float">
            <text:p>36.22</text:p>
          </table:table-cell>
          <table:table-cell office:value-type="float" office:value="-51.18" calcext:value-type="float">
            <text:p>-51.18</text:p>
          </table:table-cell>
          <table:table-cell office:value-type="float" office:value="-57.76" calcext:value-type="float">
            <text:p>-57.76</text:p>
          </table:table-cell>
          <table:table-cell office:value-type="float" office:value="-28.2" calcext:value-type="float">
            <text:p>-28.2</text:p>
          </table:table-cell>
          <table:table-cell office:value-type="float" office:value="0.27" calcext:value-type="float">
            <text:p>0.27</text:p>
          </table:table-cell>
          <table:table-cell office:value-type="float" office:value="-2.95" calcext:value-type="float">
            <text:p>-2.95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-51.55" calcext:value-type="float">
            <text:p>-51.55</text:p>
          </table:table-cell>
          <table:table-cell office:value-type="float" office:value="-57.97" calcext:value-type="float">
            <text:p>-57.97</text:p>
          </table:table-cell>
          <table:table-cell office:value-type="float" office:value="-28.32" calcext:value-type="float">
            <text:p>-28.32</text:p>
          </table:table-cell>
          <table:table-cell office:value-type="float" office:value="0.27" calcext:value-type="float">
            <text:p>0.27</text:p>
          </table:table-cell>
          <table:table-cell office:value-type="float" office:value="-2.95" calcext:value-type="float">
            <text:p>-2.95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8" calcext:value-type="float">
            <text:p>36.38</text:p>
          </table:table-cell>
          <table:table-cell office:value-type="float" office:value="-51.93" calcext:value-type="float">
            <text:p>-51.93</text:p>
          </table:table-cell>
          <table:table-cell office:value-type="float" office:value="-58.18" calcext:value-type="float">
            <text:p>-58.18</text:p>
          </table:table-cell>
          <table:table-cell office:value-type="float" office:value="-28.43" calcext:value-type="float">
            <text:p>-28.43</text:p>
          </table:table-cell>
          <table:table-cell office:value-type="float" office:value="0.27" calcext:value-type="float">
            <text:p>0.27</text:p>
          </table:table-cell>
          <table:table-cell office:value-type="float" office:value="-2.96" calcext:value-type="float">
            <text:p>-2.96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-52.31" calcext:value-type="float">
            <text:p>-52.31</text:p>
          </table:table-cell>
          <table:table-cell office:value-type="float" office:value="-58.38" calcext:value-type="float">
            <text:p>-58.38</text:p>
          </table:table-cell>
          <table:table-cell office:value-type="float" office:value="-28.55" calcext:value-type="float">
            <text:p>-28.55</text:p>
          </table:table-cell>
          <table:table-cell office:value-type="float" office:value="0.27" calcext:value-type="float">
            <text:p>0.27</text:p>
          </table:table-cell>
          <table:table-cell office:value-type="float" office:value="-2.96" calcext:value-type="float">
            <text:p>-2.96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3" calcext:value-type="float">
            <text:p>36.53</text:p>
          </table:table-cell>
          <table:table-cell office:value-type="float" office:value="-52.69" calcext:value-type="float">
            <text:p>-52.69</text:p>
          </table:table-cell>
          <table:table-cell office:value-type="float" office:value="-58.59" calcext:value-type="float">
            <text:p>-58.59</text:p>
          </table:table-cell>
          <table:table-cell office:value-type="float" office:value="-28.66" calcext:value-type="float">
            <text:p>-28.66</text:p>
          </table:table-cell>
          <table:table-cell office:value-type="float" office:value="0.27" calcext:value-type="float">
            <text:p>0.27</text:p>
          </table:table-cell>
          <table:table-cell office:value-type="float" office:value="-2.97" calcext:value-type="float">
            <text:p>-2.97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1" calcext:value-type="float">
            <text:p>36.61</text:p>
          </table:table-cell>
          <table:table-cell office:value-type="float" office:value="-53.07" calcext:value-type="float">
            <text:p>-53.07</text:p>
          </table:table-cell>
          <table:table-cell office:value-type="float" office:value="-58.8" calcext:value-type="float">
            <text:p>-58.8</text:p>
          </table:table-cell>
          <table:table-cell office:value-type="float" office:value="-28.78" calcext:value-type="float">
            <text:p>-28.78</text:p>
          </table:table-cell>
          <table:table-cell office:value-type="float" office:value="0.27" calcext:value-type="float">
            <text:p>0.27</text:p>
          </table:table-cell>
          <table:table-cell office:value-type="float" office:value="-2.98" calcext:value-type="float">
            <text:p>-2.98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9" calcext:value-type="float">
            <text:p>36.69</text:p>
          </table:table-cell>
          <table:table-cell office:value-type="float" office:value="-53.45" calcext:value-type="float">
            <text:p>-53.45</text:p>
          </table:table-cell>
          <table:table-cell office:value-type="float" office:value="-59.01" calcext:value-type="float">
            <text:p>-59.01</text:p>
          </table:table-cell>
          <table:table-cell office:value-type="float" office:value="-28.9" calcext:value-type="float">
            <text:p>-28.9</text:p>
          </table:table-cell>
          <table:table-cell office:value-type="float" office:value="0.27" calcext:value-type="float">
            <text:p>0.27</text:p>
          </table:table-cell>
          <table:table-cell office:value-type="float" office:value="-2.98" calcext:value-type="float">
            <text:p>-2.98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-53.84" calcext:value-type="float">
            <text:p>-53.84</text:p>
          </table:table-cell>
          <table:table-cell office:value-type="float" office:value="-59.22" calcext:value-type="float">
            <text:p>-59.22</text:p>
          </table:table-cell>
          <table:table-cell office:value-type="float" office:value="-29.01" calcext:value-type="float">
            <text:p>-29.01</text:p>
          </table:table-cell>
          <table:table-cell office:value-type="float" office:value="0.28" calcext:value-type="float">
            <text:p>0.28</text:p>
          </table:table-cell>
          <table:table-cell office:value-type="float" office:value="-2.99" calcext:value-type="float">
            <text:p>-2.99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-54.23" calcext:value-type="float">
            <text:p>-54.23</text:p>
          </table:table-cell>
          <table:table-cell office:value-type="float" office:value="-59.43" calcext:value-type="float">
            <text:p>-59.43</text:p>
          </table:table-cell>
          <table:table-cell office:value-type="float" office:value="-29.13" calcext:value-type="float">
            <text:p>-29.13</text:p>
          </table:table-cell>
          <table:table-cell office:value-type="float" office:value="0.28" calcext:value-type="float">
            <text:p>0.28</text:p>
          </table:table-cell>
          <table:table-cell office:value-type="float" office:value="-2.99" calcext:value-type="float">
            <text:p>-2.99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2" calcext:value-type="float">
            <text:p>36.92</text:p>
          </table:table-cell>
          <table:table-cell office:value-type="float" office:value="-54.61" calcext:value-type="float">
            <text:p>-54.61</text:p>
          </table:table-cell>
          <table:table-cell office:value-type="float" office:value="-59.64" calcext:value-type="float">
            <text:p>-59.64</text:p>
          </table:table-cell>
          <table:table-cell office:value-type="float" office:value="-29.25" calcext:value-type="float">
            <text:p>-29.25</text:p>
          </table:table-cell>
          <table:table-cell office:value-type="float" office:value="0.28" calcext:value-type="float">
            <text:p>0.28</text:p>
          </table:table-cell>
          <table:table-cell office:value-type="float" office:value="-3" calcext:value-type="float">
            <text:p>-3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5" calcext:value-type="float">
            <text:p>-55</text:p>
          </table:table-cell>
          <table:table-cell office:value-type="float" office:value="-59.85" calcext:value-type="float">
            <text:p>-59.85</text:p>
          </table:table-cell>
          <table:table-cell office:value-type="float" office:value="-29.37" calcext:value-type="float">
            <text:p>-29.37</text:p>
          </table:table-cell>
          <table:table-cell office:value-type="float" office:value="0.28" calcext:value-type="float">
            <text:p>0.28</text:p>
          </table:table-cell>
          <table:table-cell office:value-type="float" office:value="-3" calcext:value-type="float">
            <text:p>-3</text:p>
          </table:table-cell>
          <table:table-cell office:value-type="float" office:value="-1.46" calcext:value-type="float">
            <text:p>-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7" calcext:value-type="float">
            <text:p>37.07</text:p>
          </table:table-cell>
          <table:table-cell office:value-type="float" office:value="-55.4" calcext:value-type="float">
            <text:p>-55.4</text:p>
          </table:table-cell>
          <table:table-cell office:value-type="float" office:value="-60.06" calcext:value-type="float">
            <text:p>-60.06</text:p>
          </table:table-cell>
          <table:table-cell office:value-type="float" office:value="-29.48" calcext:value-type="float">
            <text:p>-29.48</text:p>
          </table:table-cell>
          <table:table-cell office:value-type="float" office:value="0.28" calcext:value-type="float">
            <text:p>0.28</text:p>
          </table:table-cell>
          <table:table-cell office:value-type="float" office:value="-3.01" calcext:value-type="float">
            <text:p>-3.01</text:p>
          </table:table-cell>
          <table:table-cell office:value-type="float" office:value="-1.46" calcext:value-type="float">
            <text:p>-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-55.79" calcext:value-type="float">
            <text:p>-55.79</text:p>
          </table:table-cell>
          <table:table-cell office:value-type="float" office:value="-60.27" calcext:value-type="float">
            <text:p>-60.27</text:p>
          </table:table-cell>
          <table:table-cell office:value-type="float" office:value="-29.6" calcext:value-type="float">
            <text:p>-29.6</text:p>
          </table:table-cell>
          <table:table-cell office:value-type="float" office:value="0.28" calcext:value-type="float">
            <text:p>0.28</text:p>
          </table:table-cell>
          <table:table-cell office:value-type="float" office:value="-3.01" calcext:value-type="float">
            <text:p>-3.01</text:p>
          </table:table-cell>
          <table:table-cell office:value-type="float" office:value="-1.46" calcext:value-type="float">
            <text:p>-1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3" calcext:value-type="float">
            <text:p>37.23</text:p>
          </table:table-cell>
          <table:table-cell office:value-type="float" office:value="-56.19" calcext:value-type="float">
            <text:p>-56.19</text:p>
          </table:table-cell>
          <table:table-cell office:value-type="float" office:value="-60.48" calcext:value-type="float">
            <text:p>-60.48</text:p>
          </table:table-cell>
          <table:table-cell office:value-type="float" office:value="-29.72" calcext:value-type="float">
            <text:p>-29.72</text:p>
          </table:table-cell>
          <table:table-cell office:value-type="float" office:value="0.28" calcext:value-type="float">
            <text:p>0.28</text:p>
          </table:table-cell>
          <table:table-cell office:value-type="float" office:value="-3.02" calcext:value-type="float">
            <text:p>-3.02</text:p>
          </table:table-cell>
          <table:table-cell office:value-type="float" office:value="-1.47" calcext:value-type="float">
            <text:p>-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1" calcext:value-type="float">
            <text:p>37.31</text:p>
          </table:table-cell>
          <table:table-cell office:value-type="float" office:value="-56.58" calcext:value-type="float">
            <text:p>-56.58</text:p>
          </table:table-cell>
          <table:table-cell office:value-type="float" office:value="-60.69" calcext:value-type="float">
            <text:p>-60.69</text:p>
          </table:table-cell>
          <table:table-cell office:value-type="float" office:value="-29.84" calcext:value-type="float">
            <text:p>-29.84</text:p>
          </table:table-cell>
          <table:table-cell office:value-type="float" office:value="0.28" calcext:value-type="float">
            <text:p>0.28</text:p>
          </table:table-cell>
          <table:table-cell office:value-type="float" office:value="-3.02" calcext:value-type="float">
            <text:p>-3.02</text:p>
          </table:table-cell>
          <table:table-cell office:value-type="float" office:value="-1.47" calcext:value-type="float">
            <text:p>-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8" calcext:value-type="float">
            <text:p>37.38</text:p>
          </table:table-cell>
          <table:table-cell office:value-type="float" office:value="-56.98" calcext:value-type="float">
            <text:p>-56.98</text:p>
          </table:table-cell>
          <table:table-cell office:value-type="float" office:value="-60.9" calcext:value-type="float">
            <text:p>-60.9</text:p>
          </table:table-cell>
          <table:table-cell office:value-type="float" office:value="-29.96" calcext:value-type="float">
            <text:p>-29.96</text:p>
          </table:table-cell>
          <table:table-cell office:value-type="float" office:value="0.28" calcext:value-type="float">
            <text:p>0.28</text:p>
          </table:table-cell>
          <table:table-cell office:value-type="float" office:value="-3.03" calcext:value-type="float">
            <text:p>-3.03</text:p>
          </table:table-cell>
          <table:table-cell office:value-type="float" office:value="-1.47" calcext:value-type="float">
            <text:p>-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6" calcext:value-type="float">
            <text:p>37.46</text:p>
          </table:table-cell>
          <table:table-cell office:value-type="float" office:value="-57.38" calcext:value-type="float">
            <text:p>-57.38</text:p>
          </table:table-cell>
          <table:table-cell office:value-type="float" office:value="-61.11" calcext:value-type="float">
            <text:p>-61.11</text:p>
          </table:table-cell>
          <table:table-cell office:value-type="float" office:value="-30.07" calcext:value-type="float">
            <text:p>-30.07</text:p>
          </table:table-cell>
          <table:table-cell office:value-type="float" office:value="0.28" calcext:value-type="float">
            <text:p>0.28</text:p>
          </table:table-cell>
          <table:table-cell office:value-type="float" office:value="-3.03" calcext:value-type="float">
            <text:p>-3.03</text:p>
          </table:table-cell>
          <table:table-cell office:value-type="float" office:value="-1.47" calcext:value-type="float">
            <text:p>-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4" calcext:value-type="float">
            <text:p>37.54</text:p>
          </table:table-cell>
          <table:table-cell office:value-type="float" office:value="-57.78" calcext:value-type="float">
            <text:p>-57.78</text:p>
          </table:table-cell>
          <table:table-cell office:value-type="float" office:value="-61.32" calcext:value-type="float">
            <text:p>-61.32</text:p>
          </table:table-cell>
          <table:table-cell office:value-type="float" office:value="-30.19" calcext:value-type="float">
            <text:p>-30.19</text:p>
          </table:table-cell>
          <table:table-cell office:value-type="float" office:value="0.28" calcext:value-type="float">
            <text:p>0.28</text:p>
          </table:table-cell>
          <table:table-cell office:value-type="float" office:value="-3.04" calcext:value-type="float">
            <text:p>-3.04</text:p>
          </table:table-cell>
          <table:table-cell office:value-type="float" office:value="-1.47" calcext:value-type="float">
            <text:p>-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61" calcext:value-type="float">
            <text:p>37.61</text:p>
          </table:table-cell>
          <table:table-cell office:value-type="float" office:value="-58.18" calcext:value-type="float">
            <text:p>-58.18</text:p>
          </table:table-cell>
          <table:table-cell office:value-type="float" office:value="-61.53" calcext:value-type="float">
            <text:p>-61.53</text:p>
          </table:table-cell>
          <table:table-cell office:value-type="float" office:value="-30.31" calcext:value-type="float">
            <text:p>-30.31</text:p>
          </table:table-cell>
          <table:table-cell office:value-type="float" office:value="0.28" calcext:value-type="float">
            <text:p>0.28</text:p>
          </table:table-cell>
          <table:table-cell office:value-type="float" office:value="-3.04" calcext:value-type="float">
            <text:p>-3.04</text:p>
          </table:table-cell>
          <table:table-cell office:value-type="float" office:value="-1.48" calcext:value-type="float">
            <text:p>-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69" calcext:value-type="float">
            <text:p>37.69</text:p>
          </table:table-cell>
          <table:table-cell office:value-type="float" office:value="-58.59" calcext:value-type="float">
            <text:p>-58.59</text:p>
          </table:table-cell>
          <table:table-cell office:value-type="float" office:value="-61.75" calcext:value-type="float">
            <text:p>-61.75</text:p>
          </table:table-cell>
          <table:table-cell office:value-type="float" office:value="-30.43" calcext:value-type="float">
            <text:p>-30.43</text:p>
          </table:table-cell>
          <table:table-cell office:value-type="float" office:value="0.28" calcext:value-type="float">
            <text:p>0.28</text:p>
          </table:table-cell>
          <table:table-cell office:value-type="float" office:value="-3.05" calcext:value-type="float">
            <text:p>-3.05</text:p>
          </table:table-cell>
          <table:table-cell office:value-type="float" office:value="-1.48" calcext:value-type="float">
            <text:p>-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7" calcext:value-type="float">
            <text:p>37.77</text:p>
          </table:table-cell>
          <table:table-cell office:value-type="float" office:value="-59" calcext:value-type="float">
            <text:p>-59</text:p>
          </table:table-cell>
          <table:table-cell office:value-type="float" office:value="-61.96" calcext:value-type="float">
            <text:p>-61.96</text:p>
          </table:table-cell>
          <table:table-cell office:value-type="float" office:value="-30.55" calcext:value-type="float">
            <text:p>-30.55</text:p>
          </table:table-cell>
          <table:table-cell office:value-type="float" office:value="0.28" calcext:value-type="float">
            <text:p>0.28</text:p>
          </table:table-cell>
          <table:table-cell office:value-type="float" office:value="-3.05" calcext:value-type="float">
            <text:p>-3.05</text:p>
          </table:table-cell>
          <table:table-cell office:value-type="float" office:value="-1.48" calcext:value-type="float">
            <text:p>-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4" calcext:value-type="float">
            <text:p>37.84</text:p>
          </table:table-cell>
          <table:table-cell office:value-type="float" office:value="-59.4" calcext:value-type="float">
            <text:p>-59.4</text:p>
          </table:table-cell>
          <table:table-cell office:value-type="float" office:value="-62.17" calcext:value-type="float">
            <text:p>-62.17</text:p>
          </table:table-cell>
          <table:table-cell office:value-type="float" office:value="-30.67" calcext:value-type="float">
            <text:p>-30.67</text:p>
          </table:table-cell>
          <table:table-cell office:value-type="float" office:value="0.28" calcext:value-type="float">
            <text:p>0.28</text:p>
          </table:table-cell>
          <table:table-cell office:value-type="float" office:value="-3.06" calcext:value-type="float">
            <text:p>-3.06</text:p>
          </table:table-cell>
          <table:table-cell office:value-type="float" office:value="-1.48" calcext:value-type="float">
            <text:p>-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-59.82" calcext:value-type="float">
            <text:p>-59.82</text:p>
          </table:table-cell>
          <table:table-cell office:value-type="float" office:value="-62.38" calcext:value-type="float">
            <text:p>-62.38</text:p>
          </table:table-cell>
          <table:table-cell office:value-type="float" office:value="-30.79" calcext:value-type="float">
            <text:p>-30.79</text:p>
          </table:table-cell>
          <table:table-cell office:value-type="float" office:value="0.28" calcext:value-type="float">
            <text:p>0.28</text:p>
          </table:table-cell>
          <table:table-cell office:value-type="float" office:value="-3.06" calcext:value-type="float">
            <text:p>-3.06</text:p>
          </table:table-cell>
          <table:table-cell office:value-type="float" office:value="-1.48" calcext:value-type="float">
            <text:p>-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0.23" calcext:value-type="float">
            <text:p>-60.23</text:p>
          </table:table-cell>
          <table:table-cell office:value-type="float" office:value="-62.6" calcext:value-type="float">
            <text:p>-62.6</text:p>
          </table:table-cell>
          <table:table-cell office:value-type="float" office:value="-30.91" calcext:value-type="float">
            <text:p>-30.91</text:p>
          </table:table-cell>
          <table:table-cell office:value-type="float" office:value="0.28" calcext:value-type="float">
            <text:p>0.28</text:p>
          </table:table-cell>
          <table:table-cell office:value-type="float" office:value="-3.07" calcext:value-type="float">
            <text:p>-3.07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-60.65" calcext:value-type="float">
            <text:p>-60.65</text:p>
          </table:table-cell>
          <table:table-cell office:value-type="float" office:value="-62.81" calcext:value-type="float">
            <text:p>-62.81</text:p>
          </table:table-cell>
          <table:table-cell office:value-type="float" office:value="-31.03" calcext:value-type="float">
            <text:p>-31.03</text:p>
          </table:table-cell>
          <table:table-cell office:value-type="float" office:value="0.28" calcext:value-type="float">
            <text:p>0.28</text:p>
          </table:table-cell>
          <table:table-cell office:value-type="float" office:value="-3.08" calcext:value-type="float">
            <text:p>-3.0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-61.07" calcext:value-type="float">
            <text:p>-61.07</text:p>
          </table:table-cell>
          <table:table-cell office:value-type="float" office:value="-63.03" calcext:value-type="float">
            <text:p>-63.03</text:p>
          </table:table-cell>
          <table:table-cell office:value-type="float" office:value="-31.15" calcext:value-type="float">
            <text:p>-31.15</text:p>
          </table:table-cell>
          <table:table-cell office:value-type="float" office:value="0.28" calcext:value-type="float">
            <text:p>0.28</text:p>
          </table:table-cell>
          <table:table-cell office:value-type="float" office:value="-3.08" calcext:value-type="float">
            <text:p>-3.0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3" calcext:value-type="float">
            <text:p>38.23</text:p>
          </table:table-cell>
          <table:table-cell office:value-type="float" office:value="-61.49" calcext:value-type="float">
            <text:p>-61.49</text:p>
          </table:table-cell>
          <table:table-cell office:value-type="float" office:value="-63.24" calcext:value-type="float">
            <text:p>-63.24</text:p>
          </table:table-cell>
          <table:table-cell office:value-type="float" office:value="-31.27" calcext:value-type="float">
            <text:p>-31.27</text:p>
          </table:table-cell>
          <table:table-cell office:value-type="float" office:value="0.28" calcext:value-type="float">
            <text:p>0.28</text:p>
          </table:table-cell>
          <table:table-cell office:value-type="float" office:value="-3.09" calcext:value-type="float">
            <text:p>-3.09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1" calcext:value-type="float">
            <text:p>38.31</text:p>
          </table:table-cell>
          <table:table-cell office:value-type="float" office:value="-61.91" calcext:value-type="float">
            <text:p>-61.91</text:p>
          </table:table-cell>
          <table:table-cell office:value-type="float" office:value="-63.46" calcext:value-type="float">
            <text:p>-63.46</text:p>
          </table:table-cell>
          <table:table-cell office:value-type="float" office:value="-31.39" calcext:value-type="float">
            <text:p>-31.39</text:p>
          </table:table-cell>
          <table:table-cell office:value-type="float" office:value="0.28" calcext:value-type="float">
            <text:p>0.28</text:p>
          </table:table-cell>
          <table:table-cell office:value-type="float" office:value="-3.09" calcext:value-type="float">
            <text:p>-3.09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9" calcext:value-type="float">
            <text:p>38.39</text:p>
          </table:table-cell>
          <table:table-cell office:value-type="float" office:value="-62.33" calcext:value-type="float">
            <text:p>-62.33</text:p>
          </table:table-cell>
          <table:table-cell office:value-type="float" office:value="-63.68" calcext:value-type="float">
            <text:p>-63.68</text:p>
          </table:table-cell>
          <table:table-cell office:value-type="float" office:value="-31.51" calcext:value-type="float">
            <text:p>-31.51</text:p>
          </table:table-cell>
          <table:table-cell office:value-type="float" office:value="0.28" calcext:value-type="float">
            <text:p>0.28</text:p>
          </table:table-cell>
          <table:table-cell office:value-type="float" office:value="-3.09" calcext:value-type="float">
            <text:p>-3.09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6" calcext:value-type="float">
            <text:p>38.46</text:p>
          </table:table-cell>
          <table:table-cell office:value-type="float" office:value="-62.76" calcext:value-type="float">
            <text:p>-62.76</text:p>
          </table:table-cell>
          <table:table-cell office:value-type="float" office:value="-63.89" calcext:value-type="float">
            <text:p>-63.89</text:p>
          </table:table-cell>
          <table:table-cell office:value-type="float" office:value="-31.63" calcext:value-type="float">
            <text:p>-31.63</text:p>
          </table:table-cell>
          <table:table-cell office:value-type="float" office:value="0.28" calcext:value-type="float">
            <text:p>0.28</text:p>
          </table:table-cell>
          <table:table-cell office:value-type="float" office:value="-3.1" calcext:value-type="float">
            <text:p>-3.1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4" calcext:value-type="float">
            <text:p>38.54</text:p>
          </table:table-cell>
          <table:table-cell office:value-type="float" office:value="-63.18" calcext:value-type="float">
            <text:p>-63.18</text:p>
          </table:table-cell>
          <table:table-cell office:value-type="float" office:value="-64.11" calcext:value-type="float">
            <text:p>-64.11</text:p>
          </table:table-cell>
          <table:table-cell office:value-type="float" office:value="-31.76" calcext:value-type="float">
            <text:p>-31.76</text:p>
          </table:table-cell>
          <table:table-cell office:value-type="float" office:value="0.28" calcext:value-type="float">
            <text:p>0.28</text:p>
          </table:table-cell>
          <table:table-cell office:value-type="float" office:value="-3.11" calcext:value-type="float">
            <text:p>-3.11</text:p>
          </table:table-cell>
          <table:table-cell office:value-type="float" office:value="-1.51" calcext:value-type="float">
            <text:p>-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2" calcext:value-type="float">
            <text:p>38.62</text:p>
          </table:table-cell>
          <table:table-cell office:value-type="float" office:value="-63.62" calcext:value-type="float">
            <text:p>-63.62</text:p>
          </table:table-cell>
          <table:table-cell office:value-type="float" office:value="-64.33" calcext:value-type="float">
            <text:p>-64.33</text:p>
          </table:table-cell>
          <table:table-cell office:value-type="float" office:value="-31.88" calcext:value-type="float">
            <text:p>-31.88</text:p>
          </table:table-cell>
          <table:table-cell office:value-type="float" office:value="0.29" calcext:value-type="float">
            <text:p>0.29</text:p>
          </table:table-cell>
          <table:table-cell office:value-type="float" office:value="-3.11" calcext:value-type="float">
            <text:p>-3.11</text:p>
          </table:table-cell>
          <table:table-cell office:value-type="float" office:value="-1.51" calcext:value-type="float">
            <text:p>-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-64.05" calcext:value-type="float">
            <text:p>-64.05</text:p>
          </table:table-cell>
          <table:table-cell office:value-type="float" office:value="-64.54" calcext:value-type="float">
            <text:p>-64.54</text:p>
          </table:table-cell>
          <table:table-cell office:value-type="float" office:value="-32" calcext:value-type="float">
            <text:p>-32</text:p>
          </table:table-cell>
          <table:table-cell office:value-type="float" office:value="0.29" calcext:value-type="float">
            <text:p>0.29</text:p>
          </table:table-cell>
          <table:table-cell office:value-type="float" office:value="-3.12" calcext:value-type="float">
            <text:p>-3.12</text:p>
          </table:table-cell>
          <table:table-cell office:value-type="float" office:value="-1.51" calcext:value-type="float">
            <text:p>-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7" calcext:value-type="float">
            <text:p>38.77</text:p>
          </table:table-cell>
          <table:table-cell office:value-type="float" office:value="-64.48" calcext:value-type="float">
            <text:p>-64.48</text:p>
          </table:table-cell>
          <table:table-cell office:value-type="float" office:value="-64.76" calcext:value-type="float">
            <text:p>-64.76</text:p>
          </table:table-cell>
          <table:table-cell office:value-type="float" office:value="-32.12" calcext:value-type="float">
            <text:p>-32.12</text:p>
          </table:table-cell>
          <table:table-cell office:value-type="float" office:value="0.29" calcext:value-type="float">
            <text:p>0.29</text:p>
          </table:table-cell>
          <table:table-cell office:value-type="float" office:value="-3.12" calcext:value-type="float">
            <text:p>-3.12</text:p>
          </table:table-cell>
          <table:table-cell office:value-type="float" office:value="-1.52" calcext:value-type="float">
            <text:p>-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4.98" calcext:value-type="float">
            <text:p>-64.98</text:p>
          </table:table-cell>
          <table:table-cell office:value-type="float" office:value="-32.25" calcext:value-type="float">
            <text:p>-32.25</text:p>
          </table:table-cell>
          <table:table-cell office:value-type="float" office:value="0.29" calcext:value-type="float">
            <text:p>0.29</text:p>
          </table:table-cell>
          <table:table-cell office:value-type="float" office:value="-3.13" calcext:value-type="float">
            <text:p>-3.13</text:p>
          </table:table-cell>
          <table:table-cell office:value-type="float" office:value="-1.52" calcext:value-type="float">
            <text:p>-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3" calcext:value-type="float">
            <text:p>38.93</text:p>
          </table:table-cell>
          <table:table-cell office:value-type="float" office:value="-65.35" calcext:value-type="float">
            <text:p>-65.35</text:p>
          </table:table-cell>
          <table:table-cell office:value-type="float" office:value="-65.19" calcext:value-type="float">
            <text:p>-65.19</text:p>
          </table:table-cell>
          <table:table-cell office:value-type="float" office:value="-32.37" calcext:value-type="float">
            <text:p>-32.37</text:p>
          </table:table-cell>
          <table:table-cell office:value-type="float" office:value="0.29" calcext:value-type="float">
            <text:p>0.29</text:p>
          </table:table-cell>
          <table:table-cell office:value-type="float" office:value="-3.13" calcext:value-type="float">
            <text:p>-3.13</text:p>
          </table:table-cell>
          <table:table-cell office:value-type="float" office:value="-1.53" calcext:value-type="float">
            <text:p>-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1" calcext:value-type="float">
            <text:p>39.01</text:p>
          </table:table-cell>
          <table:table-cell office:value-type="float" office:value="-65.79" calcext:value-type="float">
            <text:p>-65.79</text:p>
          </table:table-cell>
          <table:table-cell office:value-type="float" office:value="-65.42" calcext:value-type="float">
            <text:p>-65.42</text:p>
          </table:table-cell>
          <table:table-cell office:value-type="float" office:value="-32.49" calcext:value-type="float">
            <text:p>-32.49</text:p>
          </table:table-cell>
          <table:table-cell office:value-type="float" office:value="0.29" calcext:value-type="float">
            <text:p>0.29</text:p>
          </table:table-cell>
          <table:table-cell office:value-type="float" office:value="-3.14" calcext:value-type="float">
            <text:p>-3.14</text:p>
          </table:table-cell>
          <table:table-cell office:value-type="float" office:value="-1.53" calcext:value-type="float">
            <text:p>-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8" calcext:value-type="float">
            <text:p>39.08</text:p>
          </table:table-cell>
          <table:table-cell office:value-type="float" office:value="-66.23" calcext:value-type="float">
            <text:p>-66.23</text:p>
          </table:table-cell>
          <table:table-cell office:value-type="float" office:value="-65.64" calcext:value-type="float">
            <text:p>-65.64</text:p>
          </table:table-cell>
          <table:table-cell office:value-type="float" office:value="-32.62" calcext:value-type="float">
            <text:p>-32.62</text:p>
          </table:table-cell>
          <table:table-cell office:value-type="float" office:value="0.29" calcext:value-type="float">
            <text:p>0.29</text:p>
          </table:table-cell>
          <table:table-cell office:value-type="float" office:value="-3.15" calcext:value-type="float">
            <text:p>-3.15</text:p>
          </table:table-cell>
          <table:table-cell office:value-type="float" office:value="-1.53" calcext:value-type="float">
            <text:p>-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-66.67" calcext:value-type="float">
            <text:p>-66.67</text:p>
          </table:table-cell>
          <table:table-cell office:value-type="float" office:value="-65.85" calcext:value-type="float">
            <text:p>-65.85</text:p>
          </table:table-cell>
          <table:table-cell office:value-type="float" office:value="-32.74" calcext:value-type="float">
            <text:p>-32.74</text:p>
          </table:table-cell>
          <table:table-cell office:value-type="float" office:value="0.29" calcext:value-type="float">
            <text:p>0.29</text:p>
          </table:table-cell>
          <table:table-cell office:value-type="float" office:value="-3.15" calcext:value-type="float">
            <text:p>-3.15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4" calcext:value-type="float">
            <text:p>39.24</text:p>
          </table:table-cell>
          <table:table-cell office:value-type="float" office:value="-67.12" calcext:value-type="float">
            <text:p>-67.12</text:p>
          </table:table-cell>
          <table:table-cell office:value-type="float" office:value="-66.08" calcext:value-type="float">
            <text:p>-66.08</text:p>
          </table:table-cell>
          <table:table-cell office:value-type="float" office:value="-32.87" calcext:value-type="float">
            <text:p>-32.87</text:p>
          </table:table-cell>
          <table:table-cell office:value-type="float" office:value="0.29" calcext:value-type="float">
            <text:p>0.29</text:p>
          </table:table-cell>
          <table:table-cell office:value-type="float" office:value="-3.16" calcext:value-type="float">
            <text:p>-3.16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-67.57" calcext:value-type="float">
            <text:p>-67.57</text:p>
          </table:table-cell>
          <table:table-cell office:value-type="float" office:value="-66.3" calcext:value-type="float">
            <text:p>-66.3</text:p>
          </table:table-cell>
          <table:table-cell office:value-type="float" office:value="-32.99" calcext:value-type="float">
            <text:p>-32.99</text:p>
          </table:table-cell>
          <table:table-cell office:value-type="float" office:value="0.29" calcext:value-type="float">
            <text:p>0.29</text:p>
          </table:table-cell>
          <table:table-cell office:value-type="float" office:value="-3.16" calcext:value-type="float">
            <text:p>-3.16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9" calcext:value-type="float">
            <text:p>39.39</text:p>
          </table:table-cell>
          <table:table-cell office:value-type="float" office:value="-68.02" calcext:value-type="float">
            <text:p>-68.02</text:p>
          </table:table-cell>
          <table:table-cell office:value-type="float" office:value="-66.52" calcext:value-type="float">
            <text:p>-66.52</text:p>
          </table:table-cell>
          <table:table-cell office:value-type="float" office:value="-33.12" calcext:value-type="float">
            <text:p>-33.12</text:p>
          </table:table-cell>
          <table:table-cell office:value-type="float" office:value="0.29" calcext:value-type="float">
            <text:p>0.29</text:p>
          </table:table-cell>
          <table:table-cell office:value-type="float" office:value="-3.17" calcext:value-type="float">
            <text:p>-3.17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7" calcext:value-type="float">
            <text:p>39.47</text:p>
          </table:table-cell>
          <table:table-cell office:value-type="float" office:value="-68.47" calcext:value-type="float">
            <text:p>-68.47</text:p>
          </table:table-cell>
          <table:table-cell office:value-type="float" office:value="-66.74" calcext:value-type="float">
            <text:p>-66.74</text:p>
          </table:table-cell>
          <table:table-cell office:value-type="float" office:value="-33.24" calcext:value-type="float">
            <text:p>-33.24</text:p>
          </table:table-cell>
          <table:table-cell office:value-type="float" office:value="0.29" calcext:value-type="float">
            <text:p>0.29</text:p>
          </table:table-cell>
          <table:table-cell office:value-type="float" office:value="-3.18" calcext:value-type="float">
            <text:p>-3.18</text:p>
          </table:table-cell>
          <table:table-cell office:value-type="float" office:value="-1.55" calcext:value-type="float">
            <text:p>-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-68.92" calcext:value-type="float">
            <text:p>-68.92</text:p>
          </table:table-cell>
          <table:table-cell office:value-type="float" office:value="-66.96" calcext:value-type="float">
            <text:p>-66.96</text:p>
          </table:table-cell>
          <table:table-cell office:value-type="float" office:value="-33.37" calcext:value-type="float">
            <text:p>-33.37</text:p>
          </table:table-cell>
          <table:table-cell office:value-type="float" office:value="0.3" calcext:value-type="float">
            <text:p>0.3</text:p>
          </table:table-cell>
          <table:table-cell office:value-type="float" office:value="-3.18" calcext:value-type="float">
            <text:p>-3.18</text:p>
          </table:table-cell>
          <table:table-cell office:value-type="float" office:value="-1.55" calcext:value-type="float">
            <text:p>-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3" calcext:value-type="float">
            <text:p>39.63</text:p>
          </table:table-cell>
          <table:table-cell office:value-type="float" office:value="-69.38" calcext:value-type="float">
            <text:p>-69.38</text:p>
          </table:table-cell>
          <table:table-cell office:value-type="float" office:value="-67.19" calcext:value-type="float">
            <text:p>-67.19</text:p>
          </table:table-cell>
          <table:table-cell office:value-type="float" office:value="-33.5" calcext:value-type="float">
            <text:p>-33.5</text:p>
          </table:table-cell>
          <table:table-cell office:value-type="float" office:value="0.3" calcext:value-type="float">
            <text:p>0.3</text:p>
          </table:table-cell>
          <table:table-cell office:value-type="float" office:value="-3.19" calcext:value-type="float">
            <text:p>-3.19</text:p>
          </table:table-cell>
          <table:table-cell office:value-type="float" office:value="-1.55" calcext:value-type="float">
            <text:p>-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-69.83" calcext:value-type="float">
            <text:p>-69.83</text:p>
          </table:table-cell>
          <table:table-cell office:value-type="float" office:value="-67.41" calcext:value-type="float">
            <text:p>-67.41</text:p>
          </table:table-cell>
          <table:table-cell office:value-type="float" office:value="-33.62" calcext:value-type="float">
            <text:p>-33.62</text:p>
          </table:table-cell>
          <table:table-cell office:value-type="float" office:value="0.3" calcext:value-type="float">
            <text:p>0.3</text:p>
          </table:table-cell>
          <table:table-cell office:value-type="float" office:value="-3.19" calcext:value-type="float">
            <text:p>-3.19</text:p>
          </table:table-cell>
          <table:table-cell office:value-type="float" office:value="-1.56" calcext:value-type="float">
            <text:p>-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8" calcext:value-type="float">
            <text:p>39.78</text:p>
          </table:table-cell>
          <table:table-cell office:value-type="float" office:value="-70.3" calcext:value-type="float">
            <text:p>-70.3</text:p>
          </table:table-cell>
          <table:table-cell office:value-type="float" office:value="-67.63" calcext:value-type="float">
            <text:p>-67.63</text:p>
          </table:table-cell>
          <table:table-cell office:value-type="float" office:value="-33.75" calcext:value-type="float">
            <text:p>-33.75</text:p>
          </table:table-cell>
          <table:table-cell office:value-type="float" office:value="0.3" calcext:value-type="float">
            <text:p>0.3</text:p>
          </table:table-cell>
          <table:table-cell office:value-type="float" office:value="-3.2" calcext:value-type="float">
            <text:p>-3.2</text:p>
          </table:table-cell>
          <table:table-cell office:value-type="float" office:value="-1.56" calcext:value-type="float">
            <text:p>-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6" calcext:value-type="float">
            <text:p>39.86</text:p>
          </table:table-cell>
          <table:table-cell office:value-type="float" office:value="-70.75" calcext:value-type="float">
            <text:p>-70.75</text:p>
          </table:table-cell>
          <table:table-cell office:value-type="float" office:value="-67.85" calcext:value-type="float">
            <text:p>-67.85</text:p>
          </table:table-cell>
          <table:table-cell office:value-type="float" office:value="-33.88" calcext:value-type="float">
            <text:p>-33.88</text:p>
          </table:table-cell>
          <table:table-cell office:value-type="float" office:value="0.3" calcext:value-type="float">
            <text:p>0.3</text:p>
          </table:table-cell>
          <table:table-cell office:value-type="float" office:value="-3.2" calcext:value-type="float">
            <text:p>-3.2</text:p>
          </table:table-cell>
          <table:table-cell office:value-type="float" office:value="-1.56" calcext:value-type="float">
            <text:p>-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4" calcext:value-type="float">
            <text:p>39.94</text:p>
          </table:table-cell>
          <table:table-cell office:value-type="float" office:value="-71.22" calcext:value-type="float">
            <text:p>-71.22</text:p>
          </table:table-cell>
          <table:table-cell office:value-type="float" office:value="-68.08" calcext:value-type="float">
            <text:p>-68.08</text:p>
          </table:table-cell>
          <table:table-cell office:value-type="float" office:value="-34" calcext:value-type="float">
            <text:p>-34</text:p>
          </table:table-cell>
          <table:table-cell office:value-type="float" office:value="0.3" calcext:value-type="float">
            <text:p>0.3</text:p>
          </table:table-cell>
          <table:table-cell office:value-type="float" office:value="-3.21" calcext:value-type="float">
            <text:p>-3.21</text:p>
          </table:table-cell>
          <table:table-cell office:value-type="float" office:value="-1.57" calcext:value-type="float">
            <text:p>-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1" calcext:value-type="float">
            <text:p>40.01</text:p>
          </table:table-cell>
          <table:table-cell office:value-type="float" office:value="-71.68" calcext:value-type="float">
            <text:p>-71.68</text:p>
          </table:table-cell>
          <table:table-cell office:value-type="float" office:value="-68.3" calcext:value-type="float">
            <text:p>-68.3</text:p>
          </table:table-cell>
          <table:table-cell office:value-type="float" office:value="-34.13" calcext:value-type="float">
            <text:p>-34.13</text:p>
          </table:table-cell>
          <table:table-cell office:value-type="float" office:value="0.3" calcext:value-type="float">
            <text:p>0.3</text:p>
          </table:table-cell>
          <table:table-cell office:value-type="float" office:value="-3.21" calcext:value-type="float">
            <text:p>-3.21</text:p>
          </table:table-cell>
          <table:table-cell office:value-type="float" office:value="-1.57" calcext:value-type="float">
            <text:p>-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9" calcext:value-type="float">
            <text:p>40.09</text:p>
          </table:table-cell>
          <table:table-cell office:value-type="float" office:value="-72.15" calcext:value-type="float">
            <text:p>-72.15</text:p>
          </table:table-cell>
          <table:table-cell office:value-type="float" office:value="-68.52" calcext:value-type="float">
            <text:p>-68.52</text:p>
          </table:table-cell>
          <table:table-cell office:value-type="float" office:value="-34.26" calcext:value-type="float">
            <text:p>-34.26</text:p>
          </table:table-cell>
          <table:table-cell office:value-type="float" office:value="0.3" calcext:value-type="float">
            <text:p>0.3</text:p>
          </table:table-cell>
          <table:table-cell office:value-type="float" office:value="-3.22" calcext:value-type="float">
            <text:p>-3.22</text:p>
          </table:table-cell>
          <table:table-cell office:value-type="float" office:value="-1.58" calcext:value-type="float">
            <text:p>-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7" calcext:value-type="float">
            <text:p>40.17</text:p>
          </table:table-cell>
          <table:table-cell office:value-type="float" office:value="-72.61" calcext:value-type="float">
            <text:p>-72.61</text:p>
          </table:table-cell>
          <table:table-cell office:value-type="float" office:value="-68.74" calcext:value-type="float">
            <text:p>-68.74</text:p>
          </table:table-cell>
          <table:table-cell office:value-type="float" office:value="-34.39" calcext:value-type="float">
            <text:p>-34.39</text:p>
          </table:table-cell>
          <table:table-cell office:value-type="float" office:value="0.3" calcext:value-type="float">
            <text:p>0.3</text:p>
          </table:table-cell>
          <table:table-cell office:value-type="float" office:value="-3.22" calcext:value-type="float">
            <text:p>-3.22</text:p>
          </table:table-cell>
          <table:table-cell office:value-type="float" office:value="-1.58" calcext:value-type="float">
            <text:p>-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4" calcext:value-type="float">
            <text:p>40.24</text:p>
          </table:table-cell>
          <table:table-cell office:value-type="float" office:value="-73.08" calcext:value-type="float">
            <text:p>-73.08</text:p>
          </table:table-cell>
          <table:table-cell office:value-type="float" office:value="-68.97" calcext:value-type="float">
            <text:p>-68.97</text:p>
          </table:table-cell>
          <table:table-cell office:value-type="float" office:value="-34.52" calcext:value-type="float">
            <text:p>-34.52</text:p>
          </table:table-cell>
          <table:table-cell office:value-type="float" office:value="0.3" calcext:value-type="float">
            <text:p>0.3</text:p>
          </table:table-cell>
          <table:table-cell office:value-type="float" office:value="-3.23" calcext:value-type="float">
            <text:p>-3.23</text:p>
          </table:table-cell>
          <table:table-cell office:value-type="float" office:value="-1.58" calcext:value-type="float">
            <text:p>-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2" calcext:value-type="float">
            <text:p>40.32</text:p>
          </table:table-cell>
          <table:table-cell office:value-type="float" office:value="-73.55" calcext:value-type="float">
            <text:p>-73.55</text:p>
          </table:table-cell>
          <table:table-cell office:value-type="float" office:value="-69.19" calcext:value-type="float">
            <text:p>-69.19</text:p>
          </table:table-cell>
          <table:table-cell office:value-type="float" office:value="-34.64" calcext:value-type="float">
            <text:p>-34.64</text:p>
          </table:table-cell>
          <table:table-cell office:value-type="float" office:value="0.3" calcext:value-type="float">
            <text:p>0.3</text:p>
          </table:table-cell>
          <table:table-cell office:value-type="float" office:value="-3.23" calcext:value-type="float">
            <text:p>-3.23</text:p>
          </table:table-cell>
          <table:table-cell office:value-type="float" office:value="-1.58" calcext:value-type="float">
            <text:p>-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-74.03" calcext:value-type="float">
            <text:p>-74.03</text:p>
          </table:table-cell>
          <table:table-cell office:value-type="float" office:value="-69.42" calcext:value-type="float">
            <text:p>-69.42</text:p>
          </table:table-cell>
          <table:table-cell office:value-type="float" office:value="-34.77" calcext:value-type="float">
            <text:p>-34.77</text:p>
          </table:table-cell>
          <table:table-cell office:value-type="float" office:value="0.3" calcext:value-type="float">
            <text:p>0.3</text:p>
          </table:table-cell>
          <table:table-cell office:value-type="float" office:value="-3.24" calcext:value-type="float">
            <text:p>-3.24</text:p>
          </table:table-cell>
          <table:table-cell office:value-type="float" office:value="-1.58" calcext:value-type="float">
            <text:p>-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48" calcext:value-type="float">
            <text:p>40.48</text:p>
          </table:table-cell>
          <table:table-cell office:value-type="float" office:value="-74.5" calcext:value-type="float">
            <text:p>-74.5</text:p>
          </table:table-cell>
          <table:table-cell office:value-type="float" office:value="-69.64" calcext:value-type="float">
            <text:p>-69.64</text:p>
          </table:table-cell>
          <table:table-cell office:value-type="float" office:value="-34.9" calcext:value-type="float">
            <text:p>-34.9</text:p>
          </table:table-cell>
          <table:table-cell office:value-type="float" office:value="0.3" calcext:value-type="float">
            <text:p>0.3</text:p>
          </table:table-cell>
          <table:table-cell office:value-type="float" office:value="-3.25" calcext:value-type="float">
            <text:p>-3.25</text:p>
          </table:table-cell>
          <table:table-cell office:value-type="float" office:value="-1.59" calcext:value-type="float">
            <text:p>-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-74.98" calcext:value-type="float">
            <text:p>-74.98</text:p>
          </table:table-cell>
          <table:table-cell office:value-type="float" office:value="-69.87" calcext:value-type="float">
            <text:p>-69.87</text:p>
          </table:table-cell>
          <table:table-cell office:value-type="float" office:value="-35.03" calcext:value-type="float">
            <text:p>-35.03</text:p>
          </table:table-cell>
          <table:table-cell office:value-type="float" office:value="0.3" calcext:value-type="float">
            <text:p>0.3</text:p>
          </table:table-cell>
          <table:table-cell office:value-type="float" office:value="-3.25" calcext:value-type="float">
            <text:p>-3.25</text:p>
          </table:table-cell>
          <table:table-cell office:value-type="float" office:value="-1.59" calcext:value-type="float">
            <text:p>-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63" calcext:value-type="float">
            <text:p>40.63</text:p>
          </table:table-cell>
          <table:table-cell office:value-type="float" office:value="-75.46" calcext:value-type="float">
            <text:p>-75.46</text:p>
          </table:table-cell>
          <table:table-cell office:value-type="float" office:value="-70.1" calcext:value-type="float">
            <text:p>-70.1</text:p>
          </table:table-cell>
          <table:table-cell office:value-type="float" office:value="-35.16" calcext:value-type="float">
            <text:p>-35.16</text:p>
          </table:table-cell>
          <table:table-cell office:value-type="float" office:value="0.3" calcext:value-type="float">
            <text:p>0.3</text:p>
          </table:table-cell>
          <table:table-cell office:value-type="float" office:value="-3.25" calcext:value-type="float">
            <text:p>-3.25</text:p>
          </table:table-cell>
          <table:table-cell office:value-type="float" office:value="-1.59" calcext:value-type="float">
            <text:p>-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-75.94" calcext:value-type="float">
            <text:p>-75.94</text:p>
          </table:table-cell>
          <table:table-cell office:value-type="float" office:value="-70.32" calcext:value-type="float">
            <text:p>-70.32</text:p>
          </table:table-cell>
          <table:table-cell office:value-type="float" office:value="-35.29" calcext:value-type="float">
            <text:p>-35.29</text:p>
          </table:table-cell>
          <table:table-cell office:value-type="float" office:value="0.3" calcext:value-type="float">
            <text:p>0.3</text:p>
          </table:table-cell>
          <table:table-cell office:value-type="float" office:value="-3.26" calcext:value-type="float">
            <text:p>-3.26</text:p>
          </table:table-cell>
          <table:table-cell office:value-type="float" office:value="-1.6" calcext:value-type="float">
            <text:p>-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79" calcext:value-type="float">
            <text:p>40.79</text:p>
          </table:table-cell>
          <table:table-cell office:value-type="float" office:value="-76.42" calcext:value-type="float">
            <text:p>-76.42</text:p>
          </table:table-cell>
          <table:table-cell office:value-type="float" office:value="-70.55" calcext:value-type="float">
            <text:p>-70.55</text:p>
          </table:table-cell>
          <table:table-cell office:value-type="float" office:value="-35.42" calcext:value-type="float">
            <text:p>-35.42</text:p>
          </table:table-cell>
          <table:table-cell office:value-type="float" office:value="0.3" calcext:value-type="float">
            <text:p>0.3</text:p>
          </table:table-cell>
          <table:table-cell office:value-type="float" office:value="-3.27" calcext:value-type="float">
            <text:p>-3.27</text:p>
          </table:table-cell>
          <table:table-cell office:value-type="float" office:value="-1.6" calcext:value-type="float">
            <text:p>-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-76.91" calcext:value-type="float">
            <text:p>-76.91</text:p>
          </table:table-cell>
          <table:table-cell office:value-type="float" office:value="-70.78" calcext:value-type="float">
            <text:p>-70.78</text:p>
          </table:table-cell>
          <table:table-cell office:value-type="float" office:value="-35.55" calcext:value-type="float">
            <text:p>-35.55</text:p>
          </table:table-cell>
          <table:table-cell office:value-type="float" office:value="0.3" calcext:value-type="float">
            <text:p>0.3</text:p>
          </table:table-cell>
          <table:table-cell office:value-type="float" office:value="-3.28" calcext:value-type="float">
            <text:p>-3.28</text:p>
          </table:table-cell>
          <table:table-cell office:value-type="float" office:value="-1.6" calcext:value-type="float">
            <text:p>-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94" calcext:value-type="float">
            <text:p>40.94</text:p>
          </table:table-cell>
          <table:table-cell office:value-type="float" office:value="-77.4" calcext:value-type="float">
            <text:p>-77.4</text:p>
          </table:table-cell>
          <table:table-cell office:value-type="float" office:value="-71" calcext:value-type="float">
            <text:p>-71</text:p>
          </table:table-cell>
          <table:table-cell office:value-type="float" office:value="-35.68" calcext:value-type="float">
            <text:p>-35.68</text:p>
          </table:table-cell>
          <table:table-cell office:value-type="float" office:value="0.3" calcext:value-type="float">
            <text:p>0.3</text:p>
          </table:table-cell>
          <table:table-cell office:value-type="float" office:value="-3.28" calcext:value-type="float">
            <text:p>-3.28</text:p>
          </table:table-cell>
          <table:table-cell office:value-type="float" office:value="-1.6" calcext:value-type="float">
            <text:p>-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02" calcext:value-type="float">
            <text:p>41.02</text:p>
          </table:table-cell>
          <table:table-cell office:value-type="float" office:value="-77.89" calcext:value-type="float">
            <text:p>-77.89</text:p>
          </table:table-cell>
          <table:table-cell office:value-type="float" office:value="-71.23" calcext:value-type="float">
            <text:p>-71.23</text:p>
          </table:table-cell>
          <table:table-cell office:value-type="float" office:value="-35.81" calcext:value-type="float">
            <text:p>-35.81</text:p>
          </table:table-cell>
          <table:table-cell office:value-type="float" office:value="0.3" calcext:value-type="float">
            <text:p>0.3</text:p>
          </table:table-cell>
          <table:table-cell office:value-type="float" office:value="-3.29" calcext:value-type="float">
            <text:p>-3.29</text:p>
          </table:table-cell>
          <table:table-cell office:value-type="float" office:value="-1.61" calcext:value-type="float">
            <text:p>-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-78.38" calcext:value-type="float">
            <text:p>-78.38</text:p>
          </table:table-cell>
          <table:table-cell office:value-type="float" office:value="-71.46" calcext:value-type="float">
            <text:p>-71.46</text:p>
          </table:table-cell>
          <table:table-cell office:value-type="float" office:value="-35.94" calcext:value-type="float">
            <text:p>-35.94</text:p>
          </table:table-cell>
          <table:table-cell office:value-type="float" office:value="0.31" calcext:value-type="float">
            <text:p>0.31</text:p>
          </table:table-cell>
          <table:table-cell office:value-type="float" office:value="-3.3" calcext:value-type="float">
            <text:p>-3.3</text:p>
          </table:table-cell>
          <table:table-cell office:value-type="float" office:value="-1.61" calcext:value-type="float">
            <text:p>-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17" calcext:value-type="float">
            <text:p>41.17</text:p>
          </table:table-cell>
          <table:table-cell office:value-type="float" office:value="-78.87" calcext:value-type="float">
            <text:p>-78.87</text:p>
          </table:table-cell>
          <table:table-cell office:value-type="float" office:value="-71.69" calcext:value-type="float">
            <text:p>-71.69</text:p>
          </table:table-cell>
          <table:table-cell office:value-type="float" office:value="-36.07" calcext:value-type="float">
            <text:p>-36.07</text:p>
          </table:table-cell>
          <table:table-cell office:value-type="float" office:value="0.31" calcext:value-type="float">
            <text:p>0.31</text:p>
          </table:table-cell>
          <table:table-cell office:value-type="float" office:value="-3.3" calcext:value-type="float">
            <text:p>-3.3</text:p>
          </table:table-cell>
          <table:table-cell office:value-type="float" office:value="-1.61" calcext:value-type="float">
            <text:p>-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79.36" calcext:value-type="float">
            <text:p>-79.36</text:p>
          </table:table-cell>
          <table:table-cell office:value-type="float" office:value="-71.91" calcext:value-type="float">
            <text:p>-71.91</text:p>
          </table:table-cell>
          <table:table-cell office:value-type="float" office:value="-36.2" calcext:value-type="float">
            <text:p>-36.2</text:p>
          </table:table-cell>
          <table:table-cell office:value-type="float" office:value="0.31" calcext:value-type="float">
            <text:p>0.31</text:p>
          </table:table-cell>
          <table:table-cell office:value-type="float" office:value="-3.31" calcext:value-type="float">
            <text:p>-3.31</text:p>
          </table:table-cell>
          <table:table-cell office:value-type="float" office:value="-1.62" calcext:value-type="float">
            <text:p>-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33" calcext:value-type="float">
            <text:p>41.33</text:p>
          </table:table-cell>
          <table:table-cell office:value-type="float" office:value="-79.86" calcext:value-type="float">
            <text:p>-79.86</text:p>
          </table:table-cell>
          <table:table-cell office:value-type="float" office:value="-72.14" calcext:value-type="float">
            <text:p>-72.14</text:p>
          </table:table-cell>
          <table:table-cell office:value-type="float" office:value="-36.33" calcext:value-type="float">
            <text:p>-36.33</text:p>
          </table:table-cell>
          <table:table-cell office:value-type="float" office:value="0.31" calcext:value-type="float">
            <text:p>0.31</text:p>
          </table:table-cell>
          <table:table-cell office:value-type="float" office:value="-3.31" calcext:value-type="float">
            <text:p>-3.31</text:p>
          </table:table-cell>
          <table:table-cell office:value-type="float" office:value="-1.62" calcext:value-type="float">
            <text:p>-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-80.35" calcext:value-type="float">
            <text:p>-80.35</text:p>
          </table:table-cell>
          <table:table-cell office:value-type="float" office:value="-72.37" calcext:value-type="float">
            <text:p>-72.37</text:p>
          </table:table-cell>
          <table:table-cell office:value-type="float" office:value="-36.47" calcext:value-type="float">
            <text:p>-36.47</text:p>
          </table:table-cell>
          <table:table-cell office:value-type="float" office:value="0.31" calcext:value-type="float">
            <text:p>0.31</text:p>
          </table:table-cell>
          <table:table-cell office:value-type="float" office:value="-3.32" calcext:value-type="float">
            <text:p>-3.32</text:p>
          </table:table-cell>
          <table:table-cell office:value-type="float" office:value="-1.62" calcext:value-type="float">
            <text:p>-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48" calcext:value-type="float">
            <text:p>41.48</text:p>
          </table:table-cell>
          <table:table-cell office:value-type="float" office:value="-80.85" calcext:value-type="float">
            <text:p>-80.85</text:p>
          </table:table-cell>
          <table:table-cell office:value-type="float" office:value="-72.6" calcext:value-type="float">
            <text:p>-72.6</text:p>
          </table:table-cell>
          <table:table-cell office:value-type="float" office:value="-36.6" calcext:value-type="float">
            <text:p>-36.6</text:p>
          </table:table-cell>
          <table:table-cell office:value-type="float" office:value="0.31" calcext:value-type="float">
            <text:p>0.31</text:p>
          </table:table-cell>
          <table:table-cell office:value-type="float" office:value="-3.32" calcext:value-type="float">
            <text:p>-3.32</text:p>
          </table:table-cell>
          <table:table-cell office:value-type="float" office:value="-1.63" calcext:value-type="float">
            <text:p>-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-81.36" calcext:value-type="float">
            <text:p>-81.36</text:p>
          </table:table-cell>
          <table:table-cell office:value-type="float" office:value="-72.83" calcext:value-type="float">
            <text:p>-72.83</text:p>
          </table:table-cell>
          <table:table-cell office:value-type="float" office:value="-36.73" calcext:value-type="float">
            <text:p>-36.73</text:p>
          </table:table-cell>
          <table:table-cell office:value-type="float" office:value="0.31" calcext:value-type="float">
            <text:p>0.31</text:p>
          </table:table-cell>
          <table:table-cell office:value-type="float" office:value="-3.33" calcext:value-type="float">
            <text:p>-3.33</text:p>
          </table:table-cell>
          <table:table-cell office:value-type="float" office:value="-1.63" calcext:value-type="float">
            <text:p>-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-81.86" calcext:value-type="float">
            <text:p>-81.86</text:p>
          </table:table-cell>
          <table:table-cell office:value-type="float" office:value="-73.06" calcext:value-type="float">
            <text:p>-73.06</text:p>
          </table:table-cell>
          <table:table-cell office:value-type="float" office:value="-36.86" calcext:value-type="float">
            <text:p>-36.86</text:p>
          </table:table-cell>
          <table:table-cell office:value-type="float" office:value="0.31" calcext:value-type="float">
            <text:p>0.31</text:p>
          </table:table-cell>
          <table:table-cell office:value-type="float" office:value="-3.33" calcext:value-type="float">
            <text:p>-3.33</text:p>
          </table:table-cell>
          <table:table-cell office:value-type="float" office:value="-1.63" calcext:value-type="float">
            <text:p>-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-82.37" calcext:value-type="float">
            <text:p>-82.37</text:p>
          </table:table-cell>
          <table:table-cell office:value-type="float" office:value="-73.29" calcext:value-type="float">
            <text:p>-73.29</text:p>
          </table:table-cell>
          <table:table-cell office:value-type="float" office:value="-37" calcext:value-type="float">
            <text:p>-37</text:p>
          </table:table-cell>
          <table:table-cell office:value-type="float" office:value="0.31" calcext:value-type="float">
            <text:p>0.31</text:p>
          </table:table-cell>
          <table:table-cell office:value-type="float" office:value="-3.34" calcext:value-type="float">
            <text:p>-3.34</text:p>
          </table:table-cell>
          <table:table-cell office:value-type="float" office:value="-1.64" calcext:value-type="float">
            <text:p>-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79" calcext:value-type="float">
            <text:p>41.79</text:p>
          </table:table-cell>
          <table:table-cell office:value-type="float" office:value="-82.88" calcext:value-type="float">
            <text:p>-82.88</text:p>
          </table:table-cell>
          <table:table-cell office:value-type="float" office:value="-73.53" calcext:value-type="float">
            <text:p>-73.53</text:p>
          </table:table-cell>
          <table:table-cell office:value-type="float" office:value="-37.13" calcext:value-type="float">
            <text:p>-37.13</text:p>
          </table:table-cell>
          <table:table-cell office:value-type="float" office:value="0.31" calcext:value-type="float">
            <text:p>0.31</text:p>
          </table:table-cell>
          <table:table-cell office:value-type="float" office:value="-3.35" calcext:value-type="float">
            <text:p>-3.35</text:p>
          </table:table-cell>
          <table:table-cell office:value-type="float" office:value="-1.64" calcext:value-type="float">
            <text:p>-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87" calcext:value-type="float">
            <text:p>41.87</text:p>
          </table:table-cell>
          <table:table-cell office:value-type="float" office:value="-83.39" calcext:value-type="float">
            <text:p>-83.39</text:p>
          </table:table-cell>
          <table:table-cell office:value-type="float" office:value="-73.76" calcext:value-type="float">
            <text:p>-73.76</text:p>
          </table:table-cell>
          <table:table-cell office:value-type="float" office:value="-37.26" calcext:value-type="float">
            <text:p>-37.26</text:p>
          </table:table-cell>
          <table:table-cell office:value-type="float" office:value="0.31" calcext:value-type="float">
            <text:p>0.31</text:p>
          </table:table-cell>
          <table:table-cell office:value-type="float" office:value="-3.35" calcext:value-type="float">
            <text:p>-3.35</text:p>
          </table:table-cell>
          <table:table-cell office:value-type="float" office:value="-1.65" calcext:value-type="float">
            <text:p>-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94" calcext:value-type="float">
            <text:p>41.94</text:p>
          </table:table-cell>
          <table:table-cell office:value-type="float" office:value="-83.91" calcext:value-type="float">
            <text:p>-83.91</text:p>
          </table:table-cell>
          <table:table-cell office:value-type="float" office:value="-73.99" calcext:value-type="float">
            <text:p>-73.99</text:p>
          </table:table-cell>
          <table:table-cell office:value-type="float" office:value="-37.4" calcext:value-type="float">
            <text:p>-37.4</text:p>
          </table:table-cell>
          <table:table-cell office:value-type="float" office:value="0.31" calcext:value-type="float">
            <text:p>0.31</text:p>
          </table:table-cell>
          <table:table-cell office:value-type="float" office:value="-3.36" calcext:value-type="float">
            <text:p>-3.36</text:p>
          </table:table-cell>
          <table:table-cell office:value-type="float" office:value="-1.65" calcext:value-type="float">
            <text:p>-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02" calcext:value-type="float">
            <text:p>42.02</text:p>
          </table:table-cell>
          <table:table-cell office:value-type="float" office:value="-84.42" calcext:value-type="float">
            <text:p>-84.42</text:p>
          </table:table-cell>
          <table:table-cell office:value-type="float" office:value="-74.22" calcext:value-type="float">
            <text:p>-74.22</text:p>
          </table:table-cell>
          <table:table-cell office:value-type="float" office:value="-37.53" calcext:value-type="float">
            <text:p>-37.53</text:p>
          </table:table-cell>
          <table:table-cell office:value-type="float" office:value="0.32" calcext:value-type="float">
            <text:p>0.32</text:p>
          </table:table-cell>
          <table:table-cell office:value-type="float" office:value="-3.36" calcext:value-type="float">
            <text:p>-3.36</text:p>
          </table:table-cell>
          <table:table-cell office:value-type="float" office:value="-1.65" calcext:value-type="float">
            <text:p>-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-84.94" calcext:value-type="float">
            <text:p>-84.94</text:p>
          </table:table-cell>
          <table:table-cell office:value-type="float" office:value="-74.45" calcext:value-type="float">
            <text:p>-74.45</text:p>
          </table:table-cell>
          <table:table-cell office:value-type="float" office:value="-37.67" calcext:value-type="float">
            <text:p>-37.67</text:p>
          </table:table-cell>
          <table:table-cell office:value-type="float" office:value="0.32" calcext:value-type="float">
            <text:p>0.32</text:p>
          </table:table-cell>
          <table:table-cell office:value-type="float" office:value="-3.37" calcext:value-type="float">
            <text:p>-3.37</text:p>
          </table:table-cell>
          <table:table-cell office:value-type="float" office:value="-1.66" calcext:value-type="float">
            <text:p>-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18" calcext:value-type="float">
            <text:p>42.18</text:p>
          </table:table-cell>
          <table:table-cell office:value-type="float" office:value="-85.46" calcext:value-type="float">
            <text:p>-85.46</text:p>
          </table:table-cell>
          <table:table-cell office:value-type="float" office:value="-74.69" calcext:value-type="float">
            <text:p>-74.69</text:p>
          </table:table-cell>
          <table:table-cell office:value-type="float" office:value="-37.8" calcext:value-type="float">
            <text:p>-37.8</text:p>
          </table:table-cell>
          <table:table-cell office:value-type="float" office:value="0.32" calcext:value-type="float">
            <text:p>0.32</text:p>
          </table:table-cell>
          <table:table-cell office:value-type="float" office:value="-3.37" calcext:value-type="float">
            <text:p>-3.37</text:p>
          </table:table-cell>
          <table:table-cell office:value-type="float" office:value="-1.66" calcext:value-type="float">
            <text:p>-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-85.98" calcext:value-type="float">
            <text:p>-85.98</text:p>
          </table:table-cell>
          <table:table-cell office:value-type="float" office:value="-74.92" calcext:value-type="float">
            <text:p>-74.92</text:p>
          </table:table-cell>
          <table:table-cell office:value-type="float" office:value="-37.94" calcext:value-type="float">
            <text:p>-37.94</text:p>
          </table:table-cell>
          <table:table-cell office:value-type="float" office:value="0.32" calcext:value-type="float">
            <text:p>0.32</text:p>
          </table:table-cell>
          <table:table-cell office:value-type="float" office:value="-3.38" calcext:value-type="float">
            <text:p>-3.38</text:p>
          </table:table-cell>
          <table:table-cell office:value-type="float" office:value="-1.66" calcext:value-type="float">
            <text:p>-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33" calcext:value-type="float">
            <text:p>42.33</text:p>
          </table:table-cell>
          <table:table-cell office:value-type="float" office:value="-86.5" calcext:value-type="float">
            <text:p>-86.5</text:p>
          </table:table-cell>
          <table:table-cell office:value-type="float" office:value="-75.15" calcext:value-type="float">
            <text:p>-75.15</text:p>
          </table:table-cell>
          <table:table-cell office:value-type="float" office:value="-38.08" calcext:value-type="float">
            <text:p>-38.08</text:p>
          </table:table-cell>
          <table:table-cell office:value-type="float" office:value="0.32" calcext:value-type="float">
            <text:p>0.32</text:p>
          </table:table-cell>
          <table:table-cell office:value-type="float" office:value="-3.38" calcext:value-type="float">
            <text:p>-3.38</text:p>
          </table:table-cell>
          <table:table-cell office:value-type="float" office:value="-1.67" calcext:value-type="float">
            <text:p>-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-87.03" calcext:value-type="float">
            <text:p>-87.03</text:p>
          </table:table-cell>
          <table:table-cell office:value-type="float" office:value="-75.39" calcext:value-type="float">
            <text:p>-75.39</text:p>
          </table:table-cell>
          <table:table-cell office:value-type="float" office:value="-38.21" calcext:value-type="float">
            <text:p>-38.21</text:p>
          </table:table-cell>
          <table:table-cell office:value-type="float" office:value="0.32" calcext:value-type="float">
            <text:p>0.32</text:p>
          </table:table-cell>
          <table:table-cell office:value-type="float" office:value="-3.39" calcext:value-type="float">
            <text:p>-3.39</text:p>
          </table:table-cell>
          <table:table-cell office:value-type="float" office:value="-1.67" calcext:value-type="float">
            <text:p>-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48" calcext:value-type="float">
            <text:p>42.48</text:p>
          </table:table-cell>
          <table:table-cell office:value-type="float" office:value="-87.55" calcext:value-type="float">
            <text:p>-87.55</text:p>
          </table:table-cell>
          <table:table-cell office:value-type="float" office:value="-75.62" calcext:value-type="float">
            <text:p>-75.62</text:p>
          </table:table-cell>
          <table:table-cell office:value-type="float" office:value="-38.35" calcext:value-type="float">
            <text:p>-38.35</text:p>
          </table:table-cell>
          <table:table-cell office:value-type="float" office:value="0.32" calcext:value-type="float">
            <text:p>0.32</text:p>
          </table:table-cell>
          <table:table-cell office:value-type="float" office:value="-3.39" calcext:value-type="float">
            <text:p>-3.39</text:p>
          </table:table-cell>
          <table:table-cell office:value-type="float" office:value="-1.68" calcext:value-type="float">
            <text:p>-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-88.08" calcext:value-type="float">
            <text:p>-88.08</text:p>
          </table:table-cell>
          <table:table-cell office:value-type="float" office:value="-75.85" calcext:value-type="float">
            <text:p>-75.85</text:p>
          </table:table-cell>
          <table:table-cell office:value-type="float" office:value="-38.48" calcext:value-type="float">
            <text:p>-38.48</text:p>
          </table:table-cell>
          <table:table-cell office:value-type="float" office:value="0.32" calcext:value-type="float">
            <text:p>0.32</text:p>
          </table:table-cell>
          <table:table-cell office:value-type="float" office:value="-3.4" calcext:value-type="float">
            <text:p>-3.4</text:p>
          </table:table-cell>
          <table:table-cell office:value-type="float" office:value="-1.68" calcext:value-type="float">
            <text:p>-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64" calcext:value-type="float">
            <text:p>42.64</text:p>
          </table:table-cell>
          <table:table-cell office:value-type="float" office:value="-88.61" calcext:value-type="float">
            <text:p>-88.61</text:p>
          </table:table-cell>
          <table:table-cell office:value-type="float" office:value="-76.09" calcext:value-type="float">
            <text:p>-76.09</text:p>
          </table:table-cell>
          <table:table-cell office:value-type="float" office:value="-38.62" calcext:value-type="float">
            <text:p>-38.62</text:p>
          </table:table-cell>
          <table:table-cell office:value-type="float" office:value="0.32" calcext:value-type="float">
            <text:p>0.32</text:p>
          </table:table-cell>
          <table:table-cell office:value-type="float" office:value="-3.41" calcext:value-type="float">
            <text:p>-3.41</text:p>
          </table:table-cell>
          <table:table-cell office:value-type="float" office:value="-1.68" calcext:value-type="float">
            <text:p>-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72" calcext:value-type="float">
            <text:p>42.72</text:p>
          </table:table-cell>
          <table:table-cell office:value-type="float" office:value="-89.15" calcext:value-type="float">
            <text:p>-89.15</text:p>
          </table:table-cell>
          <table:table-cell office:value-type="float" office:value="-76.33" calcext:value-type="float">
            <text:p>-76.33</text:p>
          </table:table-cell>
          <table:table-cell office:value-type="float" office:value="-38.76" calcext:value-type="float">
            <text:p>-38.76</text:p>
          </table:table-cell>
          <table:table-cell office:value-type="float" office:value="0.32" calcext:value-type="float">
            <text:p>0.32</text:p>
          </table:table-cell>
          <table:table-cell office:value-type="float" office:value="-3.41" calcext:value-type="float">
            <text:p>-3.41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79" calcext:value-type="float">
            <text:p>42.79</text:p>
          </table:table-cell>
          <table:table-cell office:value-type="float" office:value="-89.68" calcext:value-type="float">
            <text:p>-89.68</text:p>
          </table:table-cell>
          <table:table-cell office:value-type="float" office:value="-76.56" calcext:value-type="float">
            <text:p>-76.56</text:p>
          </table:table-cell>
          <table:table-cell office:value-type="float" office:value="-38.9" calcext:value-type="float">
            <text:p>-38.9</text:p>
          </table:table-cell>
          <table:table-cell office:value-type="float" office:value="0.32" calcext:value-type="float">
            <text:p>0.32</text:p>
          </table:table-cell>
          <table:table-cell office:value-type="float" office:value="-3.41" calcext:value-type="float">
            <text:p>-3.41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87" calcext:value-type="float">
            <text:p>42.87</text:p>
          </table:table-cell>
          <table:table-cell office:value-type="float" office:value="-90.23" calcext:value-type="float">
            <text:p>-90.23</text:p>
          </table:table-cell>
          <table:table-cell office:value-type="float" office:value="-76.8" calcext:value-type="float">
            <text:p>-76.8</text:p>
          </table:table-cell>
          <table:table-cell office:value-type="float" office:value="-39.04" calcext:value-type="float">
            <text:p>-39.04</text:p>
          </table:table-cell>
          <table:table-cell office:value-type="float" office:value="0.32" calcext:value-type="float">
            <text:p>0.32</text:p>
          </table:table-cell>
          <table:table-cell office:value-type="float" office:value="-3.42" calcext:value-type="float">
            <text:p>-3.42</text:p>
          </table:table-cell>
          <table:table-cell office:value-type="float" office:value="-1.7" calcext:value-type="float">
            <text:p>-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 office:value-type="float" office:value="-90.77" calcext:value-type="float">
            <text:p>-90.77</text:p>
          </table:table-cell>
          <table:table-cell office:value-type="float" office:value="-77.03" calcext:value-type="float">
            <text:p>-77.03</text:p>
          </table:table-cell>
          <table:table-cell office:value-type="float" office:value="-39.18" calcext:value-type="float">
            <text:p>-39.18</text:p>
          </table:table-cell>
          <table:table-cell office:value-type="float" office:value="0.32" calcext:value-type="float">
            <text:p>0.32</text:p>
          </table:table-cell>
          <table:table-cell office:value-type="float" office:value="-3.42" calcext:value-type="float">
            <text:p>-3.42</text:p>
          </table:table-cell>
          <table:table-cell office:value-type="float" office:value="-1.7" calcext:value-type="float">
            <text:p>-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03" calcext:value-type="float">
            <text:p>43.03</text:p>
          </table:table-cell>
          <table:table-cell office:value-type="float" office:value="-91.31" calcext:value-type="float">
            <text:p>-91.31</text:p>
          </table:table-cell>
          <table:table-cell office:value-type="float" office:value="-77.27" calcext:value-type="float">
            <text:p>-77.27</text:p>
          </table:table-cell>
          <table:table-cell office:value-type="float" office:value="-39.32" calcext:value-type="float">
            <text:p>-39.32</text:p>
          </table:table-cell>
          <table:table-cell office:value-type="float" office:value="0.32" calcext:value-type="float">
            <text:p>0.32</text:p>
          </table:table-cell>
          <table:table-cell office:value-type="float" office:value="-3.43" calcext:value-type="float">
            <text:p>-3.43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-91.85" calcext:value-type="float">
            <text:p>-91.85</text:p>
          </table:table-cell>
          <table:table-cell office:value-type="float" office:value="-77.51" calcext:value-type="float">
            <text:p>-77.51</text:p>
          </table:table-cell>
          <table:table-cell office:value-type="float" office:value="-39.45" calcext:value-type="float">
            <text:p>-39.45</text:p>
          </table:table-cell>
          <table:table-cell office:value-type="float" office:value="0.32" calcext:value-type="float">
            <text:p>0.32</text:p>
          </table:table-cell>
          <table:table-cell office:value-type="float" office:value="-3.43" calcext:value-type="float">
            <text:p>-3.43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18" calcext:value-type="float">
            <text:p>43.18</text:p>
          </table:table-cell>
          <table:table-cell office:value-type="float" office:value="-92.41" calcext:value-type="float">
            <text:p>-92.41</text:p>
          </table:table-cell>
          <table:table-cell office:value-type="float" office:value="-77.75" calcext:value-type="float">
            <text:p>-77.75</text:p>
          </table:table-cell>
          <table:table-cell office:value-type="float" office:value="-39.6" calcext:value-type="float">
            <text:p>-39.6</text:p>
          </table:table-cell>
          <table:table-cell office:value-type="float" office:value="0.32" calcext:value-type="float">
            <text:p>0.32</text:p>
          </table:table-cell>
          <table:table-cell office:value-type="float" office:value="-3.44" calcext:value-type="float">
            <text:p>-3.44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-92.95" calcext:value-type="float">
            <text:p>-92.95</text:p>
          </table:table-cell>
          <table:table-cell office:value-type="float" office:value="-77.98" calcext:value-type="float">
            <text:p>-77.98</text:p>
          </table:table-cell>
          <table:table-cell office:value-type="float" office:value="-39.73" calcext:value-type="float">
            <text:p>-39.73</text:p>
          </table:table-cell>
          <table:table-cell office:value-type="float" office:value="0.32" calcext:value-type="float">
            <text:p>0.32</text:p>
          </table:table-cell>
          <table:table-cell office:value-type="float" office:value="-3.45" calcext:value-type="float">
            <text:p>-3.45</text:p>
          </table:table-cell>
          <table:table-cell office:value-type="float" office:value="-1.72" calcext:value-type="float">
            <text:p>-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34" calcext:value-type="float">
            <text:p>43.34</text:p>
          </table:table-cell>
          <table:table-cell office:value-type="float" office:value="-93.49" calcext:value-type="float">
            <text:p>-93.49</text:p>
          </table:table-cell>
          <table:table-cell office:value-type="float" office:value="-78.22" calcext:value-type="float">
            <text:p>-78.22</text:p>
          </table:table-cell>
          <table:table-cell office:value-type="float" office:value="-39.87" calcext:value-type="float">
            <text:p>-39.87</text:p>
          </table:table-cell>
          <table:table-cell office:value-type="float" office:value="0.32" calcext:value-type="float">
            <text:p>0.32</text:p>
          </table:table-cell>
          <table:table-cell office:value-type="float" office:value="-3.45" calcext:value-type="float">
            <text:p>-3.45</text:p>
          </table:table-cell>
          <table:table-cell office:value-type="float" office:value="-1.72" calcext:value-type="float">
            <text:p>-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41" calcext:value-type="float">
            <text:p>43.41</text:p>
          </table:table-cell>
          <table:table-cell office:value-type="float" office:value="-94.05" calcext:value-type="float">
            <text:p>-94.05</text:p>
          </table:table-cell>
          <table:table-cell office:value-type="float" office:value="-78.46" calcext:value-type="float">
            <text:p>-78.46</text:p>
          </table:table-cell>
          <table:table-cell office:value-type="float" office:value="-40.01" calcext:value-type="float">
            <text:p>-40.01</text:p>
          </table:table-cell>
          <table:table-cell office:value-type="float" office:value="0.33" calcext:value-type="float">
            <text:p>0.33</text:p>
          </table:table-cell>
          <table:table-cell office:value-type="float" office:value="-3.46" calcext:value-type="float">
            <text:p>-3.46</text:p>
          </table:table-cell>
          <table:table-cell office:value-type="float" office:value="-1.72" calcext:value-type="float">
            <text:p>-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49" calcext:value-type="float">
            <text:p>43.49</text:p>
          </table:table-cell>
          <table:table-cell office:value-type="float" office:value="-94.6" calcext:value-type="float">
            <text:p>-94.6</text:p>
          </table:table-cell>
          <table:table-cell office:value-type="float" office:value="-78.69" calcext:value-type="float">
            <text:p>-78.69</text:p>
          </table:table-cell>
          <table:table-cell office:value-type="float" office:value="-40.15" calcext:value-type="float">
            <text:p>-40.15</text:p>
          </table:table-cell>
          <table:table-cell office:value-type="float" office:value="0.33" calcext:value-type="float">
            <text:p>0.33</text:p>
          </table:table-cell>
          <table:table-cell office:value-type="float" office:value="-3.46" calcext:value-type="float">
            <text:p>-3.46</text:p>
          </table:table-cell>
          <table:table-cell office:value-type="float" office:value="-1.73" calcext:value-type="float">
            <text:p>-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57" calcext:value-type="float">
            <text:p>43.57</text:p>
          </table:table-cell>
          <table:table-cell office:value-type="float" office:value="-95.15" calcext:value-type="float">
            <text:p>-95.15</text:p>
          </table:table-cell>
          <table:table-cell office:value-type="float" office:value="-78.93" calcext:value-type="float">
            <text:p>-78.93</text:p>
          </table:table-cell>
          <table:table-cell office:value-type="float" office:value="-40.29" calcext:value-type="float">
            <text:p>-40.29</text:p>
          </table:table-cell>
          <table:table-cell office:value-type="float" office:value="0.33" calcext:value-type="float">
            <text:p>0.33</text:p>
          </table:table-cell>
          <table:table-cell office:value-type="float" office:value="-3.47" calcext:value-type="float">
            <text:p>-3.47</text:p>
          </table:table-cell>
          <table:table-cell office:value-type="float" office:value="-1.73" calcext:value-type="float">
            <text:p>-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64" calcext:value-type="float">
            <text:p>43.64</text:p>
          </table:table-cell>
          <table:table-cell office:value-type="float" office:value="-95.71" calcext:value-type="float">
            <text:p>-95.71</text:p>
          </table:table-cell>
          <table:table-cell office:value-type="float" office:value="-79.17" calcext:value-type="float">
            <text:p>-79.17</text:p>
          </table:table-cell>
          <table:table-cell office:value-type="float" office:value="-40.44" calcext:value-type="float">
            <text:p>-40.44</text:p>
          </table:table-cell>
          <table:table-cell office:value-type="float" office:value="0.33" calcext:value-type="float">
            <text:p>0.33</text:p>
          </table:table-cell>
          <table:table-cell office:value-type="float" office:value="-3.47" calcext:value-type="float">
            <text:p>-3.47</text:p>
          </table:table-cell>
          <table:table-cell office:value-type="float" office:value="-1.73" calcext:value-type="float">
            <text:p>-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72" calcext:value-type="float">
            <text:p>43.72</text:p>
          </table:table-cell>
          <table:table-cell office:value-type="float" office:value="-96.27" calcext:value-type="float">
            <text:p>-96.27</text:p>
          </table:table-cell>
          <table:table-cell office:value-type="float" office:value="-79.41" calcext:value-type="float">
            <text:p>-79.41</text:p>
          </table:table-cell>
          <table:table-cell office:value-type="float" office:value="-40.58" calcext:value-type="float">
            <text:p>-40.58</text:p>
          </table:table-cell>
          <table:table-cell office:value-type="float" office:value="0.33" calcext:value-type="float">
            <text:p>0.33</text:p>
          </table:table-cell>
          <table:table-cell office:value-type="float" office:value="-3.48" calcext:value-type="float">
            <text:p>-3.48</text:p>
          </table:table-cell>
          <table:table-cell office:value-type="float" office:value="-1.73" calcext:value-type="float">
            <text:p>-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-96.83" calcext:value-type="float">
            <text:p>-96.83</text:p>
          </table:table-cell>
          <table:table-cell office:value-type="float" office:value="-79.65" calcext:value-type="float">
            <text:p>-79.65</text:p>
          </table:table-cell>
          <table:table-cell office:value-type="float" office:value="-40.72" calcext:value-type="float">
            <text:p>-40.72</text:p>
          </table:table-cell>
          <table:table-cell office:value-type="float" office:value="0.33" calcext:value-type="float">
            <text:p>0.33</text:p>
          </table:table-cell>
          <table:table-cell office:value-type="float" office:value="-3.48" calcext:value-type="float">
            <text:p>-3.48</text:p>
          </table:table-cell>
          <table:table-cell office:value-type="float" office:value="-1.74" calcext:value-type="float">
            <text:p>-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87" calcext:value-type="float">
            <text:p>43.87</text:p>
          </table:table-cell>
          <table:table-cell office:value-type="float" office:value="-97.39" calcext:value-type="float">
            <text:p>-97.39</text:p>
          </table:table-cell>
          <table:table-cell office:value-type="float" office:value="-79.89" calcext:value-type="float">
            <text:p>-79.89</text:p>
          </table:table-cell>
          <table:table-cell office:value-type="float" office:value="-40.86" calcext:value-type="float">
            <text:p>-40.86</text:p>
          </table:table-cell>
          <table:table-cell office:value-type="float" office:value="0.33" calcext:value-type="float">
            <text:p>0.33</text:p>
          </table:table-cell>
          <table:table-cell office:value-type="float" office:value="-3.49" calcext:value-type="float">
            <text:p>-3.49</text:p>
          </table:table-cell>
          <table:table-cell office:value-type="float" office:value="-1.74" calcext:value-type="float">
            <text:p>-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95" calcext:value-type="float">
            <text:p>43.95</text:p>
          </table:table-cell>
          <table:table-cell office:value-type="float" office:value="-97.97" calcext:value-type="float">
            <text:p>-97.97</text:p>
          </table:table-cell>
          <table:table-cell office:value-type="float" office:value="-80.13" calcext:value-type="float">
            <text:p>-80.13</text:p>
          </table:table-cell>
          <table:table-cell office:value-type="float" office:value="-41" calcext:value-type="float">
            <text:p>-41</text:p>
          </table:table-cell>
          <table:table-cell office:value-type="float" office:value="0.33" calcext:value-type="float">
            <text:p>0.33</text:p>
          </table:table-cell>
          <table:table-cell office:value-type="float" office:value="-3.49" calcext:value-type="float">
            <text:p>-3.49</text:p>
          </table:table-cell>
          <table:table-cell office:value-type="float" office:value="-1.74" calcext:value-type="float">
            <text:p>-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03" calcext:value-type="float">
            <text:p>44.03</text:p>
          </table:table-cell>
          <table:table-cell office:value-type="float" office:value="-98.53" calcext:value-type="float">
            <text:p>-98.53</text:p>
          </table:table-cell>
          <table:table-cell office:value-type="float" office:value="-80.36" calcext:value-type="float">
            <text:p>-80.36</text:p>
          </table:table-cell>
          <table:table-cell office:value-type="float" office:value="-41.14" calcext:value-type="float">
            <text:p>-41.14</text:p>
          </table:table-cell>
          <table:table-cell office:value-type="float" office:value="0.33" calcext:value-type="float">
            <text:p>0.33</text:p>
          </table:table-cell>
          <table:table-cell office:value-type="float" office:value="-3.5" calcext:value-type="float">
            <text:p>-3.5</text:p>
          </table:table-cell>
          <table:table-cell office:value-type="float" office:value="-1.74" calcext:value-type="float">
            <text:p>-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-99.1" calcext:value-type="float">
            <text:p>-99.1</text:p>
          </table:table-cell>
          <table:table-cell office:value-type="float" office:value="-80.6" calcext:value-type="float">
            <text:p>-80.6</text:p>
          </table:table-cell>
          <table:table-cell office:value-type="float" office:value="-41.29" calcext:value-type="float">
            <text:p>-41.29</text:p>
          </table:table-cell>
          <table:table-cell office:value-type="float" office:value="0.33" calcext:value-type="float">
            <text:p>0.33</text:p>
          </table:table-cell>
          <table:table-cell office:value-type="float" office:value="-3.5" calcext:value-type="float">
            <text:p>-3.5</text:p>
          </table:table-cell>
          <table:table-cell office:value-type="float" office:value="-1.75" calcext:value-type="float">
            <text:p>-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18" calcext:value-type="float">
            <text:p>44.18</text:p>
          </table:table-cell>
          <table:table-cell office:value-type="float" office:value="-99.66" calcext:value-type="float">
            <text:p>-99.66</text:p>
          </table:table-cell>
          <table:table-cell office:value-type="float" office:value="-80.84" calcext:value-type="float">
            <text:p>-80.84</text:p>
          </table:table-cell>
          <table:table-cell office:value-type="float" office:value="-41.43" calcext:value-type="float">
            <text:p>-41.43</text:p>
          </table:table-cell>
          <table:table-cell office:value-type="float" office:value="0.33" calcext:value-type="float">
            <text:p>0.33</text:p>
          </table:table-cell>
          <table:table-cell office:value-type="float" office:value="-3.51" calcext:value-type="float">
            <text:p>-3.51</text:p>
          </table:table-cell>
          <table:table-cell office:value-type="float" office:value="-1.75" calcext:value-type="float">
            <text:p>-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26" calcext:value-type="float">
            <text:p>44.26</text:p>
          </table:table-cell>
          <table:table-cell office:value-type="float" office:value="-100.23" calcext:value-type="float">
            <text:p>-100.23</text:p>
          </table:table-cell>
          <table:table-cell office:value-type="float" office:value="-81.08" calcext:value-type="float">
            <text:p>-81.08</text:p>
          </table:table-cell>
          <table:table-cell office:value-type="float" office:value="-41.57" calcext:value-type="float">
            <text:p>-41.57</text:p>
          </table:table-cell>
          <table:table-cell office:value-type="float" office:value="0.33" calcext:value-type="float">
            <text:p>0.33</text:p>
          </table:table-cell>
          <table:table-cell office:value-type="float" office:value="-3.52" calcext:value-type="float">
            <text:p>-3.52</text:p>
          </table:table-cell>
          <table:table-cell office:value-type="float" office:value="-1.75" calcext:value-type="float">
            <text:p>-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34" calcext:value-type="float">
            <text:p>44.34</text:p>
          </table:table-cell>
          <table:table-cell office:value-type="float" office:value="-100.81" calcext:value-type="float">
            <text:p>-100.81</text:p>
          </table:table-cell>
          <table:table-cell office:value-type="float" office:value="-81.32" calcext:value-type="float">
            <text:p>-81.32</text:p>
          </table:table-cell>
          <table:table-cell office:value-type="float" office:value="-41.71" calcext:value-type="float">
            <text:p>-41.71</text:p>
          </table:table-cell>
          <table:table-cell office:value-type="float" office:value="0.33" calcext:value-type="float">
            <text:p>0.33</text:p>
          </table:table-cell>
          <table:table-cell office:value-type="float" office:value="-3.52" calcext:value-type="float">
            <text:p>-3.52</text:p>
          </table:table-cell>
          <table:table-cell office:value-type="float" office:value="-1.76" calcext:value-type="float">
            <text:p>-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41" calcext:value-type="float">
            <text:p>44.41</text:p>
          </table:table-cell>
          <table:table-cell office:value-type="float" office:value="-101.39" calcext:value-type="float">
            <text:p>-101.39</text:p>
          </table:table-cell>
          <table:table-cell office:value-type="float" office:value="-81.57" calcext:value-type="float">
            <text:p>-81.57</text:p>
          </table:table-cell>
          <table:table-cell office:value-type="float" office:value="-41.86" calcext:value-type="float">
            <text:p>-41.86</text:p>
          </table:table-cell>
          <table:table-cell office:value-type="float" office:value="0.33" calcext:value-type="float">
            <text:p>0.33</text:p>
          </table:table-cell>
          <table:table-cell office:value-type="float" office:value="-3.53" calcext:value-type="float">
            <text:p>-3.53</text:p>
          </table:table-cell>
          <table:table-cell office:value-type="float" office:value="-1.76" calcext:value-type="float">
            <text:p>-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49" calcext:value-type="float">
            <text:p>44.49</text:p>
          </table:table-cell>
          <table:table-cell office:value-type="float" office:value="-101.98" calcext:value-type="float">
            <text:p>-101.98</text:p>
          </table:table-cell>
          <table:table-cell office:value-type="float" office:value="-81.81" calcext:value-type="float">
            <text:p>-81.81</text:p>
          </table:table-cell>
          <table:table-cell office:value-type="float" office:value="-42" calcext:value-type="float">
            <text:p>-42</text:p>
          </table:table-cell>
          <table:table-cell office:value-type="float" office:value="0.33" calcext:value-type="float">
            <text:p>0.33</text:p>
          </table:table-cell>
          <table:table-cell office:value-type="float" office:value="-3.53" calcext:value-type="float">
            <text:p>-3.53</text:p>
          </table:table-cell>
          <table:table-cell office:value-type="float" office:value="-1.76" calcext:value-type="float">
            <text:p>-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57" calcext:value-type="float">
            <text:p>44.57</text:p>
          </table:table-cell>
          <table:table-cell office:value-type="float" office:value="-102.56" calcext:value-type="float">
            <text:p>-102.56</text:p>
          </table:table-cell>
          <table:table-cell office:value-type="float" office:value="-82.05" calcext:value-type="float">
            <text:p>-82.05</text:p>
          </table:table-cell>
          <table:table-cell office:value-type="float" office:value="-42.15" calcext:value-type="float">
            <text:p>-42.15</text:p>
          </table:table-cell>
          <table:table-cell office:value-type="float" office:value="0.33" calcext:value-type="float">
            <text:p>0.33</text:p>
          </table:table-cell>
          <table:table-cell office:value-type="float" office:value="-3.54" calcext:value-type="float">
            <text:p>-3.54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64" calcext:value-type="float">
            <text:p>44.64</text:p>
          </table:table-cell>
          <table:table-cell office:value-type="float" office:value="-103.14" calcext:value-type="float">
            <text:p>-103.14</text:p>
          </table:table-cell>
          <table:table-cell office:value-type="float" office:value="-82.29" calcext:value-type="float">
            <text:p>-82.29</text:p>
          </table:table-cell>
          <table:table-cell office:value-type="float" office:value="-42.29" calcext:value-type="float">
            <text:p>-42.29</text:p>
          </table:table-cell>
          <table:table-cell office:value-type="float" office:value="0.33" calcext:value-type="float">
            <text:p>0.33</text:p>
          </table:table-cell>
          <table:table-cell office:value-type="float" office:value="-3.54" calcext:value-type="float">
            <text:p>-3.54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72" calcext:value-type="float">
            <text:p>44.72</text:p>
          </table:table-cell>
          <table:table-cell office:value-type="float" office:value="-103.73" calcext:value-type="float">
            <text:p>-103.73</text:p>
          </table:table-cell>
          <table:table-cell office:value-type="float" office:value="-82.54" calcext:value-type="float">
            <text:p>-82.54</text:p>
          </table:table-cell>
          <table:table-cell office:value-type="float" office:value="-42.44" calcext:value-type="float">
            <text:p>-42.44</text:p>
          </table:table-cell>
          <table:table-cell office:value-type="float" office:value="0.33" calcext:value-type="float">
            <text:p>0.33</text:p>
          </table:table-cell>
          <table:table-cell office:value-type="float" office:value="-3.55" calcext:value-type="float">
            <text:p>-3.55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104.33" calcext:value-type="float">
            <text:p>-104.33</text:p>
          </table:table-cell>
          <table:table-cell office:value-type="float" office:value="-82.78" calcext:value-type="float">
            <text:p>-82.78</text:p>
          </table:table-cell>
          <table:table-cell office:value-type="float" office:value="-42.58" calcext:value-type="float">
            <text:p>-42.58</text:p>
          </table:table-cell>
          <table:table-cell office:value-type="float" office:value="0.33" calcext:value-type="float">
            <text:p>0.33</text:p>
          </table:table-cell>
          <table:table-cell office:value-type="float" office:value="-3.56" calcext:value-type="float">
            <text:p>-3.56</text:p>
          </table:table-cell>
          <table:table-cell office:value-type="float" office:value="-1.78" calcext:value-type="float">
            <text:p>-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88" calcext:value-type="float">
            <text:p>44.88</text:p>
          </table:table-cell>
          <table:table-cell office:value-type="float" office:value="-104.91" calcext:value-type="float">
            <text:p>-104.91</text:p>
          </table:table-cell>
          <table:table-cell office:value-type="float" office:value="-83.02" calcext:value-type="float">
            <text:p>-83.02</text:p>
          </table:table-cell>
          <table:table-cell office:value-type="float" office:value="-42.73" calcext:value-type="float">
            <text:p>-42.73</text:p>
          </table:table-cell>
          <table:table-cell office:value-type="float" office:value="0.33" calcext:value-type="float">
            <text:p>0.33</text:p>
          </table:table-cell>
          <table:table-cell office:value-type="float" office:value="-3.56" calcext:value-type="float">
            <text:p>-3.56</text:p>
          </table:table-cell>
          <table:table-cell office:value-type="float" office:value="-1.78" calcext:value-type="float">
            <text:p>-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95" calcext:value-type="float">
            <text:p>44.95</text:p>
          </table:table-cell>
          <table:table-cell office:value-type="float" office:value="-105.5" calcext:value-type="float">
            <text:p>-105.5</text:p>
          </table:table-cell>
          <table:table-cell office:value-type="float" office:value="-83.26" calcext:value-type="float">
            <text:p>-83.26</text:p>
          </table:table-cell>
          <table:table-cell office:value-type="float" office:value="-42.87" calcext:value-type="float">
            <text:p>-42.87</text:p>
          </table:table-cell>
          <table:table-cell office:value-type="float" office:value="0.33" calcext:value-type="float">
            <text:p>0.33</text:p>
          </table:table-cell>
          <table:table-cell office:value-type="float" office:value="-3.56" calcext:value-type="float">
            <text:p>-3.56</text:p>
          </table:table-cell>
          <table:table-cell office:value-type="float" office:value="-1.78" calcext:value-type="float">
            <text:p>-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.03" calcext:value-type="float">
            <text:p>45.03</text:p>
          </table:table-cell>
          <table:table-cell office:value-type="float" office:value="-106.09" calcext:value-type="float">
            <text:p>-106.09</text:p>
          </table:table-cell>
          <table:table-cell office:value-type="float" office:value="-83.51" calcext:value-type="float">
            <text:p>-83.51</text:p>
          </table:table-cell>
          <table:table-cell office:value-type="float" office:value="-43.02" calcext:value-type="float">
            <text:p>-43.02</text:p>
          </table:table-cell>
          <table:table-cell office:value-type="float" office:value="0.33" calcext:value-type="float">
            <text:p>0.33</text:p>
          </table:table-cell>
          <table:table-cell office:value-type="float" office:value="-3.57" calcext:value-type="float">
            <text:p>-3.57</text:p>
          </table:table-cell>
          <table:table-cell office:value-type="float" office:value="-1.78" calcext:value-type="float">
            <text:p>-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.11" calcext:value-type="float">
            <text:p>45.11</text:p>
          </table:table-cell>
          <table:table-cell office:value-type="float" office:value="-106.69" calcext:value-type="float">
            <text:p>-106.69</text:p>
          </table:table-cell>
          <table:table-cell office:value-type="float" office:value="-83.75" calcext:value-type="float">
            <text:p>-83.75</text:p>
          </table:table-cell>
          <table:table-cell office:value-type="float" office:value="-43.16" calcext:value-type="float">
            <text:p>-43.16</text:p>
          </table:table-cell>
          <table:table-cell office:value-type="float" office:value="0.34" calcext:value-type="float">
            <text:p>0.34</text:p>
          </table:table-cell>
          <table:table-cell office:value-type="float" office:value="-3.58" calcext:value-type="float">
            <text:p>-3.58</text:p>
          </table:table-cell>
          <table:table-cell office:value-type="float" office:value="-1.79" calcext:value-type="float">
            <text:p>-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4:10:47.731111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13:53.213146516</dc:date>
    <meta:editing-duration>P1DT3M46S</meta:editing-duration>
    <meta:editing-cycles>12</meta:editing-cycles>
    <meta:generator>LibreOffice/5.1.4.2$Linux_X86_64 LibreOffice_project/f99d75f39f1c57ebdd7ffc5f42867c12031db97a</meta:generator>
    <meta:document-statistic meta:table-count="1" meta:cell-count="74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8cm" svg:height="8.34cm" xlink:href=".." xlink:type="simple" chart:class="chart:scatter" chart:style-name="ch1">
        <chart:title svg:x="6.837cm" svg:y="0.302cm" chart:style-name="ch2">
          <text:p>Position</text:p>
        </chart:title>
        <chart:legend chart:legend-position="end" svg:x="14.488cm" svg:y="3.373cm" style:legend-expansion="high" chart:style-name="ch3"/>
        <chart:plot-area chart:style-name="ch4" table:cell-range-address="QuadOutput.A1:QuadOutput.D1000" chart:data-source-has-labels="row" svg:x="0.562cm" svg:y="0.272cm" svg:width="14.298cm" svg:height="7.618cm">
          <chartooo:coordinate-region svg:x="1.474cm" svg:y="0.472cm" svg:width="13.199cm" svg:height="7.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B1:QuadOutput.B1000" loext:label-string="x" chart:class="chart:scatter">
            <chart:domain table:cell-range-address="QuadOutput.A1:QuadOutput.A1000"/>
            <chart:data-point chart:repeated="1000"/>
          </chart:series>
          <chart:series chart:style-name="ch8" chart:values-cell-range-address="QuadOutput.C1:QuadOutput.C1000" loext:label-string="y" chart:class="chart:scatter">
            <chart:data-point chart:repeated="1000"/>
          </chart:series>
          <chart:series chart:style-name="ch9" chart:values-cell-range-address="QuadOutput.D1:QuadOutput.D1000" loext:label-string="z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6">
                <text:p>3.86</text:p>
                <draw:g>
                  <svg:desc>QuadOutput.A1:QuadOutput.A1000</svg:desc>
                </draw:g>
              </table:table-cell>
              <table:table-cell office:value-type="float" office:value="0.15">
                <text:p>0.15</text:p>
                <draw:g>
                  <svg:desc>QuadOutput.B1:QuadOutput.B1000</svg:desc>
                </draw:g>
              </table:table-cell>
              <table:table-cell office:value-type="float" office:value="-2.61">
                <text:p>-2.61</text:p>
                <draw:g>
                  <svg:desc>QuadOutput.C1:QuadOutput.C1000</svg:desc>
                </draw:g>
              </table:table-cell>
              <table:table-cell office:value-type="float" office:value="-0.78">
                <text:p>-0.78</text:p>
                <draw:g>
                  <svg:desc>QuadOutput.D1:QuadOutpu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4">
                <text:p>3.94</text:p>
              </table:table-cell>
              <table:table-cell office:value-type="float" office:value="0.16">
                <text:p>0.16</text:p>
              </table:table-cell>
              <table:table-cell office:value-type="float" office:value="-2.66">
                <text:p>-2.6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">
                <text:p>4.02</text:p>
              </table:table-cell>
              <table:table-cell office:value-type="float" office:value="0.16">
                <text:p>0.16</text:p>
              </table:table-cell>
              <table:table-cell office:value-type="float" office:value="-2.71">
                <text:p>-2.71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0.16">
                <text:p>0.16</text:p>
              </table:table-cell>
              <table:table-cell office:value-type="float" office:value="-2.77">
                <text:p>-2.7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7">
                <text:p>4.17</text:p>
              </table:table-cell>
              <table:table-cell office:value-type="float" office:value="0.17">
                <text:p>0.17</text:p>
              </table:table-cell>
              <table:table-cell office:value-type="float" office:value="-2.82">
                <text:p>-2.82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0.17">
                <text:p>0.17</text:p>
              </table:table-cell>
              <table:table-cell office:value-type="float" office:value="-2.88">
                <text:p>-2.8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3">
                <text:p>4.33</text:p>
              </table:table-cell>
              <table:table-cell office:value-type="float" office:value="0.17">
                <text:p>0.17</text:p>
              </table:table-cell>
              <table:table-cell office:value-type="float" office:value="-2.93">
                <text:p>-2.93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0.18">
                <text:p>0.18</text:p>
              </table:table-cell>
              <table:table-cell office:value-type="float" office:value="-2.99">
                <text:p>-2.99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">
                <text:p>4.48</text:p>
              </table:table-cell>
              <table:table-cell office:value-type="float" office:value="0.18">
                <text:p>0.18</text:p>
              </table:table-cell>
              <table:table-cell office:value-type="float" office:value="-3.04">
                <text:p>-3.0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6">
                <text:p>4.56</text:p>
              </table:table-cell>
              <table:table-cell office:value-type="float" office:value="0.18">
                <text:p>0.18</text:p>
              </table:table-cell>
              <table:table-cell office:value-type="float" office:value="-3.1">
                <text:p>-3.1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">
                <text:p>4.64</text:p>
              </table:table-cell>
              <table:table-cell office:value-type="float" office:value="0.19">
                <text:p>0.19</text:p>
              </table:table-cell>
              <table:table-cell office:value-type="float" office:value="-3.16">
                <text:p>-3.1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2">
                <text:p>4.72</text:p>
              </table:table-cell>
              <table:table-cell office:value-type="float" office:value="0.19">
                <text:p>0.19</text:p>
              </table:table-cell>
              <table:table-cell office:value-type="float" office:value="-3.21">
                <text:p>-3.2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9">
                <text:p>4.79</text:p>
              </table:table-cell>
              <table:table-cell office:value-type="float" office:value="0.19">
                <text:p>0.19</text:p>
              </table:table-cell>
              <table:table-cell office:value-type="float" office:value="-3.27">
                <text:p>-3.2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7">
                <text:p>4.87</text:p>
              </table:table-cell>
              <table:table-cell office:value-type="float" office:value="0.2">
                <text:p>0.2</text:p>
              </table:table-cell>
              <table:table-cell office:value-type="float" office:value="-3.33">
                <text:p>-3.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5">
                <text:p>4.95</text:p>
              </table:table-cell>
              <table:table-cell office:value-type="float" office:value="0.2">
                <text:p>0.2</text:p>
              </table:table-cell>
              <table:table-cell office:value-type="float" office:value="-3.39">
                <text:p>-3.39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">
                <text:p>5.02</text:p>
              </table:table-cell>
              <table:table-cell office:value-type="float" office:value="0.2">
                <text:p>0.2</text:p>
              </table:table-cell>
              <table:table-cell office:value-type="float" office:value="-3.45">
                <text:p>-3.4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">
                <text:p>5.1</text:p>
              </table:table-cell>
              <table:table-cell office:value-type="float" office:value="0.21">
                <text:p>0.21</text:p>
              </table:table-cell>
              <table:table-cell office:value-type="float" office:value="-3.51">
                <text:p>-3.5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8">
                <text:p>5.18</text:p>
              </table:table-cell>
              <table:table-cell office:value-type="float" office:value="0.21">
                <text:p>0.21</text:p>
              </table:table-cell>
              <table:table-cell office:value-type="float" office:value="-3.57">
                <text:p>-3.57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6">
                <text:p>5.26</text:p>
              </table:table-cell>
              <table:table-cell office:value-type="float" office:value="0.21">
                <text:p>0.21</text:p>
              </table:table-cell>
              <table:table-cell office:value-type="float" office:value="-3.63">
                <text:p>-3.6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4">
                <text:p>5.34</text:p>
              </table:table-cell>
              <table:table-cell office:value-type="float" office:value="0.21">
                <text:p>0.21</text:p>
              </table:table-cell>
              <table:table-cell office:value-type="float" office:value="-3.69">
                <text:p>-3.69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1">
                <text:p>5.41</text:p>
              </table:table-cell>
              <table:table-cell office:value-type="float" office:value="0.22">
                <text:p>0.22</text:p>
              </table:table-cell>
              <table:table-cell office:value-type="float" office:value="-3.75">
                <text:p>-3.7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49">
                <text:p>5.49</text:p>
              </table:table-cell>
              <table:table-cell office:value-type="float" office:value="0.22">
                <text:p>0.22</text:p>
              </table:table-cell>
              <table:table-cell office:value-type="float" office:value="-3.81">
                <text:p>-3.81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7">
                <text:p>5.57</text:p>
              </table:table-cell>
              <table:table-cell office:value-type="float" office:value="0.22">
                <text:p>0.22</text:p>
              </table:table-cell>
              <table:table-cell office:value-type="float" office:value="-3.88">
                <text:p>-3.8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5">
                <text:p>5.65</text:p>
              </table:table-cell>
              <table:table-cell office:value-type="float" office:value="0.22">
                <text:p>0.22</text:p>
              </table:table-cell>
              <table:table-cell office:value-type="float" office:value="-3.94">
                <text:p>-3.9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2">
                <text:p>5.72</text:p>
              </table:table-cell>
              <table:table-cell office:value-type="float" office:value="0.23">
                <text:p>0.23</text:p>
              </table:table-cell>
              <table:table-cell office:value-type="float" office:value="-4">
                <text:p>-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8">
                <text:p>5.8</text:p>
              </table:table-cell>
              <table:table-cell office:value-type="float" office:value="0.23">
                <text:p>0.23</text:p>
              </table:table-cell>
              <table:table-cell office:value-type="float" office:value="-4.07">
                <text:p>-4.07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">
                <text:p>5.88</text:p>
              </table:table-cell>
              <table:table-cell office:value-type="float" office:value="0.23">
                <text:p>0.23</text:p>
              </table:table-cell>
              <table:table-cell office:value-type="float" office:value="-4.13">
                <text:p>-4.13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5">
                <text:p>5.95</text:p>
              </table:table-cell>
              <table:table-cell office:value-type="float" office:value="0.23">
                <text:p>0.23</text:p>
              </table:table-cell>
              <table:table-cell office:value-type="float" office:value="-4.19">
                <text:p>-4.19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3">
                <text:p>6.03</text:p>
              </table:table-cell>
              <table:table-cell office:value-type="float" office:value="0.24">
                <text:p>0.24</text:p>
              </table:table-cell>
              <table:table-cell office:value-type="float" office:value="-4.26">
                <text:p>-4.26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1">
                <text:p>6.11</text:p>
              </table:table-cell>
              <table:table-cell office:value-type="float" office:value="0.24">
                <text:p>0.24</text:p>
              </table:table-cell>
              <table:table-cell office:value-type="float" office:value="-4.33">
                <text:p>-4.33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">
                <text:p>6.19</text:p>
              </table:table-cell>
              <table:table-cell office:value-type="float" office:value="0.24">
                <text:p>0.24</text:p>
              </table:table-cell>
              <table:table-cell office:value-type="float" office:value="-4.39">
                <text:p>-4.39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7">
                <text:p>6.27</text:p>
              </table:table-cell>
              <table:table-cell office:value-type="float" office:value="0.24">
                <text:p>0.24</text:p>
              </table:table-cell>
              <table:table-cell office:value-type="float" office:value="-4.46">
                <text:p>-4.46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4">
                <text:p>6.34</text:p>
              </table:table-cell>
              <table:table-cell office:value-type="float" office:value="0.24">
                <text:p>0.24</text:p>
              </table:table-cell>
              <table:table-cell office:value-type="float" office:value="-4.52">
                <text:p>-4.52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2">
                <text:p>6.42</text:p>
              </table:table-cell>
              <table:table-cell office:value-type="float" office:value="0.25">
                <text:p>0.25</text:p>
              </table:table-cell>
              <table:table-cell office:value-type="float" office:value="-4.59">
                <text:p>-4.59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-4.66">
                <text:p>-4.6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7">
                <text:p>6.57</text:p>
              </table:table-cell>
              <table:table-cell office:value-type="float" office:value="0.25">
                <text:p>0.25</text:p>
              </table:table-cell>
              <table:table-cell office:value-type="float" office:value="-4.72">
                <text:p>-4.72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5">
                <text:p>6.65</text:p>
              </table:table-cell>
              <table:table-cell office:value-type="float" office:value="0.25">
                <text:p>0.25</text:p>
              </table:table-cell>
              <table:table-cell office:value-type="float" office:value="-4.79">
                <text:p>-4.79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3">
                <text:p>6.73</text:p>
              </table:table-cell>
              <table:table-cell office:value-type="float" office:value="0.25">
                <text:p>0.25</text:p>
              </table:table-cell>
              <table:table-cell office:value-type="float" office:value="-4.86">
                <text:p>-4.86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">
                <text:p>6.81</text:p>
              </table:table-cell>
              <table:table-cell office:value-type="float" office:value="0.25">
                <text:p>0.25</text:p>
              </table:table-cell>
              <table:table-cell office:value-type="float" office:value="-4.93">
                <text:p>-4.93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8">
                <text:p>6.88</text:p>
              </table:table-cell>
              <table:table-cell office:value-type="float" office:value="0.25">
                <text:p>0.25</text:p>
              </table:table-cell>
              <table:table-cell office:value-type="float" office:value="-5">
                <text:p>-5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6">
                <text:p>6.96</text:p>
              </table:table-cell>
              <table:table-cell office:value-type="float" office:value="0.25">
                <text:p>0.25</text:p>
              </table:table-cell>
              <table:table-cell office:value-type="float" office:value="-5.07">
                <text:p>-5.07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4">
                <text:p>7.04</text:p>
              </table:table-cell>
              <table:table-cell office:value-type="float" office:value="0.25">
                <text:p>0.25</text:p>
              </table:table-cell>
              <table:table-cell office:value-type="float" office:value="-5.14">
                <text:p>-5.14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1">
                <text:p>7.11</text:p>
              </table:table-cell>
              <table:table-cell office:value-type="float" office:value="0.25">
                <text:p>0.25</text:p>
              </table:table-cell>
              <table:table-cell office:value-type="float" office:value="-5.21">
                <text:p>-5.21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9">
                <text:p>7.19</text:p>
              </table:table-cell>
              <table:table-cell office:value-type="float" office:value="0.25">
                <text:p>0.25</text:p>
              </table:table-cell>
              <table:table-cell office:value-type="float" office:value="-5.28">
                <text:p>-5.28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7">
                <text:p>7.27</text:p>
              </table:table-cell>
              <table:table-cell office:value-type="float" office:value="0.25">
                <text:p>0.25</text:p>
              </table:table-cell>
              <table:table-cell office:value-type="float" office:value="-5.35">
                <text:p>-5.35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5">
                <text:p>7.35</text:p>
              </table:table-cell>
              <table:table-cell office:value-type="float" office:value="0.25">
                <text:p>0.25</text:p>
              </table:table-cell>
              <table:table-cell office:value-type="float" office:value="-5.42">
                <text:p>-5.42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42">
                <text:p>7.42</text:p>
              </table:table-cell>
              <table:table-cell office:value-type="float" office:value="0.25">
                <text:p>0.25</text:p>
              </table:table-cell>
              <table:table-cell office:value-type="float" office:value="-5.49">
                <text:p>-5.49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">
                <text:p>7.5</text:p>
              </table:table-cell>
              <table:table-cell office:value-type="float" office:value="0.25">
                <text:p>0.25</text:p>
              </table:table-cell>
              <table:table-cell office:value-type="float" office:value="-5.57">
                <text:p>-5.57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8">
                <text:p>7.58</text:p>
              </table:table-cell>
              <table:table-cell office:value-type="float" office:value="0.25">
                <text:p>0.25</text:p>
              </table:table-cell>
              <table:table-cell office:value-type="float" office:value="-5.64">
                <text:p>-5.64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6">
                <text:p>7.66</text:p>
              </table:table-cell>
              <table:table-cell office:value-type="float" office:value="0.25">
                <text:p>0.25</text:p>
              </table:table-cell>
              <table:table-cell office:value-type="float" office:value="-5.71">
                <text:p>-5.71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3">
                <text:p>7.73</text:p>
              </table:table-cell>
              <table:table-cell office:value-type="float" office:value="0.25">
                <text:p>0.25</text:p>
              </table:table-cell>
              <table:table-cell office:value-type="float" office:value="-5.79">
                <text:p>-5.79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1">
                <text:p>7.81</text:p>
              </table:table-cell>
              <table:table-cell office:value-type="float" office:value="0.25">
                <text:p>0.25</text:p>
              </table:table-cell>
              <table:table-cell office:value-type="float" office:value="-5.86">
                <text:p>-5.86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9">
                <text:p>7.89</text:p>
              </table:table-cell>
              <table:table-cell office:value-type="float" office:value="0.25">
                <text:p>0.25</text:p>
              </table:table-cell>
              <table:table-cell office:value-type="float" office:value="-5.94">
                <text:p>-5.94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97">
                <text:p>7.97</text:p>
              </table:table-cell>
              <table:table-cell office:value-type="float" office:value="0.25">
                <text:p>0.25</text:p>
              </table:table-cell>
              <table:table-cell office:value-type="float" office:value="-6.01">
                <text:p>-6.01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05">
                <text:p>8.05</text:p>
              </table:table-cell>
              <table:table-cell office:value-type="float" office:value="0.25">
                <text:p>0.25</text:p>
              </table:table-cell>
              <table:table-cell office:value-type="float" office:value="-6.09">
                <text:p>-6.09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12">
                <text:p>8.12</text:p>
              </table:table-cell>
              <table:table-cell office:value-type="float" office:value="0.24">
                <text:p>0.24</text:p>
              </table:table-cell>
              <table:table-cell office:value-type="float" office:value="-6.16">
                <text:p>-6.16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2">
                <text:p>8.2</text:p>
              </table:table-cell>
              <table:table-cell office:value-type="float" office:value="0.24">
                <text:p>0.24</text:p>
              </table:table-cell>
              <table:table-cell office:value-type="float" office:value="-6.24">
                <text:p>-6.24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28">
                <text:p>8.28</text:p>
              </table:table-cell>
              <table:table-cell office:value-type="float" office:value="0.24">
                <text:p>0.24</text:p>
              </table:table-cell>
              <table:table-cell office:value-type="float" office:value="-6.31">
                <text:p>-6.31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6">
                <text:p>8.36</text:p>
              </table:table-cell>
              <table:table-cell office:value-type="float" office:value="0.24">
                <text:p>0.24</text:p>
              </table:table-cell>
              <table:table-cell office:value-type="float" office:value="-6.39">
                <text:p>-6.39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43">
                <text:p>8.43</text:p>
              </table:table-cell>
              <table:table-cell office:value-type="float" office:value="0.23">
                <text:p>0.23</text:p>
              </table:table-cell>
              <table:table-cell office:value-type="float" office:value="-6.47">
                <text:p>-6.47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51">
                <text:p>8.51</text:p>
              </table:table-cell>
              <table:table-cell office:value-type="float" office:value="0.23">
                <text:p>0.23</text:p>
              </table:table-cell>
              <table:table-cell office:value-type="float" office:value="-6.55">
                <text:p>-6.55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59">
                <text:p>8.59</text:p>
              </table:table-cell>
              <table:table-cell office:value-type="float" office:value="0.23">
                <text:p>0.23</text:p>
              </table:table-cell>
              <table:table-cell office:value-type="float" office:value="-6.62">
                <text:p>-6.62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67">
                <text:p>8.67</text:p>
              </table:table-cell>
              <table:table-cell office:value-type="float" office:value="0.22">
                <text:p>0.22</text:p>
              </table:table-cell>
              <table:table-cell office:value-type="float" office:value="-6.7">
                <text:p>-6.7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4">
                <text:p>8.74</text:p>
              </table:table-cell>
              <table:table-cell office:value-type="float" office:value="0.22">
                <text:p>0.22</text:p>
              </table:table-cell>
              <table:table-cell office:value-type="float" office:value="-6.78">
                <text:p>-6.78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82">
                <text:p>8.82</text:p>
              </table:table-cell>
              <table:table-cell office:value-type="float" office:value="0.22">
                <text:p>0.22</text:p>
              </table:table-cell>
              <table:table-cell office:value-type="float" office:value="-6.86">
                <text:p>-6.86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9">
                <text:p>8.9</text:p>
              </table:table-cell>
              <table:table-cell office:value-type="float" office:value="0.21">
                <text:p>0.21</text:p>
              </table:table-cell>
              <table:table-cell office:value-type="float" office:value="-6.94">
                <text:p>-6.94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98">
                <text:p>8.98</text:p>
              </table:table-cell>
              <table:table-cell office:value-type="float" office:value="0.21">
                <text:p>0.21</text:p>
              </table:table-cell>
              <table:table-cell office:value-type="float" office:value="-7.02">
                <text:p>-7.02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05">
                <text:p>9.05</text:p>
              </table:table-cell>
              <table:table-cell office:value-type="float" office:value="0.2">
                <text:p>0.2</text:p>
              </table:table-cell>
              <table:table-cell office:value-type="float" office:value="-7.1">
                <text:p>-7.1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13">
                <text:p>9.13</text:p>
              </table:table-cell>
              <table:table-cell office:value-type="float" office:value="0.2">
                <text:p>0.2</text:p>
              </table:table-cell>
              <table:table-cell office:value-type="float" office:value="-7.18">
                <text:p>-7.18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21">
                <text:p>9.21</text:p>
              </table:table-cell>
              <table:table-cell office:value-type="float" office:value="0.19">
                <text:p>0.19</text:p>
              </table:table-cell>
              <table:table-cell office:value-type="float" office:value="-7.26">
                <text:p>-7.26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29">
                <text:p>9.29</text:p>
              </table:table-cell>
              <table:table-cell office:value-type="float" office:value="0.18">
                <text:p>0.18</text:p>
              </table:table-cell>
              <table:table-cell office:value-type="float" office:value="-7.34">
                <text:p>-7.34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36">
                <text:p>9.36</text:p>
              </table:table-cell>
              <table:table-cell office:value-type="float" office:value="0.18">
                <text:p>0.18</text:p>
              </table:table-cell>
              <table:table-cell office:value-type="float" office:value="-7.42">
                <text:p>-7.42</text:p>
              </table:table-cell>
              <table:table-cell office:value-type="float" office:value="-2.46">
                <text:p>-2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44">
                <text:p>9.44</text:p>
              </table:table-cell>
              <table:table-cell office:value-type="float" office:value="0.17">
                <text:p>0.17</text:p>
              </table:table-cell>
              <table:table-cell office:value-type="float" office:value="-7.51">
                <text:p>-7.51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52">
                <text:p>9.52</text:p>
              </table:table-cell>
              <table:table-cell office:value-type="float" office:value="0.17">
                <text:p>0.17</text:p>
              </table:table-cell>
              <table:table-cell office:value-type="float" office:value="-7.59">
                <text:p>-7.59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">
                <text:p>9.6</text:p>
              </table:table-cell>
              <table:table-cell office:value-type="float" office:value="0.16">
                <text:p>0.16</text:p>
              </table:table-cell>
              <table:table-cell office:value-type="float" office:value="-7.67">
                <text:p>-7.67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67">
                <text:p>9.67</text:p>
              </table:table-cell>
              <table:table-cell office:value-type="float" office:value="0.15">
                <text:p>0.15</text:p>
              </table:table-cell>
              <table:table-cell office:value-type="float" office:value="-7.75">
                <text:p>-7.75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75">
                <text:p>9.75</text:p>
              </table:table-cell>
              <table:table-cell office:value-type="float" office:value="0.14">
                <text:p>0.14</text:p>
              </table:table-cell>
              <table:table-cell office:value-type="float" office:value="-7.84">
                <text:p>-7.84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83">
                <text:p>9.83</text:p>
              </table:table-cell>
              <table:table-cell office:value-type="float" office:value="0.13">
                <text:p>0.13</text:p>
              </table:table-cell>
              <table:table-cell office:value-type="float" office:value="-7.92">
                <text:p>-7.92</text:p>
              </table:table-cell>
              <table:table-cell office:value-type="float" office:value="-2.65">
                <text:p>-2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91">
                <text:p>9.91</text:p>
              </table:table-cell>
              <table:table-cell office:value-type="float" office:value="0.13">
                <text:p>0.13</text:p>
              </table:table-cell>
              <table:table-cell office:value-type="float" office:value="-8.01">
                <text:p>-8.01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98">
                <text:p>9.98</text:p>
              </table:table-cell>
              <table:table-cell office:value-type="float" office:value="0.12">
                <text:p>0.12</text:p>
              </table:table-cell>
              <table:table-cell office:value-type="float" office:value="-8.09">
                <text:p>-8.09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06">
                <text:p>10.06</text:p>
              </table:table-cell>
              <table:table-cell office:value-type="float" office:value="0.11">
                <text:p>0.11</text:p>
              </table:table-cell>
              <table:table-cell office:value-type="float" office:value="-8.17">
                <text:p>-8.17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4">
                <text:p>10.14</text:p>
              </table:table-cell>
              <table:table-cell office:value-type="float" office:value="0.1">
                <text:p>0.1</text:p>
              </table:table-cell>
              <table:table-cell office:value-type="float" office:value="-8.26">
                <text:p>-8.26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2">
                <text:p>10.22</text:p>
              </table:table-cell>
              <table:table-cell office:value-type="float" office:value="0.09">
                <text:p>0.09</text:p>
              </table:table-cell>
              <table:table-cell office:value-type="float" office:value="-8.34">
                <text:p>-8.34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9">
                <text:p>10.29</text:p>
              </table:table-cell>
              <table:table-cell office:value-type="float" office:value="0.08">
                <text:p>0.08</text:p>
              </table:table-cell>
              <table:table-cell office:value-type="float" office:value="-8.43">
                <text:p>-8.43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37">
                <text:p>10.37</text:p>
              </table:table-cell>
              <table:table-cell office:value-type="float" office:value="0.07">
                <text:p>0.07</text:p>
              </table:table-cell>
              <table:table-cell office:value-type="float" office:value="-8.52">
                <text:p>-8.52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45">
                <text:p>10.45</text:p>
              </table:table-cell>
              <table:table-cell office:value-type="float" office:value="0.06">
                <text:p>0.06</text:p>
              </table:table-cell>
              <table:table-cell office:value-type="float" office:value="-8.6">
                <text:p>-8.6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53">
                <text:p>10.53</text:p>
              </table:table-cell>
              <table:table-cell office:value-type="float" office:value="0.05">
                <text:p>0.05</text:p>
              </table:table-cell>
              <table:table-cell office:value-type="float" office:value="-8.69">
                <text:p>-8.6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6">
                <text:p>10.6</text:p>
              </table:table-cell>
              <table:table-cell office:value-type="float" office:value="0.04">
                <text:p>0.04</text:p>
              </table:table-cell>
              <table:table-cell office:value-type="float" office:value="-8.78">
                <text:p>-8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68">
                <text:p>10.68</text:p>
              </table:table-cell>
              <table:table-cell office:value-type="float" office:value="0.02">
                <text:p>0.02</text:p>
              </table:table-cell>
              <table:table-cell office:value-type="float" office:value="-8.87">
                <text:p>-8.87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76">
                <text:p>10.76</text:p>
              </table:table-cell>
              <table:table-cell office:value-type="float" office:value="0.01">
                <text:p>0.01</text:p>
              </table:table-cell>
              <table:table-cell office:value-type="float" office:value="-8.96">
                <text:p>-8.96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4">
                <text:p>10.84</text:p>
              </table:table-cell>
              <table:table-cell office:value-type="float" office:value="0">
                <text:p>0</text:p>
              </table:table-cell>
              <table:table-cell office:value-type="float" office:value="-9.04">
                <text:p>-9.04</text:p>
              </table:table-cell>
              <table:table-cell office:value-type="float" office:value="-3.11">
                <text:p>-3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1">
                <text:p>10.91</text:p>
              </table:table-cell>
              <table:table-cell office:value-type="float" office:value="-0.01">
                <text:p>-0.01</text:p>
              </table:table-cell>
              <table:table-cell office:value-type="float" office:value="-9.13">
                <text:p>-9.13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9">
                <text:p>10.99</text:p>
              </table:table-cell>
              <table:table-cell office:value-type="float" office:value="-0.03">
                <text:p>-0.03</text:p>
              </table:table-cell>
              <table:table-cell office:value-type="float" office:value="-9.22">
                <text:p>-9.22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07">
                <text:p>11.07</text:p>
              </table:table-cell>
              <table:table-cell office:value-type="float" office:value="-0.04">
                <text:p>-0.04</text:p>
              </table:table-cell>
              <table:table-cell office:value-type="float" office:value="-9.31">
                <text:p>-9.31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5">
                <text:p>11.15</text:p>
              </table:table-cell>
              <table:table-cell office:value-type="float" office:value="-0.05">
                <text:p>-0.05</text:p>
              </table:table-cell>
              <table:table-cell office:value-type="float" office:value="-9.4">
                <text:p>-9.4</text:p>
              </table:table-cell>
              <table:table-cell office:value-type="float" office:value="-3.26">
                <text:p>-3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2">
                <text:p>11.22</text:p>
              </table:table-cell>
              <table:table-cell office:value-type="float" office:value="-0.07">
                <text:p>-0.07</text:p>
              </table:table-cell>
              <table:table-cell office:value-type="float" office:value="-9.49">
                <text:p>-9.49</text:p>
              </table:table-cell>
              <table:table-cell office:value-type="float" office:value="-3.29">
                <text:p>-3.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3">
                <text:p>11.3</text:p>
              </table:table-cell>
              <table:table-cell office:value-type="float" office:value="-0.08">
                <text:p>-0.08</text:p>
              </table:table-cell>
              <table:table-cell office:value-type="float" office:value="-9.59">
                <text:p>-9.59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38">
                <text:p>11.38</text:p>
              </table:table-cell>
              <table:table-cell office:value-type="float" office:value="-0.1">
                <text:p>-0.1</text:p>
              </table:table-cell>
              <table:table-cell office:value-type="float" office:value="-9.68">
                <text:p>-9.68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46">
                <text:p>11.46</text:p>
              </table:table-cell>
              <table:table-cell office:value-type="float" office:value="-0.11">
                <text:p>-0.11</text:p>
              </table:table-cell>
              <table:table-cell office:value-type="float" office:value="-9.77">
                <text:p>-9.77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53">
                <text:p>11.53</text:p>
              </table:table-cell>
              <table:table-cell office:value-type="float" office:value="-0.13">
                <text:p>-0.13</text:p>
              </table:table-cell>
              <table:table-cell office:value-type="float" office:value="-9.86">
                <text:p>-9.86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61">
                <text:p>11.61</text:p>
              </table:table-cell>
              <table:table-cell office:value-type="float" office:value="-0.15">
                <text:p>-0.15</text:p>
              </table:table-cell>
              <table:table-cell office:value-type="float" office:value="-9.95">
                <text:p>-9.9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69">
                <text:p>11.69</text:p>
              </table:table-cell>
              <table:table-cell office:value-type="float" office:value="-0.16">
                <text:p>-0.16</text:p>
              </table:table-cell>
              <table:table-cell office:value-type="float" office:value="-10.05">
                <text:p>-10.05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7">
                <text:p>11.77</text:p>
              </table:table-cell>
              <table:table-cell office:value-type="float" office:value="-0.18">
                <text:p>-0.18</text:p>
              </table:table-cell>
              <table:table-cell office:value-type="float" office:value="-10.14">
                <text:p>-10.1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84">
                <text:p>11.84</text:p>
              </table:table-cell>
              <table:table-cell office:value-type="float" office:value="-0.2">
                <text:p>-0.2</text:p>
              </table:table-cell>
              <table:table-cell office:value-type="float" office:value="-10.23">
                <text:p>-10.23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92">
                <text:p>11.92</text:p>
              </table:table-cell>
              <table:table-cell office:value-type="float" office:value="-0.22">
                <text:p>-0.22</text:p>
              </table:table-cell>
              <table:table-cell office:value-type="float" office:value="-10.33">
                <text:p>-10.33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-0.24">
                <text:p>-0.24</text:p>
              </table:table-cell>
              <table:table-cell office:value-type="float" office:value="-10.42">
                <text:p>-10.42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08">
                <text:p>12.08</text:p>
              </table:table-cell>
              <table:table-cell office:value-type="float" office:value="-0.26">
                <text:p>-0.26</text:p>
              </table:table-cell>
              <table:table-cell office:value-type="float" office:value="-10.52">
                <text:p>-10.52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5">
                <text:p>12.15</text:p>
              </table:table-cell>
              <table:table-cell office:value-type="float" office:value="-0.28">
                <text:p>-0.28</text:p>
              </table:table-cell>
              <table:table-cell office:value-type="float" office:value="-10.61">
                <text:p>-10.61</text:p>
              </table:table-cell>
              <table:table-cell office:value-type="float" office:value="-3.77">
                <text:p>-3.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23">
                <text:p>12.23</text:p>
              </table:table-cell>
              <table:table-cell office:value-type="float" office:value="-0.3">
                <text:p>-0.3</text:p>
              </table:table-cell>
              <table:table-cell office:value-type="float" office:value="-10.7">
                <text:p>-10.7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1">
                <text:p>12.31</text:p>
              </table:table-cell>
              <table:table-cell office:value-type="float" office:value="-0.32">
                <text:p>-0.32</text:p>
              </table:table-cell>
              <table:table-cell office:value-type="float" office:value="-10.8">
                <text:p>-10.8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9">
                <text:p>12.39</text:p>
              </table:table-cell>
              <table:table-cell office:value-type="float" office:value="-0.34">
                <text:p>-0.34</text:p>
              </table:table-cell>
              <table:table-cell office:value-type="float" office:value="-10.9">
                <text:p>-10.9</text:p>
              </table:table-cell>
              <table:table-cell office:value-type="float" office:value="-3.89">
                <text:p>-3.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46">
                <text:p>12.46</text:p>
              </table:table-cell>
              <table:table-cell office:value-type="float" office:value="-0.36">
                <text:p>-0.36</text:p>
              </table:table-cell>
              <table:table-cell office:value-type="float" office:value="-10.99">
                <text:p>-10.99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54">
                <text:p>12.54</text:p>
              </table:table-cell>
              <table:table-cell office:value-type="float" office:value="-0.38">
                <text:p>-0.38</text:p>
              </table:table-cell>
              <table:table-cell office:value-type="float" office:value="-11.09">
                <text:p>-11.09</text:p>
              </table:table-cell>
              <table:table-cell office:value-type="float" office:value="-3.97">
                <text:p>-3.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2">
                <text:p>12.62</text:p>
              </table:table-cell>
              <table:table-cell office:value-type="float" office:value="-0.41">
                <text:p>-0.41</text:p>
              </table:table-cell>
              <table:table-cell office:value-type="float" office:value="-11.19">
                <text:p>-11.19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7">
                <text:p>12.7</text:p>
              </table:table-cell>
              <table:table-cell office:value-type="float" office:value="-0.43">
                <text:p>-0.43</text:p>
              </table:table-cell>
              <table:table-cell office:value-type="float" office:value="-11.28">
                <text:p>-11.28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77">
                <text:p>12.77</text:p>
              </table:table-cell>
              <table:table-cell office:value-type="float" office:value="-0.45">
                <text:p>-0.45</text:p>
              </table:table-cell>
              <table:table-cell office:value-type="float" office:value="-11.38">
                <text:p>-11.38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85">
                <text:p>12.85</text:p>
              </table:table-cell>
              <table:table-cell office:value-type="float" office:value="-0.48">
                <text:p>-0.48</text:p>
              </table:table-cell>
              <table:table-cell office:value-type="float" office:value="-11.48">
                <text:p>-11.48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93">
                <text:p>12.93</text:p>
              </table:table-cell>
              <table:table-cell office:value-type="float" office:value="-0.5">
                <text:p>-0.5</text:p>
              </table:table-cell>
              <table:table-cell office:value-type="float" office:value="-11.58">
                <text:p>-11.58</text:p>
              </table:table-cell>
              <table:table-cell office:value-type="float" office:value="-4.19">
                <text:p>-4.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01">
                <text:p>13.01</text:p>
              </table:table-cell>
              <table:table-cell office:value-type="float" office:value="-0.53">
                <text:p>-0.53</text:p>
              </table:table-cell>
              <table:table-cell office:value-type="float" office:value="-11.68">
                <text:p>-11.68</text:p>
              </table:table-cell>
              <table:table-cell office:value-type="float" office:value="-4.23">
                <text:p>-4.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08">
                <text:p>13.08</text:p>
              </table:table-cell>
              <table:table-cell office:value-type="float" office:value="-0.56">
                <text:p>-0.56</text:p>
              </table:table-cell>
              <table:table-cell office:value-type="float" office:value="-11.78">
                <text:p>-11.78</text:p>
              </table:table-cell>
              <table:table-cell office:value-type="float" office:value="-4.27">
                <text:p>-4.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6">
                <text:p>13.16</text:p>
              </table:table-cell>
              <table:table-cell office:value-type="float" office:value="-0.58">
                <text:p>-0.58</text:p>
              </table:table-cell>
              <table:table-cell office:value-type="float" office:value="-11.88">
                <text:p>-11.88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4">
                <text:p>13.24</text:p>
              </table:table-cell>
              <table:table-cell office:value-type="float" office:value="-0.61">
                <text:p>-0.61</text:p>
              </table:table-cell>
              <table:table-cell office:value-type="float" office:value="-11.98">
                <text:p>-11.98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2">
                <text:p>13.32</text:p>
              </table:table-cell>
              <table:table-cell office:value-type="float" office:value="-0.64">
                <text:p>-0.64</text:p>
              </table:table-cell>
              <table:table-cell office:value-type="float" office:value="-12.08">
                <text:p>-12.08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9">
                <text:p>13.39</text:p>
              </table:table-cell>
              <table:table-cell office:value-type="float" office:value="-0.67">
                <text:p>-0.67</text:p>
              </table:table-cell>
              <table:table-cell office:value-type="float" office:value="-12.18">
                <text:p>-12.18</text:p>
              </table:table-cell>
              <table:table-cell office:value-type="float" office:value="-4.45">
                <text:p>-4.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7">
                <text:p>13.47</text:p>
              </table:table-cell>
              <table:table-cell office:value-type="float" office:value="-0.69">
                <text:p>-0.69</text:p>
              </table:table-cell>
              <table:table-cell office:value-type="float" office:value="-12.28">
                <text:p>-12.28</text:p>
              </table:table-cell>
              <table:table-cell office:value-type="float" office:value="-4.49">
                <text:p>-4.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5">
                <text:p>13.55</text:p>
              </table:table-cell>
              <table:table-cell office:value-type="float" office:value="-0.72">
                <text:p>-0.72</text:p>
              </table:table-cell>
              <table:table-cell office:value-type="float" office:value="-12.38">
                <text:p>-12.38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2">
                <text:p>13.62</text:p>
              </table:table-cell>
              <table:table-cell office:value-type="float" office:value="-0.75">
                <text:p>-0.75</text:p>
              </table:table-cell>
              <table:table-cell office:value-type="float" office:value="-12.48">
                <text:p>-12.48</text:p>
              </table:table-cell>
              <table:table-cell office:value-type="float" office:value="-4.58">
                <text:p>-4.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">
                <text:p>13.7</text:p>
              </table:table-cell>
              <table:table-cell office:value-type="float" office:value="-0.79">
                <text:p>-0.79</text:p>
              </table:table-cell>
              <table:table-cell office:value-type="float" office:value="-12.58">
                <text:p>-12.58</text:p>
              </table:table-cell>
              <table:table-cell office:value-type="float" office:value="-4.63">
                <text:p>-4.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78">
                <text:p>13.78</text:p>
              </table:table-cell>
              <table:table-cell office:value-type="float" office:value="-0.82">
                <text:p>-0.82</text:p>
              </table:table-cell>
              <table:table-cell office:value-type="float" office:value="-12.69">
                <text:p>-12.69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86">
                <text:p>13.86</text:p>
              </table:table-cell>
              <table:table-cell office:value-type="float" office:value="-0.85">
                <text:p>-0.85</text:p>
              </table:table-cell>
              <table:table-cell office:value-type="float" office:value="-12.79">
                <text:p>-12.79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93">
                <text:p>13.93</text:p>
              </table:table-cell>
              <table:table-cell office:value-type="float" office:value="-0.88">
                <text:p>-0.88</text:p>
              </table:table-cell>
              <table:table-cell office:value-type="float" office:value="-12.89">
                <text:p>-12.89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01">
                <text:p>14.01</text:p>
              </table:table-cell>
              <table:table-cell office:value-type="float" office:value="-0.91">
                <text:p>-0.91</text:p>
              </table:table-cell>
              <table:table-cell office:value-type="float" office:value="-13">
                <text:p>-13</text:p>
              </table:table-cell>
              <table:table-cell office:value-type="float" office:value="-4.81">
                <text:p>-4.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09">
                <text:p>14.09</text:p>
              </table:table-cell>
              <table:table-cell office:value-type="float" office:value="-0.95">
                <text:p>-0.95</text:p>
              </table:table-cell>
              <table:table-cell office:value-type="float" office:value="-13.1">
                <text:p>-13.1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16">
                <text:p>14.16</text:p>
              </table:table-cell>
              <table:table-cell office:value-type="float" office:value="-0.98">
                <text:p>-0.98</text:p>
              </table:table-cell>
              <table:table-cell office:value-type="float" office:value="-13.21">
                <text:p>-13.21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24">
                <text:p>14.24</text:p>
              </table:table-cell>
              <table:table-cell office:value-type="float" office:value="-1.02">
                <text:p>-1.02</text:p>
              </table:table-cell>
              <table:table-cell office:value-type="float" office:value="-13.31">
                <text:p>-13.31</text:p>
              </table:table-cell>
              <table:table-cell office:value-type="float" office:value="-4.95">
                <text:p>-4.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32">
                <text:p>14.32</text:p>
              </table:table-cell>
              <table:table-cell office:value-type="float" office:value="-1.05">
                <text:p>-1.05</text:p>
              </table:table-cell>
              <table:table-cell office:value-type="float" office:value="-13.42">
                <text:p>-13.42</text:p>
              </table:table-cell>
              <table:table-cell office:value-type="float" office:value="-4.99">
                <text:p>-4.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4">
                <text:p>14.4</text:p>
              </table:table-cell>
              <table:table-cell office:value-type="float" office:value="-1.09">
                <text:p>-1.09</text:p>
              </table:table-cell>
              <table:table-cell office:value-type="float" office:value="-13.52">
                <text:p>-13.52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48">
                <text:p>14.48</text:p>
              </table:table-cell>
              <table:table-cell office:value-type="float" office:value="-1.13">
                <text:p>-1.13</text:p>
              </table:table-cell>
              <table:table-cell office:value-type="float" office:value="-13.63">
                <text:p>-13.63</text:p>
              </table:table-cell>
              <table:table-cell office:value-type="float" office:value="-5.09">
                <text:p>-5.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55">
                <text:p>14.55</text:p>
              </table:table-cell>
              <table:table-cell office:value-type="float" office:value="-1.16">
                <text:p>-1.16</text:p>
              </table:table-cell>
              <table:table-cell office:value-type="float" office:value="-13.74">
                <text:p>-13.74</text:p>
              </table:table-cell>
              <table:table-cell office:value-type="float" office:value="-5.14">
                <text:p>-5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63">
                <text:p>14.63</text:p>
              </table:table-cell>
              <table:table-cell office:value-type="float" office:value="-1.2">
                <text:p>-1.2</text:p>
              </table:table-cell>
              <table:table-cell office:value-type="float" office:value="-13.84">
                <text:p>-13.84</text:p>
              </table:table-cell>
              <table:table-cell office:value-type="float" office:value="-5.19">
                <text:p>-5.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71">
                <text:p>14.71</text:p>
              </table:table-cell>
              <table:table-cell office:value-type="float" office:value="-1.24">
                <text:p>-1.24</text:p>
              </table:table-cell>
              <table:table-cell office:value-type="float" office:value="-13.95">
                <text:p>-13.95</text:p>
              </table:table-cell>
              <table:table-cell office:value-type="float" office:value="-5.23">
                <text:p>-5.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78">
                <text:p>14.78</text:p>
              </table:table-cell>
              <table:table-cell office:value-type="float" office:value="-1.28">
                <text:p>-1.28</text:p>
              </table:table-cell>
              <table:table-cell office:value-type="float" office:value="-14.06">
                <text:p>-14.06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86">
                <text:p>14.86</text:p>
              </table:table-cell>
              <table:table-cell office:value-type="float" office:value="-1.32">
                <text:p>-1.32</text:p>
              </table:table-cell>
              <table:table-cell office:value-type="float" office:value="-14.16">
                <text:p>-14.16</text:p>
              </table:table-cell>
              <table:table-cell office:value-type="float" office:value="-5.33">
                <text:p>-5.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94">
                <text:p>14.94</text:p>
              </table:table-cell>
              <table:table-cell office:value-type="float" office:value="-1.36">
                <text:p>-1.36</text:p>
              </table:table-cell>
              <table:table-cell office:value-type="float" office:value="-14.27">
                <text:p>-14.27</text:p>
              </table:table-cell>
              <table:table-cell office:value-type="float" office:value="-5.38">
                <text:p>-5.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02">
                <text:p>15.02</text:p>
              </table:table-cell>
              <table:table-cell office:value-type="float" office:value="-1.4">
                <text:p>-1.4</text:p>
              </table:table-cell>
              <table:table-cell office:value-type="float" office:value="-14.38">
                <text:p>-14.38</text:p>
              </table:table-cell>
              <table:table-cell office:value-type="float" office:value="-5.43">
                <text:p>-5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09">
                <text:p>15.09</text:p>
              </table:table-cell>
              <table:table-cell office:value-type="float" office:value="-1.44">
                <text:p>-1.44</text:p>
              </table:table-cell>
              <table:table-cell office:value-type="float" office:value="-14.49">
                <text:p>-14.49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7">
                <text:p>15.17</text:p>
              </table:table-cell>
              <table:table-cell office:value-type="float" office:value="-1.48">
                <text:p>-1.48</text:p>
              </table:table-cell>
              <table:table-cell office:value-type="float" office:value="-14.6">
                <text:p>-14.6</text:p>
              </table:table-cell>
              <table:table-cell office:value-type="float" office:value="-5.53">
                <text:p>-5.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25">
                <text:p>15.25</text:p>
              </table:table-cell>
              <table:table-cell office:value-type="float" office:value="-1.52">
                <text:p>-1.52</text:p>
              </table:table-cell>
              <table:table-cell office:value-type="float" office:value="-14.71">
                <text:p>-14.71</text:p>
              </table:table-cell>
              <table:table-cell office:value-type="float" office:value="-5.58">
                <text:p>-5.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33">
                <text:p>15.33</text:p>
              </table:table-cell>
              <table:table-cell office:value-type="float" office:value="-1.57">
                <text:p>-1.57</text:p>
              </table:table-cell>
              <table:table-cell office:value-type="float" office:value="-14.82">
                <text:p>-14.82</text:p>
              </table:table-cell>
              <table:table-cell office:value-type="float" office:value="-5.63">
                <text:p>-5.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41">
                <text:p>15.41</text:p>
              </table:table-cell>
              <table:table-cell office:value-type="float" office:value="-1.61">
                <text:p>-1.61</text:p>
              </table:table-cell>
              <table:table-cell office:value-type="float" office:value="-14.93">
                <text:p>-14.93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48">
                <text:p>15.48</text:p>
              </table:table-cell>
              <table:table-cell office:value-type="float" office:value="-1.66">
                <text:p>-1.66</text:p>
              </table:table-cell>
              <table:table-cell office:value-type="float" office:value="-15.04">
                <text:p>-15.04</text:p>
              </table:table-cell>
              <table:table-cell office:value-type="float" office:value="-5.73">
                <text:p>-5.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56">
                <text:p>15.56</text:p>
              </table:table-cell>
              <table:table-cell office:value-type="float" office:value="-1.7">
                <text:p>-1.7</text:p>
              </table:table-cell>
              <table:table-cell office:value-type="float" office:value="-15.16">
                <text:p>-15.16</text:p>
              </table:table-cell>
              <table:table-cell office:value-type="float" office:value="-5.78">
                <text:p>-5.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4">
                <text:p>15.64</text:p>
              </table:table-cell>
              <table:table-cell office:value-type="float" office:value="-1.75">
                <text:p>-1.75</text:p>
              </table:table-cell>
              <table:table-cell office:value-type="float" office:value="-15.27">
                <text:p>-15.2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72">
                <text:p>15.72</text:p>
              </table:table-cell>
              <table:table-cell office:value-type="float" office:value="-1.79">
                <text:p>-1.79</text:p>
              </table:table-cell>
              <table:table-cell office:value-type="float" office:value="-15.38">
                <text:p>-15.38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9">
                <text:p>15.79</text:p>
              </table:table-cell>
              <table:table-cell office:value-type="float" office:value="-1.84">
                <text:p>-1.84</text:p>
              </table:table-cell>
              <table:table-cell office:value-type="float" office:value="-15.49">
                <text:p>-15.49</text:p>
              </table:table-cell>
              <table:table-cell office:value-type="float" office:value="-5.93">
                <text:p>-5.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7">
                <text:p>15.87</text:p>
              </table:table-cell>
              <table:table-cell office:value-type="float" office:value="-1.89">
                <text:p>-1.89</text:p>
              </table:table-cell>
              <table:table-cell office:value-type="float" office:value="-15.61">
                <text:p>-15.61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95">
                <text:p>15.95</text:p>
              </table:table-cell>
              <table:table-cell office:value-type="float" office:value="-1.94">
                <text:p>-1.94</text:p>
              </table:table-cell>
              <table:table-cell office:value-type="float" office:value="-15.72">
                <text:p>-15.72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03">
                <text:p>16.03</text:p>
              </table:table-cell>
              <table:table-cell office:value-type="float" office:value="-1.99">
                <text:p>-1.99</text:p>
              </table:table-cell>
              <table:table-cell office:value-type="float" office:value="-15.83">
                <text:p>-15.83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1">
                <text:p>16.1</text:p>
              </table:table-cell>
              <table:table-cell office:value-type="float" office:value="-2.04">
                <text:p>-2.04</text:p>
              </table:table-cell>
              <table:table-cell office:value-type="float" office:value="-15.94">
                <text:p>-15.94</text:p>
              </table:table-cell>
              <table:table-cell office:value-type="float" office:value="-6.14">
                <text:p>-6.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18">
                <text:p>16.18</text:p>
              </table:table-cell>
              <table:table-cell office:value-type="float" office:value="-2.09">
                <text:p>-2.09</text:p>
              </table:table-cell>
              <table:table-cell office:value-type="float" office:value="-16.06">
                <text:p>-16.06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26">
                <text:p>16.26</text:p>
              </table:table-cell>
              <table:table-cell office:value-type="float" office:value="-2.14">
                <text:p>-2.14</text:p>
              </table:table-cell>
              <table:table-cell office:value-type="float" office:value="-16.17">
                <text:p>-16.1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34">
                <text:p>16.34</text:p>
              </table:table-cell>
              <table:table-cell office:value-type="float" office:value="-2.19">
                <text:p>-2.19</text:p>
              </table:table-cell>
              <table:table-cell office:value-type="float" office:value="-16.29">
                <text:p>-16.29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41">
                <text:p>16.41</text:p>
              </table:table-cell>
              <table:table-cell office:value-type="float" office:value="-2.25">
                <text:p>-2.25</text:p>
              </table:table-cell>
              <table:table-cell office:value-type="float" office:value="-16.4">
                <text:p>-16.4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9">
                <text:p>16.49</text:p>
              </table:table-cell>
              <table:table-cell office:value-type="float" office:value="-2.3">
                <text:p>-2.3</text:p>
              </table:table-cell>
              <table:table-cell office:value-type="float" office:value="-16.52">
                <text:p>-16.52</text:p>
              </table:table-cell>
              <table:table-cell office:value-type="float" office:value="-6.41">
                <text:p>-6.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7">
                <text:p>16.57</text:p>
              </table:table-cell>
              <table:table-cell office:value-type="float" office:value="-2.35">
                <text:p>-2.35</text:p>
              </table:table-cell>
              <table:table-cell office:value-type="float" office:value="-16.63">
                <text:p>-16.63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4">
                <text:p>16.64</text:p>
              </table:table-cell>
              <table:table-cell office:value-type="float" office:value="-2.41">
                <text:p>-2.41</text:p>
              </table:table-cell>
              <table:table-cell office:value-type="float" office:value="-16.75">
                <text:p>-16.75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2">
                <text:p>16.72</text:p>
              </table:table-cell>
              <table:table-cell office:value-type="float" office:value="-2.46">
                <text:p>-2.46</text:p>
              </table:table-cell>
              <table:table-cell office:value-type="float" office:value="-16.87">
                <text:p>-16.87</text:p>
              </table:table-cell>
              <table:table-cell office:value-type="float" office:value="-6.58">
                <text:p>-6.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2.52">
                <text:p>-2.52</text:p>
              </table:table-cell>
              <table:table-cell office:value-type="float" office:value="-16.98">
                <text:p>-16.98</text:p>
              </table:table-cell>
              <table:table-cell office:value-type="float" office:value="-6.63">
                <text:p>-6.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8">
                <text:p>16.88</text:p>
              </table:table-cell>
              <table:table-cell office:value-type="float" office:value="-2.58">
                <text:p>-2.58</text:p>
              </table:table-cell>
              <table:table-cell office:value-type="float" office:value="-17.1">
                <text:p>-17.1</text:p>
              </table:table-cell>
              <table:table-cell office:value-type="float" office:value="-6.69">
                <text:p>-6.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5">
                <text:p>16.95</text:p>
              </table:table-cell>
              <table:table-cell office:value-type="float" office:value="-2.64">
                <text:p>-2.64</text:p>
              </table:table-cell>
              <table:table-cell office:value-type="float" office:value="-17.22">
                <text:p>-17.22</text:p>
              </table:table-cell>
              <table:table-cell office:value-type="float" office:value="-6.74">
                <text:p>-6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3">
                <text:p>17.03</text:p>
              </table:table-cell>
              <table:table-cell office:value-type="float" office:value="-2.7">
                <text:p>-2.7</text:p>
              </table:table-cell>
              <table:table-cell office:value-type="float" office:value="-17.33">
                <text:p>-17.33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1">
                <text:p>17.11</text:p>
              </table:table-cell>
              <table:table-cell office:value-type="float" office:value="-2.75">
                <text:p>-2.75</text:p>
              </table:table-cell>
              <table:table-cell office:value-type="float" office:value="-17.45">
                <text:p>-17.45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9">
                <text:p>17.19</text:p>
              </table:table-cell>
              <table:table-cell office:value-type="float" office:value="-2.82">
                <text:p>-2.82</text:p>
              </table:table-cell>
              <table:table-cell office:value-type="float" office:value="-17.57">
                <text:p>-17.57</text:p>
              </table:table-cell>
              <table:table-cell office:value-type="float" office:value="-6.91">
                <text:p>-6.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6">
                <text:p>17.26</text:p>
              </table:table-cell>
              <table:table-cell office:value-type="float" office:value="-2.88">
                <text:p>-2.88</text:p>
              </table:table-cell>
              <table:table-cell office:value-type="float" office:value="-17.69">
                <text:p>-17.69</text:p>
              </table:table-cell>
              <table:table-cell office:value-type="float" office:value="-6.97">
                <text:p>-6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4">
                <text:p>17.34</text:p>
              </table:table-cell>
              <table:table-cell office:value-type="float" office:value="-2.94">
                <text:p>-2.94</text:p>
              </table:table-cell>
              <table:table-cell office:value-type="float" office:value="-17.81">
                <text:p>-17.81</text:p>
              </table:table-cell>
              <table:table-cell office:value-type="float" office:value="-7.02">
                <text:p>-7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2">
                <text:p>17.42</text:p>
              </table:table-cell>
              <table:table-cell office:value-type="float" office:value="-3">
                <text:p>-3</text:p>
              </table:table-cell>
              <table:table-cell office:value-type="float" office:value="-17.93">
                <text:p>-17.93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5">
                <text:p>17.5</text:p>
              </table:table-cell>
              <table:table-cell office:value-type="float" office:value="-3.06">
                <text:p>-3.06</text:p>
              </table:table-cell>
              <table:table-cell office:value-type="float" office:value="-18.05">
                <text:p>-18.05</text:p>
              </table:table-cell>
              <table:table-cell office:value-type="float" office:value="-7.14">
                <text:p>-7.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57">
                <text:p>17.57</text:p>
              </table:table-cell>
              <table:table-cell office:value-type="float" office:value="-3.13">
                <text:p>-3.13</text:p>
              </table:table-cell>
              <table:table-cell office:value-type="float" office:value="-18.17">
                <text:p>-18.17</text:p>
              </table:table-cell>
              <table:table-cell office:value-type="float" office:value="-7.19">
                <text:p>-7.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65">
                <text:p>17.65</text:p>
              </table:table-cell>
              <table:table-cell office:value-type="float" office:value="-3.19">
                <text:p>-3.19</text:p>
              </table:table-cell>
              <table:table-cell office:value-type="float" office:value="-18.29">
                <text:p>-18.2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73">
                <text:p>17.73</text:p>
              </table:table-cell>
              <table:table-cell office:value-type="float" office:value="-3.26">
                <text:p>-3.26</text:p>
              </table:table-cell>
              <table:table-cell office:value-type="float" office:value="-18.41">
                <text:p>-18.41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81">
                <text:p>17.81</text:p>
              </table:table-cell>
              <table:table-cell office:value-type="float" office:value="-3.33">
                <text:p>-3.33</text:p>
              </table:table-cell>
              <table:table-cell office:value-type="float" office:value="-18.53">
                <text:p>-18.53</text:p>
              </table:table-cell>
              <table:table-cell office:value-type="float" office:value="-7.37">
                <text:p>-7.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88">
                <text:p>17.88</text:p>
              </table:table-cell>
              <table:table-cell office:value-type="float" office:value="-3.39">
                <text:p>-3.39</text:p>
              </table:table-cell>
              <table:table-cell office:value-type="float" office:value="-18.65">
                <text:p>-18.65</text:p>
              </table:table-cell>
              <table:table-cell office:value-type="float" office:value="-7.43">
                <text:p>-7.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96">
                <text:p>17.96</text:p>
              </table:table-cell>
              <table:table-cell office:value-type="float" office:value="-3.46">
                <text:p>-3.46</text:p>
              </table:table-cell>
              <table:table-cell office:value-type="float" office:value="-18.77">
                <text:p>-18.77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04">
                <text:p>18.04</text:p>
              </table:table-cell>
              <table:table-cell office:value-type="float" office:value="-3.53">
                <text:p>-3.53</text:p>
              </table:table-cell>
              <table:table-cell office:value-type="float" office:value="-18.89">
                <text:p>-18.89</text:p>
              </table:table-cell>
              <table:table-cell office:value-type="float" office:value="-7.54">
                <text:p>-7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12">
                <text:p>18.12</text:p>
              </table:table-cell>
              <table:table-cell office:value-type="float" office:value="-3.6">
                <text:p>-3.6</text:p>
              </table:table-cell>
              <table:table-cell office:value-type="float" office:value="-19.02">
                <text:p>-19.02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19">
                <text:p>18.19</text:p>
              </table:table-cell>
              <table:table-cell office:value-type="float" office:value="-3.67">
                <text:p>-3.67</text:p>
              </table:table-cell>
              <table:table-cell office:value-type="float" office:value="-19.14">
                <text:p>-19.14</text:p>
              </table:table-cell>
              <table:table-cell office:value-type="float" office:value="-7.66">
                <text:p>-7.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27">
                <text:p>18.27</text:p>
              </table:table-cell>
              <table:table-cell office:value-type="float" office:value="-3.74">
                <text:p>-3.74</text:p>
              </table:table-cell>
              <table:table-cell office:value-type="float" office:value="-19.26">
                <text:p>-19.2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35">
                <text:p>18.35</text:p>
              </table:table-cell>
              <table:table-cell office:value-type="float" office:value="-3.82">
                <text:p>-3.82</text:p>
              </table:table-cell>
              <table:table-cell office:value-type="float" office:value="-19.38">
                <text:p>-19.38</text:p>
              </table:table-cell>
              <table:table-cell office:value-type="float" office:value="-7.78">
                <text:p>-7.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43">
                <text:p>18.43</text:p>
              </table:table-cell>
              <table:table-cell office:value-type="float" office:value="-3.89">
                <text:p>-3.89</text:p>
              </table:table-cell>
              <table:table-cell office:value-type="float" office:value="-19.51">
                <text:p>-19.51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5">
                <text:p>18.5</text:p>
              </table:table-cell>
              <table:table-cell office:value-type="float" office:value="-3.96">
                <text:p>-3.96</text:p>
              </table:table-cell>
              <table:table-cell office:value-type="float" office:value="-19.63">
                <text:p>-19.63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58">
                <text:p>18.58</text:p>
              </table:table-cell>
              <table:table-cell office:value-type="float" office:value="-4.04">
                <text:p>-4.04</text:p>
              </table:table-cell>
              <table:table-cell office:value-type="float" office:value="-19.76">
                <text:p>-19.76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66">
                <text:p>18.66</text:p>
              </table:table-cell>
              <table:table-cell office:value-type="float" office:value="-4.11">
                <text:p>-4.11</text:p>
              </table:table-cell>
              <table:table-cell office:value-type="float" office:value="-19.88">
                <text:p>-19.88</text:p>
              </table:table-cell>
              <table:table-cell office:value-type="float" office:value="-8.02">
                <text:p>-8.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74">
                <text:p>18.74</text:p>
              </table:table-cell>
              <table:table-cell office:value-type="float" office:value="-4.19">
                <text:p>-4.19</text:p>
              </table:table-cell>
              <table:table-cell office:value-type="float" office:value="-20.01">
                <text:p>-20.01</text:p>
              </table:table-cell>
              <table:table-cell office:value-type="float" office:value="-8.08">
                <text:p>-8.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81">
                <text:p>18.81</text:p>
              </table:table-cell>
              <table:table-cell office:value-type="float" office:value="-4.27">
                <text:p>-4.27</text:p>
              </table:table-cell>
              <table:table-cell office:value-type="float" office:value="-20.13">
                <text:p>-20.13</text:p>
              </table:table-cell>
              <table:table-cell office:value-type="float" office:value="-8.15">
                <text:p>-8.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89">
                <text:p>18.89</text:p>
              </table:table-cell>
              <table:table-cell office:value-type="float" office:value="-4.35">
                <text:p>-4.35</text:p>
              </table:table-cell>
              <table:table-cell office:value-type="float" office:value="-20.26">
                <text:p>-20.26</text:p>
              </table:table-cell>
              <table:table-cell office:value-type="float" office:value="-8.21">
                <text:p>-8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97">
                <text:p>18.97</text:p>
              </table:table-cell>
              <table:table-cell office:value-type="float" office:value="-4.43">
                <text:p>-4.43</text:p>
              </table:table-cell>
              <table:table-cell office:value-type="float" office:value="-20.39">
                <text:p>-20.39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05">
                <text:p>19.05</text:p>
              </table:table-cell>
              <table:table-cell office:value-type="float" office:value="-4.51">
                <text:p>-4.51</text:p>
              </table:table-cell>
              <table:table-cell office:value-type="float" office:value="-20.51">
                <text:p>-20.51</text:p>
              </table:table-cell>
              <table:table-cell office:value-type="float" office:value="-8.33">
                <text:p>-8.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12">
                <text:p>19.12</text:p>
              </table:table-cell>
              <table:table-cell office:value-type="float" office:value="-4.59">
                <text:p>-4.59</text:p>
              </table:table-cell>
              <table:table-cell office:value-type="float" office:value="-20.64">
                <text:p>-20.64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2">
                <text:p>19.2</text:p>
              </table:table-cell>
              <table:table-cell office:value-type="float" office:value="-4.67">
                <text:p>-4.67</text:p>
              </table:table-cell>
              <table:table-cell office:value-type="float" office:value="-20.77">
                <text:p>-20.77</text:p>
              </table:table-cell>
              <table:table-cell office:value-type="float" office:value="-8.46">
                <text:p>-8.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28">
                <text:p>19.28</text:p>
              </table:table-cell>
              <table:table-cell office:value-type="float" office:value="-4.75">
                <text:p>-4.75</text:p>
              </table:table-cell>
              <table:table-cell office:value-type="float" office:value="-20.9">
                <text:p>-20.9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35">
                <text:p>19.35</text:p>
              </table:table-cell>
              <table:table-cell office:value-type="float" office:value="-4.84">
                <text:p>-4.84</text:p>
              </table:table-cell>
              <table:table-cell office:value-type="float" office:value="-21.02">
                <text:p>-21.02</text:p>
              </table:table-cell>
              <table:table-cell office:value-type="float" office:value="-8.59">
                <text:p>-8.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43">
                <text:p>19.43</text:p>
              </table:table-cell>
              <table:table-cell office:value-type="float" office:value="-4.92">
                <text:p>-4.92</text:p>
              </table:table-cell>
              <table:table-cell office:value-type="float" office:value="-21.15">
                <text:p>-21.15</text:p>
              </table:table-cell>
              <table:table-cell office:value-type="float" office:value="-8.65">
                <text:p>-8.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51">
                <text:p>19.51</text:p>
              </table:table-cell>
              <table:table-cell office:value-type="float" office:value="-5.01">
                <text:p>-5.01</text:p>
              </table:table-cell>
              <table:table-cell office:value-type="float" office:value="-21.28">
                <text:p>-21.28</text:p>
              </table:table-cell>
              <table:table-cell office:value-type="float" office:value="-8.71">
                <text:p>-8.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59">
                <text:p>19.59</text:p>
              </table:table-cell>
              <table:table-cell office:value-type="float" office:value="-5.09">
                <text:p>-5.09</text:p>
              </table:table-cell>
              <table:table-cell office:value-type="float" office:value="-21.41">
                <text:p>-21.41</text:p>
              </table:table-cell>
              <table:table-cell office:value-type="float" office:value="-8.78">
                <text:p>-8.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66">
                <text:p>19.66</text:p>
              </table:table-cell>
              <table:table-cell office:value-type="float" office:value="-5.18">
                <text:p>-5.18</text:p>
              </table:table-cell>
              <table:table-cell office:value-type="float" office:value="-21.54">
                <text:p>-21.54</text:p>
              </table:table-cell>
              <table:table-cell office:value-type="float" office:value="-8.85">
                <text:p>-8.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74">
                <text:p>19.74</text:p>
              </table:table-cell>
              <table:table-cell office:value-type="float" office:value="-5.27">
                <text:p>-5.27</text:p>
              </table:table-cell>
              <table:table-cell office:value-type="float" office:value="-21.67">
                <text:p>-21.67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82">
                <text:p>19.82</text:p>
              </table:table-cell>
              <table:table-cell office:value-type="float" office:value="-5.36">
                <text:p>-5.36</text:p>
              </table:table-cell>
              <table:table-cell office:value-type="float" office:value="-21.8">
                <text:p>-21.8</text:p>
              </table:table-cell>
              <table:table-cell office:value-type="float" office:value="-8.98">
                <text:p>-8.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9">
                <text:p>19.9</text:p>
              </table:table-cell>
              <table:table-cell office:value-type="float" office:value="-5.45">
                <text:p>-5.45</text:p>
              </table:table-cell>
              <table:table-cell office:value-type="float" office:value="-21.93">
                <text:p>-21.93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97">
                <text:p>19.97</text:p>
              </table:table-cell>
              <table:table-cell office:value-type="float" office:value="-5.54">
                <text:p>-5.54</text:p>
              </table:table-cell>
              <table:table-cell office:value-type="float" office:value="-22.06">
                <text:p>-22.06</text:p>
              </table:table-cell>
              <table:table-cell office:value-type="float" office:value="-9.11">
                <text:p>-9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05">
                <text:p>20.05</text:p>
              </table:table-cell>
              <table:table-cell office:value-type="float" office:value="-5.63">
                <text:p>-5.63</text:p>
              </table:table-cell>
              <table:table-cell office:value-type="float" office:value="-22.19">
                <text:p>-22.19</text:p>
              </table:table-cell>
              <table:table-cell office:value-type="float" office:value="-9.17">
                <text:p>-9.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13">
                <text:p>20.13</text:p>
              </table:table-cell>
              <table:table-cell office:value-type="float" office:value="-5.72">
                <text:p>-5.72</text:p>
              </table:table-cell>
              <table:table-cell office:value-type="float" office:value="-22.33">
                <text:p>-22.33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21">
                <text:p>20.21</text:p>
              </table:table-cell>
              <table:table-cell office:value-type="float" office:value="-5.82">
                <text:p>-5.82</text:p>
              </table:table-cell>
              <table:table-cell office:value-type="float" office:value="-22.46">
                <text:p>-22.46</text:p>
              </table:table-cell>
              <table:table-cell office:value-type="float" office:value="-9.31">
                <text:p>-9.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28">
                <text:p>20.28</text:p>
              </table:table-cell>
              <table:table-cell office:value-type="float" office:value="-5.91">
                <text:p>-5.91</text:p>
              </table:table-cell>
              <table:table-cell office:value-type="float" office:value="-22.59">
                <text:p>-22.59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36">
                <text:p>20.36</text:p>
              </table:table-cell>
              <table:table-cell office:value-type="float" office:value="-6.01">
                <text:p>-6.01</text:p>
              </table:table-cell>
              <table:table-cell office:value-type="float" office:value="-22.72">
                <text:p>-22.72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44">
                <text:p>20.44</text:p>
              </table:table-cell>
              <table:table-cell office:value-type="float" office:value="-6.1">
                <text:p>-6.1</text:p>
              </table:table-cell>
              <table:table-cell office:value-type="float" office:value="-22.85">
                <text:p>-22.85</text:p>
              </table:table-cell>
              <table:table-cell office:value-type="float" office:value="-9.51">
                <text:p>-9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51">
                <text:p>20.51</text:p>
              </table:table-cell>
              <table:table-cell office:value-type="float" office:value="-6.2">
                <text:p>-6.2</text:p>
              </table:table-cell>
              <table:table-cell office:value-type="float" office:value="-22.99">
                <text:p>-22.99</text:p>
              </table:table-cell>
              <table:table-cell office:value-type="float" office:value="-9.58">
                <text:p>-9.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59">
                <text:p>20.59</text:p>
              </table:table-cell>
              <table:table-cell office:value-type="float" office:value="-6.3">
                <text:p>-6.3</text:p>
              </table:table-cell>
              <table:table-cell office:value-type="float" office:value="-23.12">
                <text:p>-23.12</text:p>
              </table:table-cell>
              <table:table-cell office:value-type="float" office:value="-9.65">
                <text:p>-9.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67">
                <text:p>20.67</text:p>
              </table:table-cell>
              <table:table-cell office:value-type="float" office:value="-6.4">
                <text:p>-6.4</text:p>
              </table:table-cell>
              <table:table-cell office:value-type="float" office:value="-23.26">
                <text:p>-23.26</text:p>
              </table:table-cell>
              <table:table-cell office:value-type="float" office:value="-9.71">
                <text:p>-9.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75">
                <text:p>20.75</text:p>
              </table:table-cell>
              <table:table-cell office:value-type="float" office:value="-6.5">
                <text:p>-6.5</text:p>
              </table:table-cell>
              <table:table-cell office:value-type="float" office:value="-23.39">
                <text:p>-23.39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83">
                <text:p>20.83</text:p>
              </table:table-cell>
              <table:table-cell office:value-type="float" office:value="-6.6">
                <text:p>-6.6</text:p>
              </table:table-cell>
              <table:table-cell office:value-type="float" office:value="-23.53">
                <text:p>-23.53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9">
                <text:p>20.9</text:p>
              </table:table-cell>
              <table:table-cell office:value-type="float" office:value="-6.7">
                <text:p>-6.7</text:p>
              </table:table-cell>
              <table:table-cell office:value-type="float" office:value="-23.66">
                <text:p>-23.66</text:p>
              </table:table-cell>
              <table:table-cell office:value-type="float" office:value="-9.92">
                <text:p>-9.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98">
                <text:p>20.98</text:p>
              </table:table-cell>
              <table:table-cell office:value-type="float" office:value="-6.8">
                <text:p>-6.8</text:p>
              </table:table-cell>
              <table:table-cell office:value-type="float" office:value="-23.8">
                <text:p>-23.8</text:p>
              </table:table-cell>
              <table:table-cell office:value-type="float" office:value="-9.99">
                <text:p>-9.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06">
                <text:p>21.06</text:p>
              </table:table-cell>
              <table:table-cell office:value-type="float" office:value="-6.91">
                <text:p>-6.91</text:p>
              </table:table-cell>
              <table:table-cell office:value-type="float" office:value="-23.93">
                <text:p>-23.93</text:p>
              </table:table-cell>
              <table:table-cell office:value-type="float" office:value="-10.06">
                <text:p>-10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13">
                <text:p>21.13</text:p>
              </table:table-cell>
              <table:table-cell office:value-type="float" office:value="-7.01">
                <text:p>-7.01</text:p>
              </table:table-cell>
              <table:table-cell office:value-type="float" office:value="-24.07">
                <text:p>-24.07</text:p>
              </table:table-cell>
              <table:table-cell office:value-type="float" office:value="-10.13">
                <text:p>-10.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21">
                <text:p>21.21</text:p>
              </table:table-cell>
              <table:table-cell office:value-type="float" office:value="-7.12">
                <text:p>-7.12</text:p>
              </table:table-cell>
              <table:table-cell office:value-type="float" office:value="-24.21">
                <text:p>-24.21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29">
                <text:p>21.29</text:p>
              </table:table-cell>
              <table:table-cell office:value-type="float" office:value="-7.22">
                <text:p>-7.22</text:p>
              </table:table-cell>
              <table:table-cell office:value-type="float" office:value="-24.34">
                <text:p>-24.34</text:p>
              </table:table-cell>
              <table:table-cell office:value-type="float" office:value="-10.27">
                <text:p>-10.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37">
                <text:p>21.37</text:p>
              </table:table-cell>
              <table:table-cell office:value-type="float" office:value="-7.33">
                <text:p>-7.33</text:p>
              </table:table-cell>
              <table:table-cell office:value-type="float" office:value="-24.48">
                <text:p>-24.48</text:p>
              </table:table-cell>
              <table:table-cell office:value-type="float" office:value="-10.34">
                <text:p>-10.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44">
                <text:p>21.44</text:p>
              </table:table-cell>
              <table:table-cell office:value-type="float" office:value="-7.44">
                <text:p>-7.44</text:p>
              </table:table-cell>
              <table:table-cell office:value-type="float" office:value="-24.62">
                <text:p>-24.62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52">
                <text:p>21.52</text:p>
              </table:table-cell>
              <table:table-cell office:value-type="float" office:value="-7.55">
                <text:p>-7.55</text:p>
              </table:table-cell>
              <table:table-cell office:value-type="float" office:value="-24.76">
                <text:p>-24.76</text:p>
              </table:table-cell>
              <table:table-cell office:value-type="float" office:value="-10.49">
                <text:p>-10.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6">
                <text:p>21.6</text:p>
              </table:table-cell>
              <table:table-cell office:value-type="float" office:value="-7.66">
                <text:p>-7.66</text:p>
              </table:table-cell>
              <table:table-cell office:value-type="float" office:value="-24.9">
                <text:p>-24.9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68">
                <text:p>21.68</text:p>
              </table:table-cell>
              <table:table-cell office:value-type="float" office:value="-7.77">
                <text:p>-7.77</text:p>
              </table:table-cell>
              <table:table-cell office:value-type="float" office:value="-25.04">
                <text:p>-25.04</text:p>
              </table:table-cell>
              <table:table-cell office:value-type="float" office:value="-10.63">
                <text:p>-10.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75">
                <text:p>21.75</text:p>
              </table:table-cell>
              <table:table-cell office:value-type="float" office:value="-7.88">
                <text:p>-7.88</text:p>
              </table:table-cell>
              <table:table-cell office:value-type="float" office:value="-25.18">
                <text:p>-25.18</text:p>
              </table:table-cell>
              <table:table-cell office:value-type="float" office:value="-10.7">
                <text:p>-10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83">
                <text:p>21.83</text:p>
              </table:table-cell>
              <table:table-cell office:value-type="float" office:value="-8">
                <text:p>-8</text:p>
              </table:table-cell>
              <table:table-cell office:value-type="float" office:value="-25.32">
                <text:p>-25.32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91">
                <text:p>21.91</text:p>
              </table:table-cell>
              <table:table-cell office:value-type="float" office:value="-8.11">
                <text:p>-8.11</text:p>
              </table:table-cell>
              <table:table-cell office:value-type="float" office:value="-25.46">
                <text:p>-25.46</text:p>
              </table:table-cell>
              <table:table-cell office:value-type="float" office:value="-10.85">
                <text:p>-10.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9">
                <text:p>21.99</text:p>
              </table:table-cell>
              <table:table-cell office:value-type="float" office:value="-8.23">
                <text:p>-8.23</text:p>
              </table:table-cell>
              <table:table-cell office:value-type="float" office:value="-25.6">
                <text:p>-25.6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07">
                <text:p>22.07</text:p>
              </table:table-cell>
              <table:table-cell office:value-type="float" office:value="-8.35">
                <text:p>-8.35</text:p>
              </table:table-cell>
              <table:table-cell office:value-type="float" office:value="-25.74">
                <text:p>-25.7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14">
                <text:p>22.14</text:p>
              </table:table-cell>
              <table:table-cell office:value-type="float" office:value="-8.46">
                <text:p>-8.46</text:p>
              </table:table-cell>
              <table:table-cell office:value-type="float" office:value="-25.88">
                <text:p>-25.88</text:p>
              </table:table-cell>
              <table:table-cell office:value-type="float" office:value="-11.07">
                <text:p>-11.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22">
                <text:p>22.22</text:p>
              </table:table-cell>
              <table:table-cell office:value-type="float" office:value="-8.58">
                <text:p>-8.58</text:p>
              </table:table-cell>
              <table:table-cell office:value-type="float" office:value="-26.03">
                <text:p>-26.03</text:p>
              </table:table-cell>
              <table:table-cell office:value-type="float" office:value="-11.15">
                <text:p>-11.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3">
                <text:p>22.3</text:p>
              </table:table-cell>
              <table:table-cell office:value-type="float" office:value="-8.7">
                <text:p>-8.7</text:p>
              </table:table-cell>
              <table:table-cell office:value-type="float" office:value="-26.17">
                <text:p>-26.17</text:p>
              </table:table-cell>
              <table:table-cell office:value-type="float" office:value="-11.22">
                <text:p>-11.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8">
                <text:p>22.38</text:p>
              </table:table-cell>
              <table:table-cell office:value-type="float" office:value="-8.82">
                <text:p>-8.82</text:p>
              </table:table-cell>
              <table:table-cell office:value-type="float" office:value="-26.31">
                <text:p>-26.31</text:p>
              </table:table-cell>
              <table:table-cell office:value-type="float" office:value="-11.3">
                <text:p>-11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5">
                <text:p>22.45</text:p>
              </table:table-cell>
              <table:table-cell office:value-type="float" office:value="-8.94">
                <text:p>-8.94</text:p>
              </table:table-cell>
              <table:table-cell office:value-type="float" office:value="-26.45">
                <text:p>-26.45</text:p>
              </table:table-cell>
              <table:table-cell office:value-type="float" office:value="-11.37">
                <text:p>-11.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3">
                <text:p>22.53</text:p>
              </table:table-cell>
              <table:table-cell office:value-type="float" office:value="-9.06">
                <text:p>-9.06</text:p>
              </table:table-cell>
              <table:table-cell office:value-type="float" office:value="-26.6">
                <text:p>-26.6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1">
                <text:p>22.61</text:p>
              </table:table-cell>
              <table:table-cell office:value-type="float" office:value="-9.19">
                <text:p>-9.19</text:p>
              </table:table-cell>
              <table:table-cell office:value-type="float" office:value="-26.74">
                <text:p>-26.74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68">
                <text:p>22.68</text:p>
              </table:table-cell>
              <table:table-cell office:value-type="float" office:value="-9.31">
                <text:p>-9.31</text:p>
              </table:table-cell>
              <table:table-cell office:value-type="float" office:value="-26.88">
                <text:p>-26.88</text:p>
              </table:table-cell>
              <table:table-cell office:value-type="float" office:value="-11.59">
                <text:p>-11.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76">
                <text:p>22.76</text:p>
              </table:table-cell>
              <table:table-cell office:value-type="float" office:value="-9.44">
                <text:p>-9.44</text:p>
              </table:table-cell>
              <table:table-cell office:value-type="float" office:value="-27.03">
                <text:p>-27.03</text:p>
              </table:table-cell>
              <table:table-cell office:value-type="float" office:value="-11.67">
                <text:p>-11.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84">
                <text:p>22.84</text:p>
              </table:table-cell>
              <table:table-cell office:value-type="float" office:value="-9.57">
                <text:p>-9.57</text:p>
              </table:table-cell>
              <table:table-cell office:value-type="float" office:value="-27.18">
                <text:p>-27.18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92">
                <text:p>22.92</text:p>
              </table:table-cell>
              <table:table-cell office:value-type="float" office:value="-9.7">
                <text:p>-9.7</text:p>
              </table:table-cell>
              <table:table-cell office:value-type="float" office:value="-27.32">
                <text:p>-27.32</text:p>
              </table:table-cell>
              <table:table-cell office:value-type="float" office:value="-11.82">
                <text:p>-11.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99">
                <text:p>22.99</text:p>
              </table:table-cell>
              <table:table-cell office:value-type="float" office:value="-9.82">
                <text:p>-9.82</text:p>
              </table:table-cell>
              <table:table-cell office:value-type="float" office:value="-27.47">
                <text:p>-27.47</text:p>
              </table:table-cell>
              <table:table-cell office:value-type="float" office:value="-11.9">
                <text:p>-11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07">
                <text:p>23.07</text:p>
              </table:table-cell>
              <table:table-cell office:value-type="float" office:value="-9.96">
                <text:p>-9.96</text:p>
              </table:table-cell>
              <table:table-cell office:value-type="float" office:value="-27.61">
                <text:p>-27.61</text:p>
              </table:table-cell>
              <table:table-cell office:value-type="float" office:value="-11.97">
                <text:p>-11.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15">
                <text:p>23.15</text:p>
              </table:table-cell>
              <table:table-cell office:value-type="float" office:value="-10.09">
                <text:p>-10.09</text:p>
              </table:table-cell>
              <table:table-cell office:value-type="float" office:value="-27.76">
                <text:p>-27.76</text:p>
              </table:table-cell>
              <table:table-cell office:value-type="float" office:value="-12.05">
                <text:p>-12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23">
                <text:p>23.23</text:p>
              </table:table-cell>
              <table:table-cell office:value-type="float" office:value="-10.22">
                <text:p>-10.22</text:p>
              </table:table-cell>
              <table:table-cell office:value-type="float" office:value="-27.91">
                <text:p>-27.91</text:p>
              </table:table-cell>
              <table:table-cell office:value-type="float" office:value="-12.13">
                <text:p>-12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3">
                <text:p>23.3</text:p>
              </table:table-cell>
              <table:table-cell office:value-type="float" office:value="-10.35">
                <text:p>-10.35</text:p>
              </table:table-cell>
              <table:table-cell office:value-type="float" office:value="-28.05">
                <text:p>-28.05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8">
                <text:p>23.38</text:p>
              </table:table-cell>
              <table:table-cell office:value-type="float" office:value="-10.49">
                <text:p>-10.49</text:p>
              </table:table-cell>
              <table:table-cell office:value-type="float" office:value="-28.2">
                <text:p>-28.2</text:p>
              </table:table-cell>
              <table:table-cell office:value-type="float" office:value="-12.28">
                <text:p>-12.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46">
                <text:p>23.46</text:p>
              </table:table-cell>
              <table:table-cell office:value-type="float" office:value="-10.62">
                <text:p>-10.62</text:p>
              </table:table-cell>
              <table:table-cell office:value-type="float" office:value="-28.35">
                <text:p>-28.35</text:p>
              </table:table-cell>
              <table:table-cell office:value-type="float" office:value="-12.36">
                <text:p>-12.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54">
                <text:p>23.54</text:p>
              </table:table-cell>
              <table:table-cell office:value-type="float" office:value="-10.76">
                <text:p>-10.76</text:p>
              </table:table-cell>
              <table:table-cell office:value-type="float" office:value="-28.5">
                <text:p>-28.5</text:p>
              </table:table-cell>
              <table:table-cell office:value-type="float" office:value="-12.43">
                <text:p>-12.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1">
                <text:p>23.61</text:p>
              </table:table-cell>
              <table:table-cell office:value-type="float" office:value="-10.9">
                <text:p>-10.9</text:p>
              </table:table-cell>
              <table:table-cell office:value-type="float" office:value="-28.65">
                <text:p>-28.65</text:p>
              </table:table-cell>
              <table:table-cell office:value-type="float" office:value="-12.51">
                <text:p>-12.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69">
                <text:p>23.69</text:p>
              </table:table-cell>
              <table:table-cell office:value-type="float" office:value="-11.04">
                <text:p>-11.04</text:p>
              </table:table-cell>
              <table:table-cell office:value-type="float" office:value="-28.8">
                <text:p>-28.8</text:p>
              </table:table-cell>
              <table:table-cell office:value-type="float" office:value="-12.59">
                <text:p>-12.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77">
                <text:p>23.77</text:p>
              </table:table-cell>
              <table:table-cell office:value-type="float" office:value="-11.18">
                <text:p>-11.18</text:p>
              </table:table-cell>
              <table:table-cell office:value-type="float" office:value="-28.95">
                <text:p>-28.95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85">
                <text:p>23.85</text:p>
              </table:table-cell>
              <table:table-cell office:value-type="float" office:value="-11.32">
                <text:p>-11.32</text:p>
              </table:table-cell>
              <table:table-cell office:value-type="float" office:value="-29.1">
                <text:p>-29.1</text:p>
              </table:table-cell>
              <table:table-cell office:value-type="float" office:value="-12.75">
                <text:p>-12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92">
                <text:p>23.92</text:p>
              </table:table-cell>
              <table:table-cell office:value-type="float" office:value="-11.46">
                <text:p>-11.46</text:p>
              </table:table-cell>
              <table:table-cell office:value-type="float" office:value="-29.25">
                <text:p>-29.25</text:p>
              </table:table-cell>
              <table:table-cell office:value-type="float" office:value="-12.83">
                <text:p>-12.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">
                <text:p>24</text:p>
              </table:table-cell>
              <table:table-cell office:value-type="float" office:value="-11.6">
                <text:p>-11.6</text:p>
              </table:table-cell>
              <table:table-cell office:value-type="float" office:value="-29.4">
                <text:p>-29.4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08">
                <text:p>24.08</text:p>
              </table:table-cell>
              <table:table-cell office:value-type="float" office:value="-11.75">
                <text:p>-11.75</text:p>
              </table:table-cell>
              <table:table-cell office:value-type="float" office:value="-29.55">
                <text:p>-29.55</text:p>
              </table:table-cell>
              <table:table-cell office:value-type="float" office:value="-12.98">
                <text:p>-12.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16">
                <text:p>24.16</text:p>
              </table:table-cell>
              <table:table-cell office:value-type="float" office:value="-11.89">
                <text:p>-11.89</text:p>
              </table:table-cell>
              <table:table-cell office:value-type="float" office:value="-29.7">
                <text:p>-29.7</text:p>
              </table:table-cell>
              <table:table-cell office:value-type="float" office:value="-13.06">
                <text:p>-13.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23">
                <text:p>24.23</text:p>
              </table:table-cell>
              <table:table-cell office:value-type="float" office:value="-12.04">
                <text:p>-12.04</text:p>
              </table:table-cell>
              <table:table-cell office:value-type="float" office:value="-29.86">
                <text:p>-29.86</text:p>
              </table:table-cell>
              <table:table-cell office:value-type="float" office:value="-13.14">
                <text:p>-13.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31">
                <text:p>24.31</text:p>
              </table:table-cell>
              <table:table-cell office:value-type="float" office:value="-12.19">
                <text:p>-12.19</text:p>
              </table:table-cell>
              <table:table-cell office:value-type="float" office:value="-30.01">
                <text:p>-30.01</text:p>
              </table:table-cell>
              <table:table-cell office:value-type="float" office:value="-13.22">
                <text:p>-13.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39">
                <text:p>24.39</text:p>
              </table:table-cell>
              <table:table-cell office:value-type="float" office:value="-12.34">
                <text:p>-12.34</text:p>
              </table:table-cell>
              <table:table-cell office:value-type="float" office:value="-30.16">
                <text:p>-30.16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47">
                <text:p>24.47</text:p>
              </table:table-cell>
              <table:table-cell office:value-type="float" office:value="-12.49">
                <text:p>-12.49</text:p>
              </table:table-cell>
              <table:table-cell office:value-type="float" office:value="-30.31">
                <text:p>-30.31</text:p>
              </table:table-cell>
              <table:table-cell office:value-type="float" office:value="-13.38">
                <text:p>-13.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54">
                <text:p>24.54</text:p>
              </table:table-cell>
              <table:table-cell office:value-type="float" office:value="-12.64">
                <text:p>-12.64</text:p>
              </table:table-cell>
              <table:table-cell office:value-type="float" office:value="-30.47">
                <text:p>-30.47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2">
                <text:p>24.62</text:p>
              </table:table-cell>
              <table:table-cell office:value-type="float" office:value="-12.79">
                <text:p>-12.79</text:p>
              </table:table-cell>
              <table:table-cell office:value-type="float" office:value="-30.62">
                <text:p>-30.62</text:p>
              </table:table-cell>
              <table:table-cell office:value-type="float" office:value="-13.54">
                <text:p>-13.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">
                <text:p>24.7</text:p>
              </table:table-cell>
              <table:table-cell office:value-type="float" office:value="-12.95">
                <text:p>-12.95</text:p>
              </table:table-cell>
              <table:table-cell office:value-type="float" office:value="-30.77">
                <text:p>-30.77</text:p>
              </table:table-cell>
              <table:table-cell office:value-type="float" office:value="-13.63">
                <text:p>-13.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78">
                <text:p>24.78</text:p>
              </table:table-cell>
              <table:table-cell office:value-type="float" office:value="-13.1">
                <text:p>-13.1</text:p>
              </table:table-cell>
              <table:table-cell office:value-type="float" office:value="-30.93">
                <text:p>-30.93</text:p>
              </table:table-cell>
              <table:table-cell office:value-type="float" office:value="-13.71">
                <text:p>-13.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85">
                <text:p>24.85</text:p>
              </table:table-cell>
              <table:table-cell office:value-type="float" office:value="-13.26">
                <text:p>-13.26</text:p>
              </table:table-cell>
              <table:table-cell office:value-type="float" office:value="-31.08">
                <text:p>-31.08</text:p>
              </table:table-cell>
              <table:table-cell office:value-type="float" office:value="-13.79">
                <text:p>-13.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93">
                <text:p>24.93</text:p>
              </table:table-cell>
              <table:table-cell office:value-type="float" office:value="-13.42">
                <text:p>-13.42</text:p>
              </table:table-cell>
              <table:table-cell office:value-type="float" office:value="-31.24">
                <text:p>-31.24</text:p>
              </table:table-cell>
              <table:table-cell office:value-type="float" office:value="-13.87">
                <text:p>-13.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01">
                <text:p>25.01</text:p>
              </table:table-cell>
              <table:table-cell office:value-type="float" office:value="-13.57">
                <text:p>-13.57</text:p>
              </table:table-cell>
              <table:table-cell office:value-type="float" office:value="-31.4">
                <text:p>-31.4</text:p>
              </table:table-cell>
              <table:table-cell office:value-type="float" office:value="-13.95">
                <text:p>-13.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09">
                <text:p>25.09</text:p>
              </table:table-cell>
              <table:table-cell office:value-type="float" office:value="-13.74">
                <text:p>-13.74</text:p>
              </table:table-cell>
              <table:table-cell office:value-type="float" office:value="-31.55">
                <text:p>-31.55</text:p>
              </table:table-cell>
              <table:table-cell office:value-type="float" office:value="-14.04">
                <text:p>-14.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16">
                <text:p>25.16</text:p>
              </table:table-cell>
              <table:table-cell office:value-type="float" office:value="-13.9">
                <text:p>-13.9</text:p>
              </table:table-cell>
              <table:table-cell office:value-type="float" office:value="-31.71">
                <text:p>-31.71</text:p>
              </table:table-cell>
              <table:table-cell office:value-type="float" office:value="-14.12">
                <text:p>-14.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24">
                <text:p>25.24</text:p>
              </table:table-cell>
              <table:table-cell office:value-type="float" office:value="-14.06">
                <text:p>-14.06</text:p>
              </table:table-cell>
              <table:table-cell office:value-type="float" office:value="-31.87">
                <text:p>-31.87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32">
                <text:p>25.32</text:p>
              </table:table-cell>
              <table:table-cell office:value-type="float" office:value="-14.22">
                <text:p>-14.22</text:p>
              </table:table-cell>
              <table:table-cell office:value-type="float" office:value="-32.02">
                <text:p>-32.02</text:p>
              </table:table-cell>
              <table:table-cell office:value-type="float" office:value="-14.28">
                <text:p>-14.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39">
                <text:p>25.39</text:p>
              </table:table-cell>
              <table:table-cell office:value-type="float" office:value="-14.39">
                <text:p>-14.39</text:p>
              </table:table-cell>
              <table:table-cell office:value-type="float" office:value="-32.18">
                <text:p>-32.18</text:p>
              </table:table-cell>
              <table:table-cell office:value-type="float" office:value="-14.37">
                <text:p>-14.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47">
                <text:p>25.47</text:p>
              </table:table-cell>
              <table:table-cell office:value-type="float" office:value="-14.55">
                <text:p>-14.55</text:p>
              </table:table-cell>
              <table:table-cell office:value-type="float" office:value="-32.33">
                <text:p>-32.33</text:p>
              </table:table-cell>
              <table:table-cell office:value-type="float" office:value="-14.45">
                <text:p>-14.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5">
                <text:p>25.55</text:p>
              </table:table-cell>
              <table:table-cell office:value-type="float" office:value="-14.72">
                <text:p>-14.72</text:p>
              </table:table-cell>
              <table:table-cell office:value-type="float" office:value="-32.49">
                <text:p>-32.49</text:p>
              </table:table-cell>
              <table:table-cell office:value-type="float" office:value="-14.53">
                <text:p>-14.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63">
                <text:p>25.63</text:p>
              </table:table-cell>
              <table:table-cell office:value-type="float" office:value="-14.89">
                <text:p>-14.89</text:p>
              </table:table-cell>
              <table:table-cell office:value-type="float" office:value="-32.65">
                <text:p>-32.65</text:p>
              </table:table-cell>
              <table:table-cell office:value-type="float" office:value="-14.62">
                <text:p>-14.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7">
                <text:p>25.7</text:p>
              </table:table-cell>
              <table:table-cell office:value-type="float" office:value="-15.06">
                <text:p>-15.06</text:p>
              </table:table-cell>
              <table:table-cell office:value-type="float" office:value="-32.81">
                <text:p>-32.81</text:p>
              </table:table-cell>
              <table:table-cell office:value-type="float" office:value="-14.7">
                <text:p>-14.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8">
                <text:p>25.78</text:p>
              </table:table-cell>
              <table:table-cell office:value-type="float" office:value="-15.23">
                <text:p>-15.23</text:p>
              </table:table-cell>
              <table:table-cell office:value-type="float" office:value="-32.97">
                <text:p>-32.97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86">
                <text:p>25.86</text:p>
              </table:table-cell>
              <table:table-cell office:value-type="float" office:value="-15.4">
                <text:p>-15.4</text:p>
              </table:table-cell>
              <table:table-cell office:value-type="float" office:value="-33.13">
                <text:p>-33.13</text:p>
              </table:table-cell>
              <table:table-cell office:value-type="float" office:value="-14.87">
                <text:p>-14.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94">
                <text:p>25.94</text:p>
              </table:table-cell>
              <table:table-cell office:value-type="float" office:value="-15.57">
                <text:p>-15.57</text:p>
              </table:table-cell>
              <table:table-cell office:value-type="float" office:value="-33.29">
                <text:p>-33.29</text:p>
              </table:table-cell>
              <table:table-cell office:value-type="float" office:value="-14.96">
                <text:p>-14.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01">
                <text:p>26.01</text:p>
              </table:table-cell>
              <table:table-cell office:value-type="float" office:value="-15.75">
                <text:p>-15.75</text:p>
              </table:table-cell>
              <table:table-cell office:value-type="float" office:value="-33.45">
                <text:p>-33.45</text:p>
              </table:table-cell>
              <table:table-cell office:value-type="float" office:value="-15.04">
                <text:p>-15.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09">
                <text:p>26.09</text:p>
              </table:table-cell>
              <table:table-cell office:value-type="float" office:value="-15.92">
                <text:p>-15.92</text:p>
              </table:table-cell>
              <table:table-cell office:value-type="float" office:value="-33.61">
                <text:p>-33.61</text:p>
              </table:table-cell>
              <table:table-cell office:value-type="float" office:value="-15.13">
                <text:p>-15.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17">
                <text:p>26.17</text:p>
              </table:table-cell>
              <table:table-cell office:value-type="float" office:value="-16.1">
                <text:p>-16.1</text:p>
              </table:table-cell>
              <table:table-cell office:value-type="float" office:value="-33.77">
                <text:p>-33.77</text:p>
              </table:table-cell>
              <table:table-cell office:value-type="float" office:value="-15.21">
                <text:p>-15.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5">
                <text:p>26.25</text:p>
              </table:table-cell>
              <table:table-cell office:value-type="float" office:value="-16.28">
                <text:p>-16.28</text:p>
              </table:table-cell>
              <table:table-cell office:value-type="float" office:value="-33.94">
                <text:p>-33.94</text:p>
              </table:table-cell>
              <table:table-cell office:value-type="float" office:value="-15.3">
                <text:p>-15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32">
                <text:p>26.32</text:p>
              </table:table-cell>
              <table:table-cell office:value-type="float" office:value="-16.46">
                <text:p>-16.46</text:p>
              </table:table-cell>
              <table:table-cell office:value-type="float" office:value="-34.1">
                <text:p>-34.1</text:p>
              </table:table-cell>
              <table:table-cell office:value-type="float" office:value="-15.39">
                <text:p>-15.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4">
                <text:p>26.4</text:p>
              </table:table-cell>
              <table:table-cell office:value-type="float" office:value="-16.64">
                <text:p>-16.64</text:p>
              </table:table-cell>
              <table:table-cell office:value-type="float" office:value="-34.26">
                <text:p>-34.26</text:p>
              </table:table-cell>
              <table:table-cell office:value-type="float" office:value="-15.47">
                <text:p>-15.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48">
                <text:p>26.48</text:p>
              </table:table-cell>
              <table:table-cell office:value-type="float" office:value="-16.82">
                <text:p>-16.82</text:p>
              </table:table-cell>
              <table:table-cell office:value-type="float" office:value="-34.42">
                <text:p>-34.42</text:p>
              </table:table-cell>
              <table:table-cell office:value-type="float" office:value="-15.56">
                <text:p>-15.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56">
                <text:p>26.56</text:p>
              </table:table-cell>
              <table:table-cell office:value-type="float" office:value="-17">
                <text:p>-17</text:p>
              </table:table-cell>
              <table:table-cell office:value-type="float" office:value="-34.59">
                <text:p>-34.59</text:p>
              </table:table-cell>
              <table:table-cell office:value-type="float" office:value="-15.65">
                <text:p>-15.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63">
                <text:p>26.63</text:p>
              </table:table-cell>
              <table:table-cell office:value-type="float" office:value="-17.19">
                <text:p>-17.19</text:p>
              </table:table-cell>
              <table:table-cell office:value-type="float" office:value="-34.75">
                <text:p>-34.75</text:p>
              </table:table-cell>
              <table:table-cell office:value-type="float" office:value="-15.73">
                <text:p>-15.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71">
                <text:p>26.71</text:p>
              </table:table-cell>
              <table:table-cell office:value-type="float" office:value="-17.37">
                <text:p>-17.37</text:p>
              </table:table-cell>
              <table:table-cell office:value-type="float" office:value="-34.91">
                <text:p>-34.91</text:p>
              </table:table-cell>
              <table:table-cell office:value-type="float" office:value="-15.82">
                <text:p>-15.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79">
                <text:p>26.79</text:p>
              </table:table-cell>
              <table:table-cell office:value-type="float" office:value="-17.56">
                <text:p>-17.56</text:p>
              </table:table-cell>
              <table:table-cell office:value-type="float" office:value="-35.08">
                <text:p>-35.08</text:p>
              </table:table-cell>
              <table:table-cell office:value-type="float" office:value="-15.91">
                <text:p>-15.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87">
                <text:p>26.87</text:p>
              </table:table-cell>
              <table:table-cell office:value-type="float" office:value="-17.75">
                <text:p>-17.75</text:p>
              </table:table-cell>
              <table:table-cell office:value-type="float" office:value="-35.24">
                <text:p>-35.2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94">
                <text:p>26.94</text:p>
              </table:table-cell>
              <table:table-cell office:value-type="float" office:value="-17.94">
                <text:p>-17.94</text:p>
              </table:table-cell>
              <table:table-cell office:value-type="float" office:value="-35.41">
                <text:p>-35.41</text:p>
              </table:table-cell>
              <table:table-cell office:value-type="float" office:value="-16.08">
                <text:p>-16.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02">
                <text:p>27.02</text:p>
              </table:table-cell>
              <table:table-cell office:value-type="float" office:value="-18.13">
                <text:p>-18.13</text:p>
              </table:table-cell>
              <table:table-cell office:value-type="float" office:value="-35.57">
                <text:p>-35.57</text:p>
              </table:table-cell>
              <table:table-cell office:value-type="float" office:value="-16.17">
                <text:p>-16.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1">
                <text:p>27.1</text:p>
              </table:table-cell>
              <table:table-cell office:value-type="float" office:value="-18.32">
                <text:p>-18.32</text:p>
              </table:table-cell>
              <table:table-cell office:value-type="float" office:value="-35.73">
                <text:p>-35.73</text:p>
              </table:table-cell>
              <table:table-cell office:value-type="float" office:value="-16.26">
                <text:p>-16.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17">
                <text:p>27.17</text:p>
              </table:table-cell>
              <table:table-cell office:value-type="float" office:value="-18.51">
                <text:p>-18.51</text:p>
              </table:table-cell>
              <table:table-cell office:value-type="float" office:value="-35.9">
                <text:p>-35.9</text:p>
              </table:table-cell>
              <table:table-cell office:value-type="float" office:value="-16.34">
                <text:p>-16.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25">
                <text:p>27.25</text:p>
              </table:table-cell>
              <table:table-cell office:value-type="float" office:value="-18.7">
                <text:p>-18.7</text:p>
              </table:table-cell>
              <table:table-cell office:value-type="float" office:value="-36.07">
                <text:p>-36.07</text:p>
              </table:table-cell>
              <table:table-cell office:value-type="float" office:value="-16.43">
                <text:p>-16.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33">
                <text:p>27.33</text:p>
              </table:table-cell>
              <table:table-cell office:value-type="float" office:value="-18.9">
                <text:p>-18.9</text:p>
              </table:table-cell>
              <table:table-cell office:value-type="float" office:value="-36.23">
                <text:p>-36.23</text:p>
              </table:table-cell>
              <table:table-cell office:value-type="float" office:value="-16.52">
                <text:p>-16.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41">
                <text:p>27.41</text:p>
              </table:table-cell>
              <table:table-cell office:value-type="float" office:value="-19.1">
                <text:p>-19.1</text:p>
              </table:table-cell>
              <table:table-cell office:value-type="float" office:value="-36.4">
                <text:p>-36.4</text:p>
              </table:table-cell>
              <table:table-cell office:value-type="float" office:value="-16.61">
                <text:p>-16.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48">
                <text:p>27.48</text:p>
              </table:table-cell>
              <table:table-cell office:value-type="float" office:value="-19.3">
                <text:p>-19.3</text:p>
              </table:table-cell>
              <table:table-cell office:value-type="float" office:value="-36.57">
                <text:p>-36.57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56">
                <text:p>27.56</text:p>
              </table:table-cell>
              <table:table-cell office:value-type="float" office:value="-19.5">
                <text:p>-19.5</text:p>
              </table:table-cell>
              <table:table-cell office:value-type="float" office:value="-36.74">
                <text:p>-36.74</text:p>
              </table:table-cell>
              <table:table-cell office:value-type="float" office:value="-16.79">
                <text:p>-16.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64">
                <text:p>27.64</text:p>
              </table:table-cell>
              <table:table-cell office:value-type="float" office:value="-19.7">
                <text:p>-19.7</text:p>
              </table:table-cell>
              <table:table-cell office:value-type="float" office:value="-36.91">
                <text:p>-36.91</text:p>
              </table:table-cell>
              <table:table-cell office:value-type="float" office:value="-16.88">
                <text:p>-16.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72">
                <text:p>27.72</text:p>
              </table:table-cell>
              <table:table-cell office:value-type="float" office:value="-19.9">
                <text:p>-19.9</text:p>
              </table:table-cell>
              <table:table-cell office:value-type="float" office:value="-37.07">
                <text:p>-37.07</text:p>
              </table:table-cell>
              <table:table-cell office:value-type="float" office:value="-16.97">
                <text:p>-16.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.79">
                <text:p>27.79</text:p>
              </table:table-cell>
              <table:table-cell office:value-type="float" office:value="-20.1">
                <text:p>-20.1</text:p>
              </table:table-cell>
              <table:table-cell office:value-type="float" office:value="-37.24">
                <text:p>-37.24</text:p>
              </table:table-cell>
              <table:table-cell office:value-type="float" office:value="-17.06">
                <text:p>-17.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.87">
                <text:p>27.87</text:p>
              </table:table-cell>
              <table:table-cell office:value-type="float" office:value="-20.31">
                <text:p>-20.31</text:p>
              </table:table-cell>
              <table:table-cell office:value-type="float" office:value="-37.41">
                <text:p>-37.41</text:p>
              </table:table-cell>
              <table:table-cell office:value-type="float" office:value="-17.15">
                <text:p>-17.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95">
                <text:p>27.95</text:p>
              </table:table-cell>
              <table:table-cell office:value-type="float" office:value="-20.52">
                <text:p>-20.52</text:p>
              </table:table-cell>
              <table:table-cell office:value-type="float" office:value="-37.58">
                <text:p>-37.58</text:p>
              </table:table-cell>
              <table:table-cell office:value-type="float" office:value="-17.24">
                <text:p>-17.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03">
                <text:p>28.03</text:p>
              </table:table-cell>
              <table:table-cell office:value-type="float" office:value="-20.72">
                <text:p>-20.72</text:p>
              </table:table-cell>
              <table:table-cell office:value-type="float" office:value="-37.75">
                <text:p>-37.75</text:p>
              </table:table-cell>
              <table:table-cell office:value-type="float" office:value="-17.33">
                <text:p>-17.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1">
                <text:p>28.1</text:p>
              </table:table-cell>
              <table:table-cell office:value-type="float" office:value="-20.93">
                <text:p>-20.93</text:p>
              </table:table-cell>
              <table:table-cell office:value-type="float" office:value="-37.92">
                <text:p>-37.92</text:p>
              </table:table-cell>
              <table:table-cell office:value-type="float" office:value="-17.42">
                <text:p>-17.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18">
                <text:p>28.18</text:p>
              </table:table-cell>
              <table:table-cell office:value-type="float" office:value="-21.15">
                <text:p>-21.15</text:p>
              </table:table-cell>
              <table:table-cell office:value-type="float" office:value="-38.09">
                <text:p>-38.09</text:p>
              </table:table-cell>
              <table:table-cell office:value-type="float" office:value="-17.51">
                <text:p>-17.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26">
                <text:p>28.26</text:p>
              </table:table-cell>
              <table:table-cell office:value-type="float" office:value="-21.36">
                <text:p>-21.36</text:p>
              </table:table-cell>
              <table:table-cell office:value-type="float" office:value="-38.26">
                <text:p>-38.26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33">
                <text:p>28.33</text:p>
              </table:table-cell>
              <table:table-cell office:value-type="float" office:value="-21.57">
                <text:p>-21.57</text:p>
              </table:table-cell>
              <table:table-cell office:value-type="float" office:value="-38.44">
                <text:p>-38.44</text:p>
              </table:table-cell>
              <table:table-cell office:value-type="float" office:value="-17.7">
                <text:p>-17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41">
                <text:p>28.41</text:p>
              </table:table-cell>
              <table:table-cell office:value-type="float" office:value="-21.78">
                <text:p>-21.78</text:p>
              </table:table-cell>
              <table:table-cell office:value-type="float" office:value="-38.6">
                <text:p>-38.6</text:p>
              </table:table-cell>
              <table:table-cell office:value-type="float" office:value="-17.79">
                <text:p>-17.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49">
                <text:p>28.49</text:p>
              </table:table-cell>
              <table:table-cell office:value-type="float" office:value="-22">
                <text:p>-22</text:p>
              </table:table-cell>
              <table:table-cell office:value-type="float" office:value="-38.78">
                <text:p>-38.78</text:p>
              </table:table-cell>
              <table:table-cell office:value-type="float" office:value="-17.88">
                <text:p>-17.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57">
                <text:p>28.57</text:p>
              </table:table-cell>
              <table:table-cell office:value-type="float" office:value="-22.22">
                <text:p>-22.22</text:p>
              </table:table-cell>
              <table:table-cell office:value-type="float" office:value="-38.95">
                <text:p>-38.95</text:p>
              </table:table-cell>
              <table:table-cell office:value-type="float" office:value="-17.97">
                <text:p>-17.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64">
                <text:p>28.64</text:p>
              </table:table-cell>
              <table:table-cell office:value-type="float" office:value="-22.44">
                <text:p>-22.44</text:p>
              </table:table-cell>
              <table:table-cell office:value-type="float" office:value="-39.12">
                <text:p>-39.12</text:p>
              </table:table-cell>
              <table:table-cell office:value-type="float" office:value="-18.06">
                <text:p>-18.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72">
                <text:p>28.72</text:p>
              </table:table-cell>
              <table:table-cell office:value-type="float" office:value="-22.65">
                <text:p>-22.65</text:p>
              </table:table-cell>
              <table:table-cell office:value-type="float" office:value="-39.3">
                <text:p>-39.3</text:p>
              </table:table-cell>
              <table:table-cell office:value-type="float" office:value="-18.16">
                <text:p>-18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8">
                <text:p>28.8</text:p>
              </table:table-cell>
              <table:table-cell office:value-type="float" office:value="-22.88">
                <text:p>-22.88</text:p>
              </table:table-cell>
              <table:table-cell office:value-type="float" office:value="-39.47">
                <text:p>-39.47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.88">
                <text:p>28.88</text:p>
              </table:table-cell>
              <table:table-cell office:value-type="float" office:value="-23.1">
                <text:p>-23.1</text:p>
              </table:table-cell>
              <table:table-cell office:value-type="float" office:value="-39.64">
                <text:p>-39.64</text:p>
              </table:table-cell>
              <table:table-cell office:value-type="float" office:value="-18.34">
                <text:p>-18.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95">
                <text:p>28.95</text:p>
              </table:table-cell>
              <table:table-cell office:value-type="float" office:value="-23.33">
                <text:p>-23.33</text:p>
              </table:table-cell>
              <table:table-cell office:value-type="float" office:value="-39.82">
                <text:p>-39.82</text:p>
              </table:table-cell>
              <table:table-cell office:value-type="float" office:value="-18.44">
                <text:p>-18.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03">
                <text:p>29.03</text:p>
              </table:table-cell>
              <table:table-cell office:value-type="float" office:value="-23.55">
                <text:p>-23.55</text:p>
              </table:table-cell>
              <table:table-cell office:value-type="float" office:value="-39.99">
                <text:p>-39.99</text:p>
              </table:table-cell>
              <table:table-cell office:value-type="float" office:value="-18.53">
                <text:p>-18.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11">
                <text:p>29.11</text:p>
              </table:table-cell>
              <table:table-cell office:value-type="float" office:value="-23.78">
                <text:p>-23.78</text:p>
              </table:table-cell>
              <table:table-cell office:value-type="float" office:value="-40.17">
                <text:p>-40.17</text:p>
              </table:table-cell>
              <table:table-cell office:value-type="float" office:value="-18.62">
                <text:p>-18.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19">
                <text:p>29.19</text:p>
              </table:table-cell>
              <table:table-cell office:value-type="float" office:value="-24">
                <text:p>-24</text:p>
              </table:table-cell>
              <table:table-cell office:value-type="float" office:value="-40.34">
                <text:p>-40.34</text:p>
              </table:table-cell>
              <table:table-cell office:value-type="float" office:value="-18.72">
                <text:p>-18.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26">
                <text:p>29.26</text:p>
              </table:table-cell>
              <table:table-cell office:value-type="float" office:value="-24.23">
                <text:p>-24.23</text:p>
              </table:table-cell>
              <table:table-cell office:value-type="float" office:value="-40.52">
                <text:p>-40.52</text:p>
              </table:table-cell>
              <table:table-cell office:value-type="float" office:value="-18.81">
                <text:p>-18.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34">
                <text:p>29.34</text:p>
              </table:table-cell>
              <table:table-cell office:value-type="float" office:value="-24.46">
                <text:p>-24.46</text:p>
              </table:table-cell>
              <table:table-cell office:value-type="float" office:value="-40.69">
                <text:p>-40.69</text:p>
              </table:table-cell>
              <table:table-cell office:value-type="float" office:value="-18.91">
                <text:p>-18.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42">
                <text:p>29.42</text:p>
              </table:table-cell>
              <table:table-cell office:value-type="float" office:value="-24.7">
                <text:p>-24.7</text:p>
              </table:table-cell>
              <table:table-cell office:value-type="float" office:value="-40.87">
                <text:p>-40.8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49">
                <text:p>29.49</text:p>
              </table:table-cell>
              <table:table-cell office:value-type="float" office:value="-24.93">
                <text:p>-24.93</text:p>
              </table:table-cell>
              <table:table-cell office:value-type="float" office:value="-41.04">
                <text:p>-41.04</text:p>
              </table:table-cell>
              <table:table-cell office:value-type="float" office:value="-19.09">
                <text:p>-19.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57">
                <text:p>29.57</text:p>
              </table:table-cell>
              <table:table-cell office:value-type="float" office:value="-25.17">
                <text:p>-25.17</text:p>
              </table:table-cell>
              <table:table-cell office:value-type="float" office:value="-41.22">
                <text:p>-41.22</text:p>
              </table:table-cell>
              <table:table-cell office:value-type="float" office:value="-19.19">
                <text:p>-19.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65">
                <text:p>29.65</text:p>
              </table:table-cell>
              <table:table-cell office:value-type="float" office:value="-25.4">
                <text:p>-25.4</text:p>
              </table:table-cell>
              <table:table-cell office:value-type="float" office:value="-41.4">
                <text:p>-41.4</text:p>
              </table:table-cell>
              <table:table-cell office:value-type="float" office:value="-19.28">
                <text:p>-19.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73">
                <text:p>29.73</text:p>
              </table:table-cell>
              <table:table-cell office:value-type="float" office:value="-25.64">
                <text:p>-25.64</text:p>
              </table:table-cell>
              <table:table-cell office:value-type="float" office:value="-41.58">
                <text:p>-41.58</text:p>
              </table:table-cell>
              <table:table-cell office:value-type="float" office:value="-19.38">
                <text:p>-19.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8">
                <text:p>29.8</text:p>
              </table:table-cell>
              <table:table-cell office:value-type="float" office:value="-25.88">
                <text:p>-25.88</text:p>
              </table:table-cell>
              <table:table-cell office:value-type="float" office:value="-41.75">
                <text:p>-41.75</text:p>
              </table:table-cell>
              <table:table-cell office:value-type="float" office:value="-19.47">
                <text:p>-19.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88">
                <text:p>29.88</text:p>
              </table:table-cell>
              <table:table-cell office:value-type="float" office:value="-26.13">
                <text:p>-26.13</text:p>
              </table:table-cell>
              <table:table-cell office:value-type="float" office:value="-41.93">
                <text:p>-41.93</text:p>
              </table:table-cell>
              <table:table-cell office:value-type="float" office:value="-19.57">
                <text:p>-19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96">
                <text:p>29.96</text:p>
              </table:table-cell>
              <table:table-cell office:value-type="float" office:value="-26.37">
                <text:p>-26.37</text:p>
              </table:table-cell>
              <table:table-cell office:value-type="float" office:value="-42.11">
                <text:p>-42.11</text:p>
              </table:table-cell>
              <table:table-cell office:value-type="float" office:value="-19.67">
                <text:p>-19.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04">
                <text:p>30.04</text:p>
              </table:table-cell>
              <table:table-cell office:value-type="float" office:value="-26.61">
                <text:p>-26.61</text:p>
              </table:table-cell>
              <table:table-cell office:value-type="float" office:value="-42.29">
                <text:p>-42.29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11">
                <text:p>30.11</text:p>
              </table:table-cell>
              <table:table-cell office:value-type="float" office:value="-26.86">
                <text:p>-26.86</text:p>
              </table:table-cell>
              <table:table-cell office:value-type="float" office:value="-42.47">
                <text:p>-42.47</text:p>
              </table:table-cell>
              <table:table-cell office:value-type="float" office:value="-19.86">
                <text:p>-19.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19">
                <text:p>30.19</text:p>
              </table:table-cell>
              <table:table-cell office:value-type="float" office:value="-27.11">
                <text:p>-27.11</text:p>
              </table:table-cell>
              <table:table-cell office:value-type="float" office:value="-42.65">
                <text:p>-42.65</text:p>
              </table:table-cell>
              <table:table-cell office:value-type="float" office:value="-19.96">
                <text:p>-19.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.27">
                <text:p>30.27</text:p>
              </table:table-cell>
              <table:table-cell office:value-type="float" office:value="-27.35">
                <text:p>-27.35</text:p>
              </table:table-cell>
              <table:table-cell office:value-type="float" office:value="-42.83">
                <text:p>-42.83</text:p>
              </table:table-cell>
              <table:table-cell office:value-type="float" office:value="-20.05">
                <text:p>-20.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34">
                <text:p>30.34</text:p>
              </table:table-cell>
              <table:table-cell office:value-type="float" office:value="-27.6">
                <text:p>-27.6</text:p>
              </table:table-cell>
              <table:table-cell office:value-type="float" office:value="-43.01">
                <text:p>-43.01</text:p>
              </table:table-cell>
              <table:table-cell office:value-type="float" office:value="-20.15">
                <text:p>-20.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.42">
                <text:p>30.42</text:p>
              </table:table-cell>
              <table:table-cell office:value-type="float" office:value="-27.85">
                <text:p>-27.85</text:p>
              </table:table-cell>
              <table:table-cell office:value-type="float" office:value="-43.19">
                <text:p>-43.19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.5">
                <text:p>30.5</text:p>
              </table:table-cell>
              <table:table-cell office:value-type="float" office:value="-28.11">
                <text:p>-28.11</text:p>
              </table:table-cell>
              <table:table-cell office:value-type="float" office:value="-43.37">
                <text:p>-43.37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.58">
                <text:p>30.58</text:p>
              </table:table-cell>
              <table:table-cell office:value-type="float" office:value="-28.36">
                <text:p>-28.36</text:p>
              </table:table-cell>
              <table:table-cell office:value-type="float" office:value="-43.55">
                <text:p>-43.55</text:p>
              </table:table-cell>
              <table:table-cell office:value-type="float" office:value="-20.44">
                <text:p>-20.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65">
                <text:p>30.65</text:p>
              </table:table-cell>
              <table:table-cell office:value-type="float" office:value="-28.62">
                <text:p>-28.62</text:p>
              </table:table-cell>
              <table:table-cell office:value-type="float" office:value="-43.74">
                <text:p>-43.74</text:p>
              </table:table-cell>
              <table:table-cell office:value-type="float" office:value="-20.54">
                <text:p>-20.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.73">
                <text:p>30.73</text:p>
              </table:table-cell>
              <table:table-cell office:value-type="float" office:value="-28.88">
                <text:p>-28.88</text:p>
              </table:table-cell>
              <table:table-cell office:value-type="float" office:value="-43.92">
                <text:p>-43.92</text:p>
              </table:table-cell>
              <table:table-cell office:value-type="float" office:value="-20.64">
                <text:p>-20.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81">
                <text:p>30.81</text:p>
              </table:table-cell>
              <table:table-cell office:value-type="float" office:value="-29.14">
                <text:p>-29.14</text:p>
              </table:table-cell>
              <table:table-cell office:value-type="float" office:value="-44.1">
                <text:p>-44.1</text:p>
              </table:table-cell>
              <table:table-cell office:value-type="float" office:value="-20.74">
                <text:p>-20.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89">
                <text:p>30.89</text:p>
              </table:table-cell>
              <table:table-cell office:value-type="float" office:value="-29.39">
                <text:p>-29.39</text:p>
              </table:table-cell>
              <table:table-cell office:value-type="float" office:value="-44.28">
                <text:p>-44.28</text:p>
              </table:table-cell>
              <table:table-cell office:value-type="float" office:value="-20.84">
                <text:p>-20.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96">
                <text:p>30.96</text:p>
              </table:table-cell>
              <table:table-cell office:value-type="float" office:value="-29.65">
                <text:p>-29.65</text:p>
              </table:table-cell>
              <table:table-cell office:value-type="float" office:value="-44.47">
                <text:p>-44.47</text:p>
              </table:table-cell>
              <table:table-cell office:value-type="float" office:value="-20.93">
                <text:p>-20.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.04">
                <text:p>31.04</text:p>
              </table:table-cell>
              <table:table-cell office:value-type="float" office:value="-29.92">
                <text:p>-29.92</text:p>
              </table:table-cell>
              <table:table-cell office:value-type="float" office:value="-44.65">
                <text:p>-44.65</text:p>
              </table:table-cell>
              <table:table-cell office:value-type="float" office:value="-21.03">
                <text:p>-21.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.12">
                <text:p>31.12</text:p>
              </table:table-cell>
              <table:table-cell office:value-type="float" office:value="-30.18">
                <text:p>-30.18</text:p>
              </table:table-cell>
              <table:table-cell office:value-type="float" office:value="-44.83">
                <text:p>-44.83</text:p>
              </table:table-cell>
              <table:table-cell office:value-type="float" office:value="-21.13">
                <text:p>-21.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.19">
                <text:p>31.19</text:p>
              </table:table-cell>
              <table:table-cell office:value-type="float" office:value="-30.45">
                <text:p>-30.45</text:p>
              </table:table-cell>
              <table:table-cell office:value-type="float" office:value="-45.02">
                <text:p>-45.02</text:p>
              </table:table-cell>
              <table:table-cell office:value-type="float" office:value="-21.23">
                <text:p>-21.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.27">
                <text:p>31.27</text:p>
              </table:table-cell>
              <table:table-cell office:value-type="float" office:value="-30.72">
                <text:p>-30.72</text:p>
              </table:table-cell>
              <table:table-cell office:value-type="float" office:value="-45.2">
                <text:p>-45.2</text:p>
              </table:table-cell>
              <table:table-cell office:value-type="float" office:value="-21.33">
                <text:p>-21.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.35">
                <text:p>31.35</text:p>
              </table:table-cell>
              <table:table-cell office:value-type="float" office:value="-30.99">
                <text:p>-30.99</text:p>
              </table:table-cell>
              <table:table-cell office:value-type="float" office:value="-45.39">
                <text:p>-45.39</text:p>
              </table:table-cell>
              <table:table-cell office:value-type="float" office:value="-21.43">
                <text:p>-21.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.43">
                <text:p>31.43</text:p>
              </table:table-cell>
              <table:table-cell office:value-type="float" office:value="-31.25">
                <text:p>-31.25</text:p>
              </table:table-cell>
              <table:table-cell office:value-type="float" office:value="-45.57">
                <text:p>-45.57</text:p>
              </table:table-cell>
              <table:table-cell office:value-type="float" office:value="-21.53">
                <text:p>-21.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.5">
                <text:p>31.5</text:p>
              </table:table-cell>
              <table:table-cell office:value-type="float" office:value="-31.53">
                <text:p>-31.53</text:p>
              </table:table-cell>
              <table:table-cell office:value-type="float" office:value="-45.76">
                <text:p>-45.76</text:p>
              </table:table-cell>
              <table:table-cell office:value-type="float" office:value="-21.63">
                <text:p>-21.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.58">
                <text:p>31.58</text:p>
              </table:table-cell>
              <table:table-cell office:value-type="float" office:value="-31.8">
                <text:p>-31.8</text:p>
              </table:table-cell>
              <table:table-cell office:value-type="float" office:value="-45.95">
                <text:p>-45.95</text:p>
              </table:table-cell>
              <table:table-cell office:value-type="float" office:value="-21.73">
                <text:p>-21.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.66">
                <text:p>31.66</text:p>
              </table:table-cell>
              <table:table-cell office:value-type="float" office:value="-32.07">
                <text:p>-32.07</text:p>
              </table:table-cell>
              <table:table-cell office:value-type="float" office:value="-46.13">
                <text:p>-46.13</text:p>
              </table:table-cell>
              <table:table-cell office:value-type="float" office:value="-21.83">
                <text:p>-21.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.73">
                <text:p>31.73</text:p>
              </table:table-cell>
              <table:table-cell office:value-type="float" office:value="-32.35">
                <text:p>-32.35</text:p>
              </table:table-cell>
              <table:table-cell office:value-type="float" office:value="-46.32">
                <text:p>-46.32</text:p>
              </table:table-cell>
              <table:table-cell office:value-type="float" office:value="-21.93">
                <text:p>-21.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.81">
                <text:p>31.81</text:p>
              </table:table-cell>
              <table:table-cell office:value-type="float" office:value="-32.63">
                <text:p>-32.63</text:p>
              </table:table-cell>
              <table:table-cell office:value-type="float" office:value="-46.51">
                <text:p>-46.51</text:p>
              </table:table-cell>
              <table:table-cell office:value-type="float" office:value="-22.03">
                <text:p>-22.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.89">
                <text:p>31.89</text:p>
              </table:table-cell>
              <table:table-cell office:value-type="float" office:value="-32.91">
                <text:p>-32.91</text:p>
              </table:table-cell>
              <table:table-cell office:value-type="float" office:value="-46.7">
                <text:p>-46.7</text:p>
              </table:table-cell>
              <table:table-cell office:value-type="float" office:value="-22.14">
                <text:p>-22.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.97">
                <text:p>31.97</text:p>
              </table:table-cell>
              <table:table-cell office:value-type="float" office:value="-33.19">
                <text:p>-33.19</text:p>
              </table:table-cell>
              <table:table-cell office:value-type="float" office:value="-46.88">
                <text:p>-46.88</text:p>
              </table:table-cell>
              <table:table-cell office:value-type="float" office:value="-22.24">
                <text:p>-22.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.04">
                <text:p>32.04</text:p>
              </table:table-cell>
              <table:table-cell office:value-type="float" office:value="-33.47">
                <text:p>-33.47</text:p>
              </table:table-cell>
              <table:table-cell office:value-type="float" office:value="-47.07">
                <text:p>-47.07</text:p>
              </table:table-cell>
              <table:table-cell office:value-type="float" office:value="-22.34">
                <text:p>-22.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.12">
                <text:p>32.12</text:p>
              </table:table-cell>
              <table:table-cell office:value-type="float" office:value="-33.76">
                <text:p>-33.76</text:p>
              </table:table-cell>
              <table:table-cell office:value-type="float" office:value="-47.26">
                <text:p>-47.26</text:p>
              </table:table-cell>
              <table:table-cell office:value-type="float" office:value="-22.44">
                <text:p>-22.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.2">
                <text:p>32.2</text:p>
              </table:table-cell>
              <table:table-cell office:value-type="float" office:value="-34.04">
                <text:p>-34.04</text:p>
              </table:table-cell>
              <table:table-cell office:value-type="float" office:value="-47.45">
                <text:p>-47.45</text:p>
              </table:table-cell>
              <table:table-cell office:value-type="float" office:value="-22.55">
                <text:p>-22.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.28">
                <text:p>32.28</text:p>
              </table:table-cell>
              <table:table-cell office:value-type="float" office:value="-34.33">
                <text:p>-34.33</text:p>
              </table:table-cell>
              <table:table-cell office:value-type="float" office:value="-47.64">
                <text:p>-47.64</text:p>
              </table:table-cell>
              <table:table-cell office:value-type="float" office:value="-22.65">
                <text:p>-22.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.35">
                <text:p>32.35</text:p>
              </table:table-cell>
              <table:table-cell office:value-type="float" office:value="-34.62">
                <text:p>-34.62</text:p>
              </table:table-cell>
              <table:table-cell office:value-type="float" office:value="-47.83">
                <text:p>-47.83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.43">
                <text:p>32.43</text:p>
              </table:table-cell>
              <table:table-cell office:value-type="float" office:value="-34.91">
                <text:p>-34.91</text:p>
              </table:table-cell>
              <table:table-cell office:value-type="float" office:value="-48.02">
                <text:p>-48.02</text:p>
              </table:table-cell>
              <table:table-cell office:value-type="float" office:value="-22.85">
                <text:p>-22.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.51">
                <text:p>32.51</text:p>
              </table:table-cell>
              <table:table-cell office:value-type="float" office:value="-35.2">
                <text:p>-35.2</text:p>
              </table:table-cell>
              <table:table-cell office:value-type="float" office:value="-48.21">
                <text:p>-48.21</text:p>
              </table:table-cell>
              <table:table-cell office:value-type="float" office:value="-22.95">
                <text:p>-22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.58">
                <text:p>32.58</text:p>
              </table:table-cell>
              <table:table-cell office:value-type="float" office:value="-35.5">
                <text:p>-35.5</text:p>
              </table:table-cell>
              <table:table-cell office:value-type="float" office:value="-48.4">
                <text:p>-48.4</text:p>
              </table:table-cell>
              <table:table-cell office:value-type="float" office:value="-23.06">
                <text:p>-23.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.66">
                <text:p>32.66</text:p>
              </table:table-cell>
              <table:table-cell office:value-type="float" office:value="-35.79">
                <text:p>-35.79</text:p>
              </table:table-cell>
              <table:table-cell office:value-type="float" office:value="-48.59">
                <text:p>-48.59</text:p>
              </table:table-cell>
              <table:table-cell office:value-type="float" office:value="-23.16">
                <text:p>-23.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.74">
                <text:p>32.74</text:p>
              </table:table-cell>
              <table:table-cell office:value-type="float" office:value="-36.09">
                <text:p>-36.09</text:p>
              </table:table-cell>
              <table:table-cell office:value-type="float" office:value="-48.78">
                <text:p>-48.78</text:p>
              </table:table-cell>
              <table:table-cell office:value-type="float" office:value="-23.27">
                <text:p>-23.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.82">
                <text:p>32.82</text:p>
              </table:table-cell>
              <table:table-cell office:value-type="float" office:value="-36.39">
                <text:p>-36.39</text:p>
              </table:table-cell>
              <table:table-cell office:value-type="float" office:value="-48.98">
                <text:p>-48.98</text:p>
              </table:table-cell>
              <table:table-cell office:value-type="float" office:value="-23.37">
                <text:p>-23.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.89">
                <text:p>32.89</text:p>
              </table:table-cell>
              <table:table-cell office:value-type="float" office:value="-36.69">
                <text:p>-36.69</text:p>
              </table:table-cell>
              <table:table-cell office:value-type="float" office:value="-49.17">
                <text:p>-49.17</text:p>
              </table:table-cell>
              <table:table-cell office:value-type="float" office:value="-23.48">
                <text:p>-23.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.97">
                <text:p>32.97</text:p>
              </table:table-cell>
              <table:table-cell office:value-type="float" office:value="-36.99">
                <text:p>-36.99</text:p>
              </table:table-cell>
              <table:table-cell office:value-type="float" office:value="-49.36">
                <text:p>-49.36</text:p>
              </table:table-cell>
              <table:table-cell office:value-type="float" office:value="-23.58">
                <text:p>-23.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.05">
                <text:p>33.05</text:p>
              </table:table-cell>
              <table:table-cell office:value-type="float" office:value="-37.3">
                <text:p>-37.3</text:p>
              </table:table-cell>
              <table:table-cell office:value-type="float" office:value="-49.56">
                <text:p>-49.56</text:p>
              </table:table-cell>
              <table:table-cell office:value-type="float" office:value="-23.69">
                <text:p>-23.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.13">
                <text:p>33.13</text:p>
              </table:table-cell>
              <table:table-cell office:value-type="float" office:value="-37.6">
                <text:p>-37.6</text:p>
              </table:table-cell>
              <table:table-cell office:value-type="float" office:value="-49.75">
                <text:p>-49.75</text:p>
              </table:table-cell>
              <table:table-cell office:value-type="float" office:value="-23.79">
                <text:p>-23.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.2">
                <text:p>33.2</text:p>
              </table:table-cell>
              <table:table-cell office:value-type="float" office:value="-37.91">
                <text:p>-37.91</text:p>
              </table:table-cell>
              <table:table-cell office:value-type="float" office:value="-49.95">
                <text:p>-49.95</text:p>
              </table:table-cell>
              <table:table-cell office:value-type="float" office:value="-23.9">
                <text:p>-23.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28">
                <text:p>33.28</text:p>
              </table:table-cell>
              <table:table-cell office:value-type="float" office:value="-38.22">
                <text:p>-38.22</text:p>
              </table:table-cell>
              <table:table-cell office:value-type="float" office:value="-50.14">
                <text:p>-50.1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.36">
                <text:p>33.36</text:p>
              </table:table-cell>
              <table:table-cell office:value-type="float" office:value="-38.53">
                <text:p>-38.53</text:p>
              </table:table-cell>
              <table:table-cell office:value-type="float" office:value="-50.34">
                <text:p>-50.34</text:p>
              </table:table-cell>
              <table:table-cell office:value-type="float" office:value="-24.11">
                <text:p>-24.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44">
                <text:p>33.44</text:p>
              </table:table-cell>
              <table:table-cell office:value-type="float" office:value="-38.84">
                <text:p>-38.84</text:p>
              </table:table-cell>
              <table:table-cell office:value-type="float" office:value="-50.53">
                <text:p>-50.53</text:p>
              </table:table-cell>
              <table:table-cell office:value-type="float" office:value="-24.21">
                <text:p>-24.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.51">
                <text:p>33.51</text:p>
              </table:table-cell>
              <table:table-cell office:value-type="float" office:value="-39.16">
                <text:p>-39.16</text:p>
              </table:table-cell>
              <table:table-cell office:value-type="float" office:value="-50.73">
                <text:p>-50.73</text:p>
              </table:table-cell>
              <table:table-cell office:value-type="float" office:value="-24.32">
                <text:p>-24.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.59">
                <text:p>33.59</text:p>
              </table:table-cell>
              <table:table-cell office:value-type="float" office:value="-39.47">
                <text:p>-39.47</text:p>
              </table:table-cell>
              <table:table-cell office:value-type="float" office:value="-50.92">
                <text:p>-50.92</text:p>
              </table:table-cell>
              <table:table-cell office:value-type="float" office:value="-24.43">
                <text:p>-24.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.67">
                <text:p>33.67</text:p>
              </table:table-cell>
              <table:table-cell office:value-type="float" office:value="-39.79">
                <text:p>-39.79</text:p>
              </table:table-cell>
              <table:table-cell office:value-type="float" office:value="-51.12">
                <text:p>-51.12</text:p>
              </table:table-cell>
              <table:table-cell office:value-type="float" office:value="-24.54">
                <text:p>-24.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.75">
                <text:p>33.75</text:p>
              </table:table-cell>
              <table:table-cell office:value-type="float" office:value="-40.11">
                <text:p>-40.11</text:p>
              </table:table-cell>
              <table:table-cell office:value-type="float" office:value="-51.32">
                <text:p>-51.32</text:p>
              </table:table-cell>
              <table:table-cell office:value-type="float" office:value="-24.64">
                <text:p>-24.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.83">
                <text:p>33.83</text:p>
              </table:table-cell>
              <table:table-cell office:value-type="float" office:value="-40.43">
                <text:p>-40.43</text:p>
              </table:table-cell>
              <table:table-cell office:value-type="float" office:value="-51.51">
                <text:p>-51.51</text:p>
              </table:table-cell>
              <table:table-cell office:value-type="float" office:value="-24.75">
                <text:p>-24.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.9">
                <text:p>33.9</text:p>
              </table:table-cell>
              <table:table-cell office:value-type="float" office:value="-40.76">
                <text:p>-40.76</text:p>
              </table:table-cell>
              <table:table-cell office:value-type="float" office:value="-51.71">
                <text:p>-51.71</text:p>
              </table:table-cell>
              <table:table-cell office:value-type="float" office:value="-24.86">
                <text:p>-24.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.98">
                <text:p>33.98</text:p>
              </table:table-cell>
              <table:table-cell office:value-type="float" office:value="-41.08">
                <text:p>-41.08</text:p>
              </table:table-cell>
              <table:table-cell office:value-type="float" office:value="-51.91">
                <text:p>-51.91</text:p>
              </table:table-cell>
              <table:table-cell office:value-type="float" office:value="-24.97">
                <text:p>-24.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.06">
                <text:p>34.06</text:p>
              </table:table-cell>
              <table:table-cell office:value-type="float" office:value="-41.41">
                <text:p>-41.41</text:p>
              </table:table-cell>
              <table:table-cell office:value-type="float" office:value="-52.11">
                <text:p>-52.11</text:p>
              </table:table-cell>
              <table:table-cell office:value-type="float" office:value="-25.07">
                <text:p>-25.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.14">
                <text:p>34.14</text:p>
              </table:table-cell>
              <table:table-cell office:value-type="float" office:value="-41.73">
                <text:p>-41.73</text:p>
              </table:table-cell>
              <table:table-cell office:value-type="float" office:value="-52.3">
                <text:p>-52.3</text:p>
              </table:table-cell>
              <table:table-cell office:value-type="float" office:value="-25.18">
                <text:p>-25.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.21">
                <text:p>34.21</text:p>
              </table:table-cell>
              <table:table-cell office:value-type="float" office:value="-42.06">
                <text:p>-42.06</text:p>
              </table:table-cell>
              <table:table-cell office:value-type="float" office:value="-52.5">
                <text:p>-52.5</text:p>
              </table:table-cell>
              <table:table-cell office:value-type="float" office:value="-25.29">
                <text:p>-25.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.29">
                <text:p>34.29</text:p>
              </table:table-cell>
              <table:table-cell office:value-type="float" office:value="-42.39">
                <text:p>-42.39</text:p>
              </table:table-cell>
              <table:table-cell office:value-type="float" office:value="-52.7">
                <text:p>-52.7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.37">
                <text:p>34.37</text:p>
              </table:table-cell>
              <table:table-cell office:value-type="float" office:value="-42.72">
                <text:p>-42.72</text:p>
              </table:table-cell>
              <table:table-cell office:value-type="float" office:value="-52.9">
                <text:p>-52.9</text:p>
              </table:table-cell>
              <table:table-cell office:value-type="float" office:value="-25.51">
                <text:p>-25.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.44">
                <text:p>34.44</text:p>
              </table:table-cell>
              <table:table-cell office:value-type="float" office:value="-43.05">
                <text:p>-43.05</text:p>
              </table:table-cell>
              <table:table-cell office:value-type="float" office:value="-53.1">
                <text:p>-53.1</text:p>
              </table:table-cell>
              <table:table-cell office:value-type="float" office:value="-25.62">
                <text:p>-25.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.52">
                <text:p>34.52</text:p>
              </table:table-cell>
              <table:table-cell office:value-type="float" office:value="-43.39">
                <text:p>-43.39</text:p>
              </table:table-cell>
              <table:table-cell office:value-type="float" office:value="-53.3">
                <text:p>-53.3</text:p>
              </table:table-cell>
              <table:table-cell office:value-type="float" office:value="-25.73">
                <text:p>-25.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.6">
                <text:p>34.6</text:p>
              </table:table-cell>
              <table:table-cell office:value-type="float" office:value="-43.72">
                <text:p>-43.72</text:p>
              </table:table-cell>
              <table:table-cell office:value-type="float" office:value="-53.49">
                <text:p>-53.49</text:p>
              </table:table-cell>
              <table:table-cell office:value-type="float" office:value="-25.83">
                <text:p>-25.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.68">
                <text:p>34.68</text:p>
              </table:table-cell>
              <table:table-cell office:value-type="float" office:value="-44.06">
                <text:p>-44.06</text:p>
              </table:table-cell>
              <table:table-cell office:value-type="float" office:value="-53.69">
                <text:p>-53.69</text:p>
              </table:table-cell>
              <table:table-cell office:value-type="float" office:value="-25.94">
                <text:p>-25.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.75">
                <text:p>34.75</text:p>
              </table:table-cell>
              <table:table-cell office:value-type="float" office:value="-44.4">
                <text:p>-44.4</text:p>
              </table:table-cell>
              <table:table-cell office:value-type="float" office:value="-53.89">
                <text:p>-53.89</text:p>
              </table:table-cell>
              <table:table-cell office:value-type="float" office:value="-26.05">
                <text:p>-26.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.83">
                <text:p>34.83</text:p>
              </table:table-cell>
              <table:table-cell office:value-type="float" office:value="-44.74">
                <text:p>-44.74</text:p>
              </table:table-cell>
              <table:table-cell office:value-type="float" office:value="-54.09">
                <text:p>-54.09</text:p>
              </table:table-cell>
              <table:table-cell office:value-type="float" office:value="-26.16">
                <text:p>-26.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.91">
                <text:p>34.91</text:p>
              </table:table-cell>
              <table:table-cell office:value-type="float" office:value="-45.08">
                <text:p>-45.08</text:p>
              </table:table-cell>
              <table:table-cell office:value-type="float" office:value="-54.3">
                <text:p>-54.3</text:p>
              </table:table-cell>
              <table:table-cell office:value-type="float" office:value="-26.28">
                <text:p>-26.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.98">
                <text:p>34.98</text:p>
              </table:table-cell>
              <table:table-cell office:value-type="float" office:value="-45.43">
                <text:p>-45.43</text:p>
              </table:table-cell>
              <table:table-cell office:value-type="float" office:value="-54.5">
                <text:p>-54.5</text:p>
              </table:table-cell>
              <table:table-cell office:value-type="float" office:value="-26.39">
                <text:p>-26.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.06">
                <text:p>35.06</text:p>
              </table:table-cell>
              <table:table-cell office:value-type="float" office:value="-45.77">
                <text:p>-45.77</text:p>
              </table:table-cell>
              <table:table-cell office:value-type="float" office:value="-54.7">
                <text:p>-54.7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.14">
                <text:p>35.14</text:p>
              </table:table-cell>
              <table:table-cell office:value-type="float" office:value="-46.13">
                <text:p>-46.13</text:p>
              </table:table-cell>
              <table:table-cell office:value-type="float" office:value="-54.9">
                <text:p>-54.9</text:p>
              </table:table-cell>
              <table:table-cell office:value-type="float" office:value="-26.61">
                <text:p>-26.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.22">
                <text:p>35.22</text:p>
              </table:table-cell>
              <table:table-cell office:value-type="float" office:value="-46.47">
                <text:p>-46.47</text:p>
              </table:table-cell>
              <table:table-cell office:value-type="float" office:value="-55.1">
                <text:p>-55.1</text:p>
              </table:table-cell>
              <table:table-cell office:value-type="float" office:value="-26.72">
                <text:p>-26.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.3">
                <text:p>35.3</text:p>
              </table:table-cell>
              <table:table-cell office:value-type="float" office:value="-46.83">
                <text:p>-46.83</text:p>
              </table:table-cell>
              <table:table-cell office:value-type="float" office:value="-55.31">
                <text:p>-55.31</text:p>
              </table:table-cell>
              <table:table-cell office:value-type="float" office:value="-26.83">
                <text:p>-26.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.37">
                <text:p>35.37</text:p>
              </table:table-cell>
              <table:table-cell office:value-type="float" office:value="-47.18">
                <text:p>-47.18</text:p>
              </table:table-cell>
              <table:table-cell office:value-type="float" office:value="-55.51">
                <text:p>-55.51</text:p>
              </table:table-cell>
              <table:table-cell office:value-type="float" office:value="-26.95">
                <text:p>-26.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.45">
                <text:p>35.45</text:p>
              </table:table-cell>
              <table:table-cell office:value-type="float" office:value="-47.54">
                <text:p>-47.54</text:p>
              </table:table-cell>
              <table:table-cell office:value-type="float" office:value="-55.72">
                <text:p>-55.72</text:p>
              </table:table-cell>
              <table:table-cell office:value-type="float" office:value="-27.06">
                <text:p>-27.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.53">
                <text:p>35.53</text:p>
              </table:table-cell>
              <table:table-cell office:value-type="float" office:value="-47.89">
                <text:p>-47.89</text:p>
              </table:table-cell>
              <table:table-cell office:value-type="float" office:value="-55.92">
                <text:p>-55.92</text:p>
              </table:table-cell>
              <table:table-cell office:value-type="float" office:value="-27.17">
                <text:p>-27.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.6">
                <text:p>35.6</text:p>
              </table:table-cell>
              <table:table-cell office:value-type="float" office:value="-48.25">
                <text:p>-48.25</text:p>
              </table:table-cell>
              <table:table-cell office:value-type="float" office:value="-56.12">
                <text:p>-56.12</text:p>
              </table:table-cell>
              <table:table-cell office:value-type="float" office:value="-27.29">
                <text:p>-27.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.68">
                <text:p>35.68</text:p>
              </table:table-cell>
              <table:table-cell office:value-type="float" office:value="-48.61">
                <text:p>-48.61</text:p>
              </table:table-cell>
              <table:table-cell office:value-type="float" office:value="-56.33">
                <text:p>-56.33</text:p>
              </table:table-cell>
              <table:table-cell office:value-type="float" office:value="-27.4">
                <text:p>-27.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.76">
                <text:p>35.76</text:p>
              </table:table-cell>
              <table:table-cell office:value-type="float" office:value="-48.98">
                <text:p>-48.98</text:p>
              </table:table-cell>
              <table:table-cell office:value-type="float" office:value="-56.53">
                <text:p>-56.53</text:p>
              </table:table-cell>
              <table:table-cell office:value-type="float" office:value="-27.51">
                <text:p>-27.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.84">
                <text:p>35.84</text:p>
              </table:table-cell>
              <table:table-cell office:value-type="float" office:value="-49.34">
                <text:p>-49.34</text:p>
              </table:table-cell>
              <table:table-cell office:value-type="float" office:value="-56.74">
                <text:p>-56.74</text:p>
              </table:table-cell>
              <table:table-cell office:value-type="float" office:value="-27.63">
                <text:p>-27.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.91">
                <text:p>35.91</text:p>
              </table:table-cell>
              <table:table-cell office:value-type="float" office:value="-49.71">
                <text:p>-49.71</text:p>
              </table:table-cell>
              <table:table-cell office:value-type="float" office:value="-56.94">
                <text:p>-56.94</text:p>
              </table:table-cell>
              <table:table-cell office:value-type="float" office:value="-27.74">
                <text:p>-27.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.99">
                <text:p>35.99</text:p>
              </table:table-cell>
              <table:table-cell office:value-type="float" office:value="-50.08">
                <text:p>-50.08</text:p>
              </table:table-cell>
              <table:table-cell office:value-type="float" office:value="-57.15">
                <text:p>-57.15</text:p>
              </table:table-cell>
              <table:table-cell office:value-type="float" office:value="-27.86">
                <text:p>-27.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07">
                <text:p>36.07</text:p>
              </table:table-cell>
              <table:table-cell office:value-type="float" office:value="-50.45">
                <text:p>-50.45</text:p>
              </table:table-cell>
              <table:table-cell office:value-type="float" office:value="-57.36">
                <text:p>-57.36</text:p>
              </table:table-cell>
              <table:table-cell office:value-type="float" office:value="-27.97">
                <text:p>-27.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.15">
                <text:p>36.15</text:p>
              </table:table-cell>
              <table:table-cell office:value-type="float" office:value="-50.81">
                <text:p>-50.81</text:p>
              </table:table-cell>
              <table:table-cell office:value-type="float" office:value="-57.56">
                <text:p>-57.56</text:p>
              </table:table-cell>
              <table:table-cell office:value-type="float" office:value="-28.09">
                <text:p>-28.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.22">
                <text:p>36.22</text:p>
              </table:table-cell>
              <table:table-cell office:value-type="float" office:value="-51.18">
                <text:p>-51.18</text:p>
              </table:table-cell>
              <table:table-cell office:value-type="float" office:value="-57.76">
                <text:p>-57.76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3">
                <text:p>36.3</text:p>
              </table:table-cell>
              <table:table-cell office:value-type="float" office:value="-51.55">
                <text:p>-51.55</text:p>
              </table:table-cell>
              <table:table-cell office:value-type="float" office:value="-57.97">
                <text:p>-57.97</text:p>
              </table:table-cell>
              <table:table-cell office:value-type="float" office:value="-28.32">
                <text:p>-28.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38">
                <text:p>36.38</text:p>
              </table:table-cell>
              <table:table-cell office:value-type="float" office:value="-51.93">
                <text:p>-51.93</text:p>
              </table:table-cell>
              <table:table-cell office:value-type="float" office:value="-58.18">
                <text:p>-58.18</text:p>
              </table:table-cell>
              <table:table-cell office:value-type="float" office:value="-28.43">
                <text:p>-28.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45">
                <text:p>36.45</text:p>
              </table:table-cell>
              <table:table-cell office:value-type="float" office:value="-52.31">
                <text:p>-52.31</text:p>
              </table:table-cell>
              <table:table-cell office:value-type="float" office:value="-58.38">
                <text:p>-58.38</text:p>
              </table:table-cell>
              <table:table-cell office:value-type="float" office:value="-28.55">
                <text:p>-28.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53">
                <text:p>36.53</text:p>
              </table:table-cell>
              <table:table-cell office:value-type="float" office:value="-52.69">
                <text:p>-52.69</text:p>
              </table:table-cell>
              <table:table-cell office:value-type="float" office:value="-58.59">
                <text:p>-58.59</text:p>
              </table:table-cell>
              <table:table-cell office:value-type="float" office:value="-28.66">
                <text:p>-28.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.61">
                <text:p>36.61</text:p>
              </table:table-cell>
              <table:table-cell office:value-type="float" office:value="-53.07">
                <text:p>-53.07</text:p>
              </table:table-cell>
              <table:table-cell office:value-type="float" office:value="-58.8">
                <text:p>-58.8</text:p>
              </table:table-cell>
              <table:table-cell office:value-type="float" office:value="-28.78">
                <text:p>-28.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.69">
                <text:p>36.69</text:p>
              </table:table-cell>
              <table:table-cell office:value-type="float" office:value="-53.45">
                <text:p>-53.45</text:p>
              </table:table-cell>
              <table:table-cell office:value-type="float" office:value="-59.01">
                <text:p>-59.01</text:p>
              </table:table-cell>
              <table:table-cell office:value-type="float" office:value="-28.9">
                <text:p>-28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.76">
                <text:p>36.76</text:p>
              </table:table-cell>
              <table:table-cell office:value-type="float" office:value="-53.84">
                <text:p>-53.84</text:p>
              </table:table-cell>
              <table:table-cell office:value-type="float" office:value="-59.22">
                <text:p>-59.22</text:p>
              </table:table-cell>
              <table:table-cell office:value-type="float" office:value="-29.01">
                <text:p>-29.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.84">
                <text:p>36.84</text:p>
              </table:table-cell>
              <table:table-cell office:value-type="float" office:value="-54.23">
                <text:p>-54.23</text:p>
              </table:table-cell>
              <table:table-cell office:value-type="float" office:value="-59.43">
                <text:p>-59.43</text:p>
              </table:table-cell>
              <table:table-cell office:value-type="float" office:value="-29.13">
                <text:p>-29.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.92">
                <text:p>36.92</text:p>
              </table:table-cell>
              <table:table-cell office:value-type="float" office:value="-54.61">
                <text:p>-54.61</text:p>
              </table:table-cell>
              <table:table-cell office:value-type="float" office:value="-59.64">
                <text:p>-59.64</text:p>
              </table:table-cell>
              <table:table-cell office:value-type="float" office:value="-29.25">
                <text:p>-29.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">
                <text:p>37</text:p>
              </table:table-cell>
              <table:table-cell office:value-type="float" office:value="-55">
                <text:p>-55</text:p>
              </table:table-cell>
              <table:table-cell office:value-type="float" office:value="-59.85">
                <text:p>-59.85</text:p>
              </table:table-cell>
              <table:table-cell office:value-type="float" office:value="-29.37">
                <text:p>-29.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.07">
                <text:p>37.07</text:p>
              </table:table-cell>
              <table:table-cell office:value-type="float" office:value="-55.4">
                <text:p>-55.4</text:p>
              </table:table-cell>
              <table:table-cell office:value-type="float" office:value="-60.06">
                <text:p>-60.06</text:p>
              </table:table-cell>
              <table:table-cell office:value-type="float" office:value="-29.48">
                <text:p>-29.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.15">
                <text:p>37.15</text:p>
              </table:table-cell>
              <table:table-cell office:value-type="float" office:value="-55.79">
                <text:p>-55.79</text:p>
              </table:table-cell>
              <table:table-cell office:value-type="float" office:value="-60.27">
                <text:p>-60.27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.23">
                <text:p>37.23</text:p>
              </table:table-cell>
              <table:table-cell office:value-type="float" office:value="-56.19">
                <text:p>-56.19</text:p>
              </table:table-cell>
              <table:table-cell office:value-type="float" office:value="-60.48">
                <text:p>-60.48</text:p>
              </table:table-cell>
              <table:table-cell office:value-type="float" office:value="-29.72">
                <text:p>-29.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.31">
                <text:p>37.31</text:p>
              </table:table-cell>
              <table:table-cell office:value-type="float" office:value="-56.58">
                <text:p>-56.58</text:p>
              </table:table-cell>
              <table:table-cell office:value-type="float" office:value="-60.69">
                <text:p>-60.69</text:p>
              </table:table-cell>
              <table:table-cell office:value-type="float" office:value="-29.84">
                <text:p>-29.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.38">
                <text:p>37.38</text:p>
              </table:table-cell>
              <table:table-cell office:value-type="float" office:value="-56.98">
                <text:p>-56.98</text:p>
              </table:table-cell>
              <table:table-cell office:value-type="float" office:value="-60.9">
                <text:p>-60.9</text:p>
              </table:table-cell>
              <table:table-cell office:value-type="float" office:value="-29.96">
                <text:p>-29.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.46">
                <text:p>37.46</text:p>
              </table:table-cell>
              <table:table-cell office:value-type="float" office:value="-57.38">
                <text:p>-57.38</text:p>
              </table:table-cell>
              <table:table-cell office:value-type="float" office:value="-61.11">
                <text:p>-61.11</text:p>
              </table:table-cell>
              <table:table-cell office:value-type="float" office:value="-30.07">
                <text:p>-30.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.54">
                <text:p>37.54</text:p>
              </table:table-cell>
              <table:table-cell office:value-type="float" office:value="-57.78">
                <text:p>-57.78</text:p>
              </table:table-cell>
              <table:table-cell office:value-type="float" office:value="-61.32">
                <text:p>-61.32</text:p>
              </table:table-cell>
              <table:table-cell office:value-type="float" office:value="-30.19">
                <text:p>-30.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.61">
                <text:p>37.61</text:p>
              </table:table-cell>
              <table:table-cell office:value-type="float" office:value="-58.18">
                <text:p>-58.18</text:p>
              </table:table-cell>
              <table:table-cell office:value-type="float" office:value="-61.53">
                <text:p>-61.53</text:p>
              </table:table-cell>
              <table:table-cell office:value-type="float" office:value="-30.31">
                <text:p>-30.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.69">
                <text:p>37.69</text:p>
              </table:table-cell>
              <table:table-cell office:value-type="float" office:value="-58.59">
                <text:p>-58.59</text:p>
              </table:table-cell>
              <table:table-cell office:value-type="float" office:value="-61.75">
                <text:p>-61.75</text:p>
              </table:table-cell>
              <table:table-cell office:value-type="float" office:value="-30.43">
                <text:p>-30.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.77">
                <text:p>37.77</text:p>
              </table:table-cell>
              <table:table-cell office:value-type="float" office:value="-59">
                <text:p>-59</text:p>
              </table:table-cell>
              <table:table-cell office:value-type="float" office:value="-61.96">
                <text:p>-61.96</text:p>
              </table:table-cell>
              <table:table-cell office:value-type="float" office:value="-30.55">
                <text:p>-30.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.84">
                <text:p>37.84</text:p>
              </table:table-cell>
              <table:table-cell office:value-type="float" office:value="-59.4">
                <text:p>-59.4</text:p>
              </table:table-cell>
              <table:table-cell office:value-type="float" office:value="-62.17">
                <text:p>-62.17</text:p>
              </table:table-cell>
              <table:table-cell office:value-type="float" office:value="-30.67">
                <text:p>-30.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.92">
                <text:p>37.92</text:p>
              </table:table-cell>
              <table:table-cell office:value-type="float" office:value="-59.82">
                <text:p>-59.82</text:p>
              </table:table-cell>
              <table:table-cell office:value-type="float" office:value="-62.38">
                <text:p>-62.38</text:p>
              </table:table-cell>
              <table:table-cell office:value-type="float" office:value="-30.79">
                <text:p>-30.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">
                <text:p>38</text:p>
              </table:table-cell>
              <table:table-cell office:value-type="float" office:value="-60.23">
                <text:p>-60.23</text:p>
              </table:table-cell>
              <table:table-cell office:value-type="float" office:value="-62.6">
                <text:p>-62.6</text:p>
              </table:table-cell>
              <table:table-cell office:value-type="float" office:value="-30.91">
                <text:p>-30.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.08">
                <text:p>38.08</text:p>
              </table:table-cell>
              <table:table-cell office:value-type="float" office:value="-60.65">
                <text:p>-60.65</text:p>
              </table:table-cell>
              <table:table-cell office:value-type="float" office:value="-62.81">
                <text:p>-62.81</text:p>
              </table:table-cell>
              <table:table-cell office:value-type="float" office:value="-31.03">
                <text:p>-31.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.15">
                <text:p>38.15</text:p>
              </table:table-cell>
              <table:table-cell office:value-type="float" office:value="-61.07">
                <text:p>-61.07</text:p>
              </table:table-cell>
              <table:table-cell office:value-type="float" office:value="-63.03">
                <text:p>-63.03</text:p>
              </table:table-cell>
              <table:table-cell office:value-type="float" office:value="-31.15">
                <text:p>-31.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.23">
                <text:p>38.23</text:p>
              </table:table-cell>
              <table:table-cell office:value-type="float" office:value="-61.49">
                <text:p>-61.49</text:p>
              </table:table-cell>
              <table:table-cell office:value-type="float" office:value="-63.24">
                <text:p>-63.24</text:p>
              </table:table-cell>
              <table:table-cell office:value-type="float" office:value="-31.27">
                <text:p>-31.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.31">
                <text:p>38.31</text:p>
              </table:table-cell>
              <table:table-cell office:value-type="float" office:value="-61.91">
                <text:p>-61.91</text:p>
              </table:table-cell>
              <table:table-cell office:value-type="float" office:value="-63.46">
                <text:p>-63.46</text:p>
              </table:table-cell>
              <table:table-cell office:value-type="float" office:value="-31.39">
                <text:p>-31.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.39">
                <text:p>38.39</text:p>
              </table:table-cell>
              <table:table-cell office:value-type="float" office:value="-62.33">
                <text:p>-62.33</text:p>
              </table:table-cell>
              <table:table-cell office:value-type="float" office:value="-63.68">
                <text:p>-63.68</text:p>
              </table:table-cell>
              <table:table-cell office:value-type="float" office:value="-31.51">
                <text:p>-31.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.46">
                <text:p>38.46</text:p>
              </table:table-cell>
              <table:table-cell office:value-type="float" office:value="-62.76">
                <text:p>-62.76</text:p>
              </table:table-cell>
              <table:table-cell office:value-type="float" office:value="-63.89">
                <text:p>-63.89</text:p>
              </table:table-cell>
              <table:table-cell office:value-type="float" office:value="-31.63">
                <text:p>-31.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.54">
                <text:p>38.54</text:p>
              </table:table-cell>
              <table:table-cell office:value-type="float" office:value="-63.18">
                <text:p>-63.18</text:p>
              </table:table-cell>
              <table:table-cell office:value-type="float" office:value="-64.11">
                <text:p>-64.11</text:p>
              </table:table-cell>
              <table:table-cell office:value-type="float" office:value="-31.76">
                <text:p>-31.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.62">
                <text:p>38.62</text:p>
              </table:table-cell>
              <table:table-cell office:value-type="float" office:value="-63.62">
                <text:p>-63.62</text:p>
              </table:table-cell>
              <table:table-cell office:value-type="float" office:value="-64.33">
                <text:p>-64.33</text:p>
              </table:table-cell>
              <table:table-cell office:value-type="float" office:value="-31.88">
                <text:p>-31.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.7">
                <text:p>38.7</text:p>
              </table:table-cell>
              <table:table-cell office:value-type="float" office:value="-64.05">
                <text:p>-64.05</text:p>
              </table:table-cell>
              <table:table-cell office:value-type="float" office:value="-64.54">
                <text:p>-64.5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.77">
                <text:p>38.77</text:p>
              </table:table-cell>
              <table:table-cell office:value-type="float" office:value="-64.48">
                <text:p>-64.48</text:p>
              </table:table-cell>
              <table:table-cell office:value-type="float" office:value="-64.76">
                <text:p>-64.76</text:p>
              </table:table-cell>
              <table:table-cell office:value-type="float" office:value="-32.12">
                <text:p>-32.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.85">
                <text:p>38.85</text:p>
              </table:table-cell>
              <table:table-cell office:value-type="float" office:value="-64.91">
                <text:p>-64.91</text:p>
              </table:table-cell>
              <table:table-cell office:value-type="float" office:value="-64.98">
                <text:p>-64.98</text:p>
              </table:table-cell>
              <table:table-cell office:value-type="float" office:value="-32.25">
                <text:p>-32.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.93">
                <text:p>38.93</text:p>
              </table:table-cell>
              <table:table-cell office:value-type="float" office:value="-65.35">
                <text:p>-65.35</text:p>
              </table:table-cell>
              <table:table-cell office:value-type="float" office:value="-65.19">
                <text:p>-65.19</text:p>
              </table:table-cell>
              <table:table-cell office:value-type="float" office:value="-32.37">
                <text:p>-32.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.01">
                <text:p>39.01</text:p>
              </table:table-cell>
              <table:table-cell office:value-type="float" office:value="-65.79">
                <text:p>-65.79</text:p>
              </table:table-cell>
              <table:table-cell office:value-type="float" office:value="-65.42">
                <text:p>-65.42</text:p>
              </table:table-cell>
              <table:table-cell office:value-type="float" office:value="-32.49">
                <text:p>-32.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.08">
                <text:p>39.08</text:p>
              </table:table-cell>
              <table:table-cell office:value-type="float" office:value="-66.23">
                <text:p>-66.23</text:p>
              </table:table-cell>
              <table:table-cell office:value-type="float" office:value="-65.64">
                <text:p>-65.64</text:p>
              </table:table-cell>
              <table:table-cell office:value-type="float" office:value="-32.62">
                <text:p>-32.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.16">
                <text:p>39.16</text:p>
              </table:table-cell>
              <table:table-cell office:value-type="float" office:value="-66.67">
                <text:p>-66.67</text:p>
              </table:table-cell>
              <table:table-cell office:value-type="float" office:value="-65.85">
                <text:p>-65.85</text:p>
              </table:table-cell>
              <table:table-cell office:value-type="float" office:value="-32.74">
                <text:p>-32.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.24">
                <text:p>39.24</text:p>
              </table:table-cell>
              <table:table-cell office:value-type="float" office:value="-67.12">
                <text:p>-67.12</text:p>
              </table:table-cell>
              <table:table-cell office:value-type="float" office:value="-66.08">
                <text:p>-66.08</text:p>
              </table:table-cell>
              <table:table-cell office:value-type="float" office:value="-32.87">
                <text:p>-32.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.32">
                <text:p>39.32</text:p>
              </table:table-cell>
              <table:table-cell office:value-type="float" office:value="-67.57">
                <text:p>-67.57</text:p>
              </table:table-cell>
              <table:table-cell office:value-type="float" office:value="-66.3">
                <text:p>-66.3</text:p>
              </table:table-cell>
              <table:table-cell office:value-type="float" office:value="-32.99">
                <text:p>-32.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.39">
                <text:p>39.39</text:p>
              </table:table-cell>
              <table:table-cell office:value-type="float" office:value="-68.02">
                <text:p>-68.02</text:p>
              </table:table-cell>
              <table:table-cell office:value-type="float" office:value="-66.52">
                <text:p>-66.52</text:p>
              </table:table-cell>
              <table:table-cell office:value-type="float" office:value="-33.12">
                <text:p>-33.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.47">
                <text:p>39.47</text:p>
              </table:table-cell>
              <table:table-cell office:value-type="float" office:value="-68.47">
                <text:p>-68.47</text:p>
              </table:table-cell>
              <table:table-cell office:value-type="float" office:value="-66.74">
                <text:p>-66.74</text:p>
              </table:table-cell>
              <table:table-cell office:value-type="float" office:value="-33.24">
                <text:p>-33.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.55">
                <text:p>39.55</text:p>
              </table:table-cell>
              <table:table-cell office:value-type="float" office:value="-68.92">
                <text:p>-68.92</text:p>
              </table:table-cell>
              <table:table-cell office:value-type="float" office:value="-66.96">
                <text:p>-66.96</text:p>
              </table:table-cell>
              <table:table-cell office:value-type="float" office:value="-33.37">
                <text:p>-33.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.63">
                <text:p>39.63</text:p>
              </table:table-cell>
              <table:table-cell office:value-type="float" office:value="-69.38">
                <text:p>-69.38</text:p>
              </table:table-cell>
              <table:table-cell office:value-type="float" office:value="-67.19">
                <text:p>-67.19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.7">
                <text:p>39.7</text:p>
              </table:table-cell>
              <table:table-cell office:value-type="float" office:value="-69.83">
                <text:p>-69.83</text:p>
              </table:table-cell>
              <table:table-cell office:value-type="float" office:value="-67.41">
                <text:p>-67.41</text:p>
              </table:table-cell>
              <table:table-cell office:value-type="float" office:value="-33.62">
                <text:p>-33.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.78">
                <text:p>39.78</text:p>
              </table:table-cell>
              <table:table-cell office:value-type="float" office:value="-70.3">
                <text:p>-70.3</text:p>
              </table:table-cell>
              <table:table-cell office:value-type="float" office:value="-67.63">
                <text:p>-67.63</text:p>
              </table:table-cell>
              <table:table-cell office:value-type="float" office:value="-33.75">
                <text:p>-33.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.86">
                <text:p>39.86</text:p>
              </table:table-cell>
              <table:table-cell office:value-type="float" office:value="-70.75">
                <text:p>-70.75</text:p>
              </table:table-cell>
              <table:table-cell office:value-type="float" office:value="-67.85">
                <text:p>-67.85</text:p>
              </table:table-cell>
              <table:table-cell office:value-type="float" office:value="-33.88">
                <text:p>-33.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.94">
                <text:p>39.94</text:p>
              </table:table-cell>
              <table:table-cell office:value-type="float" office:value="-71.22">
                <text:p>-71.22</text:p>
              </table:table-cell>
              <table:table-cell office:value-type="float" office:value="-68.08">
                <text:p>-68.0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.01">
                <text:p>40.01</text:p>
              </table:table-cell>
              <table:table-cell office:value-type="float" office:value="-71.68">
                <text:p>-71.68</text:p>
              </table:table-cell>
              <table:table-cell office:value-type="float" office:value="-68.3">
                <text:p>-68.3</text:p>
              </table:table-cell>
              <table:table-cell office:value-type="float" office:value="-34.13">
                <text:p>-34.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.09">
                <text:p>40.09</text:p>
              </table:table-cell>
              <table:table-cell office:value-type="float" office:value="-72.15">
                <text:p>-72.15</text:p>
              </table:table-cell>
              <table:table-cell office:value-type="float" office:value="-68.52">
                <text:p>-68.52</text:p>
              </table:table-cell>
              <table:table-cell office:value-type="float" office:value="-34.26">
                <text:p>-34.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.17">
                <text:p>40.17</text:p>
              </table:table-cell>
              <table:table-cell office:value-type="float" office:value="-72.61">
                <text:p>-72.61</text:p>
              </table:table-cell>
              <table:table-cell office:value-type="float" office:value="-68.74">
                <text:p>-68.74</text:p>
              </table:table-cell>
              <table:table-cell office:value-type="float" office:value="-34.39">
                <text:p>-34.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.24">
                <text:p>40.24</text:p>
              </table:table-cell>
              <table:table-cell office:value-type="float" office:value="-73.08">
                <text:p>-73.08</text:p>
              </table:table-cell>
              <table:table-cell office:value-type="float" office:value="-68.97">
                <text:p>-68.97</text:p>
              </table:table-cell>
              <table:table-cell office:value-type="float" office:value="-34.52">
                <text:p>-34.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.32">
                <text:p>40.32</text:p>
              </table:table-cell>
              <table:table-cell office:value-type="float" office:value="-73.55">
                <text:p>-73.55</text:p>
              </table:table-cell>
              <table:table-cell office:value-type="float" office:value="-69.19">
                <text:p>-69.19</text:p>
              </table:table-cell>
              <table:table-cell office:value-type="float" office:value="-34.64">
                <text:p>-34.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.4">
                <text:p>40.4</text:p>
              </table:table-cell>
              <table:table-cell office:value-type="float" office:value="-74.03">
                <text:p>-74.03</text:p>
              </table:table-cell>
              <table:table-cell office:value-type="float" office:value="-69.42">
                <text:p>-69.42</text:p>
              </table:table-cell>
              <table:table-cell office:value-type="float" office:value="-34.77">
                <text:p>-34.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.48">
                <text:p>40.48</text:p>
              </table:table-cell>
              <table:table-cell office:value-type="float" office:value="-74.5">
                <text:p>-74.5</text:p>
              </table:table-cell>
              <table:table-cell office:value-type="float" office:value="-69.64">
                <text:p>-69.64</text:p>
              </table:table-cell>
              <table:table-cell office:value-type="float" office:value="-34.9">
                <text:p>-34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.55">
                <text:p>40.55</text:p>
              </table:table-cell>
              <table:table-cell office:value-type="float" office:value="-74.98">
                <text:p>-74.98</text:p>
              </table:table-cell>
              <table:table-cell office:value-type="float" office:value="-69.87">
                <text:p>-69.87</text:p>
              </table:table-cell>
              <table:table-cell office:value-type="float" office:value="-35.03">
                <text:p>-35.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.63">
                <text:p>40.63</text:p>
              </table:table-cell>
              <table:table-cell office:value-type="float" office:value="-75.46">
                <text:p>-75.46</text:p>
              </table:table-cell>
              <table:table-cell office:value-type="float" office:value="-70.1">
                <text:p>-70.1</text:p>
              </table:table-cell>
              <table:table-cell office:value-type="float" office:value="-35.16">
                <text:p>-35.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71">
                <text:p>40.71</text:p>
              </table:table-cell>
              <table:table-cell office:value-type="float" office:value="-75.94">
                <text:p>-75.94</text:p>
              </table:table-cell>
              <table:table-cell office:value-type="float" office:value="-70.32">
                <text:p>-70.32</text:p>
              </table:table-cell>
              <table:table-cell office:value-type="float" office:value="-35.29">
                <text:p>-35.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.79">
                <text:p>40.79</text:p>
              </table:table-cell>
              <table:table-cell office:value-type="float" office:value="-76.42">
                <text:p>-76.42</text:p>
              </table:table-cell>
              <table:table-cell office:value-type="float" office:value="-70.55">
                <text:p>-70.55</text:p>
              </table:table-cell>
              <table:table-cell office:value-type="float" office:value="-35.42">
                <text:p>-35.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.86">
                <text:p>40.86</text:p>
              </table:table-cell>
              <table:table-cell office:value-type="float" office:value="-76.91">
                <text:p>-76.91</text:p>
              </table:table-cell>
              <table:table-cell office:value-type="float" office:value="-70.78">
                <text:p>-70.78</text:p>
              </table:table-cell>
              <table:table-cell office:value-type="float" office:value="-35.55">
                <text:p>-35.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.94">
                <text:p>40.94</text:p>
              </table:table-cell>
              <table:table-cell office:value-type="float" office:value="-77.4">
                <text:p>-77.4</text:p>
              </table:table-cell>
              <table:table-cell office:value-type="float" office:value="-71">
                <text:p>-71</text:p>
              </table:table-cell>
              <table:table-cell office:value-type="float" office:value="-35.68">
                <text:p>-35.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.02">
                <text:p>41.02</text:p>
              </table:table-cell>
              <table:table-cell office:value-type="float" office:value="-77.89">
                <text:p>-77.89</text:p>
              </table:table-cell>
              <table:table-cell office:value-type="float" office:value="-71.23">
                <text:p>-71.23</text:p>
              </table:table-cell>
              <table:table-cell office:value-type="float" office:value="-35.81">
                <text:p>-35.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.1">
                <text:p>41.1</text:p>
              </table:table-cell>
              <table:table-cell office:value-type="float" office:value="-78.38">
                <text:p>-78.38</text:p>
              </table:table-cell>
              <table:table-cell office:value-type="float" office:value="-71.46">
                <text:p>-71.46</text:p>
              </table:table-cell>
              <table:table-cell office:value-type="float" office:value="-35.94">
                <text:p>-35.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.17">
                <text:p>41.17</text:p>
              </table:table-cell>
              <table:table-cell office:value-type="float" office:value="-78.87">
                <text:p>-78.87</text:p>
              </table:table-cell>
              <table:table-cell office:value-type="float" office:value="-71.69">
                <text:p>-71.69</text:p>
              </table:table-cell>
              <table:table-cell office:value-type="float" office:value="-36.07">
                <text:p>-36.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.25">
                <text:p>41.25</text:p>
              </table:table-cell>
              <table:table-cell office:value-type="float" office:value="-79.36">
                <text:p>-79.36</text:p>
              </table:table-cell>
              <table:table-cell office:value-type="float" office:value="-71.91">
                <text:p>-71.91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.33">
                <text:p>41.33</text:p>
              </table:table-cell>
              <table:table-cell office:value-type="float" office:value="-79.86">
                <text:p>-79.86</text:p>
              </table:table-cell>
              <table:table-cell office:value-type="float" office:value="-72.14">
                <text:p>-72.14</text:p>
              </table:table-cell>
              <table:table-cell office:value-type="float" office:value="-36.33">
                <text:p>-36.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.4">
                <text:p>41.4</text:p>
              </table:table-cell>
              <table:table-cell office:value-type="float" office:value="-80.35">
                <text:p>-80.35</text:p>
              </table:table-cell>
              <table:table-cell office:value-type="float" office:value="-72.37">
                <text:p>-72.37</text:p>
              </table:table-cell>
              <table:table-cell office:value-type="float" office:value="-36.47">
                <text:p>-36.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.48">
                <text:p>41.48</text:p>
              </table:table-cell>
              <table:table-cell office:value-type="float" office:value="-80.85">
                <text:p>-80.85</text:p>
              </table:table-cell>
              <table:table-cell office:value-type="float" office:value="-72.6">
                <text:p>-72.6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.56">
                <text:p>41.56</text:p>
              </table:table-cell>
              <table:table-cell office:value-type="float" office:value="-81.36">
                <text:p>-81.36</text:p>
              </table:table-cell>
              <table:table-cell office:value-type="float" office:value="-72.83">
                <text:p>-72.83</text:p>
              </table:table-cell>
              <table:table-cell office:value-type="float" office:value="-36.73">
                <text:p>-36.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.64">
                <text:p>41.64</text:p>
              </table:table-cell>
              <table:table-cell office:value-type="float" office:value="-81.86">
                <text:p>-81.86</text:p>
              </table:table-cell>
              <table:table-cell office:value-type="float" office:value="-73.06">
                <text:p>-73.06</text:p>
              </table:table-cell>
              <table:table-cell office:value-type="float" office:value="-36.86">
                <text:p>-36.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.71">
                <text:p>41.71</text:p>
              </table:table-cell>
              <table:table-cell office:value-type="float" office:value="-82.37">
                <text:p>-82.37</text:p>
              </table:table-cell>
              <table:table-cell office:value-type="float" office:value="-73.29">
                <text:p>-73.2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.79">
                <text:p>41.79</text:p>
              </table:table-cell>
              <table:table-cell office:value-type="float" office:value="-82.88">
                <text:p>-82.88</text:p>
              </table:table-cell>
              <table:table-cell office:value-type="float" office:value="-73.53">
                <text:p>-73.53</text:p>
              </table:table-cell>
              <table:table-cell office:value-type="float" office:value="-37.13">
                <text:p>-37.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.87">
                <text:p>41.87</text:p>
              </table:table-cell>
              <table:table-cell office:value-type="float" office:value="-83.39">
                <text:p>-83.39</text:p>
              </table:table-cell>
              <table:table-cell office:value-type="float" office:value="-73.76">
                <text:p>-73.76</text:p>
              </table:table-cell>
              <table:table-cell office:value-type="float" office:value="-37.26">
                <text:p>-37.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.94">
                <text:p>41.94</text:p>
              </table:table-cell>
              <table:table-cell office:value-type="float" office:value="-83.91">
                <text:p>-83.91</text:p>
              </table:table-cell>
              <table:table-cell office:value-type="float" office:value="-73.99">
                <text:p>-73.99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.02">
                <text:p>42.02</text:p>
              </table:table-cell>
              <table:table-cell office:value-type="float" office:value="-84.42">
                <text:p>-84.42</text:p>
              </table:table-cell>
              <table:table-cell office:value-type="float" office:value="-74.22">
                <text:p>-74.22</text:p>
              </table:table-cell>
              <table:table-cell office:value-type="float" office:value="-37.53">
                <text:p>-37.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.1">
                <text:p>42.1</text:p>
              </table:table-cell>
              <table:table-cell office:value-type="float" office:value="-84.94">
                <text:p>-84.94</text:p>
              </table:table-cell>
              <table:table-cell office:value-type="float" office:value="-74.45">
                <text:p>-74.45</text:p>
              </table:table-cell>
              <table:table-cell office:value-type="float" office:value="-37.67">
                <text:p>-37.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.18">
                <text:p>42.18</text:p>
              </table:table-cell>
              <table:table-cell office:value-type="float" office:value="-85.46">
                <text:p>-85.46</text:p>
              </table:table-cell>
              <table:table-cell office:value-type="float" office:value="-74.69">
                <text:p>-74.69</text:p>
              </table:table-cell>
              <table:table-cell office:value-type="float" office:value="-37.8">
                <text:p>-37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.25">
                <text:p>42.25</text:p>
              </table:table-cell>
              <table:table-cell office:value-type="float" office:value="-85.98">
                <text:p>-85.98</text:p>
              </table:table-cell>
              <table:table-cell office:value-type="float" office:value="-74.92">
                <text:p>-74.92</text:p>
              </table:table-cell>
              <table:table-cell office:value-type="float" office:value="-37.94">
                <text:p>-37.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.33">
                <text:p>42.33</text:p>
              </table:table-cell>
              <table:table-cell office:value-type="float" office:value="-86.5">
                <text:p>-86.5</text:p>
              </table:table-cell>
              <table:table-cell office:value-type="float" office:value="-75.15">
                <text:p>-75.15</text:p>
              </table:table-cell>
              <table:table-cell office:value-type="float" office:value="-38.08">
                <text:p>-38.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.41">
                <text:p>42.41</text:p>
              </table:table-cell>
              <table:table-cell office:value-type="float" office:value="-87.03">
                <text:p>-87.03</text:p>
              </table:table-cell>
              <table:table-cell office:value-type="float" office:value="-75.39">
                <text:p>-75.39</text:p>
              </table:table-cell>
              <table:table-cell office:value-type="float" office:value="-38.21">
                <text:p>-38.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.48">
                <text:p>42.48</text:p>
              </table:table-cell>
              <table:table-cell office:value-type="float" office:value="-87.55">
                <text:p>-87.55</text:p>
              </table:table-cell>
              <table:table-cell office:value-type="float" office:value="-75.62">
                <text:p>-75.62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.56">
                <text:p>42.56</text:p>
              </table:table-cell>
              <table:table-cell office:value-type="float" office:value="-88.08">
                <text:p>-88.08</text:p>
              </table:table-cell>
              <table:table-cell office:value-type="float" office:value="-75.85">
                <text:p>-75.85</text:p>
              </table:table-cell>
              <table:table-cell office:value-type="float" office:value="-38.48">
                <text:p>-38.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.64">
                <text:p>42.64</text:p>
              </table:table-cell>
              <table:table-cell office:value-type="float" office:value="-88.61">
                <text:p>-88.61</text:p>
              </table:table-cell>
              <table:table-cell office:value-type="float" office:value="-76.09">
                <text:p>-76.09</text:p>
              </table:table-cell>
              <table:table-cell office:value-type="float" office:value="-38.62">
                <text:p>-38.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.72">
                <text:p>42.72</text:p>
              </table:table-cell>
              <table:table-cell office:value-type="float" office:value="-89.15">
                <text:p>-89.15</text:p>
              </table:table-cell>
              <table:table-cell office:value-type="float" office:value="-76.33">
                <text:p>-76.33</text:p>
              </table:table-cell>
              <table:table-cell office:value-type="float" office:value="-38.76">
                <text:p>-38.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.79">
                <text:p>42.79</text:p>
              </table:table-cell>
              <table:table-cell office:value-type="float" office:value="-89.68">
                <text:p>-89.68</text:p>
              </table:table-cell>
              <table:table-cell office:value-type="float" office:value="-76.56">
                <text:p>-76.56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.87">
                <text:p>42.87</text:p>
              </table:table-cell>
              <table:table-cell office:value-type="float" office:value="-90.23">
                <text:p>-90.23</text:p>
              </table:table-cell>
              <table:table-cell office:value-type="float" office:value="-76.8">
                <text:p>-76.8</text:p>
              </table:table-cell>
              <table:table-cell office:value-type="float" office:value="-39.04">
                <text:p>-39.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.95">
                <text:p>42.95</text:p>
              </table:table-cell>
              <table:table-cell office:value-type="float" office:value="-90.77">
                <text:p>-90.77</text:p>
              </table:table-cell>
              <table:table-cell office:value-type="float" office:value="-77.03">
                <text:p>-77.03</text:p>
              </table:table-cell>
              <table:table-cell office:value-type="float" office:value="-39.18">
                <text:p>-39.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.03">
                <text:p>43.03</text:p>
              </table:table-cell>
              <table:table-cell office:value-type="float" office:value="-91.31">
                <text:p>-91.31</text:p>
              </table:table-cell>
              <table:table-cell office:value-type="float" office:value="-77.27">
                <text:p>-77.27</text:p>
              </table:table-cell>
              <table:table-cell office:value-type="float" office:value="-39.32">
                <text:p>-39.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.1">
                <text:p>43.1</text:p>
              </table:table-cell>
              <table:table-cell office:value-type="float" office:value="-91.85">
                <text:p>-91.85</text:p>
              </table:table-cell>
              <table:table-cell office:value-type="float" office:value="-77.51">
                <text:p>-77.51</text:p>
              </table:table-cell>
              <table:table-cell office:value-type="float" office:value="-39.45">
                <text:p>-39.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.18">
                <text:p>43.18</text:p>
              </table:table-cell>
              <table:table-cell office:value-type="float" office:value="-92.41">
                <text:p>-92.41</text:p>
              </table:table-cell>
              <table:table-cell office:value-type="float" office:value="-77.75">
                <text:p>-77.75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.26">
                <text:p>43.26</text:p>
              </table:table-cell>
              <table:table-cell office:value-type="float" office:value="-92.95">
                <text:p>-92.95</text:p>
              </table:table-cell>
              <table:table-cell office:value-type="float" office:value="-77.98">
                <text:p>-77.98</text:p>
              </table:table-cell>
              <table:table-cell office:value-type="float" office:value="-39.73">
                <text:p>-39.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.34">
                <text:p>43.34</text:p>
              </table:table-cell>
              <table:table-cell office:value-type="float" office:value="-93.49">
                <text:p>-93.49</text:p>
              </table:table-cell>
              <table:table-cell office:value-type="float" office:value="-78.22">
                <text:p>-78.22</text:p>
              </table:table-cell>
              <table:table-cell office:value-type="float" office:value="-39.87">
                <text:p>-39.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41">
                <text:p>43.41</text:p>
              </table:table-cell>
              <table:table-cell office:value-type="float" office:value="-94.05">
                <text:p>-94.05</text:p>
              </table:table-cell>
              <table:table-cell office:value-type="float" office:value="-78.46">
                <text:p>-78.46</text:p>
              </table:table-cell>
              <table:table-cell office:value-type="float" office:value="-40.01">
                <text:p>-40.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.49">
                <text:p>43.49</text:p>
              </table:table-cell>
              <table:table-cell office:value-type="float" office:value="-94.6">
                <text:p>-94.6</text:p>
              </table:table-cell>
              <table:table-cell office:value-type="float" office:value="-78.69">
                <text:p>-78.69</text:p>
              </table:table-cell>
              <table:table-cell office:value-type="float" office:value="-40.15">
                <text:p>-40.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.57">
                <text:p>43.57</text:p>
              </table:table-cell>
              <table:table-cell office:value-type="float" office:value="-95.15">
                <text:p>-95.15</text:p>
              </table:table-cell>
              <table:table-cell office:value-type="float" office:value="-78.93">
                <text:p>-78.93</text:p>
              </table:table-cell>
              <table:table-cell office:value-type="float" office:value="-40.29">
                <text:p>-40.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.64">
                <text:p>43.64</text:p>
              </table:table-cell>
              <table:table-cell office:value-type="float" office:value="-95.71">
                <text:p>-95.71</text:p>
              </table:table-cell>
              <table:table-cell office:value-type="float" office:value="-79.17">
                <text:p>-79.17</text:p>
              </table:table-cell>
              <table:table-cell office:value-type="float" office:value="-40.44">
                <text:p>-40.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.72">
                <text:p>43.72</text:p>
              </table:table-cell>
              <table:table-cell office:value-type="float" office:value="-96.27">
                <text:p>-96.27</text:p>
              </table:table-cell>
              <table:table-cell office:value-type="float" office:value="-79.41">
                <text:p>-79.41</text:p>
              </table:table-cell>
              <table:table-cell office:value-type="float" office:value="-40.58">
                <text:p>-40.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.8">
                <text:p>43.8</text:p>
              </table:table-cell>
              <table:table-cell office:value-type="float" office:value="-96.83">
                <text:p>-96.83</text:p>
              </table:table-cell>
              <table:table-cell office:value-type="float" office:value="-79.65">
                <text:p>-79.65</text:p>
              </table:table-cell>
              <table:table-cell office:value-type="float" office:value="-40.72">
                <text:p>-40.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.87">
                <text:p>43.87</text:p>
              </table:table-cell>
              <table:table-cell office:value-type="float" office:value="-97.39">
                <text:p>-97.39</text:p>
              </table:table-cell>
              <table:table-cell office:value-type="float" office:value="-79.89">
                <text:p>-79.89</text:p>
              </table:table-cell>
              <table:table-cell office:value-type="float" office:value="-40.86">
                <text:p>-40.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.95">
                <text:p>43.95</text:p>
              </table:table-cell>
              <table:table-cell office:value-type="float" office:value="-97.97">
                <text:p>-97.97</text:p>
              </table:table-cell>
              <table:table-cell office:value-type="float" office:value="-80.13">
                <text:p>-80.1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.03">
                <text:p>44.03</text:p>
              </table:table-cell>
              <table:table-cell office:value-type="float" office:value="-98.53">
                <text:p>-98.53</text:p>
              </table:table-cell>
              <table:table-cell office:value-type="float" office:value="-80.36">
                <text:p>-80.36</text:p>
              </table:table-cell>
              <table:table-cell office:value-type="float" office:value="-41.14">
                <text:p>-41.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.1">
                <text:p>44.1</text:p>
              </table:table-cell>
              <table:table-cell office:value-type="float" office:value="-99.1">
                <text:p>-99.1</text:p>
              </table:table-cell>
              <table:table-cell office:value-type="float" office:value="-80.6">
                <text:p>-80.6</text:p>
              </table:table-cell>
              <table:table-cell office:value-type="float" office:value="-41.29">
                <text:p>-41.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.18">
                <text:p>44.18</text:p>
              </table:table-cell>
              <table:table-cell office:value-type="float" office:value="-99.66">
                <text:p>-99.66</text:p>
              </table:table-cell>
              <table:table-cell office:value-type="float" office:value="-80.84">
                <text:p>-80.84</text:p>
              </table:table-cell>
              <table:table-cell office:value-type="float" office:value="-41.43">
                <text:p>-41.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.26">
                <text:p>44.26</text:p>
              </table:table-cell>
              <table:table-cell office:value-type="float" office:value="-100.23">
                <text:p>-100.23</text:p>
              </table:table-cell>
              <table:table-cell office:value-type="float" office:value="-81.08">
                <text:p>-81.08</text:p>
              </table:table-cell>
              <table:table-cell office:value-type="float" office:value="-41.57">
                <text:p>-41.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34">
                <text:p>44.34</text:p>
              </table:table-cell>
              <table:table-cell office:value-type="float" office:value="-100.81">
                <text:p>-100.81</text:p>
              </table:table-cell>
              <table:table-cell office:value-type="float" office:value="-81.32">
                <text:p>-81.32</text:p>
              </table:table-cell>
              <table:table-cell office:value-type="float" office:value="-41.71">
                <text:p>-41.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.41">
                <text:p>44.41</text:p>
              </table:table-cell>
              <table:table-cell office:value-type="float" office:value="-101.39">
                <text:p>-101.39</text:p>
              </table:table-cell>
              <table:table-cell office:value-type="float" office:value="-81.57">
                <text:p>-81.57</text:p>
              </table:table-cell>
              <table:table-cell office:value-type="float" office:value="-41.86">
                <text:p>-41.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.49">
                <text:p>44.49</text:p>
              </table:table-cell>
              <table:table-cell office:value-type="float" office:value="-101.98">
                <text:p>-101.98</text:p>
              </table:table-cell>
              <table:table-cell office:value-type="float" office:value="-81.81">
                <text:p>-81.8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.57">
                <text:p>44.57</text:p>
              </table:table-cell>
              <table:table-cell office:value-type="float" office:value="-102.56">
                <text:p>-102.56</text:p>
              </table:table-cell>
              <table:table-cell office:value-type="float" office:value="-82.05">
                <text:p>-82.05</text:p>
              </table:table-cell>
              <table:table-cell office:value-type="float" office:value="-42.15">
                <text:p>-42.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.64">
                <text:p>44.64</text:p>
              </table:table-cell>
              <table:table-cell office:value-type="float" office:value="-103.14">
                <text:p>-103.14</text:p>
              </table:table-cell>
              <table:table-cell office:value-type="float" office:value="-82.29">
                <text:p>-82.29</text:p>
              </table:table-cell>
              <table:table-cell office:value-type="float" office:value="-42.29">
                <text:p>-42.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.72">
                <text:p>44.72</text:p>
              </table:table-cell>
              <table:table-cell office:value-type="float" office:value="-103.73">
                <text:p>-103.73</text:p>
              </table:table-cell>
              <table:table-cell office:value-type="float" office:value="-82.54">
                <text:p>-82.54</text:p>
              </table:table-cell>
              <table:table-cell office:value-type="float" office:value="-42.44">
                <text:p>-42.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.8">
                <text:p>44.8</text:p>
              </table:table-cell>
              <table:table-cell office:value-type="float" office:value="-104.33">
                <text:p>-104.33</text:p>
              </table:table-cell>
              <table:table-cell office:value-type="float" office:value="-82.78">
                <text:p>-82.78</text:p>
              </table:table-cell>
              <table:table-cell office:value-type="float" office:value="-42.58">
                <text:p>-42.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.88">
                <text:p>44.88</text:p>
              </table:table-cell>
              <table:table-cell office:value-type="float" office:value="-104.91">
                <text:p>-104.91</text:p>
              </table:table-cell>
              <table:table-cell office:value-type="float" office:value="-83.02">
                <text:p>-83.02</text:p>
              </table:table-cell>
              <table:table-cell office:value-type="float" office:value="-42.73">
                <text:p>-42.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.95">
                <text:p>44.95</text:p>
              </table:table-cell>
              <table:table-cell office:value-type="float" office:value="-105.5">
                <text:p>-105.5</text:p>
              </table:table-cell>
              <table:table-cell office:value-type="float" office:value="-83.26">
                <text:p>-83.26</text:p>
              </table:table-cell>
              <table:table-cell office:value-type="float" office:value="-42.87">
                <text:p>-42.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.03">
                <text:p>45.03</text:p>
              </table:table-cell>
              <table:table-cell office:value-type="float" office:value="-106.09">
                <text:p>-106.09</text:p>
              </table:table-cell>
              <table:table-cell office:value-type="float" office:value="-83.51">
                <text:p>-83.51</text:p>
              </table:table-cell>
              <table:table-cell office:value-type="float" office:value="-43.02">
                <text:p>-43.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.11">
                <text:p>45.11</text:p>
              </table:table-cell>
              <table:table-cell office:value-type="float" office:value="-106.69">
                <text:p>-106.69</text:p>
              </table:table-cell>
              <table:table-cell office:value-type="float" office:value="-83.75">
                <text:p>-83.75</text:p>
              </table:table-cell>
              <table:table-cell office:value-type="float" office:value="-43.16">
                <text:p>-43.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Linear Velocity</text:p>
        </chart:title>
        <chart:legend chart:legend-position="end" svg:x="14.418cm" svg:y="3.703cm" style:legend-expansion="high" chart:style-name="ch3"/>
        <chart:plot-area chart:style-name="ch4" table:cell-range-address="QuadOutput.A1:QuadOutput.A1000 QuadOutput.E1:QuadOutput.G1000" chart:data-source-has-labels="row" svg:x="0.32cm" svg:y="1.275cm" svg:width="13.778cm" svg:height="7.545cm">
          <chartooo:coordinate-region svg:x="1.153cm" svg:y="1.474cm" svg:width="12.759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E1:QuadOutput.E1000" loext:label-string="u" chart:class="chart:scatter">
            <chart:domain table:cell-range-address="QuadOutput.A1:QuadOutput.A1000"/>
            <chart:data-point chart:repeated="1000"/>
          </chart:series>
          <chart:series chart:style-name="ch8" chart:values-cell-range-address="QuadOutput.F1:QuadOutput.F1000" loext:label-string="v" chart:class="chart:scatter">
            <chart:data-point chart:repeated="1000"/>
          </chart:series>
          <chart:series chart:style-name="ch9" chart:values-cell-range-address="QuadOutput.G1:QuadOutput.G1000" loext:label-string="w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6">
                <text:p>3.86</text:p>
                <draw:g>
                  <svg:desc>QuadOutput.A1:QuadOutput.A1000</svg:desc>
                </draw:g>
              </table:table-cell>
              <table:table-cell office:value-type="float" office:value="0.04">
                <text:p>0.04</text:p>
                <draw:g>
                  <svg:desc>QuadOutput.E1:QuadOutput.E1000</svg:desc>
                </draw:g>
              </table:table-cell>
              <table:table-cell office:value-type="float" office:value="-0.68">
                <text:p>-0.68</text:p>
                <draw:g>
                  <svg:desc>QuadOutput.F1:QuadOutput.F1000</svg:desc>
                </draw:g>
              </table:table-cell>
              <table:table-cell office:value-type="float" office:value="-0.2">
                <text:p>-0.2</text:p>
                <draw:g>
                  <svg:desc>QuadOutput.G1:QuadOutput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4">
                <text:p>3.94</text:p>
              </table:table-cell>
              <table:table-cell office:value-type="float" office:value="0.04">
                <text:p>0.04</text:p>
              </table:table-cell>
              <table:table-cell office:value-type="float" office:value="-0.69">
                <text:p>-0.6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">
                <text:p>4.02</text:p>
              </table:table-cell>
              <table:table-cell office:value-type="float" office:value="0.04">
                <text:p>0.04</text:p>
              </table:table-cell>
              <table:table-cell office:value-type="float" office:value="-0.69">
                <text:p>-0.6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0.04">
                <text:p>0.04</text:p>
              </table:table-cell>
              <table:table-cell office:value-type="float" office:value="-0.7">
                <text:p>-0.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7">
                <text:p>4.17</text:p>
              </table:table-cell>
              <table:table-cell office:value-type="float" office:value="0.04">
                <text:p>0.04</text:p>
              </table:table-cell>
              <table:table-cell office:value-type="float" office:value="-0.7">
                <text:p>-0.7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0.04">
                <text:p>0.04</text:p>
              </table:table-cell>
              <table:table-cell office:value-type="float" office:value="-0.71">
                <text:p>-0.7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3">
                <text:p>4.33</text:p>
              </table:table-cell>
              <table:table-cell office:value-type="float" office:value="0.04">
                <text:p>0.04</text:p>
              </table:table-cell>
              <table:table-cell office:value-type="float" office:value="-0.72">
                <text:p>-0.7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0.04">
                <text:p>0.04</text:p>
              </table:table-cell>
              <table:table-cell office:value-type="float" office:value="-0.72">
                <text:p>-0.7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">
                <text:p>4.48</text:p>
              </table:table-cell>
              <table:table-cell office:value-type="float" office:value="0.04">
                <text:p>0.04</text:p>
              </table:table-cell>
              <table:table-cell office:value-type="float" office:value="-0.73">
                <text:p>-0.7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6">
                <text:p>4.56</text:p>
              </table:table-cell>
              <table:table-cell office:value-type="float" office:value="0.04">
                <text:p>0.04</text:p>
              </table:table-cell>
              <table:table-cell office:value-type="float" office:value="-0.74">
                <text:p>-0.7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">
                <text:p>4.64</text:p>
              </table:table-cell>
              <table:table-cell office:value-type="float" office:value="0.05">
                <text:p>0.05</text:p>
              </table:table-cell>
              <table:table-cell office:value-type="float" office:value="-0.74">
                <text:p>-0.7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2">
                <text:p>4.72</text:p>
              </table:table-cell>
              <table:table-cell office:value-type="float" office:value="0.05">
                <text:p>0.05</text:p>
              </table:table-cell>
              <table:table-cell office:value-type="float" office:value="-0.75">
                <text:p>-0.7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9">
                <text:p>4.79</text:p>
              </table:table-cell>
              <table:table-cell office:value-type="float" office:value="0.05">
                <text:p>0.05</text:p>
              </table:table-cell>
              <table:table-cell office:value-type="float" office:value="-0.75">
                <text:p>-0.7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7">
                <text:p>4.87</text:p>
              </table:table-cell>
              <table:table-cell office:value-type="float" office:value="0.05">
                <text:p>0.05</text:p>
              </table:table-cell>
              <table:table-cell office:value-type="float" office:value="-0.76">
                <text:p>-0.7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5">
                <text:p>4.95</text:p>
              </table:table-cell>
              <table:table-cell office:value-type="float" office:value="0.04">
                <text:p>0.04</text:p>
              </table:table-cell>
              <table:table-cell office:value-type="float" office:value="-0.76">
                <text:p>-0.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">
                <text:p>5.02</text:p>
              </table:table-cell>
              <table:table-cell office:value-type="float" office:value="0.04">
                <text:p>0.04</text:p>
              </table:table-cell>
              <table:table-cell office:value-type="float" office:value="-0.77">
                <text:p>-0.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">
                <text:p>5.1</text:p>
              </table:table-cell>
              <table:table-cell office:value-type="float" office:value="0.05">
                <text:p>0.05</text:p>
              </table:table-cell>
              <table:table-cell office:value-type="float" office:value="-0.78">
                <text:p>-0.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8">
                <text:p>5.18</text:p>
              </table:table-cell>
              <table:table-cell office:value-type="float" office:value="0.05">
                <text:p>0.05</text:p>
              </table:table-cell>
              <table:table-cell office:value-type="float" office:value="-0.78">
                <text:p>-0.7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6">
                <text:p>5.26</text:p>
              </table:table-cell>
              <table:table-cell office:value-type="float" office:value="0.05">
                <text:p>0.05</text:p>
              </table:table-cell>
              <table:table-cell office:value-type="float" office:value="-0.79">
                <text:p>-0.79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4">
                <text:p>5.34</text:p>
              </table:table-cell>
              <table:table-cell office:value-type="float" office:value="0.05">
                <text:p>0.05</text:p>
              </table:table-cell>
              <table:table-cell office:value-type="float" office:value="-0.79">
                <text:p>-0.79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1">
                <text:p>5.41</text:p>
              </table:table-cell>
              <table:table-cell office:value-type="float" office:value="0.05">
                <text:p>0.05</text:p>
              </table:table-cell>
              <table:table-cell office:value-type="float" office:value="-0.8">
                <text:p>-0.8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49">
                <text:p>5.49</text:p>
              </table:table-cell>
              <table:table-cell office:value-type="float" office:value="0.05">
                <text:p>0.05</text:p>
              </table:table-cell>
              <table:table-cell office:value-type="float" office:value="-0.8">
                <text:p>-0.8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7">
                <text:p>5.57</text:p>
              </table:table-cell>
              <table:table-cell office:value-type="float" office:value="0.05">
                <text:p>0.05</text:p>
              </table:table-cell>
              <table:table-cell office:value-type="float" office:value="-0.81">
                <text:p>-0.8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5">
                <text:p>5.65</text:p>
              </table:table-cell>
              <table:table-cell office:value-type="float" office:value="0.05">
                <text:p>0.05</text:p>
              </table:table-cell>
              <table:table-cell office:value-type="float" office:value="-0.82">
                <text:p>-0.8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2">
                <text:p>5.72</text:p>
              </table:table-cell>
              <table:table-cell office:value-type="float" office:value="0.05">
                <text:p>0.05</text:p>
              </table:table-cell>
              <table:table-cell office:value-type="float" office:value="-0.82">
                <text:p>-0.8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8">
                <text:p>5.8</text:p>
              </table:table-cell>
              <table:table-cell office:value-type="float" office:value="0.05">
                <text:p>0.05</text:p>
              </table:table-cell>
              <table:table-cell office:value-type="float" office:value="-0.83">
                <text:p>-0.8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">
                <text:p>5.88</text:p>
              </table:table-cell>
              <table:table-cell office:value-type="float" office:value="0.05">
                <text:p>0.05</text:p>
              </table:table-cell>
              <table:table-cell office:value-type="float" office:value="-0.83">
                <text:p>-0.8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5">
                <text:p>5.95</text:p>
              </table:table-cell>
              <table:table-cell office:value-type="float" office:value="0.05">
                <text:p>0.05</text:p>
              </table:table-cell>
              <table:table-cell office:value-type="float" office:value="-0.84">
                <text:p>-0.8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3">
                <text:p>6.03</text:p>
              </table:table-cell>
              <table:table-cell office:value-type="float" office:value="0.05">
                <text:p>0.05</text:p>
              </table:table-cell>
              <table:table-cell office:value-type="float" office:value="-0.84">
                <text:p>-0.84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1">
                <text:p>6.11</text:p>
              </table:table-cell>
              <table:table-cell office:value-type="float" office:value="0.05">
                <text:p>0.05</text:p>
              </table:table-cell>
              <table:table-cell office:value-type="float" office:value="-0.85">
                <text:p>-0.8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">
                <text:p>6.19</text:p>
              </table:table-cell>
              <table:table-cell office:value-type="float" office:value="0.06">
                <text:p>0.06</text:p>
              </table:table-cell>
              <table:table-cell office:value-type="float" office:value="-0.85">
                <text:p>-0.85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7">
                <text:p>6.27</text:p>
              </table:table-cell>
              <table:table-cell office:value-type="float" office:value="0.06">
                <text:p>0.06</text:p>
              </table:table-cell>
              <table:table-cell office:value-type="float" office:value="-0.86">
                <text:p>-0.8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4">
                <text:p>6.34</text:p>
              </table:table-cell>
              <table:table-cell office:value-type="float" office:value="0.06">
                <text:p>0.06</text:p>
              </table:table-cell>
              <table:table-cell office:value-type="float" office:value="-0.86">
                <text:p>-0.8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2">
                <text:p>6.42</text:p>
              </table:table-cell>
              <table:table-cell office:value-type="float" office:value="0.06">
                <text:p>0.06</text:p>
              </table:table-cell>
              <table:table-cell office:value-type="float" office:value="-0.87">
                <text:p>-0.8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0.06">
                <text:p>0.06</text:p>
              </table:table-cell>
              <table:table-cell office:value-type="float" office:value="-0.87">
                <text:p>-0.8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7">
                <text:p>6.57</text:p>
              </table:table-cell>
              <table:table-cell office:value-type="float" office:value="0.06">
                <text:p>0.06</text:p>
              </table:table-cell>
              <table:table-cell office:value-type="float" office:value="-0.88">
                <text:p>-0.88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5">
                <text:p>6.65</text:p>
              </table:table-cell>
              <table:table-cell office:value-type="float" office:value="0.06">
                <text:p>0.06</text:p>
              </table:table-cell>
              <table:table-cell office:value-type="float" office:value="-0.88">
                <text:p>-0.8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3">
                <text:p>6.73</text:p>
              </table:table-cell>
              <table:table-cell office:value-type="float" office:value="0.06">
                <text:p>0.06</text:p>
              </table:table-cell>
              <table:table-cell office:value-type="float" office:value="-0.89">
                <text:p>-0.89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">
                <text:p>6.81</text:p>
              </table:table-cell>
              <table:table-cell office:value-type="float" office:value="0.06">
                <text:p>0.06</text:p>
              </table:table-cell>
              <table:table-cell office:value-type="float" office:value="-0.89">
                <text:p>-0.89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8">
                <text:p>6.88</text:p>
              </table:table-cell>
              <table:table-cell office:value-type="float" office:value="0.06">
                <text:p>0.06</text:p>
              </table:table-cell>
              <table:table-cell office:value-type="float" office:value="-0.9">
                <text:p>-0.9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6">
                <text:p>6.96</text:p>
              </table:table-cell>
              <table:table-cell office:value-type="float" office:value="0.06">
                <text:p>0.06</text:p>
              </table:table-cell>
              <table:table-cell office:value-type="float" office:value="-0.9">
                <text:p>-0.9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4">
                <text:p>7.04</text:p>
              </table:table-cell>
              <table:table-cell office:value-type="float" office:value="0.06">
                <text:p>0.06</text:p>
              </table:table-cell>
              <table:table-cell office:value-type="float" office:value="-0.91">
                <text:p>-0.9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1">
                <text:p>7.11</text:p>
              </table:table-cell>
              <table:table-cell office:value-type="float" office:value="0.06">
                <text:p>0.06</text:p>
              </table:table-cell>
              <table:table-cell office:value-type="float" office:value="-0.92">
                <text:p>-0.9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9">
                <text:p>7.19</text:p>
              </table:table-cell>
              <table:table-cell office:value-type="float" office:value="0.06">
                <text:p>0.06</text:p>
              </table:table-cell>
              <table:table-cell office:value-type="float" office:value="-0.92">
                <text:p>-0.92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7">
                <text:p>7.27</text:p>
              </table:table-cell>
              <table:table-cell office:value-type="float" office:value="0.06">
                <text:p>0.06</text:p>
              </table:table-cell>
              <table:table-cell office:value-type="float" office:value="-0.93">
                <text:p>-0.9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5">
                <text:p>7.35</text:p>
              </table:table-cell>
              <table:table-cell office:value-type="float" office:value="0.06">
                <text:p>0.06</text:p>
              </table:table-cell>
              <table:table-cell office:value-type="float" office:value="-0.93">
                <text:p>-0.9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42">
                <text:p>7.42</text:p>
              </table:table-cell>
              <table:table-cell office:value-type="float" office:value="0.06">
                <text:p>0.06</text:p>
              </table:table-cell>
              <table:table-cell office:value-type="float" office:value="-0.94">
                <text:p>-0.9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">
                <text:p>7.5</text:p>
              </table:table-cell>
              <table:table-cell office:value-type="float" office:value="0.06">
                <text:p>0.06</text:p>
              </table:table-cell>
              <table:table-cell office:value-type="float" office:value="-0.94">
                <text:p>-0.94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8">
                <text:p>7.58</text:p>
              </table:table-cell>
              <table:table-cell office:value-type="float" office:value="0.06">
                <text:p>0.06</text:p>
              </table:table-cell>
              <table:table-cell office:value-type="float" office:value="-0.95">
                <text:p>-0.9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6">
                <text:p>7.66</text:p>
              </table:table-cell>
              <table:table-cell office:value-type="float" office:value="0.06">
                <text:p>0.06</text:p>
              </table:table-cell>
              <table:table-cell office:value-type="float" office:value="-0.95">
                <text:p>-0.9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3">
                <text:p>7.73</text:p>
              </table:table-cell>
              <table:table-cell office:value-type="float" office:value="0.07">
                <text:p>0.07</text:p>
              </table:table-cell>
              <table:table-cell office:value-type="float" office:value="-0.96">
                <text:p>-0.9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1">
                <text:p>7.81</text:p>
              </table:table-cell>
              <table:table-cell office:value-type="float" office:value="0.06">
                <text:p>0.06</text:p>
              </table:table-cell>
              <table:table-cell office:value-type="float" office:value="-0.97">
                <text:p>-0.9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9">
                <text:p>7.89</text:p>
              </table:table-cell>
              <table:table-cell office:value-type="float" office:value="0.06">
                <text:p>0.06</text:p>
              </table:table-cell>
              <table:table-cell office:value-type="float" office:value="-0.97">
                <text:p>-0.9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97">
                <text:p>7.97</text:p>
              </table:table-cell>
              <table:table-cell office:value-type="float" office:value="0.07">
                <text:p>0.07</text:p>
              </table:table-cell>
              <table:table-cell office:value-type="float" office:value="-0.98">
                <text:p>-0.98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05">
                <text:p>8.05</text:p>
              </table:table-cell>
              <table:table-cell office:value-type="float" office:value="0.07">
                <text:p>0.07</text:p>
              </table:table-cell>
              <table:table-cell office:value-type="float" office:value="-0.98">
                <text:p>-0.9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12">
                <text:p>8.12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2">
                <text:p>8.2</text:p>
              </table:table-cell>
              <table:table-cell office:value-type="float" office:value="0.07">
                <text:p>0.07</text:p>
              </table:table-cell>
              <table:table-cell office:value-type="float" office:value="-0.99">
                <text:p>-0.99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28">
                <text:p>8.28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6">
                <text:p>8.36</text:p>
              </table:table-cell>
              <table:table-cell office:value-type="float" office:value="0.07">
                <text:p>0.07</text:p>
              </table:table-cell>
              <table:table-cell office:value-type="float" office:value="-1">
                <text:p>-1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43">
                <text:p>8.43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51">
                <text:p>8.51</text:p>
              </table:table-cell>
              <table:table-cell office:value-type="float" office:value="0.07">
                <text:p>0.07</text:p>
              </table:table-cell>
              <table:table-cell office:value-type="float" office:value="-1.01">
                <text:p>-1.01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59">
                <text:p>8.59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67">
                <text:p>8.67</text:p>
              </table:table-cell>
              <table:table-cell office:value-type="float" office:value="0.07">
                <text:p>0.07</text:p>
              </table:table-cell>
              <table:table-cell office:value-type="float" office:value="-1.02">
                <text:p>-1.02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4">
                <text:p>8.74</text:p>
              </table:table-cell>
              <table:table-cell office:value-type="float" office:value="0.07">
                <text:p>0.07</text:p>
              </table:table-cell>
              <table:table-cell office:value-type="float" office:value="-1.03">
                <text:p>-1.0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82">
                <text:p>8.82</text:p>
              </table:table-cell>
              <table:table-cell office:value-type="float" office:value="0.07">
                <text:p>0.07</text:p>
              </table:table-cell>
              <table:table-cell office:value-type="float" office:value="-1.04">
                <text:p>-1.0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9">
                <text:p>8.9</text:p>
              </table:table-cell>
              <table:table-cell office:value-type="float" office:value="0.07">
                <text:p>0.07</text:p>
              </table:table-cell>
              <table:table-cell office:value-type="float" office:value="-1.04">
                <text:p>-1.04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98">
                <text:p>8.98</text:p>
              </table:table-cell>
              <table:table-cell office:value-type="float" office:value="0.07">
                <text:p>0.07</text:p>
              </table:table-cell>
              <table:table-cell office:value-type="float" office:value="-1.05">
                <text:p>-1.0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05">
                <text:p>9.05</text:p>
              </table:table-cell>
              <table:table-cell office:value-type="float" office:value="0.07">
                <text:p>0.07</text:p>
              </table:table-cell>
              <table:table-cell office:value-type="float" office:value="-1.05">
                <text:p>-1.0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13">
                <text:p>9.13</text:p>
              </table:table-cell>
              <table:table-cell office:value-type="float" office:value="0.07">
                <text:p>0.07</text:p>
              </table:table-cell>
              <table:table-cell office:value-type="float" office:value="-1.05">
                <text:p>-1.0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21">
                <text:p>9.21</text:p>
              </table:table-cell>
              <table:table-cell office:value-type="float" office:value="0.07">
                <text:p>0.07</text:p>
              </table:table-cell>
              <table:table-cell office:value-type="float" office:value="-1.06">
                <text:p>-1.0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29">
                <text:p>9.29</text:p>
              </table:table-cell>
              <table:table-cell office:value-type="float" office:value="0.07">
                <text:p>0.07</text:p>
              </table:table-cell>
              <table:table-cell office:value-type="float" office:value="-1.07">
                <text:p>-1.07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36">
                <text:p>9.36</text:p>
              </table:table-cell>
              <table:table-cell office:value-type="float" office:value="0.07">
                <text:p>0.07</text:p>
              </table:table-cell>
              <table:table-cell office:value-type="float" office:value="-1.07">
                <text:p>-1.07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44">
                <text:p>9.44</text:p>
              </table:table-cell>
              <table:table-cell office:value-type="float" office:value="0.07">
                <text:p>0.07</text:p>
              </table:table-cell>
              <table:table-cell office:value-type="float" office:value="-1.07">
                <text:p>-1.07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52">
                <text:p>9.52</text:p>
              </table:table-cell>
              <table:table-cell office:value-type="float" office:value="0.07">
                <text:p>0.07</text:p>
              </table:table-cell>
              <table:table-cell office:value-type="float" office:value="-1.08">
                <text:p>-1.08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">
                <text:p>9.6</text:p>
              </table:table-cell>
              <table:table-cell office:value-type="float" office:value="0.07">
                <text:p>0.07</text:p>
              </table:table-cell>
              <table:table-cell office:value-type="float" office:value="-1.09">
                <text:p>-1.09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67">
                <text:p>9.67</text:p>
              </table:table-cell>
              <table:table-cell office:value-type="float" office:value="0.08">
                <text:p>0.08</text:p>
              </table:table-cell>
              <table:table-cell office:value-type="float" office:value="-1.09">
                <text:p>-1.09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75">
                <text:p>9.75</text:p>
              </table:table-cell>
              <table:table-cell office:value-type="float" office:value="0.08">
                <text:p>0.08</text:p>
              </table:table-cell>
              <table:table-cell office:value-type="float" office:value="-1.09">
                <text:p>-1.09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83">
                <text:p>9.83</text:p>
              </table:table-cell>
              <table:table-cell office:value-type="float" office:value="0.08">
                <text:p>0.08</text:p>
              </table:table-cell>
              <table:table-cell office:value-type="float" office:value="-1.1">
                <text:p>-1.1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91">
                <text:p>9.91</text:p>
              </table:table-cell>
              <table:table-cell office:value-type="float" office:value="0.08">
                <text:p>0.08</text:p>
              </table:table-cell>
              <table:table-cell office:value-type="float" office:value="-1.11">
                <text:p>-1.11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98">
                <text:p>9.98</text:p>
              </table:table-cell>
              <table:table-cell office:value-type="float" office:value="0.08">
                <text:p>0.08</text:p>
              </table:table-cell>
              <table:table-cell office:value-type="float" office:value="-1.11">
                <text:p>-1.1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06">
                <text:p>10.06</text:p>
              </table:table-cell>
              <table:table-cell office:value-type="float" office:value="0.08">
                <text:p>0.08</text:p>
              </table:table-cell>
              <table:table-cell office:value-type="float" office:value="-1.12">
                <text:p>-1.1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4">
                <text:p>10.14</text:p>
              </table:table-cell>
              <table:table-cell office:value-type="float" office:value="0.08">
                <text:p>0.08</text:p>
              </table:table-cell>
              <table:table-cell office:value-type="float" office:value="-1.12">
                <text:p>-1.1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2">
                <text:p>10.22</text:p>
              </table:table-cell>
              <table:table-cell office:value-type="float" office:value="0.08">
                <text:p>0.08</text:p>
              </table:table-cell>
              <table:table-cell office:value-type="float" office:value="-1.13">
                <text:p>-1.1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9">
                <text:p>10.29</text:p>
              </table:table-cell>
              <table:table-cell office:value-type="float" office:value="0.08">
                <text:p>0.08</text:p>
              </table:table-cell>
              <table:table-cell office:value-type="float" office:value="-1.13">
                <text:p>-1.1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37">
                <text:p>10.37</text:p>
              </table:table-cell>
              <table:table-cell office:value-type="float" office:value="0.08">
                <text:p>0.08</text:p>
              </table:table-cell>
              <table:table-cell office:value-type="float" office:value="-1.14">
                <text:p>-1.1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45">
                <text:p>10.45</text:p>
              </table:table-cell>
              <table:table-cell office:value-type="float" office:value="0.08">
                <text:p>0.08</text:p>
              </table:table-cell>
              <table:table-cell office:value-type="float" office:value="-1.14">
                <text:p>-1.14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53">
                <text:p>10.53</text:p>
              </table:table-cell>
              <table:table-cell office:value-type="float" office:value="0.08">
                <text:p>0.08</text:p>
              </table:table-cell>
              <table:table-cell office:value-type="float" office:value="-1.15">
                <text:p>-1.1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6">
                <text:p>10.6</text:p>
              </table:table-cell>
              <table:table-cell office:value-type="float" office:value="0.08">
                <text:p>0.08</text:p>
              </table:table-cell>
              <table:table-cell office:value-type="float" office:value="-1.16">
                <text:p>-1.1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68">
                <text:p>10.68</text:p>
              </table:table-cell>
              <table:table-cell office:value-type="float" office:value="0.08">
                <text:p>0.08</text:p>
              </table:table-cell>
              <table:table-cell office:value-type="float" office:value="-1.16">
                <text:p>-1.1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76">
                <text:p>10.76</text:p>
              </table:table-cell>
              <table:table-cell office:value-type="float" office:value="0.09">
                <text:p>0.09</text:p>
              </table:table-cell>
              <table:table-cell office:value-type="float" office:value="-1.17">
                <text:p>-1.17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4">
                <text:p>10.84</text:p>
              </table:table-cell>
              <table:table-cell office:value-type="float" office:value="0.09">
                <text:p>0.09</text:p>
              </table:table-cell>
              <table:table-cell office:value-type="float" office:value="-1.17">
                <text:p>-1.17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1">
                <text:p>10.91</text:p>
              </table:table-cell>
              <table:table-cell office:value-type="float" office:value="0.09">
                <text:p>0.09</text:p>
              </table:table-cell>
              <table:table-cell office:value-type="float" office:value="-1.18">
                <text:p>-1.1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9">
                <text:p>10.99</text:p>
              </table:table-cell>
              <table:table-cell office:value-type="float" office:value="0.09">
                <text:p>0.09</text:p>
              </table:table-cell>
              <table:table-cell office:value-type="float" office:value="-1.18">
                <text:p>-1.1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07">
                <text:p>11.07</text:p>
              </table:table-cell>
              <table:table-cell office:value-type="float" office:value="0.09">
                <text:p>0.09</text:p>
              </table:table-cell>
              <table:table-cell office:value-type="float" office:value="-1.19">
                <text:p>-1.19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5">
                <text:p>11.15</text:p>
              </table:table-cell>
              <table:table-cell office:value-type="float" office:value="0.09">
                <text:p>0.09</text:p>
              </table:table-cell>
              <table:table-cell office:value-type="float" office:value="-1.19">
                <text:p>-1.19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2">
                <text:p>11.22</text:p>
              </table:table-cell>
              <table:table-cell office:value-type="float" office:value="0.09">
                <text:p>0.09</text:p>
              </table:table-cell>
              <table:table-cell office:value-type="float" office:value="-1.2">
                <text:p>-1.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3">
                <text:p>11.3</text:p>
              </table:table-cell>
              <table:table-cell office:value-type="float" office:value="0.09">
                <text:p>0.09</text:p>
              </table:table-cell>
              <table:table-cell office:value-type="float" office:value="-1.2">
                <text:p>-1.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38">
                <text:p>11.38</text:p>
              </table:table-cell>
              <table:table-cell office:value-type="float" office:value="0.09">
                <text:p>0.09</text:p>
              </table:table-cell>
              <table:table-cell office:value-type="float" office:value="-1.21">
                <text:p>-1.2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46">
                <text:p>11.46</text:p>
              </table:table-cell>
              <table:table-cell office:value-type="float" office:value="0.09">
                <text:p>0.09</text:p>
              </table:table-cell>
              <table:table-cell office:value-type="float" office:value="-1.21">
                <text:p>-1.2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53">
                <text:p>11.53</text:p>
              </table:table-cell>
              <table:table-cell office:value-type="float" office:value="0.09">
                <text:p>0.09</text:p>
              </table:table-cell>
              <table:table-cell office:value-type="float" office:value="-1.22">
                <text:p>-1.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61">
                <text:p>11.61</text:p>
              </table:table-cell>
              <table:table-cell office:value-type="float" office:value="0.09">
                <text:p>0.09</text:p>
              </table:table-cell>
              <table:table-cell office:value-type="float" office:value="-1.22">
                <text:p>-1.2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69">
                <text:p>11.69</text:p>
              </table:table-cell>
              <table:table-cell office:value-type="float" office:value="0.09">
                <text:p>0.09</text:p>
              </table:table-cell>
              <table:table-cell office:value-type="float" office:value="-1.23">
                <text:p>-1.23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7">
                <text:p>11.77</text:p>
              </table:table-cell>
              <table:table-cell office:value-type="float" office:value="0.09">
                <text:p>0.09</text:p>
              </table:table-cell>
              <table:table-cell office:value-type="float" office:value="-1.24">
                <text:p>-1.2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84">
                <text:p>11.84</text:p>
              </table:table-cell>
              <table:table-cell office:value-type="float" office:value="0.09">
                <text:p>0.09</text:p>
              </table:table-cell>
              <table:table-cell office:value-type="float" office:value="-1.24">
                <text:p>-1.2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92">
                <text:p>11.92</text:p>
              </table:table-cell>
              <table:table-cell office:value-type="float" office:value="0.09">
                <text:p>0.09</text:p>
              </table:table-cell>
              <table:table-cell office:value-type="float" office:value="-1.24">
                <text:p>-1.2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0.09">
                <text:p>0.09</text:p>
              </table:table-cell>
              <table:table-cell office:value-type="float" office:value="-1.25">
                <text:p>-1.2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08">
                <text:p>12.08</text:p>
              </table:table-cell>
              <table:table-cell office:value-type="float" office:value="0.1">
                <text:p>0.1</text:p>
              </table:table-cell>
              <table:table-cell office:value-type="float" office:value="-1.25">
                <text:p>-1.25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5">
                <text:p>12.15</text:p>
              </table:table-cell>
              <table:table-cell office:value-type="float" office:value="0.1">
                <text:p>0.1</text:p>
              </table:table-cell>
              <table:table-cell office:value-type="float" office:value="-1.26">
                <text:p>-1.2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23">
                <text:p>12.23</text:p>
              </table:table-cell>
              <table:table-cell office:value-type="float" office:value="0.1">
                <text:p>0.1</text:p>
              </table:table-cell>
              <table:table-cell office:value-type="float" office:value="-1.26">
                <text:p>-1.2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1">
                <text:p>12.31</text:p>
              </table:table-cell>
              <table:table-cell office:value-type="float" office:value="0.1">
                <text:p>0.1</text:p>
              </table:table-cell>
              <table:table-cell office:value-type="float" office:value="-1.27">
                <text:p>-1.27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9">
                <text:p>12.39</text:p>
              </table:table-cell>
              <table:table-cell office:value-type="float" office:value="0.1">
                <text:p>0.1</text:p>
              </table:table-cell>
              <table:table-cell office:value-type="float" office:value="-1.28">
                <text:p>-1.2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46">
                <text:p>12.46</text:p>
              </table:table-cell>
              <table:table-cell office:value-type="float" office:value="0.1">
                <text:p>0.1</text:p>
              </table:table-cell>
              <table:table-cell office:value-type="float" office:value="-1.28">
                <text:p>-1.2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54">
                <text:p>12.54</text:p>
              </table:table-cell>
              <table:table-cell office:value-type="float" office:value="0.1">
                <text:p>0.1</text:p>
              </table:table-cell>
              <table:table-cell office:value-type="float" office:value="-1.29">
                <text:p>-1.29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2">
                <text:p>12.62</text:p>
              </table:table-cell>
              <table:table-cell office:value-type="float" office:value="0.1">
                <text:p>0.1</text:p>
              </table:table-cell>
              <table:table-cell office:value-type="float" office:value="-1.29">
                <text:p>-1.29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7">
                <text:p>12.7</text:p>
              </table:table-cell>
              <table:table-cell office:value-type="float" office:value="0.1">
                <text:p>0.1</text:p>
              </table:table-cell>
              <table:table-cell office:value-type="float" office:value="-1.3">
                <text:p>-1.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77">
                <text:p>12.77</text:p>
              </table:table-cell>
              <table:table-cell office:value-type="float" office:value="0.09">
                <text:p>0.09</text:p>
              </table:table-cell>
              <table:table-cell office:value-type="float" office:value="-1.3">
                <text:p>-1.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85">
                <text:p>12.85</text:p>
              </table:table-cell>
              <table:table-cell office:value-type="float" office:value="0.09">
                <text:p>0.09</text:p>
              </table:table-cell>
              <table:table-cell office:value-type="float" office:value="-1.31">
                <text:p>-1.3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93">
                <text:p>12.93</text:p>
              </table:table-cell>
              <table:table-cell office:value-type="float" office:value="0.09">
                <text:p>0.09</text:p>
              </table:table-cell>
              <table:table-cell office:value-type="float" office:value="-1.32">
                <text:p>-1.3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01">
                <text:p>13.01</text:p>
              </table:table-cell>
              <table:table-cell office:value-type="float" office:value="0.1">
                <text:p>0.1</text:p>
              </table:table-cell>
              <table:table-cell office:value-type="float" office:value="-1.32">
                <text:p>-1.3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08">
                <text:p>13.08</text:p>
              </table:table-cell>
              <table:table-cell office:value-type="float" office:value="0.1">
                <text:p>0.1</text:p>
              </table:table-cell>
              <table:table-cell office:value-type="float" office:value="-1.33">
                <text:p>-1.3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6">
                <text:p>13.16</text:p>
              </table:table-cell>
              <table:table-cell office:value-type="float" office:value="0.1">
                <text:p>0.1</text:p>
              </table:table-cell>
              <table:table-cell office:value-type="float" office:value="-1.33">
                <text:p>-1.3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4">
                <text:p>13.24</text:p>
              </table:table-cell>
              <table:table-cell office:value-type="float" office:value="0.09">
                <text:p>0.09</text:p>
              </table:table-cell>
              <table:table-cell office:value-type="float" office:value="-1.34">
                <text:p>-1.3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2">
                <text:p>13.32</text:p>
              </table:table-cell>
              <table:table-cell office:value-type="float" office:value="0.09">
                <text:p>0.09</text:p>
              </table:table-cell>
              <table:table-cell office:value-type="float" office:value="-1.34">
                <text:p>-1.34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9">
                <text:p>13.39</text:p>
              </table:table-cell>
              <table:table-cell office:value-type="float" office:value="0.09">
                <text:p>0.09</text:p>
              </table:table-cell>
              <table:table-cell office:value-type="float" office:value="-1.35">
                <text:p>-1.3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7">
                <text:p>13.47</text:p>
              </table:table-cell>
              <table:table-cell office:value-type="float" office:value="0.1">
                <text:p>0.1</text:p>
              </table:table-cell>
              <table:table-cell office:value-type="float" office:value="-1.35">
                <text:p>-1.3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5">
                <text:p>13.55</text:p>
              </table:table-cell>
              <table:table-cell office:value-type="float" office:value="0.1">
                <text:p>0.1</text:p>
              </table:table-cell>
              <table:table-cell office:value-type="float" office:value="-1.36">
                <text:p>-1.3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2">
                <text:p>13.62</text:p>
              </table:table-cell>
              <table:table-cell office:value-type="float" office:value="0.1">
                <text:p>0.1</text:p>
              </table:table-cell>
              <table:table-cell office:value-type="float" office:value="-1.36">
                <text:p>-1.3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">
                <text:p>13.7</text:p>
              </table:table-cell>
              <table:table-cell office:value-type="float" office:value="0.1">
                <text:p>0.1</text:p>
              </table:table-cell>
              <table:table-cell office:value-type="float" office:value="-1.37">
                <text:p>-1.37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78">
                <text:p>13.78</text:p>
              </table:table-cell>
              <table:table-cell office:value-type="float" office:value="0.1">
                <text:p>0.1</text:p>
              </table:table-cell>
              <table:table-cell office:value-type="float" office:value="-1.37">
                <text:p>-1.37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86">
                <text:p>13.86</text:p>
              </table:table-cell>
              <table:table-cell office:value-type="float" office:value="0.1">
                <text:p>0.1</text:p>
              </table:table-cell>
              <table:table-cell office:value-type="float" office:value="-1.38">
                <text:p>-1.3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93">
                <text:p>13.93</text:p>
              </table:table-cell>
              <table:table-cell office:value-type="float" office:value="0.1">
                <text:p>0.1</text:p>
              </table:table-cell>
              <table:table-cell office:value-type="float" office:value="-1.38">
                <text:p>-1.3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01">
                <text:p>14.01</text:p>
              </table:table-cell>
              <table:table-cell office:value-type="float" office:value="0.1">
                <text:p>0.1</text:p>
              </table:table-cell>
              <table:table-cell office:value-type="float" office:value="-1.39">
                <text:p>-1.3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09">
                <text:p>14.09</text:p>
              </table:table-cell>
              <table:table-cell office:value-type="float" office:value="0.1">
                <text:p>0.1</text:p>
              </table:table-cell>
              <table:table-cell office:value-type="float" office:value="-1.4">
                <text:p>-1.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16">
                <text:p>14.16</text:p>
              </table:table-cell>
              <table:table-cell office:value-type="float" office:value="0.1">
                <text:p>0.1</text:p>
              </table:table-cell>
              <table:table-cell office:value-type="float" office:value="-1.4">
                <text:p>-1.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24">
                <text:p>14.24</text:p>
              </table:table-cell>
              <table:table-cell office:value-type="float" office:value="0.1">
                <text:p>0.1</text:p>
              </table:table-cell>
              <table:table-cell office:value-type="float" office:value="-1.41">
                <text:p>-1.41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32">
                <text:p>14.32</text:p>
              </table:table-cell>
              <table:table-cell office:value-type="float" office:value="0.1">
                <text:p>0.1</text:p>
              </table:table-cell>
              <table:table-cell office:value-type="float" office:value="-1.41">
                <text:p>-1.41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4">
                <text:p>14.4</text:p>
              </table:table-cell>
              <table:table-cell office:value-type="float" office:value="0.1">
                <text:p>0.1</text:p>
              </table:table-cell>
              <table:table-cell office:value-type="float" office:value="-1.42">
                <text:p>-1.4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48">
                <text:p>14.48</text:p>
              </table:table-cell>
              <table:table-cell office:value-type="float" office:value="0.1">
                <text:p>0.1</text:p>
              </table:table-cell>
              <table:table-cell office:value-type="float" office:value="-1.43">
                <text:p>-1.43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55">
                <text:p>14.55</text:p>
              </table:table-cell>
              <table:table-cell office:value-type="float" office:value="0.1">
                <text:p>0.1</text:p>
              </table:table-cell>
              <table:table-cell office:value-type="float" office:value="-1.43">
                <text:p>-1.43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63">
                <text:p>14.63</text:p>
              </table:table-cell>
              <table:table-cell office:value-type="float" office:value="0.1">
                <text:p>0.1</text:p>
              </table:table-cell>
              <table:table-cell office:value-type="float" office:value="-1.44">
                <text:p>-1.44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71">
                <text:p>14.71</text:p>
              </table:table-cell>
              <table:table-cell office:value-type="float" office:value="0.1">
                <text:p>0.1</text:p>
              </table:table-cell>
              <table:table-cell office:value-type="float" office:value="-1.44">
                <text:p>-1.44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78">
                <text:p>14.78</text:p>
              </table:table-cell>
              <table:table-cell office:value-type="float" office:value="0.1">
                <text:p>0.1</text:p>
              </table:table-cell>
              <table:table-cell office:value-type="float" office:value="-1.45">
                <text:p>-1.4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86">
                <text:p>14.86</text:p>
              </table:table-cell>
              <table:table-cell office:value-type="float" office:value="0.1">
                <text:p>0.1</text:p>
              </table:table-cell>
              <table:table-cell office:value-type="float" office:value="-1.45">
                <text:p>-1.4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94">
                <text:p>14.94</text:p>
              </table:table-cell>
              <table:table-cell office:value-type="float" office:value="0.11">
                <text:p>0.11</text:p>
              </table:table-cell>
              <table:table-cell office:value-type="float" office:value="-1.46">
                <text:p>-1.46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02">
                <text:p>15.02</text:p>
              </table:table-cell>
              <table:table-cell office:value-type="float" office:value="0.11">
                <text:p>0.11</text:p>
              </table:table-cell>
              <table:table-cell office:value-type="float" office:value="-1.46">
                <text:p>-1.46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09">
                <text:p>15.09</text:p>
              </table:table-cell>
              <table:table-cell office:value-type="float" office:value="0.11">
                <text:p>0.11</text:p>
              </table:table-cell>
              <table:table-cell office:value-type="float" office:value="-1.47">
                <text:p>-1.4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7">
                <text:p>15.17</text:p>
              </table:table-cell>
              <table:table-cell office:value-type="float" office:value="0.11">
                <text:p>0.11</text:p>
              </table:table-cell>
              <table:table-cell office:value-type="float" office:value="-1.47">
                <text:p>-1.47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25">
                <text:p>15.25</text:p>
              </table:table-cell>
              <table:table-cell office:value-type="float" office:value="0.11">
                <text:p>0.11</text:p>
              </table:table-cell>
              <table:table-cell office:value-type="float" office:value="-1.48">
                <text:p>-1.4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33">
                <text:p>15.33</text:p>
              </table:table-cell>
              <table:table-cell office:value-type="float" office:value="0.11">
                <text:p>0.11</text:p>
              </table:table-cell>
              <table:table-cell office:value-type="float" office:value="-1.48">
                <text:p>-1.48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41">
                <text:p>15.41</text:p>
              </table:table-cell>
              <table:table-cell office:value-type="float" office:value="0.11">
                <text:p>0.11</text:p>
              </table:table-cell>
              <table:table-cell office:value-type="float" office:value="-1.49">
                <text:p>-1.4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48">
                <text:p>15.48</text:p>
              </table:table-cell>
              <table:table-cell office:value-type="float" office:value="0.11">
                <text:p>0.11</text:p>
              </table:table-cell>
              <table:table-cell office:value-type="float" office:value="-1.49">
                <text:p>-1.4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56">
                <text:p>15.56</text:p>
              </table:table-cell>
              <table:table-cell office:value-type="float" office:value="0.11">
                <text:p>0.11</text:p>
              </table:table-cell>
              <table:table-cell office:value-type="float" office:value="-1.5">
                <text:p>-1.5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4">
                <text:p>15.64</text:p>
              </table:table-cell>
              <table:table-cell office:value-type="float" office:value="0.11">
                <text:p>0.11</text:p>
              </table:table-cell>
              <table:table-cell office:value-type="float" office:value="-1.5">
                <text:p>-1.5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72">
                <text:p>15.72</text:p>
              </table:table-cell>
              <table:table-cell office:value-type="float" office:value="0.11">
                <text:p>0.11</text:p>
              </table:table-cell>
              <table:table-cell office:value-type="float" office:value="-1.51">
                <text:p>-1.51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9">
                <text:p>15.79</text:p>
              </table:table-cell>
              <table:table-cell office:value-type="float" office:value="0.11">
                <text:p>0.11</text:p>
              </table:table-cell>
              <table:table-cell office:value-type="float" office:value="-1.51">
                <text:p>-1.51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7">
                <text:p>15.87</text:p>
              </table:table-cell>
              <table:table-cell office:value-type="float" office:value="0.11">
                <text:p>0.11</text:p>
              </table:table-cell>
              <table:table-cell office:value-type="float" office:value="-1.52">
                <text:p>-1.52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95">
                <text:p>15.95</text:p>
              </table:table-cell>
              <table:table-cell office:value-type="float" office:value="0.11">
                <text:p>0.11</text:p>
              </table:table-cell>
              <table:table-cell office:value-type="float" office:value="-1.52">
                <text:p>-1.52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03">
                <text:p>16.03</text:p>
              </table:table-cell>
              <table:table-cell office:value-type="float" office:value="0.11">
                <text:p>0.11</text:p>
              </table:table-cell>
              <table:table-cell office:value-type="float" office:value="-1.53">
                <text:p>-1.5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1">
                <text:p>16.1</text:p>
              </table:table-cell>
              <table:table-cell office:value-type="float" office:value="0.11">
                <text:p>0.11</text:p>
              </table:table-cell>
              <table:table-cell office:value-type="float" office:value="-1.53">
                <text:p>-1.5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18">
                <text:p>16.18</text:p>
              </table:table-cell>
              <table:table-cell office:value-type="float" office:value="0.11">
                <text:p>0.11</text:p>
              </table:table-cell>
              <table:table-cell office:value-type="float" office:value="-1.54">
                <text:p>-1.5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26">
                <text:p>16.26</text:p>
              </table:table-cell>
              <table:table-cell office:value-type="float" office:value="0.12">
                <text:p>0.12</text:p>
              </table:table-cell>
              <table:table-cell office:value-type="float" office:value="-1.54">
                <text:p>-1.5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34">
                <text:p>16.34</text:p>
              </table:table-cell>
              <table:table-cell office:value-type="float" office:value="0.12">
                <text:p>0.12</text:p>
              </table:table-cell>
              <table:table-cell office:value-type="float" office:value="-1.55">
                <text:p>-1.55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41">
                <text:p>16.41</text:p>
              </table:table-cell>
              <table:table-cell office:value-type="float" office:value="0.12">
                <text:p>0.12</text:p>
              </table:table-cell>
              <table:table-cell office:value-type="float" office:value="-1.55">
                <text:p>-1.5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9">
                <text:p>16.49</text:p>
              </table:table-cell>
              <table:table-cell office:value-type="float" office:value="0.12">
                <text:p>0.12</text:p>
              </table:table-cell>
              <table:table-cell office:value-type="float" office:value="-1.56">
                <text:p>-1.5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7">
                <text:p>16.57</text:p>
              </table:table-cell>
              <table:table-cell office:value-type="float" office:value="0.12">
                <text:p>0.12</text:p>
              </table:table-cell>
              <table:table-cell office:value-type="float" office:value="-1.56">
                <text:p>-1.56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4">
                <text:p>16.64</text:p>
              </table:table-cell>
              <table:table-cell office:value-type="float" office:value="0.12">
                <text:p>0.12</text:p>
              </table:table-cell>
              <table:table-cell office:value-type="float" office:value="-1.57">
                <text:p>-1.5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2">
                <text:p>16.72</text:p>
              </table:table-cell>
              <table:table-cell office:value-type="float" office:value="0.12">
                <text:p>0.12</text:p>
              </table:table-cell>
              <table:table-cell office:value-type="float" office:value="-1.57">
                <text:p>-1.5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.12">
                <text:p>0.12</text:p>
              </table:table-cell>
              <table:table-cell office:value-type="float" office:value="-1.58">
                <text:p>-1.58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8">
                <text:p>16.88</text:p>
              </table:table-cell>
              <table:table-cell office:value-type="float" office:value="0.12">
                <text:p>0.12</text:p>
              </table:table-cell>
              <table:table-cell office:value-type="float" office:value="-1.58">
                <text:p>-1.58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5">
                <text:p>16.95</text:p>
              </table:table-cell>
              <table:table-cell office:value-type="float" office:value="0.12">
                <text:p>0.12</text:p>
              </table:table-cell>
              <table:table-cell office:value-type="float" office:value="-1.59">
                <text:p>-1.59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3">
                <text:p>17.03</text:p>
              </table:table-cell>
              <table:table-cell office:value-type="float" office:value="0.12">
                <text:p>0.12</text:p>
              </table:table-cell>
              <table:table-cell office:value-type="float" office:value="-1.59">
                <text:p>-1.59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1">
                <text:p>17.11</text:p>
              </table:table-cell>
              <table:table-cell office:value-type="float" office:value="0.12">
                <text:p>0.12</text:p>
              </table:table-cell>
              <table:table-cell office:value-type="float" office:value="-1.6">
                <text:p>-1.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9">
                <text:p>17.19</text:p>
              </table:table-cell>
              <table:table-cell office:value-type="float" office:value="0.12">
                <text:p>0.12</text:p>
              </table:table-cell>
              <table:table-cell office:value-type="float" office:value="-1.6">
                <text:p>-1.6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6">
                <text:p>17.26</text:p>
              </table:table-cell>
              <table:table-cell office:value-type="float" office:value="0.12">
                <text:p>0.12</text:p>
              </table:table-cell>
              <table:table-cell office:value-type="float" office:value="-1.61">
                <text:p>-1.6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4">
                <text:p>17.34</text:p>
              </table:table-cell>
              <table:table-cell office:value-type="float" office:value="0.12">
                <text:p>0.12</text:p>
              </table:table-cell>
              <table:table-cell office:value-type="float" office:value="-1.61">
                <text:p>-1.6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2">
                <text:p>17.42</text:p>
              </table:table-cell>
              <table:table-cell office:value-type="float" office:value="0.12">
                <text:p>0.12</text:p>
              </table:table-cell>
              <table:table-cell office:value-type="float" office:value="-1.62">
                <text:p>-1.62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5">
                <text:p>17.5</text:p>
              </table:table-cell>
              <table:table-cell office:value-type="float" office:value="0.12">
                <text:p>0.12</text:p>
              </table:table-cell>
              <table:table-cell office:value-type="float" office:value="-1.62">
                <text:p>-1.62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57">
                <text:p>17.57</text:p>
              </table:table-cell>
              <table:table-cell office:value-type="float" office:value="0.12">
                <text:p>0.12</text:p>
              </table:table-cell>
              <table:table-cell office:value-type="float" office:value="-1.63">
                <text:p>-1.6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65">
                <text:p>17.65</text:p>
              </table:table-cell>
              <table:table-cell office:value-type="float" office:value="0.12">
                <text:p>0.12</text:p>
              </table:table-cell>
              <table:table-cell office:value-type="float" office:value="-1.63">
                <text:p>-1.63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73">
                <text:p>17.73</text:p>
              </table:table-cell>
              <table:table-cell office:value-type="float" office:value="0.12">
                <text:p>0.12</text:p>
              </table:table-cell>
              <table:table-cell office:value-type="float" office:value="-1.64">
                <text:p>-1.6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81">
                <text:p>17.81</text:p>
              </table:table-cell>
              <table:table-cell office:value-type="float" office:value="0.12">
                <text:p>0.12</text:p>
              </table:table-cell>
              <table:table-cell office:value-type="float" office:value="-1.64">
                <text:p>-1.64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88">
                <text:p>17.88</text:p>
              </table:table-cell>
              <table:table-cell office:value-type="float" office:value="0.12">
                <text:p>0.12</text:p>
              </table:table-cell>
              <table:table-cell office:value-type="float" office:value="-1.65">
                <text:p>-1.6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96">
                <text:p>17.96</text:p>
              </table:table-cell>
              <table:table-cell office:value-type="float" office:value="0.12">
                <text:p>0.12</text:p>
              </table:table-cell>
              <table:table-cell office:value-type="float" office:value="-1.65">
                <text:p>-1.6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04">
                <text:p>18.04</text:p>
              </table:table-cell>
              <table:table-cell office:value-type="float" office:value="0.12">
                <text:p>0.12</text:p>
              </table:table-cell>
              <table:table-cell office:value-type="float" office:value="-1.66">
                <text:p>-1.6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12">
                <text:p>18.12</text:p>
              </table:table-cell>
              <table:table-cell office:value-type="float" office:value="0.12">
                <text:p>0.12</text:p>
              </table:table-cell>
              <table:table-cell office:value-type="float" office:value="-1.67">
                <text:p>-1.67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19">
                <text:p>18.19</text:p>
              </table:table-cell>
              <table:table-cell office:value-type="float" office:value="0.12">
                <text:p>0.12</text:p>
              </table:table-cell>
              <table:table-cell office:value-type="float" office:value="-1.67">
                <text:p>-1.67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27">
                <text:p>18.27</text:p>
              </table:table-cell>
              <table:table-cell office:value-type="float" office:value="0.12">
                <text:p>0.12</text:p>
              </table:table-cell>
              <table:table-cell office:value-type="float" office:value="-1.67">
                <text:p>-1.67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35">
                <text:p>18.35</text:p>
              </table:table-cell>
              <table:table-cell office:value-type="float" office:value="0.12">
                <text:p>0.12</text:p>
              </table:table-cell>
              <table:table-cell office:value-type="float" office:value="-1.68">
                <text:p>-1.68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43">
                <text:p>18.43</text:p>
              </table:table-cell>
              <table:table-cell office:value-type="float" office:value="0.13">
                <text:p>0.13</text:p>
              </table:table-cell>
              <table:table-cell office:value-type="float" office:value="-1.69">
                <text:p>-1.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5">
                <text:p>18.5</text:p>
              </table:table-cell>
              <table:table-cell office:value-type="float" office:value="0.13">
                <text:p>0.13</text:p>
              </table:table-cell>
              <table:table-cell office:value-type="float" office:value="-1.69">
                <text:p>-1.69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58">
                <text:p>18.58</text:p>
              </table:table-cell>
              <table:table-cell office:value-type="float" office:value="0.12">
                <text:p>0.12</text:p>
              </table:table-cell>
              <table:table-cell office:value-type="float" office:value="-1.7">
                <text:p>-1.7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66">
                <text:p>18.66</text:p>
              </table:table-cell>
              <table:table-cell office:value-type="float" office:value="0.12">
                <text:p>0.12</text:p>
              </table:table-cell>
              <table:table-cell office:value-type="float" office:value="-1.7">
                <text:p>-1.7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74">
                <text:p>18.74</text:p>
              </table:table-cell>
              <table:table-cell office:value-type="float" office:value="0.13">
                <text:p>0.13</text:p>
              </table:table-cell>
              <table:table-cell office:value-type="float" office:value="-1.71">
                <text:p>-1.7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81">
                <text:p>18.81</text:p>
              </table:table-cell>
              <table:table-cell office:value-type="float" office:value="0.13">
                <text:p>0.13</text:p>
              </table:table-cell>
              <table:table-cell office:value-type="float" office:value="-1.71">
                <text:p>-1.7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89">
                <text:p>18.89</text:p>
              </table:table-cell>
              <table:table-cell office:value-type="float" office:value="0.13">
                <text:p>0.13</text:p>
              </table:table-cell>
              <table:table-cell office:value-type="float" office:value="-1.72">
                <text:p>-1.7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97">
                <text:p>18.97</text:p>
              </table:table-cell>
              <table:table-cell office:value-type="float" office:value="0.13">
                <text:p>0.13</text:p>
              </table:table-cell>
              <table:table-cell office:value-type="float" office:value="-1.72">
                <text:p>-1.7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05">
                <text:p>19.05</text:p>
              </table:table-cell>
              <table:table-cell office:value-type="float" office:value="0.13">
                <text:p>0.13</text:p>
              </table:table-cell>
              <table:table-cell office:value-type="float" office:value="-1.73">
                <text:p>-1.7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12">
                <text:p>19.12</text:p>
              </table:table-cell>
              <table:table-cell office:value-type="float" office:value="0.13">
                <text:p>0.13</text:p>
              </table:table-cell>
              <table:table-cell office:value-type="float" office:value="-1.73">
                <text:p>-1.73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2">
                <text:p>19.2</text:p>
              </table:table-cell>
              <table:table-cell office:value-type="float" office:value="0.13">
                <text:p>0.13</text:p>
              </table:table-cell>
              <table:table-cell office:value-type="float" office:value="-1.74">
                <text:p>-1.74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28">
                <text:p>19.28</text:p>
              </table:table-cell>
              <table:table-cell office:value-type="float" office:value="0.13">
                <text:p>0.13</text:p>
              </table:table-cell>
              <table:table-cell office:value-type="float" office:value="-1.75">
                <text:p>-1.7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35">
                <text:p>19.35</text:p>
              </table:table-cell>
              <table:table-cell office:value-type="float" office:value="0.13">
                <text:p>0.13</text:p>
              </table:table-cell>
              <table:table-cell office:value-type="float" office:value="-1.75">
                <text:p>-1.7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43">
                <text:p>19.43</text:p>
              </table:table-cell>
              <table:table-cell office:value-type="float" office:value="0.13">
                <text:p>0.13</text:p>
              </table:table-cell>
              <table:table-cell office:value-type="float" office:value="-1.76">
                <text:p>-1.76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51">
                <text:p>19.51</text:p>
              </table:table-cell>
              <table:table-cell office:value-type="float" office:value="0.13">
                <text:p>0.13</text:p>
              </table:table-cell>
              <table:table-cell office:value-type="float" office:value="-1.76">
                <text:p>-1.76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59">
                <text:p>19.59</text:p>
              </table:table-cell>
              <table:table-cell office:value-type="float" office:value="0.13">
                <text:p>0.13</text:p>
              </table:table-cell>
              <table:table-cell office:value-type="float" office:value="-1.77">
                <text:p>-1.77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66">
                <text:p>19.66</text:p>
              </table:table-cell>
              <table:table-cell office:value-type="float" office:value="0.13">
                <text:p>0.13</text:p>
              </table:table-cell>
              <table:table-cell office:value-type="float" office:value="-1.78">
                <text:p>-1.78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74">
                <text:p>19.74</text:p>
              </table:table-cell>
              <table:table-cell office:value-type="float" office:value="0.13">
                <text:p>0.13</text:p>
              </table:table-cell>
              <table:table-cell office:value-type="float" office:value="-1.78">
                <text:p>-1.78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82">
                <text:p>19.82</text:p>
              </table:table-cell>
              <table:table-cell office:value-type="float" office:value="0.13">
                <text:p>0.13</text:p>
              </table:table-cell>
              <table:table-cell office:value-type="float" office:value="-1.79">
                <text:p>-1.7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9">
                <text:p>19.9</text:p>
              </table:table-cell>
              <table:table-cell office:value-type="float" office:value="0.13">
                <text:p>0.13</text:p>
              </table:table-cell>
              <table:table-cell office:value-type="float" office:value="-1.79">
                <text:p>-1.7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97">
                <text:p>19.97</text:p>
              </table:table-cell>
              <table:table-cell office:value-type="float" office:value="0.13">
                <text:p>0.13</text:p>
              </table:table-cell>
              <table:table-cell office:value-type="float" office:value="-1.79">
                <text:p>-1.7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05">
                <text:p>20.05</text:p>
              </table:table-cell>
              <table:table-cell office:value-type="float" office:value="0.13">
                <text:p>0.13</text:p>
              </table:table-cell>
              <table:table-cell office:value-type="float" office:value="-1.8">
                <text:p>-1.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13">
                <text:p>20.13</text:p>
              </table:table-cell>
              <table:table-cell office:value-type="float" office:value="0.13">
                <text:p>0.13</text:p>
              </table:table-cell>
              <table:table-cell office:value-type="float" office:value="-1.8">
                <text:p>-1.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21">
                <text:p>20.21</text:p>
              </table:table-cell>
              <table:table-cell office:value-type="float" office:value="0.13">
                <text:p>0.13</text:p>
              </table:table-cell>
              <table:table-cell office:value-type="float" office:value="-1.81">
                <text:p>-1.81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28">
                <text:p>20.28</text:p>
              </table:table-cell>
              <table:table-cell office:value-type="float" office:value="0.14">
                <text:p>0.14</text:p>
              </table:table-cell>
              <table:table-cell office:value-type="float" office:value="-1.81">
                <text:p>-1.81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36">
                <text:p>20.36</text:p>
              </table:table-cell>
              <table:table-cell office:value-type="float" office:value="0.14">
                <text:p>0.14</text:p>
              </table:table-cell>
              <table:table-cell office:value-type="float" office:value="-1.82">
                <text:p>-1.8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44">
                <text:p>20.44</text:p>
              </table:table-cell>
              <table:table-cell office:value-type="float" office:value="0.14">
                <text:p>0.14</text:p>
              </table:table-cell>
              <table:table-cell office:value-type="float" office:value="-1.83">
                <text:p>-1.83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51">
                <text:p>20.51</text:p>
              </table:table-cell>
              <table:table-cell office:value-type="float" office:value="0.14">
                <text:p>0.14</text:p>
              </table:table-cell>
              <table:table-cell office:value-type="float" office:value="-1.83">
                <text:p>-1.83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59">
                <text:p>20.59</text:p>
              </table:table-cell>
              <table:table-cell office:value-type="float" office:value="0.14">
                <text:p>0.14</text:p>
              </table:table-cell>
              <table:table-cell office:value-type="float" office:value="-1.84">
                <text:p>-1.8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67">
                <text:p>20.67</text:p>
              </table:table-cell>
              <table:table-cell office:value-type="float" office:value="0.14">
                <text:p>0.14</text:p>
              </table:table-cell>
              <table:table-cell office:value-type="float" office:value="-1.84">
                <text:p>-1.8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75">
                <text:p>20.75</text:p>
              </table:table-cell>
              <table:table-cell office:value-type="float" office:value="0.14">
                <text:p>0.14</text:p>
              </table:table-cell>
              <table:table-cell office:value-type="float" office:value="-1.85">
                <text:p>-1.85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83">
                <text:p>20.83</text:p>
              </table:table-cell>
              <table:table-cell office:value-type="float" office:value="0.14">
                <text:p>0.14</text:p>
              </table:table-cell>
              <table:table-cell office:value-type="float" office:value="-1.85">
                <text:p>-1.85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9">
                <text:p>20.9</text:p>
              </table:table-cell>
              <table:table-cell office:value-type="float" office:value="0.15">
                <text:p>0.15</text:p>
              </table:table-cell>
              <table:table-cell office:value-type="float" office:value="-1.86">
                <text:p>-1.86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98">
                <text:p>20.98</text:p>
              </table:table-cell>
              <table:table-cell office:value-type="float" office:value="0.15">
                <text:p>0.15</text:p>
              </table:table-cell>
              <table:table-cell office:value-type="float" office:value="-1.86">
                <text:p>-1.86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06">
                <text:p>21.06</text:p>
              </table:table-cell>
              <table:table-cell office:value-type="float" office:value="0.15">
                <text:p>0.15</text:p>
              </table:table-cell>
              <table:table-cell office:value-type="float" office:value="-1.87">
                <text:p>-1.87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13">
                <text:p>21.13</text:p>
              </table:table-cell>
              <table:table-cell office:value-type="float" office:value="0.15">
                <text:p>0.15</text:p>
              </table:table-cell>
              <table:table-cell office:value-type="float" office:value="-1.88">
                <text:p>-1.8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21">
                <text:p>21.21</text:p>
              </table:table-cell>
              <table:table-cell office:value-type="float" office:value="0.15">
                <text:p>0.15</text:p>
              </table:table-cell>
              <table:table-cell office:value-type="float" office:value="-1.88">
                <text:p>-1.88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29">
                <text:p>21.29</text:p>
              </table:table-cell>
              <table:table-cell office:value-type="float" office:value="0.15">
                <text:p>0.15</text:p>
              </table:table-cell>
              <table:table-cell office:value-type="float" office:value="-1.89">
                <text:p>-1.89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37">
                <text:p>21.37</text:p>
              </table:table-cell>
              <table:table-cell office:value-type="float" office:value="0.15">
                <text:p>0.15</text:p>
              </table:table-cell>
              <table:table-cell office:value-type="float" office:value="-1.89">
                <text:p>-1.89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44">
                <text:p>21.44</text:p>
              </table:table-cell>
              <table:table-cell office:value-type="float" office:value="0.15">
                <text:p>0.15</text:p>
              </table:table-cell>
              <table:table-cell office:value-type="float" office:value="-1.9">
                <text:p>-1.9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52">
                <text:p>21.52</text:p>
              </table:table-cell>
              <table:table-cell office:value-type="float" office:value="0.15">
                <text:p>0.15</text:p>
              </table:table-cell>
              <table:table-cell office:value-type="float" office:value="-1.9">
                <text:p>-1.9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6">
                <text:p>21.6</text:p>
              </table:table-cell>
              <table:table-cell office:value-type="float" office:value="0.15">
                <text:p>0.15</text:p>
              </table:table-cell>
              <table:table-cell office:value-type="float" office:value="-1.91">
                <text:p>-1.91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68">
                <text:p>21.68</text:p>
              </table:table-cell>
              <table:table-cell office:value-type="float" office:value="0.15">
                <text:p>0.15</text:p>
              </table:table-cell>
              <table:table-cell office:value-type="float" office:value="-1.91">
                <text:p>-1.91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75">
                <text:p>21.75</text:p>
              </table:table-cell>
              <table:table-cell office:value-type="float" office:value="0.15">
                <text:p>0.15</text:p>
              </table:table-cell>
              <table:table-cell office:value-type="float" office:value="-1.92">
                <text:p>-1.92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83">
                <text:p>21.83</text:p>
              </table:table-cell>
              <table:table-cell office:value-type="float" office:value="0.15">
                <text:p>0.15</text:p>
              </table:table-cell>
              <table:table-cell office:value-type="float" office:value="-1.93">
                <text:p>-1.9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91">
                <text:p>21.91</text:p>
              </table:table-cell>
              <table:table-cell office:value-type="float" office:value="0.15">
                <text:p>0.15</text:p>
              </table:table-cell>
              <table:table-cell office:value-type="float" office:value="-1.93">
                <text:p>-1.9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9">
                <text:p>21.99</text:p>
              </table:table-cell>
              <table:table-cell office:value-type="float" office:value="0.15">
                <text:p>0.15</text:p>
              </table:table-cell>
              <table:table-cell office:value-type="float" office:value="-1.94">
                <text:p>-1.94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07">
                <text:p>22.07</text:p>
              </table:table-cell>
              <table:table-cell office:value-type="float" office:value="0.16">
                <text:p>0.16</text:p>
              </table:table-cell>
              <table:table-cell office:value-type="float" office:value="-1.95">
                <text:p>-1.95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14">
                <text:p>22.14</text:p>
              </table:table-cell>
              <table:table-cell office:value-type="float" office:value="0.16">
                <text:p>0.16</text:p>
              </table:table-cell>
              <table:table-cell office:value-type="float" office:value="-1.95">
                <text:p>-1.95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22">
                <text:p>22.22</text:p>
              </table:table-cell>
              <table:table-cell office:value-type="float" office:value="0.16">
                <text:p>0.16</text:p>
              </table:table-cell>
              <table:table-cell office:value-type="float" office:value="-1.96">
                <text:p>-1.9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3">
                <text:p>22.3</text:p>
              </table:table-cell>
              <table:table-cell office:value-type="float" office:value="0.16">
                <text:p>0.16</text:p>
              </table:table-cell>
              <table:table-cell office:value-type="float" office:value="-1.97">
                <text:p>-1.9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8">
                <text:p>22.38</text:p>
              </table:table-cell>
              <table:table-cell office:value-type="float" office:value="0.16">
                <text:p>0.16</text:p>
              </table:table-cell>
              <table:table-cell office:value-type="float" office:value="-1.97">
                <text:p>-1.9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5">
                <text:p>22.45</text:p>
              </table:table-cell>
              <table:table-cell office:value-type="float" office:value="0.16">
                <text:p>0.16</text:p>
              </table:table-cell>
              <table:table-cell office:value-type="float" office:value="-1.98">
                <text:p>-1.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3">
                <text:p>22.53</text:p>
              </table:table-cell>
              <table:table-cell office:value-type="float" office:value="0.16">
                <text:p>0.16</text:p>
              </table:table-cell>
              <table:table-cell office:value-type="float" office:value="-1.98">
                <text:p>-1.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1">
                <text:p>22.61</text:p>
              </table:table-cell>
              <table:table-cell office:value-type="float" office:value="0.16">
                <text:p>0.16</text:p>
              </table:table-cell>
              <table:table-cell office:value-type="float" office:value="-1.99">
                <text:p>-1.9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68">
                <text:p>22.68</text:p>
              </table:table-cell>
              <table:table-cell office:value-type="float" office:value="0.16">
                <text:p>0.16</text:p>
              </table:table-cell>
              <table:table-cell office:value-type="float" office:value="-1.99">
                <text:p>-1.9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76">
                <text:p>22.76</text:p>
              </table:table-cell>
              <table:table-cell office:value-type="float" office:value="0.16">
                <text:p>0.16</text:p>
              </table:table-cell>
              <table:table-cell office:value-type="float" office:value="-2">
                <text:p>-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84">
                <text:p>22.84</text:p>
              </table:table-cell>
              <table:table-cell office:value-type="float" office:value="0.16">
                <text:p>0.16</text:p>
              </table:table-cell>
              <table:table-cell office:value-type="float" office:value="-2">
                <text:p>-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92">
                <text:p>22.92</text:p>
              </table:table-cell>
              <table:table-cell office:value-type="float" office:value="0.16">
                <text:p>0.16</text:p>
              </table:table-cell>
              <table:table-cell office:value-type="float" office:value="-2.01">
                <text:p>-2.0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99">
                <text:p>22.99</text:p>
              </table:table-cell>
              <table:table-cell office:value-type="float" office:value="0.16">
                <text:p>0.16</text:p>
              </table:table-cell>
              <table:table-cell office:value-type="float" office:value="-2.01">
                <text:p>-2.0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07">
                <text:p>23.07</text:p>
              </table:table-cell>
              <table:table-cell office:value-type="float" office:value="0.16">
                <text:p>0.16</text:p>
              </table:table-cell>
              <table:table-cell office:value-type="float" office:value="-2.02">
                <text:p>-2.0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15">
                <text:p>23.15</text:p>
              </table:table-cell>
              <table:table-cell office:value-type="float" office:value="0.16">
                <text:p>0.16</text:p>
              </table:table-cell>
              <table:table-cell office:value-type="float" office:value="-2.03">
                <text:p>-2.0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23">
                <text:p>23.23</text:p>
              </table:table-cell>
              <table:table-cell office:value-type="float" office:value="0.16">
                <text:p>0.16</text:p>
              </table:table-cell>
              <table:table-cell office:value-type="float" office:value="-2.03">
                <text:p>-2.0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3">
                <text:p>23.3</text:p>
              </table:table-cell>
              <table:table-cell office:value-type="float" office:value="0.16">
                <text:p>0.16</text:p>
              </table:table-cell>
              <table:table-cell office:value-type="float" office:value="-2.04">
                <text:p>-2.0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8">
                <text:p>23.38</text:p>
              </table:table-cell>
              <table:table-cell office:value-type="float" office:value="0.16">
                <text:p>0.16</text:p>
              </table:table-cell>
              <table:table-cell office:value-type="float" office:value="-2.04">
                <text:p>-2.0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46">
                <text:p>23.46</text:p>
              </table:table-cell>
              <table:table-cell office:value-type="float" office:value="0.16">
                <text:p>0.16</text:p>
              </table:table-cell>
              <table:table-cell office:value-type="float" office:value="-2.05">
                <text:p>-2.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54">
                <text:p>23.54</text:p>
              </table:table-cell>
              <table:table-cell office:value-type="float" office:value="0.16">
                <text:p>0.16</text:p>
              </table:table-cell>
              <table:table-cell office:value-type="float" office:value="-2.06">
                <text:p>-2.0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1">
                <text:p>23.61</text:p>
              </table:table-cell>
              <table:table-cell office:value-type="float" office:value="0.17">
                <text:p>0.17</text:p>
              </table:table-cell>
              <table:table-cell office:value-type="float" office:value="-2.06">
                <text:p>-2.0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69">
                <text:p>23.69</text:p>
              </table:table-cell>
              <table:table-cell office:value-type="float" office:value="0.17">
                <text:p>0.17</text:p>
              </table:table-cell>
              <table:table-cell office:value-type="float" office:value="-2.07">
                <text:p>-2.0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77">
                <text:p>23.77</text:p>
              </table:table-cell>
              <table:table-cell office:value-type="float" office:value="0.17">
                <text:p>0.17</text:p>
              </table:table-cell>
              <table:table-cell office:value-type="float" office:value="-2.07">
                <text:p>-2.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85">
                <text:p>23.85</text:p>
              </table:table-cell>
              <table:table-cell office:value-type="float" office:value="0.17">
                <text:p>0.17</text:p>
              </table:table-cell>
              <table:table-cell office:value-type="float" office:value="-2.08">
                <text:p>-2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92">
                <text:p>23.92</text:p>
              </table:table-cell>
              <table:table-cell office:value-type="float" office:value="0.17">
                <text:p>0.17</text:p>
              </table:table-cell>
              <table:table-cell office:value-type="float" office:value="-2.09">
                <text:p>-2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">
                <text:p>24</text:p>
              </table:table-cell>
              <table:table-cell office:value-type="float" office:value="0.17">
                <text:p>0.17</text:p>
              </table:table-cell>
              <table:table-cell office:value-type="float" office:value="-2.09">
                <text:p>-2.09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08">
                <text:p>24.08</text:p>
              </table:table-cell>
              <table:table-cell office:value-type="float" office:value="0.17">
                <text:p>0.17</text:p>
              </table:table-cell>
              <table:table-cell office:value-type="float" office:value="-2.1">
                <text:p>-2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16">
                <text:p>24.16</text:p>
              </table:table-cell>
              <table:table-cell office:value-type="float" office:value="0.17">
                <text:p>0.17</text:p>
              </table:table-cell>
              <table:table-cell office:value-type="float" office:value="-2.1">
                <text:p>-2.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23">
                <text:p>24.23</text:p>
              </table:table-cell>
              <table:table-cell office:value-type="float" office:value="0.17">
                <text:p>0.17</text:p>
              </table:table-cell>
              <table:table-cell office:value-type="float" office:value="-2.11">
                <text:p>-2.11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31">
                <text:p>24.31</text:p>
              </table:table-cell>
              <table:table-cell office:value-type="float" office:value="0.17">
                <text:p>0.17</text:p>
              </table:table-cell>
              <table:table-cell office:value-type="float" office:value="-2.11">
                <text:p>-2.1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39">
                <text:p>24.39</text:p>
              </table:table-cell>
              <table:table-cell office:value-type="float" office:value="0.17">
                <text:p>0.17</text:p>
              </table:table-cell>
              <table:table-cell office:value-type="float" office:value="-2.12">
                <text:p>-2.1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47">
                <text:p>24.47</text:p>
              </table:table-cell>
              <table:table-cell office:value-type="float" office:value="0.17">
                <text:p>0.17</text:p>
              </table:table-cell>
              <table:table-cell office:value-type="float" office:value="-2.12">
                <text:p>-2.1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54">
                <text:p>24.54</text:p>
              </table:table-cell>
              <table:table-cell office:value-type="float" office:value="0.17">
                <text:p>0.17</text:p>
              </table:table-cell>
              <table:table-cell office:value-type="float" office:value="-2.13">
                <text:p>-2.1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2">
                <text:p>24.62</text:p>
              </table:table-cell>
              <table:table-cell office:value-type="float" office:value="0.18">
                <text:p>0.18</text:p>
              </table:table-cell>
              <table:table-cell office:value-type="float" office:value="-2.14">
                <text:p>-2.1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">
                <text:p>24.7</text:p>
              </table:table-cell>
              <table:table-cell office:value-type="float" office:value="0.18">
                <text:p>0.18</text:p>
              </table:table-cell>
              <table:table-cell office:value-type="float" office:value="-2.14">
                <text:p>-2.1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78">
                <text:p>24.78</text:p>
              </table:table-cell>
              <table:table-cell office:value-type="float" office:value="0.18">
                <text:p>0.18</text:p>
              </table:table-cell>
              <table:table-cell office:value-type="float" office:value="-2.15">
                <text:p>-2.1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85">
                <text:p>24.85</text:p>
              </table:table-cell>
              <table:table-cell office:value-type="float" office:value="0.18">
                <text:p>0.18</text:p>
              </table:table-cell>
              <table:table-cell office:value-type="float" office:value="-2.15">
                <text:p>-2.1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93">
                <text:p>24.93</text:p>
              </table:table-cell>
              <table:table-cell office:value-type="float" office:value="0.18">
                <text:p>0.18</text:p>
              </table:table-cell>
              <table:table-cell office:value-type="float" office:value="-2.16">
                <text:p>-2.16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01">
                <text:p>25.01</text:p>
              </table:table-cell>
              <table:table-cell office:value-type="float" office:value="0.18">
                <text:p>0.18</text:p>
              </table:table-cell>
              <table:table-cell office:value-type="float" office:value="-2.16">
                <text:p>-2.16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09">
                <text:p>25.09</text:p>
              </table:table-cell>
              <table:table-cell office:value-type="float" office:value="0.18">
                <text:p>0.18</text:p>
              </table:table-cell>
              <table:table-cell office:value-type="float" office:value="-2.17">
                <text:p>-2.17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16">
                <text:p>25.16</text:p>
              </table:table-cell>
              <table:table-cell office:value-type="float" office:value="0.18">
                <text:p>0.18</text:p>
              </table:table-cell>
              <table:table-cell office:value-type="float" office:value="-2.17">
                <text:p>-2.17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24">
                <text:p>25.24</text:p>
              </table:table-cell>
              <table:table-cell office:value-type="float" office:value="0.18">
                <text:p>0.18</text:p>
              </table:table-cell>
              <table:table-cell office:value-type="float" office:value="-2.18">
                <text:p>-2.1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32">
                <text:p>25.32</text:p>
              </table:table-cell>
              <table:table-cell office:value-type="float" office:value="0.18">
                <text:p>0.18</text:p>
              </table:table-cell>
              <table:table-cell office:value-type="float" office:value="-2.19">
                <text:p>-2.1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39">
                <text:p>25.39</text:p>
              </table:table-cell>
              <table:table-cell office:value-type="float" office:value="0.18">
                <text:p>0.18</text:p>
              </table:table-cell>
              <table:table-cell office:value-type="float" office:value="-2.19">
                <text:p>-2.1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47">
                <text:p>25.47</text:p>
              </table:table-cell>
              <table:table-cell office:value-type="float" office:value="0.18">
                <text:p>0.18</text:p>
              </table:table-cell>
              <table:table-cell office:value-type="float" office:value="-2.2">
                <text:p>-2.2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5">
                <text:p>25.55</text:p>
              </table:table-cell>
              <table:table-cell office:value-type="float" office:value="0.18">
                <text:p>0.18</text:p>
              </table:table-cell>
              <table:table-cell office:value-type="float" office:value="-2.2">
                <text:p>-2.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63">
                <text:p>25.63</text:p>
              </table:table-cell>
              <table:table-cell office:value-type="float" office:value="0.18">
                <text:p>0.18</text:p>
              </table:table-cell>
              <table:table-cell office:value-type="float" office:value="-2.21">
                <text:p>-2.21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7">
                <text:p>25.7</text:p>
              </table:table-cell>
              <table:table-cell office:value-type="float" office:value="0.18">
                <text:p>0.18</text:p>
              </table:table-cell>
              <table:table-cell office:value-type="float" office:value="-2.21">
                <text:p>-2.21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8">
                <text:p>25.78</text:p>
              </table:table-cell>
              <table:table-cell office:value-type="float" office:value="0.18">
                <text:p>0.18</text:p>
              </table:table-cell>
              <table:table-cell office:value-type="float" office:value="-2.22">
                <text:p>-2.2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86">
                <text:p>25.86</text:p>
              </table:table-cell>
              <table:table-cell office:value-type="float" office:value="0.19">
                <text:p>0.19</text:p>
              </table:table-cell>
              <table:table-cell office:value-type="float" office:value="-2.22">
                <text:p>-2.2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94">
                <text:p>25.94</text:p>
              </table:table-cell>
              <table:table-cell office:value-type="float" office:value="0.19">
                <text:p>0.19</text:p>
              </table:table-cell>
              <table:table-cell office:value-type="float" office:value="-2.23">
                <text:p>-2.23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01">
                <text:p>26.01</text:p>
              </table:table-cell>
              <table:table-cell office:value-type="float" office:value="0.19">
                <text:p>0.19</text:p>
              </table:table-cell>
              <table:table-cell office:value-type="float" office:value="-2.23">
                <text:p>-2.23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09">
                <text:p>26.09</text:p>
              </table:table-cell>
              <table:table-cell office:value-type="float" office:value="0.19">
                <text:p>0.19</text:p>
              </table:table-cell>
              <table:table-cell office:value-type="float" office:value="-2.24">
                <text:p>-2.24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17">
                <text:p>26.17</text:p>
              </table:table-cell>
              <table:table-cell office:value-type="float" office:value="0.19">
                <text:p>0.19</text:p>
              </table:table-cell>
              <table:table-cell office:value-type="float" office:value="-2.25">
                <text:p>-2.25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5">
                <text:p>26.25</text:p>
              </table:table-cell>
              <table:table-cell office:value-type="float" office:value="0.19">
                <text:p>0.19</text:p>
              </table:table-cell>
              <table:table-cell office:value-type="float" office:value="-2.25">
                <text:p>-2.25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32">
                <text:p>26.32</text:p>
              </table:table-cell>
              <table:table-cell office:value-type="float" office:value="0.19">
                <text:p>0.19</text:p>
              </table:table-cell>
              <table:table-cell office:value-type="float" office:value="-2.26">
                <text:p>-2.26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4">
                <text:p>26.4</text:p>
              </table:table-cell>
              <table:table-cell office:value-type="float" office:value="0.19">
                <text:p>0.19</text:p>
              </table:table-cell>
              <table:table-cell office:value-type="float" office:value="-2.27">
                <text:p>-2.2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48">
                <text:p>26.48</text:p>
              </table:table-cell>
              <table:table-cell office:value-type="float" office:value="0.19">
                <text:p>0.19</text:p>
              </table:table-cell>
              <table:table-cell office:value-type="float" office:value="-2.27">
                <text:p>-2.2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56">
                <text:p>26.56</text:p>
              </table:table-cell>
              <table:table-cell office:value-type="float" office:value="0.19">
                <text:p>0.19</text:p>
              </table:table-cell>
              <table:table-cell office:value-type="float" office:value="-2.27">
                <text:p>-2.27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63">
                <text:p>26.63</text:p>
              </table:table-cell>
              <table:table-cell office:value-type="float" office:value="0.19">
                <text:p>0.19</text:p>
              </table:table-cell>
              <table:table-cell office:value-type="float" office:value="-2.28">
                <text:p>-2.28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71">
                <text:p>26.71</text:p>
              </table:table-cell>
              <table:table-cell office:value-type="float" office:value="0.19">
                <text:p>0.19</text:p>
              </table:table-cell>
              <table:table-cell office:value-type="float" office:value="-2.29">
                <text:p>-2.29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79">
                <text:p>26.79</text:p>
              </table:table-cell>
              <table:table-cell office:value-type="float" office:value="0.19">
                <text:p>0.19</text:p>
              </table:table-cell>
              <table:table-cell office:value-type="float" office:value="-2.29">
                <text:p>-2.29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87">
                <text:p>26.87</text:p>
              </table:table-cell>
              <table:table-cell office:value-type="float" office:value="0.19">
                <text:p>0.19</text:p>
              </table:table-cell>
              <table:table-cell office:value-type="float" office:value="-2.3">
                <text:p>-2.3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94">
                <text:p>26.94</text:p>
              </table:table-cell>
              <table:table-cell office:value-type="float" office:value="0.19">
                <text:p>0.19</text:p>
              </table:table-cell>
              <table:table-cell office:value-type="float" office:value="-2.31">
                <text:p>-2.3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02">
                <text:p>27.02</text:p>
              </table:table-cell>
              <table:table-cell office:value-type="float" office:value="0.19">
                <text:p>0.19</text:p>
              </table:table-cell>
              <table:table-cell office:value-type="float" office:value="-2.31">
                <text:p>-2.3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1">
                <text:p>27.1</text:p>
              </table:table-cell>
              <table:table-cell office:value-type="float" office:value="0.2">
                <text:p>0.2</text:p>
              </table:table-cell>
              <table:table-cell office:value-type="float" office:value="-2.31">
                <text:p>-2.3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17">
                <text:p>27.17</text:p>
              </table:table-cell>
              <table:table-cell office:value-type="float" office:value="0.2">
                <text:p>0.2</text:p>
              </table:table-cell>
              <table:table-cell office:value-type="float" office:value="-2.32">
                <text:p>-2.32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25">
                <text:p>27.25</text:p>
              </table:table-cell>
              <table:table-cell office:value-type="float" office:value="0.2">
                <text:p>0.2</text:p>
              </table:table-cell>
              <table:table-cell office:value-type="float" office:value="-2.32">
                <text:p>-2.32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33">
                <text:p>27.33</text:p>
              </table:table-cell>
              <table:table-cell office:value-type="float" office:value="0.2">
                <text:p>0.2</text:p>
              </table:table-cell>
              <table:table-cell office:value-type="float" office:value="-2.33">
                <text:p>-2.33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41">
                <text:p>27.41</text:p>
              </table:table-cell>
              <table:table-cell office:value-type="float" office:value="0.2">
                <text:p>0.2</text:p>
              </table:table-cell>
              <table:table-cell office:value-type="float" office:value="-2.34">
                <text:p>-2.34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48">
                <text:p>27.48</text:p>
              </table:table-cell>
              <table:table-cell office:value-type="float" office:value="0.2">
                <text:p>0.2</text:p>
              </table:table-cell>
              <table:table-cell office:value-type="float" office:value="-2.34">
                <text:p>-2.34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56">
                <text:p>27.56</text:p>
              </table:table-cell>
              <table:table-cell office:value-type="float" office:value="0.2">
                <text:p>0.2</text:p>
              </table:table-cell>
              <table:table-cell office:value-type="float" office:value="-2.35">
                <text:p>-2.3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64">
                <text:p>27.64</text:p>
              </table:table-cell>
              <table:table-cell office:value-type="float" office:value="0.2">
                <text:p>0.2</text:p>
              </table:table-cell>
              <table:table-cell office:value-type="float" office:value="-2.35">
                <text:p>-2.3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72">
                <text:p>27.72</text:p>
              </table:table-cell>
              <table:table-cell office:value-type="float" office:value="0.2">
                <text:p>0.2</text:p>
              </table:table-cell>
              <table:table-cell office:value-type="float" office:value="-2.36">
                <text:p>-2.3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.79">
                <text:p>27.79</text:p>
              </table:table-cell>
              <table:table-cell office:value-type="float" office:value="0.2">
                <text:p>0.2</text:p>
              </table:table-cell>
              <table:table-cell office:value-type="float" office:value="-2.36">
                <text:p>-2.3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.87">
                <text:p>27.87</text:p>
              </table:table-cell>
              <table:table-cell office:value-type="float" office:value="0.2">
                <text:p>0.2</text:p>
              </table:table-cell>
              <table:table-cell office:value-type="float" office:value="-2.37">
                <text:p>-2.3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95">
                <text:p>27.95</text:p>
              </table:table-cell>
              <table:table-cell office:value-type="float" office:value="0.2">
                <text:p>0.2</text:p>
              </table:table-cell>
              <table:table-cell office:value-type="float" office:value="-2.38">
                <text:p>-2.3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03">
                <text:p>28.03</text:p>
              </table:table-cell>
              <table:table-cell office:value-type="float" office:value="0.2">
                <text:p>0.2</text:p>
              </table:table-cell>
              <table:table-cell office:value-type="float" office:value="-2.38">
                <text:p>-2.3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1">
                <text:p>28.1</text:p>
              </table:table-cell>
              <table:table-cell office:value-type="float" office:value="0.2">
                <text:p>0.2</text:p>
              </table:table-cell>
              <table:table-cell office:value-type="float" office:value="-2.39">
                <text:p>-2.3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18">
                <text:p>28.18</text:p>
              </table:table-cell>
              <table:table-cell office:value-type="float" office:value="0.21">
                <text:p>0.21</text:p>
              </table:table-cell>
              <table:table-cell office:value-type="float" office:value="-2.39">
                <text:p>-2.3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26">
                <text:p>28.26</text:p>
              </table:table-cell>
              <table:table-cell office:value-type="float" office:value="0.21">
                <text:p>0.21</text:p>
              </table:table-cell>
              <table:table-cell office:value-type="float" office:value="-2.4">
                <text:p>-2.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33">
                <text:p>28.33</text:p>
              </table:table-cell>
              <table:table-cell office:value-type="float" office:value="0.21">
                <text:p>0.21</text:p>
              </table:table-cell>
              <table:table-cell office:value-type="float" office:value="-2.4">
                <text:p>-2.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41">
                <text:p>28.41</text:p>
              </table:table-cell>
              <table:table-cell office:value-type="float" office:value="0.21">
                <text:p>0.21</text:p>
              </table:table-cell>
              <table:table-cell office:value-type="float" office:value="-2.41">
                <text:p>-2.41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49">
                <text:p>28.49</text:p>
              </table:table-cell>
              <table:table-cell office:value-type="float" office:value="0.21">
                <text:p>0.21</text:p>
              </table:table-cell>
              <table:table-cell office:value-type="float" office:value="-2.41">
                <text:p>-2.41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57">
                <text:p>28.57</text:p>
              </table:table-cell>
              <table:table-cell office:value-type="float" office:value="0.21">
                <text:p>0.21</text:p>
              </table:table-cell>
              <table:table-cell office:value-type="float" office:value="-2.42">
                <text:p>-2.4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64">
                <text:p>28.64</text:p>
              </table:table-cell>
              <table:table-cell office:value-type="float" office:value="0.21">
                <text:p>0.21</text:p>
              </table:table-cell>
              <table:table-cell office:value-type="float" office:value="-2.42">
                <text:p>-2.4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72">
                <text:p>28.72</text:p>
              </table:table-cell>
              <table:table-cell office:value-type="float" office:value="0.21">
                <text:p>0.21</text:p>
              </table:table-cell>
              <table:table-cell office:value-type="float" office:value="-2.43">
                <text:p>-2.43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8">
                <text:p>28.8</text:p>
              </table:table-cell>
              <table:table-cell office:value-type="float" office:value="0.21">
                <text:p>0.21</text:p>
              </table:table-cell>
              <table:table-cell office:value-type="float" office:value="-2.43">
                <text:p>-2.43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.88">
                <text:p>28.88</text:p>
              </table:table-cell>
              <table:table-cell office:value-type="float" office:value="0.21">
                <text:p>0.21</text:p>
              </table:table-cell>
              <table:table-cell office:value-type="float" office:value="-2.44">
                <text:p>-2.4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95">
                <text:p>28.95</text:p>
              </table:table-cell>
              <table:table-cell office:value-type="float" office:value="0.21">
                <text:p>0.21</text:p>
              </table:table-cell>
              <table:table-cell office:value-type="float" office:value="-2.44">
                <text:p>-2.4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03">
                <text:p>29.03</text:p>
              </table:table-cell>
              <table:table-cell office:value-type="float" office:value="0.21">
                <text:p>0.21</text:p>
              </table:table-cell>
              <table:table-cell office:value-type="float" office:value="-2.45">
                <text:p>-2.45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11">
                <text:p>29.11</text:p>
              </table:table-cell>
              <table:table-cell office:value-type="float" office:value="0.21">
                <text:p>0.21</text:p>
              </table:table-cell>
              <table:table-cell office:value-type="float" office:value="-2.45">
                <text:p>-2.45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19">
                <text:p>29.19</text:p>
              </table:table-cell>
              <table:table-cell office:value-type="float" office:value="0.21">
                <text:p>0.21</text:p>
              </table:table-cell>
              <table:table-cell office:value-type="float" office:value="-2.46">
                <text:p>-2.46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26">
                <text:p>29.26</text:p>
              </table:table-cell>
              <table:table-cell office:value-type="float" office:value="0.21">
                <text:p>0.21</text:p>
              </table:table-cell>
              <table:table-cell office:value-type="float" office:value="-2.46">
                <text:p>-2.46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34">
                <text:p>29.34</text:p>
              </table:table-cell>
              <table:table-cell office:value-type="float" office:value="0.21">
                <text:p>0.21</text:p>
              </table:table-cell>
              <table:table-cell office:value-type="float" office:value="-2.47">
                <text:p>-2.47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42">
                <text:p>29.42</text:p>
              </table:table-cell>
              <table:table-cell office:value-type="float" office:value="0.22">
                <text:p>0.22</text:p>
              </table:table-cell>
              <table:table-cell office:value-type="float" office:value="-2.48">
                <text:p>-2.48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49">
                <text:p>29.49</text:p>
              </table:table-cell>
              <table:table-cell office:value-type="float" office:value="0.22">
                <text:p>0.22</text:p>
              </table:table-cell>
              <table:table-cell office:value-type="float" office:value="-2.48">
                <text:p>-2.48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57">
                <text:p>29.57</text:p>
              </table:table-cell>
              <table:table-cell office:value-type="float" office:value="0.22">
                <text:p>0.22</text:p>
              </table:table-cell>
              <table:table-cell office:value-type="float" office:value="-2.49">
                <text:p>-2.4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65">
                <text:p>29.65</text:p>
              </table:table-cell>
              <table:table-cell office:value-type="float" office:value="0.22">
                <text:p>0.22</text:p>
              </table:table-cell>
              <table:table-cell office:value-type="float" office:value="-2.49">
                <text:p>-2.4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73">
                <text:p>29.73</text:p>
              </table:table-cell>
              <table:table-cell office:value-type="float" office:value="0.22">
                <text:p>0.22</text:p>
              </table:table-cell>
              <table:table-cell office:value-type="float" office:value="-2.5">
                <text:p>-2.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8">
                <text:p>29.8</text:p>
              </table:table-cell>
              <table:table-cell office:value-type="float" office:value="0.22">
                <text:p>0.22</text:p>
              </table:table-cell>
              <table:table-cell office:value-type="float" office:value="-2.5">
                <text:p>-2.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88">
                <text:p>29.88</text:p>
              </table:table-cell>
              <table:table-cell office:value-type="float" office:value="0.22">
                <text:p>0.22</text:p>
              </table:table-cell>
              <table:table-cell office:value-type="float" office:value="-2.51">
                <text:p>-2.5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96">
                <text:p>29.96</text:p>
              </table:table-cell>
              <table:table-cell office:value-type="float" office:value="0.22">
                <text:p>0.22</text:p>
              </table:table-cell>
              <table:table-cell office:value-type="float" office:value="-2.52">
                <text:p>-2.52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04">
                <text:p>30.04</text:p>
              </table:table-cell>
              <table:table-cell office:value-type="float" office:value="0.22">
                <text:p>0.22</text:p>
              </table:table-cell>
              <table:table-cell office:value-type="float" office:value="-2.52">
                <text:p>-2.52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11">
                <text:p>30.11</text:p>
              </table:table-cell>
              <table:table-cell office:value-type="float" office:value="0.22">
                <text:p>0.22</text:p>
              </table:table-cell>
              <table:table-cell office:value-type="float" office:value="-2.53">
                <text:p>-2.5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19">
                <text:p>30.19</text:p>
              </table:table-cell>
              <table:table-cell office:value-type="float" office:value="0.22">
                <text:p>0.22</text:p>
              </table:table-cell>
              <table:table-cell office:value-type="float" office:value="-2.53">
                <text:p>-2.5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.27">
                <text:p>30.27</text:p>
              </table:table-cell>
              <table:table-cell office:value-type="float" office:value="0.22">
                <text:p>0.22</text:p>
              </table:table-cell>
              <table:table-cell office:value-type="float" office:value="-2.54">
                <text:p>-2.54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34">
                <text:p>30.34</text:p>
              </table:table-cell>
              <table:table-cell office:value-type="float" office:value="0.22">
                <text:p>0.22</text:p>
              </table:table-cell>
              <table:table-cell office:value-type="float" office:value="-2.55">
                <text:p>-2.55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.42">
                <text:p>30.42</text:p>
              </table:table-cell>
              <table:table-cell office:value-type="float" office:value="0.22">
                <text:p>0.22</text:p>
              </table:table-cell>
              <table:table-cell office:value-type="float" office:value="-2.55">
                <text:p>-2.5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.5">
                <text:p>30.5</text:p>
              </table:table-cell>
              <table:table-cell office:value-type="float" office:value="0.22">
                <text:p>0.22</text:p>
              </table:table-cell>
              <table:table-cell office:value-type="float" office:value="-2.56">
                <text:p>-2.56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.58">
                <text:p>30.58</text:p>
              </table:table-cell>
              <table:table-cell office:value-type="float" office:value="0.22">
                <text:p>0.22</text:p>
              </table:table-cell>
              <table:table-cell office:value-type="float" office:value="-2.56">
                <text:p>-2.56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65">
                <text:p>30.65</text:p>
              </table:table-cell>
              <table:table-cell office:value-type="float" office:value="0.22">
                <text:p>0.22</text:p>
              </table:table-cell>
              <table:table-cell office:value-type="float" office:value="-2.57">
                <text:p>-2.57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.73">
                <text:p>30.73</text:p>
              </table:table-cell>
              <table:table-cell office:value-type="float" office:value="0.23">
                <text:p>0.23</text:p>
              </table:table-cell>
              <table:table-cell office:value-type="float" office:value="-2.57">
                <text:p>-2.57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81">
                <text:p>30.81</text:p>
              </table:table-cell>
              <table:table-cell office:value-type="float" office:value="0.23">
                <text:p>0.23</text:p>
              </table:table-cell>
              <table:table-cell office:value-type="float" office:value="-2.58">
                <text:p>-2.5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89">
                <text:p>30.89</text:p>
              </table:table-cell>
              <table:table-cell office:value-type="float" office:value="0.23">
                <text:p>0.23</text:p>
              </table:table-cell>
              <table:table-cell office:value-type="float" office:value="-2.58">
                <text:p>-2.5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96">
                <text:p>30.96</text:p>
              </table:table-cell>
              <table:table-cell office:value-type="float" office:value="0.23">
                <text:p>0.23</text:p>
              </table:table-cell>
              <table:table-cell office:value-type="float" office:value="-2.59">
                <text:p>-2.59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.04">
                <text:p>31.04</text:p>
              </table:table-cell>
              <table:table-cell office:value-type="float" office:value="0.23">
                <text:p>0.23</text:p>
              </table:table-cell>
              <table:table-cell office:value-type="float" office:value="-2.59">
                <text:p>-2.59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.12">
                <text:p>31.12</text:p>
              </table:table-cell>
              <table:table-cell office:value-type="float" office:value="0.23">
                <text:p>0.23</text:p>
              </table:table-cell>
              <table:table-cell office:value-type="float" office:value="-2.6">
                <text:p>-2.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.19">
                <text:p>31.19</text:p>
              </table:table-cell>
              <table:table-cell office:value-type="float" office:value="0.23">
                <text:p>0.23</text:p>
              </table:table-cell>
              <table:table-cell office:value-type="float" office:value="-2.61">
                <text:p>-2.6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.27">
                <text:p>31.27</text:p>
              </table:table-cell>
              <table:table-cell office:value-type="float" office:value="0.23">
                <text:p>0.23</text:p>
              </table:table-cell>
              <table:table-cell office:value-type="float" office:value="-2.61">
                <text:p>-2.61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.35">
                <text:p>31.35</text:p>
              </table:table-cell>
              <table:table-cell office:value-type="float" office:value="0.23">
                <text:p>0.23</text:p>
              </table:table-cell>
              <table:table-cell office:value-type="float" office:value="-2.62">
                <text:p>-2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.43">
                <text:p>31.43</text:p>
              </table:table-cell>
              <table:table-cell office:value-type="float" office:value="0.23">
                <text:p>0.23</text:p>
              </table:table-cell>
              <table:table-cell office:value-type="float" office:value="-2.62">
                <text:p>-2.6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.5">
                <text:p>31.5</text:p>
              </table:table-cell>
              <table:table-cell office:value-type="float" office:value="0.23">
                <text:p>0.23</text:p>
              </table:table-cell>
              <table:table-cell office:value-type="float" office:value="-2.63">
                <text:p>-2.63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.58">
                <text:p>31.58</text:p>
              </table:table-cell>
              <table:table-cell office:value-type="float" office:value="0.23">
                <text:p>0.23</text:p>
              </table:table-cell>
              <table:table-cell office:value-type="float" office:value="-2.64">
                <text:p>-2.64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.66">
                <text:p>31.66</text:p>
              </table:table-cell>
              <table:table-cell office:value-type="float" office:value="0.23">
                <text:p>0.23</text:p>
              </table:table-cell>
              <table:table-cell office:value-type="float" office:value="-2.64">
                <text:p>-2.64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.73">
                <text:p>31.73</text:p>
              </table:table-cell>
              <table:table-cell office:value-type="float" office:value="0.23">
                <text:p>0.23</text:p>
              </table:table-cell>
              <table:table-cell office:value-type="float" office:value="-2.65">
                <text:p>-2.65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.81">
                <text:p>31.81</text:p>
              </table:table-cell>
              <table:table-cell office:value-type="float" office:value="0.23">
                <text:p>0.23</text:p>
              </table:table-cell>
              <table:table-cell office:value-type="float" office:value="-2.65">
                <text:p>-2.65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.89">
                <text:p>31.89</text:p>
              </table:table-cell>
              <table:table-cell office:value-type="float" office:value="0.23">
                <text:p>0.23</text:p>
              </table:table-cell>
              <table:table-cell office:value-type="float" office:value="-2.66">
                <text:p>-2.66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.97">
                <text:p>31.97</text:p>
              </table:table-cell>
              <table:table-cell office:value-type="float" office:value="0.24">
                <text:p>0.24</text:p>
              </table:table-cell>
              <table:table-cell office:value-type="float" office:value="-2.66">
                <text:p>-2.66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.04">
                <text:p>32.04</text:p>
              </table:table-cell>
              <table:table-cell office:value-type="float" office:value="0.24">
                <text:p>0.24</text:p>
              </table:table-cell>
              <table:table-cell office:value-type="float" office:value="-2.67">
                <text:p>-2.67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.12">
                <text:p>32.12</text:p>
              </table:table-cell>
              <table:table-cell office:value-type="float" office:value="0.24">
                <text:p>0.24</text:p>
              </table:table-cell>
              <table:table-cell office:value-type="float" office:value="-2.67">
                <text:p>-2.67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.2">
                <text:p>32.2</text:p>
              </table:table-cell>
              <table:table-cell office:value-type="float" office:value="0.24">
                <text:p>0.24</text:p>
              </table:table-cell>
              <table:table-cell office:value-type="float" office:value="-2.68">
                <text:p>-2.68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.28">
                <text:p>32.28</text:p>
              </table:table-cell>
              <table:table-cell office:value-type="float" office:value="0.24">
                <text:p>0.24</text:p>
              </table:table-cell>
              <table:table-cell office:value-type="float" office:value="-2.68">
                <text:p>-2.68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.35">
                <text:p>32.35</text:p>
              </table:table-cell>
              <table:table-cell office:value-type="float" office:value="0.24">
                <text:p>0.24</text:p>
              </table:table-cell>
              <table:table-cell office:value-type="float" office:value="-2.69">
                <text:p>-2.69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.43">
                <text:p>32.43</text:p>
              </table:table-cell>
              <table:table-cell office:value-type="float" office:value="0.24">
                <text:p>0.24</text:p>
              </table:table-cell>
              <table:table-cell office:value-type="float" office:value="-2.69">
                <text:p>-2.69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.51">
                <text:p>32.51</text:p>
              </table:table-cell>
              <table:table-cell office:value-type="float" office:value="0.24">
                <text:p>0.24</text:p>
              </table:table-cell>
              <table:table-cell office:value-type="float" office:value="-2.7">
                <text:p>-2.7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.58">
                <text:p>32.58</text:p>
              </table:table-cell>
              <table:table-cell office:value-type="float" office:value="0.24">
                <text:p>0.24</text:p>
              </table:table-cell>
              <table:table-cell office:value-type="float" office:value="-2.71">
                <text:p>-2.71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.66">
                <text:p>32.66</text:p>
              </table:table-cell>
              <table:table-cell office:value-type="float" office:value="0.24">
                <text:p>0.24</text:p>
              </table:table-cell>
              <table:table-cell office:value-type="float" office:value="-2.71">
                <text:p>-2.71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.74">
                <text:p>32.74</text:p>
              </table:table-cell>
              <table:table-cell office:value-type="float" office:value="0.24">
                <text:p>0.24</text:p>
              </table:table-cell>
              <table:table-cell office:value-type="float" office:value="-2.72">
                <text:p>-2.7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.82">
                <text:p>32.82</text:p>
              </table:table-cell>
              <table:table-cell office:value-type="float" office:value="0.24">
                <text:p>0.24</text:p>
              </table:table-cell>
              <table:table-cell office:value-type="float" office:value="-2.72">
                <text:p>-2.7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.89">
                <text:p>32.89</text:p>
              </table:table-cell>
              <table:table-cell office:value-type="float" office:value="0.24">
                <text:p>0.24</text:p>
              </table:table-cell>
              <table:table-cell office:value-type="float" office:value="-2.73">
                <text:p>-2.7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.97">
                <text:p>32.97</text:p>
              </table:table-cell>
              <table:table-cell office:value-type="float" office:value="0.24">
                <text:p>0.24</text:p>
              </table:table-cell>
              <table:table-cell office:value-type="float" office:value="-2.73">
                <text:p>-2.7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.05">
                <text:p>33.05</text:p>
              </table:table-cell>
              <table:table-cell office:value-type="float" office:value="0.24">
                <text:p>0.24</text:p>
              </table:table-cell>
              <table:table-cell office:value-type="float" office:value="-2.74">
                <text:p>-2.74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.13">
                <text:p>33.13</text:p>
              </table:table-cell>
              <table:table-cell office:value-type="float" office:value="0.24">
                <text:p>0.24</text:p>
              </table:table-cell>
              <table:table-cell office:value-type="float" office:value="-2.74">
                <text:p>-2.74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.2">
                <text:p>33.2</text:p>
              </table:table-cell>
              <table:table-cell office:value-type="float" office:value="0.25">
                <text:p>0.25</text:p>
              </table:table-cell>
              <table:table-cell office:value-type="float" office:value="-2.75">
                <text:p>-2.75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28">
                <text:p>33.28</text:p>
              </table:table-cell>
              <table:table-cell office:value-type="float" office:value="0.25">
                <text:p>0.25</text:p>
              </table:table-cell>
              <table:table-cell office:value-type="float" office:value="-2.75">
                <text:p>-2.75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.36">
                <text:p>33.36</text:p>
              </table:table-cell>
              <table:table-cell office:value-type="float" office:value="0.24">
                <text:p>0.24</text:p>
              </table:table-cell>
              <table:table-cell office:value-type="float" office:value="-2.76">
                <text:p>-2.7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44">
                <text:p>33.44</text:p>
              </table:table-cell>
              <table:table-cell office:value-type="float" office:value="0.24">
                <text:p>0.24</text:p>
              </table:table-cell>
              <table:table-cell office:value-type="float" office:value="-2.76">
                <text:p>-2.7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.51">
                <text:p>33.51</text:p>
              </table:table-cell>
              <table:table-cell office:value-type="float" office:value="0.24">
                <text:p>0.24</text:p>
              </table:table-cell>
              <table:table-cell office:value-type="float" office:value="-2.77">
                <text:p>-2.77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.59">
                <text:p>33.59</text:p>
              </table:table-cell>
              <table:table-cell office:value-type="float" office:value="0.24">
                <text:p>0.24</text:p>
              </table:table-cell>
              <table:table-cell office:value-type="float" office:value="-2.78">
                <text:p>-2.78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.67">
                <text:p>33.67</text:p>
              </table:table-cell>
              <table:table-cell office:value-type="float" office:value="0.25">
                <text:p>0.25</text:p>
              </table:table-cell>
              <table:table-cell office:value-type="float" office:value="-2.78">
                <text:p>-2.78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.75">
                <text:p>33.75</text:p>
              </table:table-cell>
              <table:table-cell office:value-type="float" office:value="0.25">
                <text:p>0.25</text:p>
              </table:table-cell>
              <table:table-cell office:value-type="float" office:value="-2.79">
                <text:p>-2.79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.83">
                <text:p>33.83</text:p>
              </table:table-cell>
              <table:table-cell office:value-type="float" office:value="0.25">
                <text:p>0.25</text:p>
              </table:table-cell>
              <table:table-cell office:value-type="float" office:value="-2.79">
                <text:p>-2.79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.9">
                <text:p>33.9</text:p>
              </table:table-cell>
              <table:table-cell office:value-type="float" office:value="0.25">
                <text:p>0.25</text:p>
              </table:table-cell>
              <table:table-cell office:value-type="float" office:value="-2.8">
                <text:p>-2.8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.98">
                <text:p>33.98</text:p>
              </table:table-cell>
              <table:table-cell office:value-type="float" office:value="0.25">
                <text:p>0.25</text:p>
              </table:table-cell>
              <table:table-cell office:value-type="float" office:value="-2.8">
                <text:p>-2.8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.06">
                <text:p>34.06</text:p>
              </table:table-cell>
              <table:table-cell office:value-type="float" office:value="0.25">
                <text:p>0.25</text:p>
              </table:table-cell>
              <table:table-cell office:value-type="float" office:value="-2.8">
                <text:p>-2.8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.14">
                <text:p>34.14</text:p>
              </table:table-cell>
              <table:table-cell office:value-type="float" office:value="0.25">
                <text:p>0.25</text:p>
              </table:table-cell>
              <table:table-cell office:value-type="float" office:value="-2.81">
                <text:p>-2.81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.21">
                <text:p>34.21</text:p>
              </table:table-cell>
              <table:table-cell office:value-type="float" office:value="0.25">
                <text:p>0.25</text:p>
              </table:table-cell>
              <table:table-cell office:value-type="float" office:value="-2.81">
                <text:p>-2.81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.29">
                <text:p>34.29</text:p>
              </table:table-cell>
              <table:table-cell office:value-type="float" office:value="0.25">
                <text:p>0.25</text:p>
              </table:table-cell>
              <table:table-cell office:value-type="float" office:value="-2.82">
                <text:p>-2.82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.37">
                <text:p>34.37</text:p>
              </table:table-cell>
              <table:table-cell office:value-type="float" office:value="0.25">
                <text:p>0.25</text:p>
              </table:table-cell>
              <table:table-cell office:value-type="float" office:value="-2.83">
                <text:p>-2.83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.44">
                <text:p>34.44</text:p>
              </table:table-cell>
              <table:table-cell office:value-type="float" office:value="0.26">
                <text:p>0.26</text:p>
              </table:table-cell>
              <table:table-cell office:value-type="float" office:value="-2.83">
                <text:p>-2.83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.52">
                <text:p>34.52</text:p>
              </table:table-cell>
              <table:table-cell office:value-type="float" office:value="0.26">
                <text:p>0.26</text:p>
              </table:table-cell>
              <table:table-cell office:value-type="float" office:value="-2.84">
                <text:p>-2.8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.6">
                <text:p>34.6</text:p>
              </table:table-cell>
              <table:table-cell office:value-type="float" office:value="0.26">
                <text:p>0.26</text:p>
              </table:table-cell>
              <table:table-cell office:value-type="float" office:value="-2.84">
                <text:p>-2.8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.68">
                <text:p>34.68</text:p>
              </table:table-cell>
              <table:table-cell office:value-type="float" office:value="0.26">
                <text:p>0.26</text:p>
              </table:table-cell>
              <table:table-cell office:value-type="float" office:value="-2.85">
                <text:p>-2.85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.75">
                <text:p>34.75</text:p>
              </table:table-cell>
              <table:table-cell office:value-type="float" office:value="0.26">
                <text:p>0.26</text:p>
              </table:table-cell>
              <table:table-cell office:value-type="float" office:value="-2.85">
                <text:p>-2.85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.83">
                <text:p>34.83</text:p>
              </table:table-cell>
              <table:table-cell office:value-type="float" office:value="0.26">
                <text:p>0.26</text:p>
              </table:table-cell>
              <table:table-cell office:value-type="float" office:value="-2.86">
                <text:p>-2.86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.91">
                <text:p>34.91</text:p>
              </table:table-cell>
              <table:table-cell office:value-type="float" office:value="0.26">
                <text:p>0.26</text:p>
              </table:table-cell>
              <table:table-cell office:value-type="float" office:value="-2.86">
                <text:p>-2.86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.98">
                <text:p>34.98</text:p>
              </table:table-cell>
              <table:table-cell office:value-type="float" office:value="0.26">
                <text:p>0.26</text:p>
              </table:table-cell>
              <table:table-cell office:value-type="float" office:value="-2.87">
                <text:p>-2.87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.06">
                <text:p>35.06</text:p>
              </table:table-cell>
              <table:table-cell office:value-type="float" office:value="0.26">
                <text:p>0.26</text:p>
              </table:table-cell>
              <table:table-cell office:value-type="float" office:value="-2.87">
                <text:p>-2.87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.14">
                <text:p>35.14</text:p>
              </table:table-cell>
              <table:table-cell office:value-type="float" office:value="0.26">
                <text:p>0.26</text:p>
              </table:table-cell>
              <table:table-cell office:value-type="float" office:value="-2.88">
                <text:p>-2.88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.22">
                <text:p>35.22</text:p>
              </table:table-cell>
              <table:table-cell office:value-type="float" office:value="0.26">
                <text:p>0.26</text:p>
              </table:table-cell>
              <table:table-cell office:value-type="float" office:value="-2.88">
                <text:p>-2.88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.3">
                <text:p>35.3</text:p>
              </table:table-cell>
              <table:table-cell office:value-type="float" office:value="0.26">
                <text:p>0.26</text:p>
              </table:table-cell>
              <table:table-cell office:value-type="float" office:value="-2.89">
                <text:p>-2.8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.37">
                <text:p>35.37</text:p>
              </table:table-cell>
              <table:table-cell office:value-type="float" office:value="0.26">
                <text:p>0.26</text:p>
              </table:table-cell>
              <table:table-cell office:value-type="float" office:value="-2.89">
                <text:p>-2.8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.45">
                <text:p>35.45</text:p>
              </table:table-cell>
              <table:table-cell office:value-type="float" office:value="0.27">
                <text:p>0.27</text:p>
              </table:table-cell>
              <table:table-cell office:value-type="float" office:value="-2.9">
                <text:p>-2.9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.53">
                <text:p>35.53</text:p>
              </table:table-cell>
              <table:table-cell office:value-type="float" office:value="0.26">
                <text:p>0.26</text:p>
              </table:table-cell>
              <table:table-cell office:value-type="float" office:value="-2.9">
                <text:p>-2.9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.6">
                <text:p>35.6</text:p>
              </table:table-cell>
              <table:table-cell office:value-type="float" office:value="0.27">
                <text:p>0.27</text:p>
              </table:table-cell>
              <table:table-cell office:value-type="float" office:value="-2.91">
                <text:p>-2.91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.68">
                <text:p>35.68</text:p>
              </table:table-cell>
              <table:table-cell office:value-type="float" office:value="0.27">
                <text:p>0.27</text:p>
              </table:table-cell>
              <table:table-cell office:value-type="float" office:value="-2.91">
                <text:p>-2.91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.76">
                <text:p>35.76</text:p>
              </table:table-cell>
              <table:table-cell office:value-type="float" office:value="0.27">
                <text:p>0.27</text:p>
              </table:table-cell>
              <table:table-cell office:value-type="float" office:value="-2.92">
                <text:p>-2.92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.84">
                <text:p>35.84</text:p>
              </table:table-cell>
              <table:table-cell office:value-type="float" office:value="0.27">
                <text:p>0.27</text:p>
              </table:table-cell>
              <table:table-cell office:value-type="float" office:value="-2.92">
                <text:p>-2.92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.91">
                <text:p>35.91</text:p>
              </table:table-cell>
              <table:table-cell office:value-type="float" office:value="0.27">
                <text:p>0.27</text:p>
              </table:table-cell>
              <table:table-cell office:value-type="float" office:value="-2.93">
                <text:p>-2.9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.99">
                <text:p>35.99</text:p>
              </table:table-cell>
              <table:table-cell office:value-type="float" office:value="0.27">
                <text:p>0.27</text:p>
              </table:table-cell>
              <table:table-cell office:value-type="float" office:value="-2.93">
                <text:p>-2.93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07">
                <text:p>36.07</text:p>
              </table:table-cell>
              <table:table-cell office:value-type="float" office:value="0.27">
                <text:p>0.27</text:p>
              </table:table-cell>
              <table:table-cell office:value-type="float" office:value="-2.94">
                <text:p>-2.94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.15">
                <text:p>36.15</text:p>
              </table:table-cell>
              <table:table-cell office:value-type="float" office:value="0.27">
                <text:p>0.27</text:p>
              </table:table-cell>
              <table:table-cell office:value-type="float" office:value="-2.94">
                <text:p>-2.94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.22">
                <text:p>36.22</text:p>
              </table:table-cell>
              <table:table-cell office:value-type="float" office:value="0.27">
                <text:p>0.27</text:p>
              </table:table-cell>
              <table:table-cell office:value-type="float" office:value="-2.95">
                <text:p>-2.95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3">
                <text:p>36.3</text:p>
              </table:table-cell>
              <table:table-cell office:value-type="float" office:value="0.27">
                <text:p>0.27</text:p>
              </table:table-cell>
              <table:table-cell office:value-type="float" office:value="-2.95">
                <text:p>-2.95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38">
                <text:p>36.38</text:p>
              </table:table-cell>
              <table:table-cell office:value-type="float" office:value="0.27">
                <text:p>0.27</text:p>
              </table:table-cell>
              <table:table-cell office:value-type="float" office:value="-2.96">
                <text:p>-2.9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45">
                <text:p>36.45</text:p>
              </table:table-cell>
              <table:table-cell office:value-type="float" office:value="0.27">
                <text:p>0.27</text:p>
              </table:table-cell>
              <table:table-cell office:value-type="float" office:value="-2.96">
                <text:p>-2.9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53">
                <text:p>36.53</text:p>
              </table:table-cell>
              <table:table-cell office:value-type="float" office:value="0.27">
                <text:p>0.27</text:p>
              </table:table-cell>
              <table:table-cell office:value-type="float" office:value="-2.97">
                <text:p>-2.97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.61">
                <text:p>36.61</text:p>
              </table:table-cell>
              <table:table-cell office:value-type="float" office:value="0.27">
                <text:p>0.27</text:p>
              </table:table-cell>
              <table:table-cell office:value-type="float" office:value="-2.98">
                <text:p>-2.9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.69">
                <text:p>36.69</text:p>
              </table:table-cell>
              <table:table-cell office:value-type="float" office:value="0.27">
                <text:p>0.27</text:p>
              </table:table-cell>
              <table:table-cell office:value-type="float" office:value="-2.98">
                <text:p>-2.98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.76">
                <text:p>36.76</text:p>
              </table:table-cell>
              <table:table-cell office:value-type="float" office:value="0.28">
                <text:p>0.28</text:p>
              </table:table-cell>
              <table:table-cell office:value-type="float" office:value="-2.99">
                <text:p>-2.99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.84">
                <text:p>36.84</text:p>
              </table:table-cell>
              <table:table-cell office:value-type="float" office:value="0.28">
                <text:p>0.28</text:p>
              </table:table-cell>
              <table:table-cell office:value-type="float" office:value="-2.99">
                <text:p>-2.99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.92">
                <text:p>36.92</text:p>
              </table:table-cell>
              <table:table-cell office:value-type="float" office:value="0.28">
                <text:p>0.28</text:p>
              </table:table-cell>
              <table:table-cell office:value-type="float" office:value="-3">
                <text:p>-3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">
                <text:p>37</text:p>
              </table:table-cell>
              <table:table-cell office:value-type="float" office:value="0.28">
                <text:p>0.28</text:p>
              </table:table-cell>
              <table:table-cell office:value-type="float" office:value="-3">
                <text:p>-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.07">
                <text:p>37.07</text:p>
              </table:table-cell>
              <table:table-cell office:value-type="float" office:value="0.28">
                <text:p>0.28</text:p>
              </table:table-cell>
              <table:table-cell office:value-type="float" office:value="-3.01">
                <text:p>-3.01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.15">
                <text:p>37.15</text:p>
              </table:table-cell>
              <table:table-cell office:value-type="float" office:value="0.28">
                <text:p>0.28</text:p>
              </table:table-cell>
              <table:table-cell office:value-type="float" office:value="-3.01">
                <text:p>-3.01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.23">
                <text:p>37.23</text:p>
              </table:table-cell>
              <table:table-cell office:value-type="float" office:value="0.28">
                <text:p>0.28</text:p>
              </table:table-cell>
              <table:table-cell office:value-type="float" office:value="-3.02">
                <text:p>-3.02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.31">
                <text:p>37.31</text:p>
              </table:table-cell>
              <table:table-cell office:value-type="float" office:value="0.28">
                <text:p>0.28</text:p>
              </table:table-cell>
              <table:table-cell office:value-type="float" office:value="-3.02">
                <text:p>-3.02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.38">
                <text:p>37.38</text:p>
              </table:table-cell>
              <table:table-cell office:value-type="float" office:value="0.28">
                <text:p>0.28</text:p>
              </table:table-cell>
              <table:table-cell office:value-type="float" office:value="-3.03">
                <text:p>-3.03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.46">
                <text:p>37.46</text:p>
              </table:table-cell>
              <table:table-cell office:value-type="float" office:value="0.28">
                <text:p>0.28</text:p>
              </table:table-cell>
              <table:table-cell office:value-type="float" office:value="-3.03">
                <text:p>-3.03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.54">
                <text:p>37.54</text:p>
              </table:table-cell>
              <table:table-cell office:value-type="float" office:value="0.28">
                <text:p>0.28</text:p>
              </table:table-cell>
              <table:table-cell office:value-type="float" office:value="-3.04">
                <text:p>-3.04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.61">
                <text:p>37.61</text:p>
              </table:table-cell>
              <table:table-cell office:value-type="float" office:value="0.28">
                <text:p>0.28</text:p>
              </table:table-cell>
              <table:table-cell office:value-type="float" office:value="-3.04">
                <text:p>-3.04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.69">
                <text:p>37.69</text:p>
              </table:table-cell>
              <table:table-cell office:value-type="float" office:value="0.28">
                <text:p>0.28</text:p>
              </table:table-cell>
              <table:table-cell office:value-type="float" office:value="-3.05">
                <text:p>-3.0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.77">
                <text:p>37.77</text:p>
              </table:table-cell>
              <table:table-cell office:value-type="float" office:value="0.28">
                <text:p>0.28</text:p>
              </table:table-cell>
              <table:table-cell office:value-type="float" office:value="-3.05">
                <text:p>-3.0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.84">
                <text:p>37.84</text:p>
              </table:table-cell>
              <table:table-cell office:value-type="float" office:value="0.28">
                <text:p>0.28</text:p>
              </table:table-cell>
              <table:table-cell office:value-type="float" office:value="-3.06">
                <text:p>-3.0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.92">
                <text:p>37.92</text:p>
              </table:table-cell>
              <table:table-cell office:value-type="float" office:value="0.28">
                <text:p>0.28</text:p>
              </table:table-cell>
              <table:table-cell office:value-type="float" office:value="-3.06">
                <text:p>-3.0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">
                <text:p>38</text:p>
              </table:table-cell>
              <table:table-cell office:value-type="float" office:value="0.28">
                <text:p>0.28</text:p>
              </table:table-cell>
              <table:table-cell office:value-type="float" office:value="-3.07">
                <text:p>-3.07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.08">
                <text:p>38.08</text:p>
              </table:table-cell>
              <table:table-cell office:value-type="float" office:value="0.28">
                <text:p>0.28</text:p>
              </table:table-cell>
              <table:table-cell office:value-type="float" office:value="-3.08">
                <text:p>-3.08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.15">
                <text:p>38.15</text:p>
              </table:table-cell>
              <table:table-cell office:value-type="float" office:value="0.28">
                <text:p>0.28</text:p>
              </table:table-cell>
              <table:table-cell office:value-type="float" office:value="-3.08">
                <text:p>-3.08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.23">
                <text:p>38.23</text:p>
              </table:table-cell>
              <table:table-cell office:value-type="float" office:value="0.28">
                <text:p>0.28</text:p>
              </table:table-cell>
              <table:table-cell office:value-type="float" office:value="-3.09">
                <text:p>-3.0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.31">
                <text:p>38.31</text:p>
              </table:table-cell>
              <table:table-cell office:value-type="float" office:value="0.28">
                <text:p>0.28</text:p>
              </table:table-cell>
              <table:table-cell office:value-type="float" office:value="-3.09">
                <text:p>-3.0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.39">
                <text:p>38.39</text:p>
              </table:table-cell>
              <table:table-cell office:value-type="float" office:value="0.28">
                <text:p>0.28</text:p>
              </table:table-cell>
              <table:table-cell office:value-type="float" office:value="-3.09">
                <text:p>-3.0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.46">
                <text:p>38.46</text:p>
              </table:table-cell>
              <table:table-cell office:value-type="float" office:value="0.28">
                <text:p>0.28</text:p>
              </table:table-cell>
              <table:table-cell office:value-type="float" office:value="-3.1">
                <text:p>-3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.54">
                <text:p>38.54</text:p>
              </table:table-cell>
              <table:table-cell office:value-type="float" office:value="0.28">
                <text:p>0.28</text:p>
              </table:table-cell>
              <table:table-cell office:value-type="float" office:value="-3.11">
                <text:p>-3.1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.62">
                <text:p>38.62</text:p>
              </table:table-cell>
              <table:table-cell office:value-type="float" office:value="0.29">
                <text:p>0.29</text:p>
              </table:table-cell>
              <table:table-cell office:value-type="float" office:value="-3.11">
                <text:p>-3.1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.7">
                <text:p>38.7</text:p>
              </table:table-cell>
              <table:table-cell office:value-type="float" office:value="0.29">
                <text:p>0.29</text:p>
              </table:table-cell>
              <table:table-cell office:value-type="float" office:value="-3.12">
                <text:p>-3.12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.77">
                <text:p>38.77</text:p>
              </table:table-cell>
              <table:table-cell office:value-type="float" office:value="0.29">
                <text:p>0.29</text:p>
              </table:table-cell>
              <table:table-cell office:value-type="float" office:value="-3.12">
                <text:p>-3.12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.85">
                <text:p>38.85</text:p>
              </table:table-cell>
              <table:table-cell office:value-type="float" office:value="0.29">
                <text:p>0.29</text:p>
              </table:table-cell>
              <table:table-cell office:value-type="float" office:value="-3.13">
                <text:p>-3.1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.93">
                <text:p>38.93</text:p>
              </table:table-cell>
              <table:table-cell office:value-type="float" office:value="0.29">
                <text:p>0.29</text:p>
              </table:table-cell>
              <table:table-cell office:value-type="float" office:value="-3.13">
                <text:p>-3.13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.01">
                <text:p>39.01</text:p>
              </table:table-cell>
              <table:table-cell office:value-type="float" office:value="0.29">
                <text:p>0.29</text:p>
              </table:table-cell>
              <table:table-cell office:value-type="float" office:value="-3.14">
                <text:p>-3.14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.08">
                <text:p>39.08</text:p>
              </table:table-cell>
              <table:table-cell office:value-type="float" office:value="0.29">
                <text:p>0.29</text:p>
              </table:table-cell>
              <table:table-cell office:value-type="float" office:value="-3.15">
                <text:p>-3.15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.16">
                <text:p>39.16</text:p>
              </table:table-cell>
              <table:table-cell office:value-type="float" office:value="0.29">
                <text:p>0.29</text:p>
              </table:table-cell>
              <table:table-cell office:value-type="float" office:value="-3.15">
                <text:p>-3.15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.24">
                <text:p>39.24</text:p>
              </table:table-cell>
              <table:table-cell office:value-type="float" office:value="0.29">
                <text:p>0.29</text:p>
              </table:table-cell>
              <table:table-cell office:value-type="float" office:value="-3.16">
                <text:p>-3.16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.32">
                <text:p>39.32</text:p>
              </table:table-cell>
              <table:table-cell office:value-type="float" office:value="0.29">
                <text:p>0.29</text:p>
              </table:table-cell>
              <table:table-cell office:value-type="float" office:value="-3.16">
                <text:p>-3.16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.39">
                <text:p>39.39</text:p>
              </table:table-cell>
              <table:table-cell office:value-type="float" office:value="0.29">
                <text:p>0.29</text:p>
              </table:table-cell>
              <table:table-cell office:value-type="float" office:value="-3.17">
                <text:p>-3.17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.47">
                <text:p>39.47</text:p>
              </table:table-cell>
              <table:table-cell office:value-type="float" office:value="0.29">
                <text:p>0.29</text:p>
              </table:table-cell>
              <table:table-cell office:value-type="float" office:value="-3.18">
                <text:p>-3.18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.55">
                <text:p>39.55</text:p>
              </table:table-cell>
              <table:table-cell office:value-type="float" office:value="0.3">
                <text:p>0.3</text:p>
              </table:table-cell>
              <table:table-cell office:value-type="float" office:value="-3.18">
                <text:p>-3.18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.63">
                <text:p>39.63</text:p>
              </table:table-cell>
              <table:table-cell office:value-type="float" office:value="0.3">
                <text:p>0.3</text:p>
              </table:table-cell>
              <table:table-cell office:value-type="float" office:value="-3.19">
                <text:p>-3.19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.7">
                <text:p>39.7</text:p>
              </table:table-cell>
              <table:table-cell office:value-type="float" office:value="0.3">
                <text:p>0.3</text:p>
              </table:table-cell>
              <table:table-cell office:value-type="float" office:value="-3.19">
                <text:p>-3.19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.78">
                <text:p>39.78</text:p>
              </table:table-cell>
              <table:table-cell office:value-type="float" office:value="0.3">
                <text:p>0.3</text:p>
              </table:table-cell>
              <table:table-cell office:value-type="float" office:value="-3.2">
                <text:p>-3.2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.86">
                <text:p>39.86</text:p>
              </table:table-cell>
              <table:table-cell office:value-type="float" office:value="0.3">
                <text:p>0.3</text:p>
              </table:table-cell>
              <table:table-cell office:value-type="float" office:value="-3.2">
                <text:p>-3.2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.94">
                <text:p>39.94</text:p>
              </table:table-cell>
              <table:table-cell office:value-type="float" office:value="0.3">
                <text:p>0.3</text:p>
              </table:table-cell>
              <table:table-cell office:value-type="float" office:value="-3.21">
                <text:p>-3.2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.01">
                <text:p>40.01</text:p>
              </table:table-cell>
              <table:table-cell office:value-type="float" office:value="0.3">
                <text:p>0.3</text:p>
              </table:table-cell>
              <table:table-cell office:value-type="float" office:value="-3.21">
                <text:p>-3.2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.09">
                <text:p>40.09</text:p>
              </table:table-cell>
              <table:table-cell office:value-type="float" office:value="0.3">
                <text:p>0.3</text:p>
              </table:table-cell>
              <table:table-cell office:value-type="float" office:value="-3.22">
                <text:p>-3.2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.17">
                <text:p>40.17</text:p>
              </table:table-cell>
              <table:table-cell office:value-type="float" office:value="0.3">
                <text:p>0.3</text:p>
              </table:table-cell>
              <table:table-cell office:value-type="float" office:value="-3.22">
                <text:p>-3.22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.24">
                <text:p>40.24</text:p>
              </table:table-cell>
              <table:table-cell office:value-type="float" office:value="0.3">
                <text:p>0.3</text:p>
              </table:table-cell>
              <table:table-cell office:value-type="float" office:value="-3.23">
                <text:p>-3.2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.32">
                <text:p>40.32</text:p>
              </table:table-cell>
              <table:table-cell office:value-type="float" office:value="0.3">
                <text:p>0.3</text:p>
              </table:table-cell>
              <table:table-cell office:value-type="float" office:value="-3.23">
                <text:p>-3.23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.4">
                <text:p>40.4</text:p>
              </table:table-cell>
              <table:table-cell office:value-type="float" office:value="0.3">
                <text:p>0.3</text:p>
              </table:table-cell>
              <table:table-cell office:value-type="float" office:value="-3.24">
                <text:p>-3.24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.48">
                <text:p>40.48</text:p>
              </table:table-cell>
              <table:table-cell office:value-type="float" office:value="0.3">
                <text:p>0.3</text:p>
              </table:table-cell>
              <table:table-cell office:value-type="float" office:value="-3.25">
                <text:p>-3.2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.55">
                <text:p>40.55</text:p>
              </table:table-cell>
              <table:table-cell office:value-type="float" office:value="0.3">
                <text:p>0.3</text:p>
              </table:table-cell>
              <table:table-cell office:value-type="float" office:value="-3.25">
                <text:p>-3.2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.63">
                <text:p>40.63</text:p>
              </table:table-cell>
              <table:table-cell office:value-type="float" office:value="0.3">
                <text:p>0.3</text:p>
              </table:table-cell>
              <table:table-cell office:value-type="float" office:value="-3.25">
                <text:p>-3.25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71">
                <text:p>40.71</text:p>
              </table:table-cell>
              <table:table-cell office:value-type="float" office:value="0.3">
                <text:p>0.3</text:p>
              </table:table-cell>
              <table:table-cell office:value-type="float" office:value="-3.26">
                <text:p>-3.2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.79">
                <text:p>40.79</text:p>
              </table:table-cell>
              <table:table-cell office:value-type="float" office:value="0.3">
                <text:p>0.3</text:p>
              </table:table-cell>
              <table:table-cell office:value-type="float" office:value="-3.27">
                <text:p>-3.27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.86">
                <text:p>40.86</text:p>
              </table:table-cell>
              <table:table-cell office:value-type="float" office:value="0.3">
                <text:p>0.3</text:p>
              </table:table-cell>
              <table:table-cell office:value-type="float" office:value="-3.28">
                <text:p>-3.2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.94">
                <text:p>40.94</text:p>
              </table:table-cell>
              <table:table-cell office:value-type="float" office:value="0.3">
                <text:p>0.3</text:p>
              </table:table-cell>
              <table:table-cell office:value-type="float" office:value="-3.28">
                <text:p>-3.2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.02">
                <text:p>41.02</text:p>
              </table:table-cell>
              <table:table-cell office:value-type="float" office:value="0.3">
                <text:p>0.3</text:p>
              </table:table-cell>
              <table:table-cell office:value-type="float" office:value="-3.29">
                <text:p>-3.29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.1">
                <text:p>41.1</text:p>
              </table:table-cell>
              <table:table-cell office:value-type="float" office:value="0.31">
                <text:p>0.31</text:p>
              </table:table-cell>
              <table:table-cell office:value-type="float" office:value="-3.3">
                <text:p>-3.3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.17">
                <text:p>41.17</text:p>
              </table:table-cell>
              <table:table-cell office:value-type="float" office:value="0.31">
                <text:p>0.31</text:p>
              </table:table-cell>
              <table:table-cell office:value-type="float" office:value="-3.3">
                <text:p>-3.3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.25">
                <text:p>41.25</text:p>
              </table:table-cell>
              <table:table-cell office:value-type="float" office:value="0.31">
                <text:p>0.31</text:p>
              </table:table-cell>
              <table:table-cell office:value-type="float" office:value="-3.31">
                <text:p>-3.31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.33">
                <text:p>41.33</text:p>
              </table:table-cell>
              <table:table-cell office:value-type="float" office:value="0.31">
                <text:p>0.31</text:p>
              </table:table-cell>
              <table:table-cell office:value-type="float" office:value="-3.31">
                <text:p>-3.31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.4">
                <text:p>41.4</text:p>
              </table:table-cell>
              <table:table-cell office:value-type="float" office:value="0.31">
                <text:p>0.31</text:p>
              </table:table-cell>
              <table:table-cell office:value-type="float" office:value="-3.32">
                <text:p>-3.3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.48">
                <text:p>41.48</text:p>
              </table:table-cell>
              <table:table-cell office:value-type="float" office:value="0.31">
                <text:p>0.31</text:p>
              </table:table-cell>
              <table:table-cell office:value-type="float" office:value="-3.32">
                <text:p>-3.32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.56">
                <text:p>41.56</text:p>
              </table:table-cell>
              <table:table-cell office:value-type="float" office:value="0.31">
                <text:p>0.31</text:p>
              </table:table-cell>
              <table:table-cell office:value-type="float" office:value="-3.33">
                <text:p>-3.33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.64">
                <text:p>41.64</text:p>
              </table:table-cell>
              <table:table-cell office:value-type="float" office:value="0.31">
                <text:p>0.31</text:p>
              </table:table-cell>
              <table:table-cell office:value-type="float" office:value="-3.33">
                <text:p>-3.33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.71">
                <text:p>41.71</text:p>
              </table:table-cell>
              <table:table-cell office:value-type="float" office:value="0.31">
                <text:p>0.31</text:p>
              </table:table-cell>
              <table:table-cell office:value-type="float" office:value="-3.34">
                <text:p>-3.34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.79">
                <text:p>41.79</text:p>
              </table:table-cell>
              <table:table-cell office:value-type="float" office:value="0.31">
                <text:p>0.31</text:p>
              </table:table-cell>
              <table:table-cell office:value-type="float" office:value="-3.35">
                <text:p>-3.35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.87">
                <text:p>41.87</text:p>
              </table:table-cell>
              <table:table-cell office:value-type="float" office:value="0.31">
                <text:p>0.31</text:p>
              </table:table-cell>
              <table:table-cell office:value-type="float" office:value="-3.35">
                <text:p>-3.35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.94">
                <text:p>41.94</text:p>
              </table:table-cell>
              <table:table-cell office:value-type="float" office:value="0.31">
                <text:p>0.31</text:p>
              </table:table-cell>
              <table:table-cell office:value-type="float" office:value="-3.36">
                <text:p>-3.3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.02">
                <text:p>42.02</text:p>
              </table:table-cell>
              <table:table-cell office:value-type="float" office:value="0.32">
                <text:p>0.32</text:p>
              </table:table-cell>
              <table:table-cell office:value-type="float" office:value="-3.36">
                <text:p>-3.3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.1">
                <text:p>42.1</text:p>
              </table:table-cell>
              <table:table-cell office:value-type="float" office:value="0.32">
                <text:p>0.32</text:p>
              </table:table-cell>
              <table:table-cell office:value-type="float" office:value="-3.37">
                <text:p>-3.37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.18">
                <text:p>42.18</text:p>
              </table:table-cell>
              <table:table-cell office:value-type="float" office:value="0.32">
                <text:p>0.32</text:p>
              </table:table-cell>
              <table:table-cell office:value-type="float" office:value="-3.37">
                <text:p>-3.37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.25">
                <text:p>42.25</text:p>
              </table:table-cell>
              <table:table-cell office:value-type="float" office:value="0.32">
                <text:p>0.32</text:p>
              </table:table-cell>
              <table:table-cell office:value-type="float" office:value="-3.38">
                <text:p>-3.38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.33">
                <text:p>42.33</text:p>
              </table:table-cell>
              <table:table-cell office:value-type="float" office:value="0.32">
                <text:p>0.32</text:p>
              </table:table-cell>
              <table:table-cell office:value-type="float" office:value="-3.38">
                <text:p>-3.38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.41">
                <text:p>42.41</text:p>
              </table:table-cell>
              <table:table-cell office:value-type="float" office:value="0.32">
                <text:p>0.32</text:p>
              </table:table-cell>
              <table:table-cell office:value-type="float" office:value="-3.39">
                <text:p>-3.39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.48">
                <text:p>42.48</text:p>
              </table:table-cell>
              <table:table-cell office:value-type="float" office:value="0.32">
                <text:p>0.32</text:p>
              </table:table-cell>
              <table:table-cell office:value-type="float" office:value="-3.39">
                <text:p>-3.39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.56">
                <text:p>42.56</text:p>
              </table:table-cell>
              <table:table-cell office:value-type="float" office:value="0.32">
                <text:p>0.32</text:p>
              </table:table-cell>
              <table:table-cell office:value-type="float" office:value="-3.4">
                <text:p>-3.4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.64">
                <text:p>42.64</text:p>
              </table:table-cell>
              <table:table-cell office:value-type="float" office:value="0.32">
                <text:p>0.32</text:p>
              </table:table-cell>
              <table:table-cell office:value-type="float" office:value="-3.41">
                <text:p>-3.41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.72">
                <text:p>42.72</text:p>
              </table:table-cell>
              <table:table-cell office:value-type="float" office:value="0.32">
                <text:p>0.32</text:p>
              </table:table-cell>
              <table:table-cell office:value-type="float" office:value="-3.41">
                <text:p>-3.41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.79">
                <text:p>42.79</text:p>
              </table:table-cell>
              <table:table-cell office:value-type="float" office:value="0.32">
                <text:p>0.32</text:p>
              </table:table-cell>
              <table:table-cell office:value-type="float" office:value="-3.41">
                <text:p>-3.41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.87">
                <text:p>42.87</text:p>
              </table:table-cell>
              <table:table-cell office:value-type="float" office:value="0.32">
                <text:p>0.32</text:p>
              </table:table-cell>
              <table:table-cell office:value-type="float" office:value="-3.42">
                <text:p>-3.42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.95">
                <text:p>42.95</text:p>
              </table:table-cell>
              <table:table-cell office:value-type="float" office:value="0.32">
                <text:p>0.32</text:p>
              </table:table-cell>
              <table:table-cell office:value-type="float" office:value="-3.42">
                <text:p>-3.42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.03">
                <text:p>43.03</text:p>
              </table:table-cell>
              <table:table-cell office:value-type="float" office:value="0.32">
                <text:p>0.32</text:p>
              </table:table-cell>
              <table:table-cell office:value-type="float" office:value="-3.43">
                <text:p>-3.43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.1">
                <text:p>43.1</text:p>
              </table:table-cell>
              <table:table-cell office:value-type="float" office:value="0.32">
                <text:p>0.32</text:p>
              </table:table-cell>
              <table:table-cell office:value-type="float" office:value="-3.43">
                <text:p>-3.43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.18">
                <text:p>43.18</text:p>
              </table:table-cell>
              <table:table-cell office:value-type="float" office:value="0.32">
                <text:p>0.32</text:p>
              </table:table-cell>
              <table:table-cell office:value-type="float" office:value="-3.44">
                <text:p>-3.44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.26">
                <text:p>43.26</text:p>
              </table:table-cell>
              <table:table-cell office:value-type="float" office:value="0.32">
                <text:p>0.32</text:p>
              </table:table-cell>
              <table:table-cell office:value-type="float" office:value="-3.45">
                <text:p>-3.45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.34">
                <text:p>43.34</text:p>
              </table:table-cell>
              <table:table-cell office:value-type="float" office:value="0.32">
                <text:p>0.32</text:p>
              </table:table-cell>
              <table:table-cell office:value-type="float" office:value="-3.45">
                <text:p>-3.45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41">
                <text:p>43.41</text:p>
              </table:table-cell>
              <table:table-cell office:value-type="float" office:value="0.33">
                <text:p>0.33</text:p>
              </table:table-cell>
              <table:table-cell office:value-type="float" office:value="-3.46">
                <text:p>-3.46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.49">
                <text:p>43.49</text:p>
              </table:table-cell>
              <table:table-cell office:value-type="float" office:value="0.33">
                <text:p>0.33</text:p>
              </table:table-cell>
              <table:table-cell office:value-type="float" office:value="-3.46">
                <text:p>-3.46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.57">
                <text:p>43.57</text:p>
              </table:table-cell>
              <table:table-cell office:value-type="float" office:value="0.33">
                <text:p>0.33</text:p>
              </table:table-cell>
              <table:table-cell office:value-type="float" office:value="-3.47">
                <text:p>-3.47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.64">
                <text:p>43.64</text:p>
              </table:table-cell>
              <table:table-cell office:value-type="float" office:value="0.33">
                <text:p>0.33</text:p>
              </table:table-cell>
              <table:table-cell office:value-type="float" office:value="-3.47">
                <text:p>-3.47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.72">
                <text:p>43.72</text:p>
              </table:table-cell>
              <table:table-cell office:value-type="float" office:value="0.33">
                <text:p>0.33</text:p>
              </table:table-cell>
              <table:table-cell office:value-type="float" office:value="-3.48">
                <text:p>-3.48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.8">
                <text:p>43.8</text:p>
              </table:table-cell>
              <table:table-cell office:value-type="float" office:value="0.33">
                <text:p>0.33</text:p>
              </table:table-cell>
              <table:table-cell office:value-type="float" office:value="-3.48">
                <text:p>-3.48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.87">
                <text:p>43.87</text:p>
              </table:table-cell>
              <table:table-cell office:value-type="float" office:value="0.33">
                <text:p>0.33</text:p>
              </table:table-cell>
              <table:table-cell office:value-type="float" office:value="-3.49">
                <text:p>-3.49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.95">
                <text:p>43.95</text:p>
              </table:table-cell>
              <table:table-cell office:value-type="float" office:value="0.33">
                <text:p>0.33</text:p>
              </table:table-cell>
              <table:table-cell office:value-type="float" office:value="-3.49">
                <text:p>-3.49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.03">
                <text:p>44.03</text:p>
              </table:table-cell>
              <table:table-cell office:value-type="float" office:value="0.33">
                <text:p>0.33</text:p>
              </table:table-cell>
              <table:table-cell office:value-type="float" office:value="-3.5">
                <text:p>-3.5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.1">
                <text:p>44.1</text:p>
              </table:table-cell>
              <table:table-cell office:value-type="float" office:value="0.33">
                <text:p>0.33</text:p>
              </table:table-cell>
              <table:table-cell office:value-type="float" office:value="-3.5">
                <text:p>-3.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.18">
                <text:p>44.18</text:p>
              </table:table-cell>
              <table:table-cell office:value-type="float" office:value="0.33">
                <text:p>0.33</text:p>
              </table:table-cell>
              <table:table-cell office:value-type="float" office:value="-3.51">
                <text:p>-3.51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.26">
                <text:p>44.26</text:p>
              </table:table-cell>
              <table:table-cell office:value-type="float" office:value="0.33">
                <text:p>0.33</text:p>
              </table:table-cell>
              <table:table-cell office:value-type="float" office:value="-3.52">
                <text:p>-3.52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34">
                <text:p>44.34</text:p>
              </table:table-cell>
              <table:table-cell office:value-type="float" office:value="0.33">
                <text:p>0.33</text:p>
              </table:table-cell>
              <table:table-cell office:value-type="float" office:value="-3.52">
                <text:p>-3.52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.41">
                <text:p>44.41</text:p>
              </table:table-cell>
              <table:table-cell office:value-type="float" office:value="0.33">
                <text:p>0.33</text:p>
              </table:table-cell>
              <table:table-cell office:value-type="float" office:value="-3.53">
                <text:p>-3.53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.49">
                <text:p>44.49</text:p>
              </table:table-cell>
              <table:table-cell office:value-type="float" office:value="0.33">
                <text:p>0.33</text:p>
              </table:table-cell>
              <table:table-cell office:value-type="float" office:value="-3.53">
                <text:p>-3.53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.57">
                <text:p>44.57</text:p>
              </table:table-cell>
              <table:table-cell office:value-type="float" office:value="0.33">
                <text:p>0.33</text:p>
              </table:table-cell>
              <table:table-cell office:value-type="float" office:value="-3.54">
                <text:p>-3.54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.64">
                <text:p>44.64</text:p>
              </table:table-cell>
              <table:table-cell office:value-type="float" office:value="0.33">
                <text:p>0.33</text:p>
              </table:table-cell>
              <table:table-cell office:value-type="float" office:value="-3.54">
                <text:p>-3.54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.72">
                <text:p>44.72</text:p>
              </table:table-cell>
              <table:table-cell office:value-type="float" office:value="0.33">
                <text:p>0.33</text:p>
              </table:table-cell>
              <table:table-cell office:value-type="float" office:value="-3.55">
                <text:p>-3.55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.8">
                <text:p>44.8</text:p>
              </table:table-cell>
              <table:table-cell office:value-type="float" office:value="0.33">
                <text:p>0.33</text:p>
              </table:table-cell>
              <table:table-cell office:value-type="float" office:value="-3.56">
                <text:p>-3.5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.88">
                <text:p>44.88</text:p>
              </table:table-cell>
              <table:table-cell office:value-type="float" office:value="0.33">
                <text:p>0.33</text:p>
              </table:table-cell>
              <table:table-cell office:value-type="float" office:value="-3.56">
                <text:p>-3.5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.95">
                <text:p>44.95</text:p>
              </table:table-cell>
              <table:table-cell office:value-type="float" office:value="0.33">
                <text:p>0.33</text:p>
              </table:table-cell>
              <table:table-cell office:value-type="float" office:value="-3.56">
                <text:p>-3.5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.03">
                <text:p>45.03</text:p>
              </table:table-cell>
              <table:table-cell office:value-type="float" office:value="0.33">
                <text:p>0.33</text:p>
              </table:table-cell>
              <table:table-cell office:value-type="float" office:value="-3.57">
                <text:p>-3.57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.11">
                <text:p>45.11</text:p>
              </table:table-cell>
              <table:table-cell office:value-type="float" office:value="0.34">
                <text:p>0.34</text:p>
              </table:table-cell>
              <table:table-cell office:value-type="float" office:value="-3.58">
                <text:p>-3.58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Angular Velocity</text:p>
        </chart:title>
        <chart:legend svg:x="0.581cm" svg:y="0.222cm" style:legend-expansion="custom" chartooo:width="5.385cm" chartooo:height="0.598cm" style:legend-expansion-aspect-ratio="9.00501672240803" chart:style-name="ch3"/>
        <chart:plot-area chart:style-name="ch4" table:cell-range-address="QuadOutput.A1:QuadOutput.A1000 QuadOutput.H1:QuadOutput.J1000" chart:data-source-has-labels="row" svg:x="0.32cm" svg:y="1.275cm" svg:width="15.36cm" svg:height="6.564cm">
          <chartooo:coordinate-region svg:x="1.047cm" svg:y="1.474cm" svg:width="14.446cm" svg:height="5.718cm"/>
          <chart:axis chart:dimension="x" chart:name="primary-x" chart:style-name="ch5">
            <chart:title svg:x="7.599cm" svg:y="8.01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QuadOutput.H1:QuadOutput.H1000" loext:label-string="p" chart:class="chart:scatter">
            <chart:domain table:cell-range-address="QuadOutput.A1:QuadOutput.A1000"/>
            <chart:data-point chart:repeated="1000"/>
          </chart:series>
          <chart:series chart:style-name="ch9" chart:values-cell-range-address="QuadOutput.I1:QuadOutput.I1000" loext:label-string="q" chart:class="chart:scatter">
            <chart:data-point chart:repeated="1000"/>
          </chart:series>
          <chart:series chart:style-name="ch10" chart:values-cell-range-address="QuadOutput.J1:QuadOutput.J1000" loext:label-string="r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6">
                <text:p>3.86</text:p>
                <draw:g>
                  <svg:desc>QuadOutput.A1:QuadOutput.A1000</svg:desc>
                </draw:g>
              </table:table-cell>
              <table:table-cell office:value-type="float" office:value="0">
                <text:p>0</text:p>
                <draw:g>
                  <svg:desc>QuadOutput.H1:QuadOutput.H1000</svg:desc>
                </draw:g>
              </table:table-cell>
              <table:table-cell office:value-type="float" office:value="-0">
                <text:p>-0</text:p>
                <draw:g>
                  <svg:desc>QuadOutput.I1:QuadOutput.I1000</svg:desc>
                </draw:g>
              </table:table-cell>
              <table:table-cell office:value-type="float" office:value="0">
                <text:p>0</text:p>
                <draw:g>
                  <svg:desc>QuadOutput.J1:QuadOutput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7">
                <text:p>4.1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3">
                <text:p>4.3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">
                <text:p>4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7">
                <text:p>4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5">
                <text:p>4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8">
                <text:p>5.1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6">
                <text:p>5.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4">
                <text:p>5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1">
                <text:p>5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49">
                <text:p>5.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7">
                <text:p>5.5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2">
                <text:p>5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5">
                <text:p>5.9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3">
                <text:p>6.0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1">
                <text:p>6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">
                <text:p>6.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7">
                <text:p>6.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4">
                <text:p>6.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2">
                <text:p>6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7">
                <text:p>6.5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3">
                <text:p>6.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">
                <text:p>6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8">
                <text:p>6.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6">
                <text:p>6.9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4">
                <text:p>7.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1">
                <text:p>7.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9">
                <text:p>7.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7">
                <text:p>7.2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42">
                <text:p>7.4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8">
                <text:p>7.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6">
                <text:p>7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3">
                <text:p>7.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1">
                <text:p>7.8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9">
                <text:p>7.8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97">
                <text:p>7.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12">
                <text:p>8.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28">
                <text:p>8.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6">
                <text:p>8.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43">
                <text:p>8.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51">
                <text:p>8.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59">
                <text:p>8.5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67">
                <text:p>8.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4">
                <text:p>8.7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82">
                <text:p>8.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98">
                <text:p>8.9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05">
                <text:p>9.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13">
                <text:p>9.1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21">
                <text:p>9.2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29">
                <text:p>9.2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36">
                <text:p>9.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44">
                <text:p>9.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52">
                <text:p>9.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67">
                <text:p>9.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83">
                <text:p>9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91">
                <text:p>9.9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98">
                <text:p>9.9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06">
                <text:p>10.0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4">
                <text:p>1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2">
                <text:p>10.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9">
                <text:p>1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37">
                <text:p>10.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45">
                <text:p>1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53">
                <text:p>10.5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68">
                <text:p>10.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76">
                <text:p>10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4">
                <text:p>10.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1">
                <text:p>10.9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9">
                <text:p>10.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07">
                <text:p>11.0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5">
                <text:p>11.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2">
                <text:p>11.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38">
                <text:p>11.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46">
                <text:p>11.4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53">
                <text:p>11.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61">
                <text:p>11.6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69">
                <text:p>11.6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7">
                <text:p>11.7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84">
                <text:p>11.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92">
                <text:p>11.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08">
                <text:p>12.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5">
                <text:p>12.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23">
                <text:p>12.2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1">
                <text:p>12.3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9">
                <text:p>12.3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46">
                <text:p>12.4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54">
                <text:p>12.5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2">
                <text:p>12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77">
                <text:p>12.7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85">
                <text:p>12.8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93">
                <text:p>12.9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01">
                <text:p>13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08">
                <text:p>13.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6">
                <text:p>13.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4">
                <text:p>13.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2">
                <text:p>13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39">
                <text:p>13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7">
                <text:p>13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55">
                <text:p>1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62">
                <text:p>13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86">
                <text:p>13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93">
                <text:p>1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01">
                <text:p>14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09">
                <text:p>14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16">
                <text:p>14.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32">
                <text:p>14.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48">
                <text:p>14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55">
                <text:p>14.5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63">
                <text:p>14.6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71">
                <text:p>14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78">
                <text:p>14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86">
                <text:p>14.8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94">
                <text:p>14.9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02">
                <text:p>15.0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09">
                <text:p>15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7">
                <text:p>15.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33">
                <text:p>15.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41">
                <text:p>15.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48">
                <text:p>15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56">
                <text:p>15.5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4">
                <text:p>15.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72">
                <text:p>15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9">
                <text:p>15.7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7">
                <text:p>15.8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95">
                <text:p>15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03">
                <text:p>16.0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18">
                <text:p>16.1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26">
                <text:p>16.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34">
                <text:p>16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41">
                <text:p>16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9">
                <text:p>16.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7">
                <text:p>16.5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4">
                <text:p>16.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2">
                <text:p>16.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8">
                <text:p>16.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5">
                <text:p>16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03">
                <text:p>17.0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1">
                <text:p>17.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9">
                <text:p>17.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6">
                <text:p>17.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4">
                <text:p>17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2">
                <text:p>17.4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57">
                <text:p>17.5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65">
                <text:p>17.6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73">
                <text:p>17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81">
                <text:p>17.8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88">
                <text:p>17.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96">
                <text:p>17.9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04">
                <text:p>18.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12">
                <text:p>18.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19">
                <text:p>18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27">
                <text:p>18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35">
                <text:p>18.3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43">
                <text:p>18.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58">
                <text:p>18.5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66">
                <text:p>18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74">
                <text:p>18.7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81">
                <text:p>18.8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89">
                <text:p>18.8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97">
                <text:p>18.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05">
                <text:p>19.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12">
                <text:p>19.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28">
                <text:p>19.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35">
                <text:p>19.3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43">
                <text:p>19.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51">
                <text:p>19.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59">
                <text:p>19.5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66">
                <text:p>19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74">
                <text:p>19.7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82">
                <text:p>19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97">
                <text:p>19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05">
                <text:p>20.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13">
                <text:p>2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21">
                <text:p>20.2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28">
                <text:p>20.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44">
                <text:p>20.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51">
                <text:p>20.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59">
                <text:p>20.5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67">
                <text:p>20.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83">
                <text:p>20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98">
                <text:p>20.9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06">
                <text:p>21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13">
                <text:p>21.1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21">
                <text:p>21.2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29">
                <text:p>21.2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37">
                <text:p>21.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44">
                <text:p>21.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52">
                <text:p>21.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68">
                <text:p>21.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75">
                <text:p>21.7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83">
                <text:p>21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91">
                <text:p>21.9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99">
                <text:p>21.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07">
                <text:p>22.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14">
                <text:p>22.1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22">
                <text:p>22.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8">
                <text:p>22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5">
                <text:p>22.4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3">
                <text:p>22.5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1">
                <text:p>22.6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68">
                <text:p>22.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76">
                <text:p>22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84">
                <text:p>22.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92">
                <text:p>22.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.99">
                <text:p>22.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07">
                <text:p>23.0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15">
                <text:p>23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23">
                <text:p>23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3">
                <text:p>23.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8">
                <text:p>23.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46">
                <text:p>23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54">
                <text:p>23.5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61">
                <text:p>23.6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69">
                <text:p>2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77">
                <text:p>23.7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.85">
                <text:p>23.8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92">
                <text:p>2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08">
                <text:p>24.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16">
                <text:p>24.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23">
                <text:p>24.2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31">
                <text:p>24.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39">
                <text:p>24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.47">
                <text:p>24.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54">
                <text:p>24.5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62">
                <text:p>24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.78">
                <text:p>24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.85">
                <text:p>24.8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93">
                <text:p>24.9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01">
                <text:p>25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09">
                <text:p>25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16">
                <text:p>25.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24">
                <text:p>25.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32">
                <text:p>25.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39">
                <text:p>25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47">
                <text:p>25.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5">
                <text:p>25.5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63">
                <text:p>25.6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7">
                <text:p>25.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8">
                <text:p>25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86">
                <text:p>25.8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94">
                <text:p>25.9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01">
                <text:p>26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09">
                <text:p>26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17">
                <text:p>26.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32">
                <text:p>26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48">
                <text:p>26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56">
                <text:p>26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63">
                <text:p>26.6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71">
                <text:p>26.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79">
                <text:p>26.7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87">
                <text:p>26.8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94">
                <text:p>26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02">
                <text:p>27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1">
                <text:p>2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17">
                <text:p>27.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25">
                <text:p>2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33">
                <text:p>27.3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41">
                <text:p>27.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.48">
                <text:p>27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56">
                <text:p>27.5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64">
                <text:p>27.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72">
                <text:p>2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.79">
                <text:p>27.7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.87">
                <text:p>27.8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95">
                <text:p>27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03">
                <text:p>28.0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1">
                <text:p>28.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18">
                <text:p>28.1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26">
                <text:p>28.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33">
                <text:p>28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41">
                <text:p>28.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49">
                <text:p>28.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57">
                <text:p>28.5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64">
                <text:p>28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72">
                <text:p>28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.88">
                <text:p>28.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95">
                <text:p>28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03">
                <text:p>29.0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11">
                <text:p>29.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19">
                <text:p>29.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26">
                <text:p>29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34">
                <text:p>29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42">
                <text:p>29.4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49">
                <text:p>29.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57">
                <text:p>29.5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65">
                <text:p>29.6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73">
                <text:p>29.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88">
                <text:p>29.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96">
                <text:p>29.9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04">
                <text:p>3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11">
                <text:p>3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19">
                <text:p>30.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.27">
                <text:p>3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.34">
                <text:p>30.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.42">
                <text:p>30.4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.58">
                <text:p>30.5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65">
                <text:p>30.6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.73">
                <text:p>30.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81">
                <text:p>30.8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89">
                <text:p>30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96">
                <text:p>30.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.04">
                <text:p>31.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.12">
                <text:p>31.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.19">
                <text:p>31.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.27">
                <text:p>31.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.35">
                <text:p>3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.43">
                <text:p>3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.5">
                <text:p>31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.58">
                <text:p>31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.66">
                <text:p>31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.73">
                <text:p>31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.81">
                <text:p>31.8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.89">
                <text:p>31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.97">
                <text:p>31.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.04">
                <text:p>32.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.12">
                <text:p>32.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.28">
                <text:p>32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.35">
                <text:p>3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.43">
                <text:p>32.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.51">
                <text:p>32.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.58">
                <text:p>32.5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.66">
                <text:p>32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.74">
                <text:p>32.7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.82">
                <text:p>32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.89">
                <text:p>32.8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.97">
                <text:p>32.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.05">
                <text:p>33.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.13">
                <text:p>33.1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.2">
                <text:p>33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.36">
                <text:p>33.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.51">
                <text:p>33.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.59">
                <text:p>33.5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.67">
                <text:p>33.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.75">
                <text:p>3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.83">
                <text:p>33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.98">
                <text:p>33.9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.06">
                <text:p>34.0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.14">
                <text:p>34.1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.21">
                <text:p>3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.29">
                <text:p>34.2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.37">
                <text:p>34.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.44">
                <text:p>34.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.52">
                <text:p>34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.68">
                <text:p>34.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.75">
                <text:p>34.7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.83">
                <text:p>34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.91">
                <text:p>34.9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.98">
                <text:p>34.9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.06">
                <text:p>35.0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.14">
                <text:p>35.1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.22">
                <text:p>35.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.3">
                <text:p>35.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.37">
                <text:p>35.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.45">
                <text:p>3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.53">
                <text:p>35.5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.68">
                <text:p>35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.76">
                <text:p>35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.91">
                <text:p>35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.99">
                <text:p>35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07">
                <text:p>36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.15">
                <text:p>36.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.22">
                <text:p>36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38">
                <text:p>36.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45">
                <text:p>36.4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53">
                <text:p>36.5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.61">
                <text:p>36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.69">
                <text:p>36.6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.76">
                <text:p>36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.84">
                <text:p>36.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.92">
                <text:p>36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.07">
                <text:p>37.0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.15">
                <text:p>37.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.23">
                <text:p>37.2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.31">
                <text:p>37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.38">
                <text:p>37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.46">
                <text:p>37.4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.54">
                <text:p>37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.61">
                <text:p>37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.69">
                <text:p>37.6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.77">
                <text:p>37.7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.84">
                <text:p>37.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.92">
                <text:p>37.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.08">
                <text:p>3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.15">
                <text:p>38.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.23">
                <text:p>38.2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.31">
                <text:p>38.3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.39">
                <text:p>38.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.46">
                <text:p>38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.54">
                <text:p>38.5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.62">
                <text:p>38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.7">
                <text:p>38.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.77">
                <text:p>38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.85">
                <text:p>38.8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.93">
                <text:p>38.9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.01">
                <text:p>39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.08">
                <text:p>39.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.16">
                <text:p>39.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.24">
                <text:p>39.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.32">
                <text:p>39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.39">
                <text:p>39.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.47">
                <text:p>39.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.55">
                <text:p>39.5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.63">
                <text:p>39.6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.78">
                <text:p>39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.86">
                <text:p>39.8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.94">
                <text:p>39.9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.01">
                <text:p>40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.09">
                <text:p>40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.17">
                <text:p>4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.24">
                <text:p>4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.32">
                <text:p>4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.4">
                <text:p>4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.48">
                <text:p>4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.55">
                <text:p>4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.63">
                <text:p>40.6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71">
                <text:p>40.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.79">
                <text:p>40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.86">
                <text:p>40.8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.94">
                <text:p>40.9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.02">
                <text:p>41.0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.1">
                <text:p>41.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.17">
                <text:p>41.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.25">
                <text:p>4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.33">
                <text:p>4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.48">
                <text:p>41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.56">
                <text:p>41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.64">
                <text:p>41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.71">
                <text:p>41.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.79">
                <text:p>41.7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.87">
                <text:p>41.8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.94">
                <text:p>41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.02">
                <text:p>42.0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.1">
                <text:p>42.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.18">
                <text:p>42.1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.25">
                <text:p>42.2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.33">
                <text:p>42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.41">
                <text:p>42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.48">
                <text:p>4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.56">
                <text:p>42.5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.64">
                <text:p>42.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.72">
                <text:p>42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.79">
                <text:p>42.7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.87">
                <text:p>42.8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.95">
                <text:p>42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.03">
                <text:p>43.0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.1">
                <text:p>43.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.18">
                <text:p>43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.26">
                <text:p>43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.34">
                <text:p>43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41">
                <text:p>43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.49">
                <text:p>43.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.57">
                <text:p>43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.64">
                <text:p>43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.72">
                <text:p>4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.8">
                <text:p>43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.87">
                <text:p>43.8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.95">
                <text:p>43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.03">
                <text:p>44.0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.1">
                <text:p>4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.18">
                <text:p>44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.26">
                <text:p>44.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34">
                <text:p>44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.41">
                <text:p>44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.49">
                <text:p>44.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.57">
                <text:p>44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.64">
                <text:p>44.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.72">
                <text:p>44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.8">
                <text:p>44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.88">
                <text:p>44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.95">
                <text:p>44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.03">
                <text:p>4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.11">
                <text:p>45.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6.112cm" svg:y="0.316cm" chart:style-name="ch2">
          <text:p>Quaternion Values</text:p>
        </chart:title>
        <chart:legend chart:legend-position="end" svg:x="14.169cm" svg:y="3.457cm" style:legend-expansion="high" chart:style-name="ch3"/>
        <chart:plot-area chart:style-name="ch4" table:cell-range-address="QuadOutput.A1:QuadOutput.A44 QuadOutput.K1:QuadOutput.N44" chart:data-source-has-labels="row" svg:x="0.319cm" svg:y="1.275cm" svg:width="13.531cm" svg:height="7.551cm">
          <chartooo:coordinate-region svg:x="1.046cm" svg:y="1.475cm" svg:width="12.564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K1:QuadOutput.K44" loext:label-string="q0" chart:class="chart:scatter">
            <chart:domain table:cell-range-address="QuadOutput.A1:QuadOutput.A44"/>
            <chart:data-point chart:repeated="44"/>
          </chart:series>
          <chart:series chart:style-name="ch8" chart:values-cell-range-address="QuadOutput.L1:QuadOutput.L44" loext:label-string="q1." chart:class="chart:scatter">
            <chart:data-point chart:repeated="44"/>
          </chart:series>
          <chart:series chart:style-name="ch9" chart:values-cell-range-address="QuadOutput.M1:QuadOutput.M44" loext:label-string="q2." chart:class="chart:scatter">
            <chart:data-point chart:repeated="44"/>
          </chart:series>
          <chart:series chart:style-name="ch10" chart:values-cell-range-address="QuadOutput.N1:QuadOutput.N44" loext:label-string="q3." chart:class="chart:scatter"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</text:p>
              </table:table-cell>
              <table:table-cell office:value-type="string">
                <text:p>q1.</text:p>
              </table:table-cell>
              <table:table-cell office:value-type="string">
                <text:p>q2.</text:p>
              </table:table-cell>
              <table:table-cell office:value-type="string">
                <text:p>q3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6">
                <text:p>3.86</text:p>
                <draw:g>
                  <svg:desc>QuadOutput.A1:QuadOutput.A44</svg:desc>
                </draw:g>
              </table:table-cell>
              <table:table-cell office:value-type="float" office:value="1">
                <text:p>1</text:p>
                <draw:g>
                  <svg:desc>QuadOutput.K1:QuadOutput.K44</svg:desc>
                </draw:g>
              </table:table-cell>
              <table:table-cell office:value-type="float" office:value="0">
                <text:p>0</text:p>
                <draw:g>
                  <svg:desc>QuadOutput.L1:QuadOutput.L44</svg:desc>
                </draw:g>
              </table:table-cell>
              <table:table-cell office:value-type="float" office:value="-0">
                <text:p>-0</text:p>
                <draw:g>
                  <svg:desc>QuadOutput.M1:QuadOutput.M44</svg:desc>
                </draw:g>
              </table:table-cell>
              <table:table-cell office:value-type="float" office:value="-0">
                <text:p>-0</text:p>
                <draw:g>
                  <svg:desc>QuadOutput.N1:QuadOutput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4">
                <text:p>3.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">
                <text:p>4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7">
                <text:p>4.1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3">
                <text:p>4.33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">
                <text:p>4.48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6">
                <text:p>4.56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">
                <text:p>4.64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2">
                <text:p>4.72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9">
                <text:p>4.7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7">
                <text:p>4.8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5">
                <text:p>4.9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2">
                <text:p>5.02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">
                <text:p>5.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8">
                <text:p>5.18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6">
                <text:p>5.26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4">
                <text:p>5.34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41">
                <text:p>5.4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49">
                <text:p>5.4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7">
                <text:p>5.5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5">
                <text:p>5.6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2">
                <text:p>5.72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">
                <text:p>5.88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5">
                <text:p>5.9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3">
                <text:p>6.03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11">
                <text:p>6.1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19">
                <text:p>6.1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7">
                <text:p>6.2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4">
                <text:p>6.34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2">
                <text:p>6.42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57">
                <text:p>6.5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65">
                <text:p>6.6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3">
                <text:p>6.73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">
                <text:p>6.8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8">
                <text:p>6.88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96">
                <text:p>6.96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4">
                <text:p>7.04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1">
                <text:p>7.1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9">
                <text:p>7.1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